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20.13mm"/>
    </style:style>
    <style:style style:name="co4" style:family="table-column">
      <style:table-column-properties fo:break-before="auto" style:column-width="18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64mm"/>
    </style:style>
    <style:style style:name="co7" style:family="table-column">
      <style:table-column-properties fo:break-before="auto" style:column-width="39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fo:border-bottom="none" fo:background-color="#99ff33" fo:border-left="0.06pt solid #000000" fo:border-right="none" fo:border-top="0.06pt solid #000000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0"/>
    <style:style style:name="ce5" style:family="table-cell" style:parent-style-name="Default" style:data-style-name="N2">
      <style:table-cell-properties fo:border-bottom="none" fo:background-color="#99ff33" fo:border-left="none" fo:border-right="none" fo:border-top="0.06pt solid #000000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ackground-color="#99ff33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1">
      <style:table-cell-properties fo:border-bottom="none" fo:background-color="#99ff33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1">
      <style:table-cell-properties fo:border-bottom="none" fo:background-color="#99ff33" fo:border-left="none" fo:border-right="none" fo:border-top="0.06pt solid #000000"/>
    </style:style>
    <style:style style:name="ce14" style:family="table-cell" style:parent-style-name="Default" style:data-style-name="N11">
      <style:table-cell-properties fo:border-bottom="none" fo:background-color="#99ff33" fo:border-left="none" fo:border-right="0.06pt solid #000000" fo:border-top="0.06pt solid #000000"/>
    </style:style>
    <style:style style:name="ce15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99ff33" fo:border-left="none" fo:border-right="0.06pt solid #000000" fo:border-top="0.06pt solid #000000"/>
    </style:style>
    <style:style style:name="ce1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ce4"/>
        <table:table-column table:style-name="co2" table:number-columns-repeated="6" table:default-cell-style-name="ce6"/>
        <table:table-column table:style-name="co1" table:default-cell-style-name="Default"/>
        <table:table-column table:style-name="co3" table:number-columns-repeated="2" table:default-cell-style-name="ce11"/>
        <table:table-column table:style-name="co4" table:number-columns-repeated="3" table:default-cell-style-name="ce11"/>
        <table:table-column table:style-name="co5" table:default-cell-style-name="ce11"/>
        <table:table-column table:style-name="co5" table:number-columns-repeated="1010" table:default-cell-style-name="ce6"/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cpu(node1_fixture|2)</text:p>
          </table:table-cell>
          <table:table-cell table:style-name="ce5" office:value-type="string" calcext:value-type="string">
            <text:p>cpu(node2_fixture|2)</text:p>
          </table:table-cell>
          <table:table-cell table:style-name="ce5" office:value-type="string" calcext:value-type="string">
            <text:p>cpu(node3_fixture|2)</text:p>
          </table:table-cell>
          <table:table-cell table:style-name="ce5" office:value-type="string" calcext:value-type="string">
            <text:p>cpu(node4_fixture|2)</text:p>
          </table:table-cell>
          <table:table-cell table:style-name="ce5" office:value-type="string" calcext:value-type="string">
            <text:p>cpu(node5_fixture|2)</text:p>
          </table:table-cell>
          <table:table-cell table:style-name="ce5" office:value-type="string" calcext:value-type="string">
            <text:p>cpu(node6_fixture|2)</text:p>
          </table:table-cell>
          <table:table-cell table:style-name="ce8"/>
          <table:table-cell table:style-name="ce10" office:value-type="string" calcext:value-type="string" table:number-columns-spanned="5" table:number-rows-spanned="1">
            <text:p>Relative diff</text:p>
          </table:table-cell>
          <table:covered-table-cell table:number-columns-repeated="3" table:style-name="ce13"/>
          <table:covered-table-cell table:style-name="ce1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99.983" calcext:value-type="float">
            <text:p>599.98</text:p>
          </table:table-cell>
          <table:table-cell office:value-type="float" office:value="566.726" calcext:value-type="float">
            <text:p>566.73</text:p>
          </table:table-cell>
          <table:table-cell office:value-type="float" office:value="583.341" calcext:value-type="float">
            <text:p>583.34</text:p>
          </table:table-cell>
          <table:table-cell office:value-type="float" office:value="599.657" calcext:value-type="float">
            <text:p>599.66</text:p>
          </table:table-cell>
          <table:table-cell office:value-type="float" office:value="451.157" calcext:value-type="float">
            <text:p>451.16</text:p>
          </table:table-cell>
          <table:table-cell office:value-type="float" office:value="201.995" calcext:value-type="float">
            <text:p>202.00</text:p>
          </table:table-cell>
          <table:table-cell/>
          <table:table-cell table:formula="of:=([.B2]-[.C2])/[.B2]" office:value-type="percentage" office:value="0.0554299038472756" calcext:value-type="percentage">
            <text:p>5.54%</text:p>
          </table:table-cell>
          <table:table-cell table:formula="of:=([.C2]-[.D2])/[.C2]" office:value-type="percentage" office:value="-0.0293175185186492" calcext:value-type="percentage">
            <text:p>-2.93%</text:p>
          </table:table-cell>
          <table:table-cell table:formula="of:=([.D2]-[.E2])/[.D2]" office:value-type="percentage" office:value="-0.0279699181096478" calcext:value-type="percentage">
            <text:p>-2.80%</text:p>
          </table:table-cell>
          <table:table-cell table:formula="of:=([.E2]-[.F2])/[.E2]" office:value-type="percentage" office:value="0.247641568429953" calcext:value-type="percentage">
            <text:p>24.76%</text:p>
          </table:table-cell>
          <table:table-cell table:style-name="ce15" table:formula="of:=([.F2]-[.G2])/[.F2]" office:value-type="percentage" office:value="0.552273377117057" calcext:value-type="percentage">
            <text:p>55.23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632.603" calcext:value-type="float">
            <text:p>632.60</text:p>
          </table:table-cell>
          <table:table-cell office:value-type="float" office:value="567.671" calcext:value-type="float">
            <text:p>567.67</text:p>
          </table:table-cell>
          <table:table-cell office:value-type="float" office:value="577.223" calcext:value-type="float">
            <text:p>577.22</text:p>
          </table:table-cell>
          <table:table-cell office:value-type="float" office:value="581.645" calcext:value-type="float">
            <text:p>581.65</text:p>
          </table:table-cell>
          <table:table-cell office:value-type="float" office:value="450.973" calcext:value-type="float">
            <text:p>450.97</text:p>
          </table:table-cell>
          <table:table-cell office:value-type="float" office:value="198.219" calcext:value-type="float">
            <text:p>198.22</text:p>
          </table:table-cell>
          <table:table-cell/>
          <table:table-cell table:formula="of:=([.B3]-[.C3])/[.B3]" office:value-type="percentage" office:value="0.102642573620422" calcext:value-type="percentage">
            <text:p>10.26%</text:p>
          </table:table-cell>
          <table:table-cell table:formula="of:=([.C3]-[.D3])/[.C3]" office:value-type="percentage" office:value="-0.0168266478294644" calcext:value-type="percentage">
            <text:p>-1.68%</text:p>
          </table:table-cell>
          <table:table-cell table:formula="of:=([.D3]-[.E3])/[.D3]" office:value-type="percentage" office:value="-0.00766081739639624" calcext:value-type="percentage">
            <text:p>-0.77%</text:p>
          </table:table-cell>
          <table:table-cell table:formula="of:=([.E3]-[.F3])/[.E3]" office:value-type="percentage" office:value="0.224659371265978" calcext:value-type="percentage">
            <text:p>22.47%</text:p>
          </table:table-cell>
          <table:table-cell table:style-name="ce15" table:formula="of:=([.F3]-[.G3])/[.F3]" office:value-type="percentage" office:value="0.560463708470352" calcext:value-type="percentage">
            <text:p>56.05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24.568" calcext:value-type="float">
            <text:p>624.57</text:p>
          </table:table-cell>
          <table:table-cell office:value-type="float" office:value="565.031" calcext:value-type="float">
            <text:p>565.03</text:p>
          </table:table-cell>
          <table:table-cell office:value-type="float" office:value="580.34" calcext:value-type="float">
            <text:p>580.34</text:p>
          </table:table-cell>
          <table:table-cell office:value-type="float" office:value="589.003" calcext:value-type="float">
            <text:p>589.00</text:p>
          </table:table-cell>
          <table:table-cell office:value-type="float" office:value="459.882" calcext:value-type="float">
            <text:p>459.88</text:p>
          </table:table-cell>
          <table:table-cell office:value-type="float" office:value="200.007" calcext:value-type="float">
            <text:p>200.01</text:p>
          </table:table-cell>
          <table:table-cell/>
          <table:table-cell table:formula="of:=([.B4]-[.C4])/[.B4]" office:value-type="percentage" office:value="0.0953250887013104" calcext:value-type="percentage">
            <text:p>9.53%</text:p>
          </table:table-cell>
          <table:table-cell table:formula="of:=([.C4]-[.D4])/[.C4]" office:value-type="percentage" office:value="-0.0270940886429242" calcext:value-type="percentage">
            <text:p>-2.71%</text:p>
          </table:table-cell>
          <table:table-cell table:formula="of:=([.D4]-[.E4])/[.D4]" office:value-type="percentage" office:value="-0.0149274563187097" calcext:value-type="percentage">
            <text:p>-1.49%</text:p>
          </table:table-cell>
          <table:table-cell table:formula="of:=([.E4]-[.F4])/[.E4]" office:value-type="percentage" office:value="0.219219596504602" calcext:value-type="percentage">
            <text:p>21.92%</text:p>
          </table:table-cell>
          <table:table-cell table:style-name="ce15" table:formula="of:=([.F4]-[.G4])/[.F4]" office:value-type="percentage" office:value="0.565090610200008" calcext:value-type="percentage">
            <text:p>56.51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616.773" calcext:value-type="float">
            <text:p>616.77</text:p>
          </table:table-cell>
          <table:table-cell office:value-type="float" office:value="565.06" calcext:value-type="float">
            <text:p>565.06</text:p>
          </table:table-cell>
          <table:table-cell office:value-type="float" office:value="582.395" calcext:value-type="float">
            <text:p>582.40</text:p>
          </table:table-cell>
          <table:table-cell office:value-type="float" office:value="585.757" calcext:value-type="float">
            <text:p>585.76</text:p>
          </table:table-cell>
          <table:table-cell office:value-type="float" office:value="456.681" calcext:value-type="float">
            <text:p>456.68</text:p>
          </table:table-cell>
          <table:table-cell office:value-type="float" office:value="200.144" calcext:value-type="float">
            <text:p>200.14</text:p>
          </table:table-cell>
          <table:table-cell/>
          <table:table-cell table:formula="of:=([.B5]-[.C5])/[.B5]" office:value-type="percentage" office:value="0.0838444614144914" calcext:value-type="percentage">
            <text:p>8.38%</text:p>
          </table:table-cell>
          <table:table-cell table:formula="of:=([.C5]-[.D5])/[.C5]" office:value-type="percentage" office:value="-0.0306781580717093" calcext:value-type="percentage">
            <text:p>-3.07%</text:p>
          </table:table-cell>
          <table:table-cell table:formula="of:=([.D5]-[.E5])/[.D5]" office:value-type="percentage" office:value="-0.0057727143948694" calcext:value-type="percentage">
            <text:p>-0.58%</text:p>
          </table:table-cell>
          <table:table-cell table:formula="of:=([.E5]-[.F5])/[.E5]" office:value-type="percentage" office:value="0.220357588556347" calcext:value-type="percentage">
            <text:p>22.04%</text:p>
          </table:table-cell>
          <table:table-cell table:style-name="ce15" table:formula="of:=([.F5]-[.G5])/[.F5]" office:value-type="percentage" office:value="0.561742222689361" calcext:value-type="percentage">
            <text:p>56.17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641.583" calcext:value-type="float">
            <text:p>641.58</text:p>
          </table:table-cell>
          <table:table-cell office:value-type="float" office:value="567.456" calcext:value-type="float">
            <text:p>567.46</text:p>
          </table:table-cell>
          <table:table-cell office:value-type="float" office:value="567.051" calcext:value-type="float">
            <text:p>567.05</text:p>
          </table:table-cell>
          <table:table-cell office:value-type="float" office:value="578.571" calcext:value-type="float">
            <text:p>578.57</text:p>
          </table:table-cell>
          <table:table-cell office:value-type="float" office:value="456.687" calcext:value-type="float">
            <text:p>456.69</text:p>
          </table:table-cell>
          <table:table-cell office:value-type="float" office:value="197.197" calcext:value-type="float">
            <text:p>197.20</text:p>
          </table:table-cell>
          <table:table-cell/>
          <table:table-cell table:formula="of:=([.B6]-[.C6])/[.B6]" office:value-type="percentage" office:value="0.115537662313372" calcext:value-type="percentage">
            <text:p>11.55%</text:p>
          </table:table-cell>
          <table:table-cell table:formula="of:=([.C6]-[.D6])/[.C6]" office:value-type="percentage" office:value="0.000713711723904537" calcext:value-type="percentage">
            <text:p>0.07%</text:p>
          </table:table-cell>
          <table:table-cell table:formula="of:=([.D6]-[.E6])/[.D6]" office:value-type="percentage" office:value="-0.0203156329853928" calcext:value-type="percentage">
            <text:p>-2.03%</text:p>
          </table:table-cell>
          <table:table-cell table:formula="of:=([.E6]-[.F6])/[.E6]" office:value-type="percentage" office:value="0.210663859751007" calcext:value-type="percentage">
            <text:p>21.07%</text:p>
          </table:table-cell>
          <table:table-cell table:style-name="ce15" table:formula="of:=([.F6]-[.G6])/[.F6]" office:value-type="percentage" office:value="0.568200977912662" calcext:value-type="percentage">
            <text:p>56.82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617.227" calcext:value-type="float">
            <text:p>617.23</text:p>
          </table:table-cell>
          <table:table-cell office:value-type="float" office:value="560.801" calcext:value-type="float">
            <text:p>560.80</text:p>
          </table:table-cell>
          <table:table-cell office:value-type="float" office:value="559.569" calcext:value-type="float">
            <text:p>559.57</text:p>
          </table:table-cell>
          <table:table-cell office:value-type="float" office:value="586.06" calcext:value-type="float">
            <text:p>586.06</text:p>
          </table:table-cell>
          <table:table-cell office:value-type="float" office:value="446.283" calcext:value-type="float">
            <text:p>446.28</text:p>
          </table:table-cell>
          <table:table-cell office:value-type="float" office:value="196.952" calcext:value-type="float">
            <text:p>196.95</text:p>
          </table:table-cell>
          <table:table-cell/>
          <table:table-cell table:formula="of:=([.B7]-[.C7])/[.B7]" office:value-type="percentage" office:value="0.0914185542758174" calcext:value-type="percentage">
            <text:p>9.14%</text:p>
          </table:table-cell>
          <table:table-cell table:formula="of:=([.C7]-[.D7])/[.C7]" office:value-type="percentage" office:value="0.00219685770888441" calcext:value-type="percentage">
            <text:p>0.22%</text:p>
          </table:table-cell>
          <table:table-cell table:formula="of:=([.D7]-[.E7])/[.D7]" office:value-type="percentage" office:value="-0.0473417934160041" calcext:value-type="percentage">
            <text:p>-4.73%</text:p>
          </table:table-cell>
          <table:table-cell table:formula="of:=([.E7]-[.F7])/[.E7]" office:value-type="percentage" office:value="0.238502883663789" calcext:value-type="percentage">
            <text:p>23.85%</text:p>
          </table:table-cell>
          <table:table-cell table:style-name="ce15" table:formula="of:=([.F7]-[.G7])/[.F7]" office:value-type="percentage" office:value="0.55868361555336" calcext:value-type="percentage">
            <text:p>55.87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606.235" calcext:value-type="float">
            <text:p>606.24</text:p>
          </table:table-cell>
          <table:table-cell office:value-type="float" office:value="562.632" calcext:value-type="float">
            <text:p>562.63</text:p>
          </table:table-cell>
          <table:table-cell office:value-type="float" office:value="574.889" calcext:value-type="float">
            <text:p>574.89</text:p>
          </table:table-cell>
          <table:table-cell office:value-type="float" office:value="615.442" calcext:value-type="float">
            <text:p>615.44</text:p>
          </table:table-cell>
          <table:table-cell office:value-type="float" office:value="448.815" calcext:value-type="float">
            <text:p>448.82</text:p>
          </table:table-cell>
          <table:table-cell office:value-type="float" office:value="191.878" calcext:value-type="float">
            <text:p>191.88</text:p>
          </table:table-cell>
          <table:table-cell/>
          <table:table-cell table:formula="of:=([.B8]-[.C8])/[.B8]" office:value-type="percentage" office:value="0.0719242537959703" calcext:value-type="percentage">
            <text:p>7.19%</text:p>
          </table:table-cell>
          <table:table-cell table:formula="of:=([.C8]-[.D8])/[.C8]" office:value-type="percentage" office:value="-0.0217851099830796" calcext:value-type="percentage">
            <text:p>-2.18%</text:p>
          </table:table-cell>
          <table:table-cell table:formula="of:=([.D8]-[.E8])/[.D8]" office:value-type="percentage" office:value="-0.0705405739194871" calcext:value-type="percentage">
            <text:p>-7.05%</text:p>
          </table:table-cell>
          <table:table-cell table:formula="of:=([.E8]-[.F8])/[.E8]" office:value-type="percentage" office:value="0.270743628156674" calcext:value-type="percentage">
            <text:p>27.07%</text:p>
          </table:table-cell>
          <table:table-cell table:style-name="ce15" table:formula="of:=([.F8]-[.G8])/[.F8]" office:value-type="percentage" office:value="0.572478638191683" calcext:value-type="percentage">
            <text:p>57.25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593.567" calcext:value-type="float">
            <text:p>593.57</text:p>
          </table:table-cell>
          <table:table-cell office:value-type="float" office:value="560.478" calcext:value-type="float">
            <text:p>560.48</text:p>
          </table:table-cell>
          <table:table-cell office:value-type="float" office:value="576.682" calcext:value-type="float">
            <text:p>576.68</text:p>
          </table:table-cell>
          <table:table-cell office:value-type="float" office:value="602.455" calcext:value-type="float">
            <text:p>602.46</text:p>
          </table:table-cell>
          <table:table-cell office:value-type="float" office:value="443.609" calcext:value-type="float">
            <text:p>443.61</text:p>
          </table:table-cell>
          <table:table-cell office:value-type="float" office:value="199.695" calcext:value-type="float">
            <text:p>199.70</text:p>
          </table:table-cell>
          <table:table-cell/>
          <table:table-cell table:formula="of:=([.B9]-[.C9])/[.B9]" office:value-type="percentage" office:value="0.0557460236165421" calcext:value-type="percentage">
            <text:p>5.57%</text:p>
          </table:table-cell>
          <table:table-cell table:formula="of:=([.C9]-[.D9])/[.C9]" office:value-type="percentage" office:value="-0.0289110366508588" calcext:value-type="percentage">
            <text:p>-2.89%</text:p>
          </table:table-cell>
          <table:table-cell table:formula="of:=([.D9]-[.E9])/[.D9]" office:value-type="percentage" office:value="-0.0446918752449357" calcext:value-type="percentage">
            <text:p>-4.47%</text:p>
          </table:table-cell>
          <table:table-cell table:formula="of:=([.E9]-[.F9])/[.E9]" office:value-type="percentage" office:value="0.263664506062694" calcext:value-type="percentage">
            <text:p>26.37%</text:p>
          </table:table-cell>
          <table:table-cell table:style-name="ce15" table:formula="of:=([.F9]-[.G9])/[.F9]" office:value-type="percentage" office:value="0.549840061856274" calcext:value-type="percentage">
            <text:p>54.98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593.3" calcext:value-type="float">
            <text:p>593.30</text:p>
          </table:table-cell>
          <table:table-cell office:value-type="float" office:value="563.352" calcext:value-type="float">
            <text:p>563.35</text:p>
          </table:table-cell>
          <table:table-cell office:value-type="float" office:value="559.405" calcext:value-type="float">
            <text:p>559.41</text:p>
          </table:table-cell>
          <table:table-cell office:value-type="float" office:value="593.225" calcext:value-type="float">
            <text:p>593.23</text:p>
          </table:table-cell>
          <table:table-cell office:value-type="float" office:value="442.244" calcext:value-type="float">
            <text:p>442.24</text:p>
          </table:table-cell>
          <table:table-cell office:value-type="float" office:value="200.093" calcext:value-type="float">
            <text:p>200.09</text:p>
          </table:table-cell>
          <table:table-cell/>
          <table:table-cell table:formula="of:=([.B10]-[.C10])/[.B10]" office:value-type="percentage" office:value="0.0504769930894994" calcext:value-type="percentage">
            <text:p>5.05%</text:p>
          </table:table-cell>
          <table:table-cell table:formula="of:=([.C10]-[.D10])/[.C10]" office:value-type="percentage" office:value="0.0070062767150911" calcext:value-type="percentage">
            <text:p>0.70%</text:p>
          </table:table-cell>
          <table:table-cell table:formula="of:=([.D10]-[.E10])/[.D10]" office:value-type="percentage" office:value="-0.0604570928039614" calcext:value-type="percentage">
            <text:p>-6.05%</text:p>
          </table:table-cell>
          <table:table-cell table:formula="of:=([.E10]-[.F10])/[.E10]" office:value-type="percentage" office:value="0.254508828859202" calcext:value-type="percentage">
            <text:p>25.45%</text:p>
          </table:table-cell>
          <table:table-cell table:style-name="ce15" table:formula="of:=([.F10]-[.G10])/[.F10]" office:value-type="percentage" office:value="0.547550673383924" calcext:value-type="percentage">
            <text:p>54.76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601.609" calcext:value-type="float">
            <text:p>601.61</text:p>
          </table:table-cell>
          <table:table-cell office:value-type="float" office:value="559.838" calcext:value-type="float">
            <text:p>559.84</text:p>
          </table:table-cell>
          <table:table-cell office:value-type="float" office:value="565.953" calcext:value-type="float">
            <text:p>565.95</text:p>
          </table:table-cell>
          <table:table-cell office:value-type="float" office:value="596.851" calcext:value-type="float">
            <text:p>596.85</text:p>
          </table:table-cell>
          <table:table-cell office:value-type="float" office:value="444.584" calcext:value-type="float">
            <text:p>444.58</text:p>
          </table:table-cell>
          <table:table-cell office:value-type="float" office:value="197.812" calcext:value-type="float">
            <text:p>197.81</text:p>
          </table:table-cell>
          <table:table-cell/>
          <table:table-cell table:formula="of:=([.B11]-[.C11])/[.B11]" office:value-type="percentage" office:value="0.0694321394792965" calcext:value-type="percentage">
            <text:p>6.94%</text:p>
          </table:table-cell>
          <table:table-cell table:formula="of:=([.C11]-[.D11])/[.C11]" office:value-type="percentage" office:value="-0.0109228026679147" calcext:value-type="percentage">
            <text:p>-1.09%</text:p>
          </table:table-cell>
          <table:table-cell table:formula="of:=([.D11]-[.E11])/[.D11]" office:value-type="percentage" office:value="-0.0545946394841975" calcext:value-type="percentage">
            <text:p>-5.46%</text:p>
          </table:table-cell>
          <table:table-cell table:formula="of:=([.E11]-[.F11])/[.E11]" office:value-type="percentage" office:value="0.255117273825461" calcext:value-type="percentage">
            <text:p>25.51%</text:p>
          </table:table-cell>
          <table:table-cell table:style-name="ce15" table:formula="of:=([.F11]-[.G11])/[.F11]" office:value-type="percentage" office:value="0.555062710308963" calcext:value-type="percentage">
            <text:p>55.51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597.801" calcext:value-type="float">
            <text:p>597.80</text:p>
          </table:table-cell>
          <table:table-cell office:value-type="float" office:value="559.864" calcext:value-type="float">
            <text:p>559.86</text:p>
          </table:table-cell>
          <table:table-cell office:value-type="float" office:value="562.877" calcext:value-type="float">
            <text:p>562.88</text:p>
          </table:table-cell>
          <table:table-cell office:value-type="float" office:value="592.328" calcext:value-type="float">
            <text:p>592.33</text:p>
          </table:table-cell>
          <table:table-cell office:value-type="float" office:value="454.014" calcext:value-type="float">
            <text:p>454.01</text:p>
          </table:table-cell>
          <table:table-cell office:value-type="float" office:value="197.351" calcext:value-type="float">
            <text:p>197.35</text:p>
          </table:table-cell>
          <table:table-cell/>
          <table:table-cell table:formula="of:=([.B12]-[.C12])/[.B12]" office:value-type="percentage" office:value="0.0634609175963239" calcext:value-type="percentage">
            <text:p>6.35%</text:p>
          </table:table-cell>
          <table:table-cell table:formula="of:=([.C12]-[.D12])/[.C12]" office:value-type="percentage" office:value="-0.00538166411842862" calcext:value-type="percentage">
            <text:p>-0.54%</text:p>
          </table:table-cell>
          <table:table-cell table:formula="of:=([.D12]-[.E12])/[.D12]" office:value-type="percentage" office:value="-0.0523222657880852" calcext:value-type="percentage">
            <text:p>-5.23%</text:p>
          </table:table-cell>
          <table:table-cell table:formula="of:=([.E12]-[.F12])/[.E12]" office:value-type="percentage" office:value="0.233509136829594" calcext:value-type="percentage">
            <text:p>23.35%</text:p>
          </table:table-cell>
          <table:table-cell table:style-name="ce15" table:formula="of:=([.F12]-[.G12])/[.F12]" office:value-type="percentage" office:value="0.565319571643165" calcext:value-type="percentage">
            <text:p>56.53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602.578" calcext:value-type="float">
            <text:p>602.58</text:p>
          </table:table-cell>
          <table:table-cell office:value-type="float" office:value="560.077" calcext:value-type="float">
            <text:p>560.08</text:p>
          </table:table-cell>
          <table:table-cell office:value-type="float" office:value="568.659" calcext:value-type="float">
            <text:p>568.66</text:p>
          </table:table-cell>
          <table:table-cell office:value-type="float" office:value="588.775" calcext:value-type="float">
            <text:p>588.78</text:p>
          </table:table-cell>
          <table:table-cell office:value-type="float" office:value="455.528" calcext:value-type="float">
            <text:p>455.53</text:p>
          </table:table-cell>
          <table:table-cell office:value-type="float" office:value="195.324" calcext:value-type="float">
            <text:p>195.32</text:p>
          </table:table-cell>
          <table:table-cell/>
          <table:table-cell table:formula="of:=([.B13]-[.C13])/[.B13]" office:value-type="percentage" office:value="0.070531947731248" calcext:value-type="percentage">
            <text:p>7.05%</text:p>
          </table:table-cell>
          <table:table-cell table:formula="of:=([.C13]-[.D13])/[.C13]" office:value-type="percentage" office:value="-0.0153228931021984" calcext:value-type="percentage">
            <text:p>-1.53%</text:p>
          </table:table-cell>
          <table:table-cell table:formula="of:=([.D13]-[.E13])/[.D13]" office:value-type="percentage" office:value="-0.0353744511209705" calcext:value-type="percentage">
            <text:p>-3.54%</text:p>
          </table:table-cell>
          <table:table-cell table:formula="of:=([.E13]-[.F13])/[.E13]" office:value-type="percentage" office:value="0.226312258502824" calcext:value-type="percentage">
            <text:p>22.63%</text:p>
          </table:table-cell>
          <table:table-cell table:style-name="ce15" table:formula="of:=([.F13]-[.G13])/[.F13]" office:value-type="percentage" office:value="0.571214063679949" calcext:value-type="percentage">
            <text:p>57.12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598.718" calcext:value-type="float">
            <text:p>598.72</text:p>
          </table:table-cell>
          <table:table-cell office:value-type="float" office:value="562.822" calcext:value-type="float">
            <text:p>562.82</text:p>
          </table:table-cell>
          <table:table-cell office:value-type="float" office:value="567.123" calcext:value-type="float">
            <text:p>567.12</text:p>
          </table:table-cell>
          <table:table-cell office:value-type="float" office:value="579.369" calcext:value-type="float">
            <text:p>579.37</text:p>
          </table:table-cell>
          <table:table-cell office:value-type="float" office:value="446.762" calcext:value-type="float">
            <text:p>446.76</text:p>
          </table:table-cell>
          <table:table-cell office:value-type="float" office:value="194.039" calcext:value-type="float">
            <text:p>194.04</text:p>
          </table:table-cell>
          <table:table-cell/>
          <table:table-cell table:formula="of:=([.B14]-[.C14])/[.B14]" office:value-type="percentage" office:value="0.0599547700252873" calcext:value-type="percentage">
            <text:p>6.00%</text:p>
          </table:table-cell>
          <table:table-cell table:formula="of:=([.C14]-[.D14])/[.C14]" office:value-type="percentage" office:value="-0.00764184768896746" calcext:value-type="percentage">
            <text:p>-0.76%</text:p>
          </table:table-cell>
          <table:table-cell table:formula="of:=([.D14]-[.E14])/[.D14]" office:value-type="percentage" office:value="-0.0215931993588692" calcext:value-type="percentage">
            <text:p>-2.16%</text:p>
          </table:table-cell>
          <table:table-cell table:formula="of:=([.E14]-[.F14])/[.E14]" office:value-type="percentage" office:value="0.228881766197363" calcext:value-type="percentage">
            <text:p>22.89%</text:p>
          </table:table-cell>
          <table:table-cell table:style-name="ce15" table:formula="of:=([.F14]-[.G14])/[.F14]" office:value-type="percentage" office:value="0.565677027141968" calcext:value-type="percentage">
            <text:p>56.57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594.903" calcext:value-type="float">
            <text:p>594.90</text:p>
          </table:table-cell>
          <table:table-cell office:value-type="float" office:value="559.257" calcext:value-type="float">
            <text:p>559.26</text:p>
          </table:table-cell>
          <table:table-cell office:value-type="float" office:value="578.802" calcext:value-type="float">
            <text:p>578.80</text:p>
          </table:table-cell>
          <table:table-cell office:value-type="float" office:value="577.755" calcext:value-type="float">
            <text:p>577.76</text:p>
          </table:table-cell>
          <table:table-cell office:value-type="float" office:value="447.873" calcext:value-type="float">
            <text:p>447.87</text:p>
          </table:table-cell>
          <table:table-cell office:value-type="float" office:value="193.96" calcext:value-type="float">
            <text:p>193.96</text:p>
          </table:table-cell>
          <table:table-cell/>
          <table:table-cell table:formula="of:=([.B15]-[.C15])/[.B15]" office:value-type="percentage" office:value="0.0599190120069996" calcext:value-type="percentage">
            <text:p>5.99%</text:p>
          </table:table-cell>
          <table:table-cell table:formula="of:=([.C15]-[.D15])/[.C15]" office:value-type="percentage" office:value="-0.0349481544263193" calcext:value-type="percentage">
            <text:p>-3.49%</text:p>
          </table:table-cell>
          <table:table-cell table:formula="of:=([.D15]-[.E15])/[.D15]" office:value-type="percentage" office:value="0.00180890874599608" calcext:value-type="percentage">
            <text:p>0.18%</text:p>
          </table:table-cell>
          <table:table-cell table:formula="of:=([.E15]-[.F15])/[.E15]" office:value-type="percentage" office:value="0.224804631721058" calcext:value-type="percentage">
            <text:p>22.48%</text:p>
          </table:table-cell>
          <table:table-cell table:style-name="ce15" table:formula="of:=([.F15]-[.G15])/[.F15]" office:value-type="percentage" office:value="0.566930804044897" calcext:value-type="percentage">
            <text:p>56.69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600.957" calcext:value-type="float">
            <text:p>600.96</text:p>
          </table:table-cell>
          <table:table-cell office:value-type="float" office:value="559.586" calcext:value-type="float">
            <text:p>559.59</text:p>
          </table:table-cell>
          <table:table-cell office:value-type="float" office:value="584.797" calcext:value-type="float">
            <text:p>584.80</text:p>
          </table:table-cell>
          <table:table-cell office:value-type="float" office:value="578.257" calcext:value-type="float">
            <text:p>578.26</text:p>
          </table:table-cell>
          <table:table-cell office:value-type="float" office:value="448.473" calcext:value-type="float">
            <text:p>448.47</text:p>
          </table:table-cell>
          <table:table-cell office:value-type="float" office:value="193.109" calcext:value-type="float">
            <text:p>193.11</text:p>
          </table:table-cell>
          <table:table-cell/>
          <table:table-cell table:formula="of:=([.B16]-[.C16])/[.B16]" office:value-type="percentage" office:value="0.0688418638937561" calcext:value-type="percentage">
            <text:p>6.88%</text:p>
          </table:table-cell>
          <table:table-cell table:formula="of:=([.C16]-[.D16])/[.C16]" office:value-type="percentage" office:value="-0.0450529498593603" calcext:value-type="percentage">
            <text:p>-4.51%</text:p>
          </table:table-cell>
          <table:table-cell table:formula="of:=([.D16]-[.E16])/[.D16]" office:value-type="percentage" office:value="0.0111833679037343" calcext:value-type="percentage">
            <text:p>1.12%</text:p>
          </table:table-cell>
          <table:table-cell table:formula="of:=([.E16]-[.F16])/[.E16]" office:value-type="percentage" office:value="0.224439998132318" calcext:value-type="percentage">
            <text:p>22.44%</text:p>
          </table:table-cell>
          <table:table-cell table:style-name="ce15" table:formula="of:=([.F16]-[.G16])/[.F16]" office:value-type="percentage" office:value="0.569407745839772" calcext:value-type="percentage">
            <text:p>56.94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600.247" calcext:value-type="float">
            <text:p>600.25</text:p>
          </table:table-cell>
          <table:table-cell office:value-type="float" office:value="563.961" calcext:value-type="float">
            <text:p>563.96</text:p>
          </table:table-cell>
          <table:table-cell office:value-type="float" office:value="584.15" calcext:value-type="float">
            <text:p>584.15</text:p>
          </table:table-cell>
          <table:table-cell office:value-type="float" office:value="578.966" calcext:value-type="float">
            <text:p>578.97</text:p>
          </table:table-cell>
          <table:table-cell office:value-type="float" office:value="449.404" calcext:value-type="float">
            <text:p>449.40</text:p>
          </table:table-cell>
          <table:table-cell office:value-type="float" office:value="193.126" calcext:value-type="float">
            <text:p>193.13</text:p>
          </table:table-cell>
          <table:table-cell/>
          <table:table-cell table:formula="of:=([.B17]-[.C17])/[.B17]" office:value-type="percentage" office:value="0.0604517806836185" calcext:value-type="percentage">
            <text:p>6.05%</text:p>
          </table:table-cell>
          <table:table-cell table:formula="of:=([.C17]-[.D17])/[.C17]" office:value-type="percentage" office:value="-0.0357985747241387" calcext:value-type="percentage">
            <text:p>-3.58%</text:p>
          </table:table-cell>
          <table:table-cell table:formula="of:=([.D17]-[.E17])/[.D17]" office:value-type="percentage" office:value="0.00887443293674565" calcext:value-type="percentage">
            <text:p>0.89%</text:p>
          </table:table-cell>
          <table:table-cell table:formula="of:=([.E17]-[.F17])/[.E17]" office:value-type="percentage" office:value="0.223781707388689" calcext:value-type="percentage">
            <text:p>22.38%</text:p>
          </table:table-cell>
          <table:table-cell table:style-name="ce15" table:formula="of:=([.F17]-[.G17])/[.F17]" office:value-type="percentage" office:value="0.570261946934162" calcext:value-type="percentage">
            <text:p>57.03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599.941" calcext:value-type="float">
            <text:p>599.94</text:p>
          </table:table-cell>
          <table:table-cell office:value-type="float" office:value="574.923" calcext:value-type="float">
            <text:p>574.92</text:p>
          </table:table-cell>
          <table:table-cell office:value-type="float" office:value="576.038" calcext:value-type="float">
            <text:p>576.04</text:p>
          </table:table-cell>
          <table:table-cell office:value-type="float" office:value="575.134" calcext:value-type="float">
            <text:p>575.13</text:p>
          </table:table-cell>
          <table:table-cell office:value-type="float" office:value="449.502" calcext:value-type="float">
            <text:p>449.50</text:p>
          </table:table-cell>
          <table:table-cell office:value-type="float" office:value="193.264" calcext:value-type="float">
            <text:p>193.26</text:p>
          </table:table-cell>
          <table:table-cell/>
          <table:table-cell table:formula="of:=([.B18]-[.C18])/[.B18]" office:value-type="percentage" office:value="0.0417007672421122" calcext:value-type="percentage">
            <text:p>4.17%</text:p>
          </table:table-cell>
          <table:table-cell table:formula="of:=([.C18]-[.D18])/[.C18]" office:value-type="percentage" office:value="-0.00193939014441936" calcext:value-type="percentage">
            <text:p>-0.19%</text:p>
          </table:table-cell>
          <table:table-cell table:formula="of:=([.D18]-[.E18])/[.D18]" office:value-type="percentage" office:value="0.00156934091153708" calcext:value-type="percentage">
            <text:p>0.16%</text:p>
          </table:table-cell>
          <table:table-cell table:formula="of:=([.E18]-[.F18])/[.E18]" office:value-type="percentage" office:value="0.21843952887501" calcext:value-type="percentage">
            <text:p>21.84%</text:p>
          </table:table-cell>
          <table:table-cell table:style-name="ce15" table:formula="of:=([.F18]-[.G18])/[.F18]" office:value-type="percentage" office:value="0.570048631596745" calcext:value-type="percentage">
            <text:p>57.00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617.298" calcext:value-type="float">
            <text:p>617.30</text:p>
          </table:table-cell>
          <table:table-cell office:value-type="float" office:value="588.763" calcext:value-type="float">
            <text:p>588.76</text:p>
          </table:table-cell>
          <table:table-cell office:value-type="float" office:value="561.308" calcext:value-type="float">
            <text:p>561.31</text:p>
          </table:table-cell>
          <table:table-cell office:value-type="float" office:value="587.507" calcext:value-type="float">
            <text:p>587.51</text:p>
          </table:table-cell>
          <table:table-cell office:value-type="float" office:value="452.161" calcext:value-type="float">
            <text:p>452.16</text:p>
          </table:table-cell>
          <table:table-cell office:value-type="float" office:value="193.629" calcext:value-type="float">
            <text:p>193.63</text:p>
          </table:table-cell>
          <table:table-cell/>
          <table:table-cell table:formula="of:=([.B19]-[.C19])/[.B19]" office:value-type="percentage" office:value="0.0462256479042537" calcext:value-type="percentage">
            <text:p>4.62%</text:p>
          </table:table-cell>
          <table:table-cell table:formula="of:=([.C19]-[.D19])/[.C19]" office:value-type="percentage" office:value="0.046631666731775" calcext:value-type="percentage">
            <text:p>4.66%</text:p>
          </table:table-cell>
          <table:table-cell table:formula="of:=([.D19]-[.E19])/[.D19]" office:value-type="percentage" office:value="-0.0466749093189478" calcext:value-type="percentage">
            <text:p>-4.67%</text:p>
          </table:table-cell>
          <table:table-cell table:formula="of:=([.E19]-[.F19])/[.E19]" office:value-type="percentage" office:value="0.230373425337911" calcext:value-type="percentage">
            <text:p>23.04%</text:p>
          </table:table-cell>
          <table:table-cell table:style-name="ce15" table:formula="of:=([.F19]-[.G19])/[.F19]" office:value-type="percentage" office:value="0.571769789964194" calcext:value-type="percentage">
            <text:p>57.18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622.118" calcext:value-type="float">
            <text:p>622.12</text:p>
          </table:table-cell>
          <table:table-cell office:value-type="float" office:value="572.883" calcext:value-type="float">
            <text:p>572.88</text:p>
          </table:table-cell>
          <table:table-cell office:value-type="float" office:value="562.501" calcext:value-type="float">
            <text:p>562.50</text:p>
          </table:table-cell>
          <table:table-cell office:value-type="float" office:value="586.783" calcext:value-type="float">
            <text:p>586.78</text:p>
          </table:table-cell>
          <table:table-cell office:value-type="float" office:value="461.647" calcext:value-type="float">
            <text:p>461.65</text:p>
          </table:table-cell>
          <table:table-cell office:value-type="float" office:value="195.558" calcext:value-type="float">
            <text:p>195.56</text:p>
          </table:table-cell>
          <table:table-cell/>
          <table:table-cell table:formula="of:=([.B20]-[.C20])/[.B20]" office:value-type="percentage" office:value="0.0791409346779872" calcext:value-type="percentage">
            <text:p>7.91%</text:p>
          </table:table-cell>
          <table:table-cell table:formula="of:=([.C20]-[.D20])/[.C20]" office:value-type="percentage" office:value="0.0181223740275066" calcext:value-type="percentage">
            <text:p>1.81%</text:p>
          </table:table-cell>
          <table:table-cell table:formula="of:=([.D20]-[.E20])/[.D20]" office:value-type="percentage" office:value="-0.0431679232570254" calcext:value-type="percentage">
            <text:p>-4.32%</text:p>
          </table:table-cell>
          <table:table-cell table:formula="of:=([.E20]-[.F20])/[.E20]" office:value-type="percentage" office:value="0.213257711965071" calcext:value-type="percentage">
            <text:p>21.33%</text:p>
          </table:table-cell>
          <table:table-cell table:style-name="ce15" table:formula="of:=([.F20]-[.G20])/[.F20]" office:value-type="percentage" office:value="0.576390618806144" calcext:value-type="percentage">
            <text:p>57.64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617.023" calcext:value-type="float">
            <text:p>617.02</text:p>
          </table:table-cell>
          <table:table-cell table:style-name="ce7" office:value-type="float" office:value="570.573" calcext:value-type="float">
            <text:p>570.57</text:p>
          </table:table-cell>
          <table:table-cell table:style-name="ce7" office:value-type="float" office:value="560.632" calcext:value-type="float">
            <text:p>560.63</text:p>
          </table:table-cell>
          <table:table-cell table:style-name="ce7" office:value-type="float" office:value="574.914" calcext:value-type="float">
            <text:p>574.91</text:p>
          </table:table-cell>
          <table:table-cell table:style-name="ce7" office:value-type="float" office:value="459.573" calcext:value-type="float">
            <text:p>459.57</text:p>
          </table:table-cell>
          <table:table-cell table:style-name="ce7" office:value-type="float" office:value="199.13" calcext:value-type="float">
            <text:p>199.13</text:p>
          </table:table-cell>
          <table:table-cell table:style-name="ce9"/>
          <table:table-cell table:style-name="ce12" table:formula="of:=([.B21]-[.C21])/[.B21]" office:value-type="percentage" office:value="0.075280824215629" calcext:value-type="percentage">
            <text:p>7.53%</text:p>
          </table:table-cell>
          <table:table-cell table:style-name="ce12" table:formula="of:=([.C21]-[.D21])/[.C21]" office:value-type="percentage" office:value="0.0174228363417127" calcext:value-type="percentage">
            <text:p>1.74%</text:p>
          </table:table-cell>
          <table:table-cell table:style-name="ce12" table:formula="of:=([.D21]-[.E21])/[.D21]" office:value-type="percentage" office:value="-0.0254748212731347" calcext:value-type="percentage">
            <text:p>-2.55%</text:p>
          </table:table-cell>
          <table:table-cell table:style-name="ce12" table:formula="of:=([.E21]-[.F21])/[.E21]" office:value-type="percentage" office:value="0.200623049708304" calcext:value-type="percentage">
            <text:p>20.06%</text:p>
          </table:table-cell>
          <table:table-cell table:style-name="ce16" table:formula="of:=([.F21]-[.G21])/[.F21]" office:value-type="percentage" office:value="0.566706486238313" calcext:value-type="percentage">
            <text:p>56.67%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cpu(node1_fixture|3)</text:p>
          </table:table-cell>
          <table:table-cell table:style-name="ce5" office:value-type="string" calcext:value-type="string">
            <text:p>cpu(node2_fixture|3)</text:p>
          </table:table-cell>
          <table:table-cell table:style-name="ce5" office:value-type="string" calcext:value-type="string">
            <text:p>cpu(node3_fixture|3)</text:p>
          </table:table-cell>
          <table:table-cell table:style-name="ce5" office:value-type="string" calcext:value-type="string">
            <text:p>cpu(node4_fixture|3)</text:p>
          </table:table-cell>
          <table:table-cell table:style-name="ce5" office:value-type="string" calcext:value-type="string">
            <text:p>cpu(node5_fixture|3)</text:p>
          </table:table-cell>
          <table:table-cell table:style-name="ce5" office:value-type="string" calcext:value-type="string">
            <text:p>cpu(node6_fixture|3)</text:p>
          </table:table-cell>
          <table:table-cell table:style-name="ce8"/>
          <table:table-cell table:style-name="ce10" office:value-type="string" calcext:value-type="string" table:number-columns-spanned="5" table:number-rows-spanned="1">
            <text:p>Relative diff</text:p>
          </table:table-cell>
          <table:covered-table-cell table:number-columns-repeated="3" table:style-name="ce8"/>
          <table:covered-table-cell table:style-name="ce17"/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342.65" calcext:value-type="float">
            <text:p>4342.65</text:p>
          </table:table-cell>
          <table:table-cell office:value-type="float" office:value="3796.05" calcext:value-type="float">
            <text:p>3796.05</text:p>
          </table:table-cell>
          <table:table-cell office:value-type="float" office:value="3750.61" calcext:value-type="float">
            <text:p>3750.61</text:p>
          </table:table-cell>
          <table:table-cell office:value-type="float" office:value="3719.23" calcext:value-type="float">
            <text:p>3719.23</text:p>
          </table:table-cell>
          <table:table-cell office:value-type="float" office:value="2960.38" calcext:value-type="float">
            <text:p>2960.38</text:p>
          </table:table-cell>
          <table:table-cell office:value-type="float" office:value="410.56" calcext:value-type="float">
            <text:p>410.56</text:p>
          </table:table-cell>
          <table:table-cell/>
          <table:table-cell table:formula="of:=([.B23]-[.C23])/[.B23]" office:value-type="percentage" office:value="0.12586784567027" calcext:value-type="percentage">
            <text:p>12.59%</text:p>
          </table:table-cell>
          <table:table-cell table:formula="of:=([.C23]-[.D23])/[.C23]" office:value-type="percentage" office:value="0.0119703375877557" calcext:value-type="percentage">
            <text:p>1.20%</text:p>
          </table:table-cell>
          <table:table-cell table:formula="of:=([.D23]-[.E23])/[.D23]" office:value-type="percentage" office:value="0.00836663902671835" calcext:value-type="percentage">
            <text:p>0.84%</text:p>
          </table:table-cell>
          <table:table-cell table:formula="of:=([.E23]-[.F23])/[.E23]" office:value-type="percentage" office:value="0.204034168362806" calcext:value-type="percentage">
            <text:p>20.40%</text:p>
          </table:table-cell>
          <table:table-cell table:style-name="ce15" table:formula="of:=([.F23]-[.G23])/[.F23]" office:value-type="percentage" office:value="0.86131510143968" calcext:value-type="percentage">
            <text:p>86.13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846.67" calcext:value-type="float">
            <text:p>4846.67</text:p>
          </table:table-cell>
          <table:table-cell office:value-type="float" office:value="3808.88" calcext:value-type="float">
            <text:p>3808.88</text:p>
          </table:table-cell>
          <table:table-cell office:value-type="float" office:value="3756.33" calcext:value-type="float">
            <text:p>3756.33</text:p>
          </table:table-cell>
          <table:table-cell office:value-type="float" office:value="3766.63" calcext:value-type="float">
            <text:p>3766.63</text:p>
          </table:table-cell>
          <table:table-cell office:value-type="float" office:value="2927.89" calcext:value-type="float">
            <text:p>2927.89</text:p>
          </table:table-cell>
          <table:table-cell office:value-type="float" office:value="411.704" calcext:value-type="float">
            <text:p>411.70</text:p>
          </table:table-cell>
          <table:table-cell/>
          <table:table-cell table:formula="of:=([.B24]-[.C24])/[.B24]" office:value-type="percentage" office:value="0.214124336915862" calcext:value-type="percentage">
            <text:p>21.41%</text:p>
          </table:table-cell>
          <table:table-cell table:formula="of:=([.C24]-[.D24])/[.C24]" office:value-type="percentage" office:value="0.0137967066434228" calcext:value-type="percentage">
            <text:p>1.38%</text:p>
          </table:table-cell>
          <table:table-cell table:formula="of:=([.D24]-[.E24])/[.D24]" office:value-type="percentage" office:value="-0.00274203810634321" calcext:value-type="percentage">
            <text:p>-0.27%</text:p>
          </table:table-cell>
          <table:table-cell table:formula="of:=([.E24]-[.F24])/[.E24]" office:value-type="percentage" office:value="0.222676503930569" calcext:value-type="percentage">
            <text:p>22.27%</text:p>
          </table:table-cell>
          <table:table-cell table:style-name="ce15" table:formula="of:=([.F24]-[.G24])/[.F24]" office:value-type="percentage" office:value="0.859385427731233" calcext:value-type="percentage">
            <text:p>85.94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4340.23" calcext:value-type="float">
            <text:p>4340.23</text:p>
          </table:table-cell>
          <table:table-cell office:value-type="float" office:value="3870.17" calcext:value-type="float">
            <text:p>3870.17</text:p>
          </table:table-cell>
          <table:table-cell office:value-type="float" office:value="3817.5" calcext:value-type="float">
            <text:p>3817.50</text:p>
          </table:table-cell>
          <table:table-cell office:value-type="float" office:value="3825.6" calcext:value-type="float">
            <text:p>3825.60</text:p>
          </table:table-cell>
          <table:table-cell office:value-type="float" office:value="2956.65" calcext:value-type="float">
            <text:p>2956.65</text:p>
          </table:table-cell>
          <table:table-cell office:value-type="float" office:value="404.972" calcext:value-type="float">
            <text:p>404.97</text:p>
          </table:table-cell>
          <table:table-cell/>
          <table:table-cell table:formula="of:=([.B25]-[.C25])/[.B25]" office:value-type="percentage" office:value="0.108303016199602" calcext:value-type="percentage">
            <text:p>10.83%</text:p>
          </table:table-cell>
          <table:table-cell table:formula="of:=([.C25]-[.D25])/[.C25]" office:value-type="percentage" office:value="0.0136092213003563" calcext:value-type="percentage">
            <text:p>1.36%</text:p>
          </table:table-cell>
          <table:table-cell table:formula="of:=([.D25]-[.E25])/[.D25]" office:value-type="percentage" office:value="-0.00212180746561884" calcext:value-type="percentage">
            <text:p>-0.21%</text:p>
          </table:table-cell>
          <table:table-cell table:formula="of:=([.E25]-[.F25])/[.E25]" office:value-type="percentage" office:value="0.227140840652447" calcext:value-type="percentage">
            <text:p>22.71%</text:p>
          </table:table-cell>
          <table:table-cell table:style-name="ce15" table:formula="of:=([.F25]-[.G25])/[.F25]" office:value-type="percentage" office:value="0.863030118546328" calcext:value-type="percentage">
            <text:p>86.30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4895.08" calcext:value-type="float">
            <text:p>4895.08</text:p>
          </table:table-cell>
          <table:table-cell office:value-type="float" office:value="3810.78" calcext:value-type="float">
            <text:p>3810.78</text:p>
          </table:table-cell>
          <table:table-cell office:value-type="float" office:value="3773.29" calcext:value-type="float">
            <text:p>3773.29</text:p>
          </table:table-cell>
          <table:table-cell office:value-type="float" office:value="3723.13" calcext:value-type="float">
            <text:p>3723.13</text:p>
          </table:table-cell>
          <table:table-cell office:value-type="float" office:value="2950.2" calcext:value-type="float">
            <text:p>2950.20</text:p>
          </table:table-cell>
          <table:table-cell office:value-type="float" office:value="403.587" calcext:value-type="float">
            <text:p>403.59</text:p>
          </table:table-cell>
          <table:table-cell/>
          <table:table-cell table:formula="of:=([.B26]-[.C26])/[.B26]" office:value-type="percentage" office:value="0.221508126527043" calcext:value-type="percentage">
            <text:p>22.15%</text:p>
          </table:table-cell>
          <table:table-cell table:formula="of:=([.C26]-[.D26])/[.C26]" office:value-type="percentage" office:value="0.00983788095875391" calcext:value-type="percentage">
            <text:p>0.98%</text:p>
          </table:table-cell>
          <table:table-cell table:formula="of:=([.D26]-[.E26])/[.D26]" office:value-type="percentage" office:value="0.0132934388822486" calcext:value-type="percentage">
            <text:p>1.33%</text:p>
          </table:table-cell>
          <table:table-cell table:formula="of:=([.E26]-[.F26])/[.E26]" office:value-type="percentage" office:value="0.207602205671035" calcext:value-type="percentage">
            <text:p>20.76%</text:p>
          </table:table-cell>
          <table:table-cell table:style-name="ce15" table:formula="of:=([.F26]-[.G26])/[.F26]" office:value-type="percentage" office:value="0.863200122025625" calcext:value-type="percentage">
            <text:p>86.32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395.35" calcext:value-type="float">
            <text:p>4395.35</text:p>
          </table:table-cell>
          <table:table-cell office:value-type="float" office:value="3832.94" calcext:value-type="float">
            <text:p>3832.94</text:p>
          </table:table-cell>
          <table:table-cell office:value-type="float" office:value="3776.44" calcext:value-type="float">
            <text:p>3776.44</text:p>
          </table:table-cell>
          <table:table-cell office:value-type="float" office:value="3755.84" calcext:value-type="float">
            <text:p>3755.84</text:p>
          </table:table-cell>
          <table:table-cell office:value-type="float" office:value="2943.68" calcext:value-type="float">
            <text:p>2943.68</text:p>
          </table:table-cell>
          <table:table-cell office:value-type="float" office:value="405.879" calcext:value-type="float">
            <text:p>405.88</text:p>
          </table:table-cell>
          <table:table-cell/>
          <table:table-cell table:formula="of:=([.B27]-[.C27])/[.B27]" office:value-type="percentage" office:value="0.127955680435005" calcext:value-type="percentage">
            <text:p>12.80%</text:p>
          </table:table-cell>
          <table:table-cell table:formula="of:=([.C27]-[.D27])/[.C27]" office:value-type="percentage" office:value="0.0147406429529291" calcext:value-type="percentage">
            <text:p>1.47%</text:p>
          </table:table-cell>
          <table:table-cell table:formula="of:=([.D27]-[.E27])/[.D27]" office:value-type="percentage" office:value="0.00545487284320681" calcext:value-type="percentage">
            <text:p>0.55%</text:p>
          </table:table-cell>
          <table:table-cell table:formula="of:=([.E27]-[.F27])/[.E27]" office:value-type="percentage" office:value="0.21623924341825" calcext:value-type="percentage">
            <text:p>21.62%</text:p>
          </table:table-cell>
          <table:table-cell table:style-name="ce15" table:formula="of:=([.F27]-[.G27])/[.F27]" office:value-type="percentage" office:value="0.862118504728775" calcext:value-type="percentage">
            <text:p>86.21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4324.04" calcext:value-type="float">
            <text:p>4324.04</text:p>
          </table:table-cell>
          <table:table-cell office:value-type="float" office:value="3873.5" calcext:value-type="float">
            <text:p>3873.50</text:p>
          </table:table-cell>
          <table:table-cell office:value-type="float" office:value="3785.05" calcext:value-type="float">
            <text:p>3785.05</text:p>
          </table:table-cell>
          <table:table-cell office:value-type="float" office:value="3730.55" calcext:value-type="float">
            <text:p>3730.55</text:p>
          </table:table-cell>
          <table:table-cell office:value-type="float" office:value="2940.52" calcext:value-type="float">
            <text:p>2940.52</text:p>
          </table:table-cell>
          <table:table-cell office:value-type="float" office:value="405.427" calcext:value-type="float">
            <text:p>405.43</text:p>
          </table:table-cell>
          <table:table-cell/>
          <table:table-cell table:formula="of:=([.B28]-[.C28])/[.B28]" office:value-type="percentage" office:value="0.104194225770344" calcext:value-type="percentage">
            <text:p>10.42%</text:p>
          </table:table-cell>
          <table:table-cell table:formula="of:=([.C28]-[.D28])/[.C28]" office:value-type="percentage" office:value="0.0228346456692913" calcext:value-type="percentage">
            <text:p>2.28%</text:p>
          </table:table-cell>
          <table:table-cell table:formula="of:=([.D28]-[.E28])/[.D28]" office:value-type="percentage" office:value="0.014398752988732" calcext:value-type="percentage">
            <text:p>1.44%</text:p>
          </table:table-cell>
          <table:table-cell table:formula="of:=([.E28]-[.F28])/[.E28]" office:value-type="percentage" office:value="0.211773062953184" calcext:value-type="percentage">
            <text:p>21.18%</text:p>
          </table:table-cell>
          <table:table-cell table:style-name="ce15" table:formula="of:=([.F28]-[.G28])/[.F28]" office:value-type="percentage" office:value="0.862124046087087" calcext:value-type="percentage">
            <text:p>86.21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4909.01" calcext:value-type="float">
            <text:p>4909.01</text:p>
          </table:table-cell>
          <table:table-cell office:value-type="float" office:value="3823.74" calcext:value-type="float">
            <text:p>3823.74</text:p>
          </table:table-cell>
          <table:table-cell office:value-type="float" office:value="3767.9" calcext:value-type="float">
            <text:p>3767.90</text:p>
          </table:table-cell>
          <table:table-cell office:value-type="float" office:value="3722.47" calcext:value-type="float">
            <text:p>3722.47</text:p>
          </table:table-cell>
          <table:table-cell office:value-type="float" office:value="2975.15" calcext:value-type="float">
            <text:p>2975.15</text:p>
          </table:table-cell>
          <table:table-cell office:value-type="float" office:value="410.098" calcext:value-type="float">
            <text:p>410.10</text:p>
          </table:table-cell>
          <table:table-cell/>
          <table:table-cell table:formula="of:=([.B29]-[.C29])/[.B29]" office:value-type="percentage" office:value="0.221077162197673" calcext:value-type="percentage">
            <text:p>22.11%</text:p>
          </table:table-cell>
          <table:table-cell table:formula="of:=([.C29]-[.D29])/[.C29]" office:value-type="percentage" office:value="0.0146035033762755" calcext:value-type="percentage">
            <text:p>1.46%</text:p>
          </table:table-cell>
          <table:table-cell table:formula="of:=([.D29]-[.E29])/[.D29]" office:value-type="percentage" office:value="0.0120571140423048" calcext:value-type="percentage">
            <text:p>1.21%</text:p>
          </table:table-cell>
          <table:table-cell table:formula="of:=([.E29]-[.F29])/[.E29]" office:value-type="percentage" office:value="0.20075917334458" calcext:value-type="percentage">
            <text:p>20.08%</text:p>
          </table:table-cell>
          <table:table-cell table:style-name="ce15" table:formula="of:=([.F29]-[.G29])/[.F29]" office:value-type="percentage" office:value="0.862158882745408" calcext:value-type="percentage">
            <text:p>86.22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4331.51" calcext:value-type="float">
            <text:p>4331.51</text:p>
          </table:table-cell>
          <table:table-cell office:value-type="float" office:value="3820.21" calcext:value-type="float">
            <text:p>3820.21</text:p>
          </table:table-cell>
          <table:table-cell office:value-type="float" office:value="3795.33" calcext:value-type="float">
            <text:p>3795.33</text:p>
          </table:table-cell>
          <table:table-cell office:value-type="float" office:value="3757.92" calcext:value-type="float">
            <text:p>3757.92</text:p>
          </table:table-cell>
          <table:table-cell office:value-type="float" office:value="3000.65" calcext:value-type="float">
            <text:p>3000.65</text:p>
          </table:table-cell>
          <table:table-cell office:value-type="float" office:value="407.606" calcext:value-type="float">
            <text:p>407.61</text:p>
          </table:table-cell>
          <table:table-cell/>
          <table:table-cell table:formula="of:=([.B30]-[.C30])/[.B30]" office:value-type="percentage" office:value="0.1180419761238" calcext:value-type="percentage">
            <text:p>11.80%</text:p>
          </table:table-cell>
          <table:table-cell table:formula="of:=([.C30]-[.D30])/[.C30]" office:value-type="percentage" office:value="0.00651273097552232" calcext:value-type="percentage">
            <text:p>0.65%</text:p>
          </table:table-cell>
          <table:table-cell table:formula="of:=([.D30]-[.E30])/[.D30]" office:value-type="percentage" office:value="0.00985685039245595" calcext:value-type="percentage">
            <text:p>0.99%</text:p>
          </table:table-cell>
          <table:table-cell table:formula="of:=([.E30]-[.F30])/[.E30]" office:value-type="percentage" office:value="0.201513071060587" calcext:value-type="percentage">
            <text:p>20.15%</text:p>
          </table:table-cell>
          <table:table-cell table:style-name="ce15" table:formula="of:=([.F30]-[.G30])/[.F30]" office:value-type="percentage" office:value="0.864160765167547" calcext:value-type="percentage">
            <text:p>86.42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4847.78" calcext:value-type="float">
            <text:p>4847.78</text:p>
          </table:table-cell>
          <table:table-cell office:value-type="float" office:value="3802.51" calcext:value-type="float">
            <text:p>3802.51</text:p>
          </table:table-cell>
          <table:table-cell office:value-type="float" office:value="3768.36" calcext:value-type="float">
            <text:p>3768.36</text:p>
          </table:table-cell>
          <table:table-cell office:value-type="float" office:value="3761.81" calcext:value-type="float">
            <text:p>3761.81</text:p>
          </table:table-cell>
          <table:table-cell office:value-type="float" office:value="3007.79" calcext:value-type="float">
            <text:p>3007.79</text:p>
          </table:table-cell>
          <table:table-cell office:value-type="float" office:value="405.133" calcext:value-type="float">
            <text:p>405.13</text:p>
          </table:table-cell>
          <table:table-cell/>
          <table:table-cell table:formula="of:=([.B31]-[.C31])/[.B31]" office:value-type="percentage" office:value="0.215618283007892" calcext:value-type="percentage">
            <text:p>21.56%</text:p>
          </table:table-cell>
          <table:table-cell table:formula="of:=([.C31]-[.D31])/[.C31]" office:value-type="percentage" office:value="0.00898090997788305" calcext:value-type="percentage">
            <text:p>0.90%</text:p>
          </table:table-cell>
          <table:table-cell table:formula="of:=([.D31]-[.E31])/[.D31]" office:value-type="percentage" office:value="0.00173815665169999" calcext:value-type="percentage">
            <text:p>0.17%</text:p>
          </table:table-cell>
          <table:table-cell table:formula="of:=([.E31]-[.F31])/[.E31]" office:value-type="percentage" office:value="0.200440745279533" calcext:value-type="percentage">
            <text:p>20.04%</text:p>
          </table:table-cell>
          <table:table-cell table:style-name="ce15" table:formula="of:=([.F31]-[.G31])/[.F31]" office:value-type="percentage" office:value="0.865305423583428" calcext:value-type="percentage">
            <text:p>86.53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4236.05" calcext:value-type="float">
            <text:p>4236.05</text:p>
          </table:table-cell>
          <table:table-cell office:value-type="float" office:value="3844.32" calcext:value-type="float">
            <text:p>3844.32</text:p>
          </table:table-cell>
          <table:table-cell office:value-type="float" office:value="3806.2" calcext:value-type="float">
            <text:p>3806.20</text:p>
          </table:table-cell>
          <table:table-cell office:value-type="float" office:value="3799.08" calcext:value-type="float">
            <text:p>3799.08</text:p>
          </table:table-cell>
          <table:table-cell office:value-type="float" office:value="3000.67" calcext:value-type="float">
            <text:p>3000.67</text:p>
          </table:table-cell>
          <table:table-cell office:value-type="float" office:value="409.092" calcext:value-type="float">
            <text:p>409.09</text:p>
          </table:table-cell>
          <table:table-cell/>
          <table:table-cell table:formula="of:=([.B32]-[.C32])/[.B32]" office:value-type="percentage" office:value="0.0924753012830349" calcext:value-type="percentage">
            <text:p>9.25%</text:p>
          </table:table-cell>
          <table:table-cell table:formula="of:=([.C32]-[.D32])/[.C32]" office:value-type="percentage" office:value="0.00991592791442969" calcext:value-type="percentage">
            <text:p>0.99%</text:p>
          </table:table-cell>
          <table:table-cell table:formula="of:=([.D32]-[.E32])/[.D32]" office:value-type="percentage" office:value="0.00187063212653037" calcext:value-type="percentage">
            <text:p>0.19%</text:p>
          </table:table-cell>
          <table:table-cell table:formula="of:=([.E32]-[.F32])/[.E32]" office:value-type="percentage" office:value="0.210158775282437" calcext:value-type="percentage">
            <text:p>21.02%</text:p>
          </table:table-cell>
          <table:table-cell table:style-name="ce15" table:formula="of:=([.F32]-[.G32])/[.F32]" office:value-type="percentage" office:value="0.863666447826652" calcext:value-type="percentage">
            <text:p>86.37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4842.86" calcext:value-type="float">
            <text:p>4842.86</text:p>
          </table:table-cell>
          <table:table-cell office:value-type="float" office:value="3951.74" calcext:value-type="float">
            <text:p>3951.74</text:p>
          </table:table-cell>
          <table:table-cell office:value-type="float" office:value="3777.81" calcext:value-type="float">
            <text:p>3777.81</text:p>
          </table:table-cell>
          <table:table-cell office:value-type="float" office:value="3891.49" calcext:value-type="float">
            <text:p>3891.49</text:p>
          </table:table-cell>
          <table:table-cell office:value-type="float" office:value="3005.05" calcext:value-type="float">
            <text:p>3005.05</text:p>
          </table:table-cell>
          <table:table-cell office:value-type="float" office:value="404.544" calcext:value-type="float">
            <text:p>404.54</text:p>
          </table:table-cell>
          <table:table-cell/>
          <table:table-cell table:formula="of:=([.B33]-[.C33])/[.B33]" office:value-type="percentage" office:value="0.184006971087333" calcext:value-type="percentage">
            <text:p>18.40%</text:p>
          </table:table-cell>
          <table:table-cell table:formula="of:=([.C33]-[.D33])/[.C33]" office:value-type="percentage" office:value="0.0440135231568878" calcext:value-type="percentage">
            <text:p>4.40%</text:p>
          </table:table-cell>
          <table:table-cell table:formula="of:=([.D33]-[.E33])/[.D33]" office:value-type="percentage" office:value="-0.0300915080430196" calcext:value-type="percentage">
            <text:p>-3.01%</text:p>
          </table:table-cell>
          <table:table-cell table:formula="of:=([.E33]-[.F33])/[.E33]" office:value-type="percentage" office:value="0.227789355748055" calcext:value-type="percentage">
            <text:p>22.78%</text:p>
          </table:table-cell>
          <table:table-cell table:style-name="ce15" table:formula="of:=([.F33]-[.G33])/[.F33]" office:value-type="percentage" office:value="0.865378612668674" calcext:value-type="percentage">
            <text:p>86.54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4359.19" calcext:value-type="float">
            <text:p>4359.19</text:p>
          </table:table-cell>
          <table:table-cell office:value-type="float" office:value="4049.54" calcext:value-type="float">
            <text:p>4049.54</text:p>
          </table:table-cell>
          <table:table-cell office:value-type="float" office:value="3784.95" calcext:value-type="float">
            <text:p>3784.95</text:p>
          </table:table-cell>
          <table:table-cell office:value-type="float" office:value="3894.38" calcext:value-type="float">
            <text:p>3894.38</text:p>
          </table:table-cell>
          <table:table-cell office:value-type="float" office:value="2981.62" calcext:value-type="float">
            <text:p>2981.62</text:p>
          </table:table-cell>
          <table:table-cell office:value-type="float" office:value="414.866" calcext:value-type="float">
            <text:p>414.87</text:p>
          </table:table-cell>
          <table:table-cell/>
          <table:table-cell table:formula="of:=([.B34]-[.C34])/[.B34]" office:value-type="percentage" office:value="0.0710338388553836" calcext:value-type="percentage">
            <text:p>7.10%</text:p>
          </table:table-cell>
          <table:table-cell table:formula="of:=([.C34]-[.D34])/[.C34]" office:value-type="percentage" office:value="0.0653382853361123" calcext:value-type="percentage">
            <text:p>6.53%</text:p>
          </table:table-cell>
          <table:table-cell table:formula="of:=([.D34]-[.E34])/[.D34]" office:value-type="percentage" office:value="-0.0289118746614883" calcext:value-type="percentage">
            <text:p>-2.89%</text:p>
          </table:table-cell>
          <table:table-cell table:formula="of:=([.E34]-[.F34])/[.E34]" office:value-type="percentage" office:value="0.234378771460412" calcext:value-type="percentage">
            <text:p>23.44%</text:p>
          </table:table-cell>
          <table:table-cell table:style-name="ce15" table:formula="of:=([.F34]-[.G34])/[.F34]" office:value-type="percentage" office:value="0.860858861960947" calcext:value-type="percentage">
            <text:p>86.09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5101.52" calcext:value-type="float">
            <text:p>5101.52</text:p>
          </table:table-cell>
          <table:table-cell office:value-type="float" office:value="3866.22" calcext:value-type="float">
            <text:p>3866.22</text:p>
          </table:table-cell>
          <table:table-cell office:value-type="float" office:value="3773.11" calcext:value-type="float">
            <text:p>3773.11</text:p>
          </table:table-cell>
          <table:table-cell office:value-type="float" office:value="3777.53" calcext:value-type="float">
            <text:p>3777.53</text:p>
          </table:table-cell>
          <table:table-cell office:value-type="float" office:value="2954.68" calcext:value-type="float">
            <text:p>2954.68</text:p>
          </table:table-cell>
          <table:table-cell office:value-type="float" office:value="421.068" calcext:value-type="float">
            <text:p>421.07</text:p>
          </table:table-cell>
          <table:table-cell/>
          <table:table-cell table:formula="of:=([.B35]-[.C35])/[.B35]" office:value-type="percentage" office:value="0.242143518010319" calcext:value-type="percentage">
            <text:p>24.21%</text:p>
          </table:table-cell>
          <table:table-cell table:formula="of:=([.C35]-[.D35])/[.C35]" office:value-type="percentage" office:value="0.0240829544102508" calcext:value-type="percentage">
            <text:p>2.41%</text:p>
          </table:table-cell>
          <table:table-cell table:formula="of:=([.D35]-[.E35])/[.D35]" office:value-type="percentage" office:value="-0.00117144742665866" calcext:value-type="percentage">
            <text:p>-0.12%</text:p>
          </table:table-cell>
          <table:table-cell table:formula="of:=([.E35]-[.F35])/[.E35]" office:value-type="percentage" office:value="0.217827522216898" calcext:value-type="percentage">
            <text:p>21.78%</text:p>
          </table:table-cell>
          <table:table-cell table:style-name="ce15" table:formula="of:=([.F35]-[.G35])/[.F35]" office:value-type="percentage" office:value="0.857491166556108" calcext:value-type="percentage">
            <text:p>85.75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4645.57" calcext:value-type="float">
            <text:p>4645.57</text:p>
          </table:table-cell>
          <table:table-cell office:value-type="float" office:value="3860.79" calcext:value-type="float">
            <text:p>3860.79</text:p>
          </table:table-cell>
          <table:table-cell office:value-type="float" office:value="3784.89" calcext:value-type="float">
            <text:p>3784.89</text:p>
          </table:table-cell>
          <table:table-cell office:value-type="float" office:value="3780.92" calcext:value-type="float">
            <text:p>3780.92</text:p>
          </table:table-cell>
          <table:table-cell office:value-type="float" office:value="2983.62" calcext:value-type="float">
            <text:p>2983.62</text:p>
          </table:table-cell>
          <table:table-cell office:value-type="float" office:value="418.015" calcext:value-type="float">
            <text:p>418.02</text:p>
          </table:table-cell>
          <table:table-cell/>
          <table:table-cell table:formula="of:=([.B36]-[.C36])/[.B36]" office:value-type="percentage" office:value="0.168930830877589" calcext:value-type="percentage">
            <text:p>16.89%</text:p>
          </table:table-cell>
          <table:table-cell table:formula="of:=([.C36]-[.D36])/[.C36]" office:value-type="percentage" office:value="0.0196591889224744" calcext:value-type="percentage">
            <text:p>1.97%</text:p>
          </table:table-cell>
          <table:table-cell table:formula="of:=([.D36]-[.E36])/[.D36]" office:value-type="percentage" office:value="0.00104890763007638" calcext:value-type="percentage">
            <text:p>0.10%</text:p>
          </table:table-cell>
          <table:table-cell table:formula="of:=([.E36]-[.F36])/[.E36]" office:value-type="percentage" office:value="0.210874601948732" calcext:value-type="percentage">
            <text:p>21.09%</text:p>
          </table:table-cell>
          <table:table-cell table:style-name="ce15" table:formula="of:=([.F36]-[.G36])/[.F36]" office:value-type="percentage" office:value="0.859896702663208" calcext:value-type="percentage">
            <text:p>85.99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5276.81" calcext:value-type="float">
            <text:p>5276.81</text:p>
          </table:table-cell>
          <table:table-cell office:value-type="float" office:value="3843.15" calcext:value-type="float">
            <text:p>3843.15</text:p>
          </table:table-cell>
          <table:table-cell office:value-type="float" office:value="3775.96" calcext:value-type="float">
            <text:p>3775.96</text:p>
          </table:table-cell>
          <table:table-cell office:value-type="float" office:value="3812.85" calcext:value-type="float">
            <text:p>3812.85</text:p>
          </table:table-cell>
          <table:table-cell office:value-type="float" office:value="2951.45" calcext:value-type="float">
            <text:p>2951.45</text:p>
          </table:table-cell>
          <table:table-cell office:value-type="float" office:value="429.675" calcext:value-type="float">
            <text:p>429.68</text:p>
          </table:table-cell>
          <table:table-cell/>
          <table:table-cell table:formula="of:=([.B37]-[.C37])/[.B37]" office:value-type="percentage" office:value="0.271690661592894" calcext:value-type="percentage">
            <text:p>27.17%</text:p>
          </table:table-cell>
          <table:table-cell table:formula="of:=([.C37]-[.D37])/[.C37]" office:value-type="percentage" office:value="0.0174830542653813" calcext:value-type="percentage">
            <text:p>1.75%</text:p>
          </table:table-cell>
          <table:table-cell table:formula="of:=([.D37]-[.E37])/[.D37]" office:value-type="percentage" office:value="-0.0097697009502219" calcext:value-type="percentage">
            <text:p>-0.98%</text:p>
          </table:table-cell>
          <table:table-cell table:formula="of:=([.E37]-[.F37])/[.E37]" office:value-type="percentage" office:value="0.225920243387492" calcext:value-type="percentage">
            <text:p>22.59%</text:p>
          </table:table-cell>
          <table:table-cell table:style-name="ce15" table:formula="of:=([.F37]-[.G37])/[.F37]" office:value-type="percentage" office:value="0.854419014382761" calcext:value-type="percentage">
            <text:p>85.44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4739.78" calcext:value-type="float">
            <text:p>4739.78</text:p>
          </table:table-cell>
          <table:table-cell office:value-type="float" office:value="3809.3" calcext:value-type="float">
            <text:p>3809.30</text:p>
          </table:table-cell>
          <table:table-cell office:value-type="float" office:value="3818.16" calcext:value-type="float">
            <text:p>3818.16</text:p>
          </table:table-cell>
          <table:table-cell office:value-type="float" office:value="3873.49" calcext:value-type="float">
            <text:p>3873.49</text:p>
          </table:table-cell>
          <table:table-cell office:value-type="float" office:value="2941.19" calcext:value-type="float">
            <text:p>2941.19</text:p>
          </table:table-cell>
          <table:table-cell office:value-type="float" office:value="406.577" calcext:value-type="float">
            <text:p>406.58</text:p>
          </table:table-cell>
          <table:table-cell/>
          <table:table-cell table:formula="of:=([.B38]-[.C38])/[.B38]" office:value-type="percentage" office:value="0.196312909037972" calcext:value-type="percentage">
            <text:p>19.63%</text:p>
          </table:table-cell>
          <table:table-cell table:formula="of:=([.C38]-[.D38])/[.C38]" office:value-type="percentage" office:value="-0.00232588664584036" calcext:value-type="percentage">
            <text:p>-0.23%</text:p>
          </table:table-cell>
          <table:table-cell table:formula="of:=([.D38]-[.E38])/[.D38]" office:value-type="percentage" office:value="-0.0144912732834664" calcext:value-type="percentage">
            <text:p>-1.45%</text:p>
          </table:table-cell>
          <table:table-cell table:formula="of:=([.E38]-[.F38])/[.E38]" office:value-type="percentage" office:value="0.240687338808155" calcext:value-type="percentage">
            <text:p>24.07%</text:p>
          </table:table-cell>
          <table:table-cell table:style-name="ce15" table:formula="of:=([.F38]-[.G38])/[.F38]" office:value-type="percentage" office:value="0.861764455883503" calcext:value-type="percentage">
            <text:p>86.18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5442.45" calcext:value-type="float">
            <text:p>5442.45</text:p>
          </table:table-cell>
          <table:table-cell office:value-type="float" office:value="3813.68" calcext:value-type="float">
            <text:p>3813.68</text:p>
          </table:table-cell>
          <table:table-cell office:value-type="float" office:value="3871.09" calcext:value-type="float">
            <text:p>3871.09</text:p>
          </table:table-cell>
          <table:table-cell office:value-type="float" office:value="3911.19" calcext:value-type="float">
            <text:p>3911.19</text:p>
          </table:table-cell>
          <table:table-cell office:value-type="float" office:value="2948.22" calcext:value-type="float">
            <text:p>2948.22</text:p>
          </table:table-cell>
          <table:table-cell office:value-type="float" office:value="411.839" calcext:value-type="float">
            <text:p>411.84</text:p>
          </table:table-cell>
          <table:table-cell/>
          <table:table-cell table:formula="of:=([.B39]-[.C39])/[.B39]" office:value-type="percentage" office:value="0.299271467813209" calcext:value-type="percentage">
            <text:p>29.93%</text:p>
          </table:table-cell>
          <table:table-cell table:formula="of:=([.C39]-[.D39])/[.C39]" office:value-type="percentage" office:value="-0.0150537014117599" calcext:value-type="percentage">
            <text:p>-1.51%</text:p>
          </table:table-cell>
          <table:table-cell table:formula="of:=([.D39]-[.E39])/[.D39]" office:value-type="percentage" office:value="-0.0103588394999858" calcext:value-type="percentage">
            <text:p>-1.04%</text:p>
          </table:table-cell>
          <table:table-cell table:formula="of:=([.E39]-[.F39])/[.E39]" office:value-type="percentage" office:value="0.246208954308024" calcext:value-type="percentage">
            <text:p>24.62%</text:p>
          </table:table-cell>
          <table:table-cell table:style-name="ce15" table:formula="of:=([.F39]-[.G39])/[.F39]" office:value-type="percentage" office:value="0.860309271356954" calcext:value-type="percentage">
            <text:p>86.03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4347.94" calcext:value-type="float">
            <text:p>4347.94</text:p>
          </table:table-cell>
          <table:table-cell office:value-type="float" office:value="3790.68" calcext:value-type="float">
            <text:p>3790.68</text:p>
          </table:table-cell>
          <table:table-cell office:value-type="float" office:value="3890.65" calcext:value-type="float">
            <text:p>3890.65</text:p>
          </table:table-cell>
          <table:table-cell office:value-type="float" office:value="3889.08" calcext:value-type="float">
            <text:p>3889.08</text:p>
          </table:table-cell>
          <table:table-cell office:value-type="float" office:value="2967.16" calcext:value-type="float">
            <text:p>2967.16</text:p>
          </table:table-cell>
          <table:table-cell office:value-type="float" office:value="417.855" calcext:value-type="float">
            <text:p>417.86</text:p>
          </table:table-cell>
          <table:table-cell/>
          <table:table-cell table:formula="of:=([.B40]-[.C40])/[.B40]" office:value-type="percentage" office:value="0.128166442039219" calcext:value-type="percentage">
            <text:p>12.82%</text:p>
          </table:table-cell>
          <table:table-cell table:formula="of:=([.C40]-[.D40])/[.C40]" office:value-type="percentage" office:value="-0.0263725769518926" calcext:value-type="percentage">
            <text:p>-2.64%</text:p>
          </table:table-cell>
          <table:table-cell table:formula="of:=([.D40]-[.E40])/[.D40]" office:value-type="percentage" office:value="0.000403531543572453" calcext:value-type="percentage">
            <text:p>0.04%</text:p>
          </table:table-cell>
          <table:table-cell table:formula="of:=([.E40]-[.F40])/[.E40]" office:value-type="percentage" office:value="0.237053493371183" calcext:value-type="percentage">
            <text:p>23.71%</text:p>
          </table:table-cell>
          <table:table-cell table:style-name="ce15" table:formula="of:=([.F40]-[.G40])/[.F40]" office:value-type="percentage" office:value="0.859173418352903" calcext:value-type="percentage">
            <text:p>85.92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4893.86" calcext:value-type="float">
            <text:p>4893.86</text:p>
          </table:table-cell>
          <table:table-cell office:value-type="float" office:value="3813.99" calcext:value-type="float">
            <text:p>3813.99</text:p>
          </table:table-cell>
          <table:table-cell office:value-type="float" office:value="3844.74" calcext:value-type="float">
            <text:p>3844.74</text:p>
          </table:table-cell>
          <table:table-cell office:value-type="float" office:value="3802.61" calcext:value-type="float">
            <text:p>3802.61</text:p>
          </table:table-cell>
          <table:table-cell office:value-type="float" office:value="2969.87" calcext:value-type="float">
            <text:p>2969.87</text:p>
          </table:table-cell>
          <table:table-cell office:value-type="float" office:value="413.004" calcext:value-type="float">
            <text:p>413.00</text:p>
          </table:table-cell>
          <table:table-cell/>
          <table:table-cell table:formula="of:=([.B41]-[.C41])/[.B41]" office:value-type="percentage" office:value="0.220658130800636" calcext:value-type="percentage">
            <text:p>22.07%</text:p>
          </table:table-cell>
          <table:table-cell table:formula="of:=([.C41]-[.D41])/[.C41]" office:value-type="percentage" office:value="-0.00806242281704986" calcext:value-type="percentage">
            <text:p>-0.81%</text:p>
          </table:table-cell>
          <table:table-cell table:formula="of:=([.D41]-[.E41])/[.D41]" office:value-type="percentage" office:value="0.0109578280976086" calcext:value-type="percentage">
            <text:p>1.10%</text:p>
          </table:table-cell>
          <table:table-cell table:formula="of:=([.E41]-[.F41])/[.E41]" office:value-type="percentage" office:value="0.218991692548013" calcext:value-type="percentage">
            <text:p>21.90%</text:p>
          </table:table-cell>
          <table:table-cell table:style-name="ce15" table:formula="of:=([.F41]-[.G41])/[.F41]" office:value-type="percentage" office:value="0.860935327135531" calcext:value-type="percentage">
            <text:p>86.09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4543.73" calcext:value-type="float">
            <text:p>4543.73</text:p>
          </table:table-cell>
          <table:table-cell table:style-name="ce7" office:value-type="float" office:value="3807.1" calcext:value-type="float">
            <text:p>3807.10</text:p>
          </table:table-cell>
          <table:table-cell table:style-name="ce7" office:value-type="float" office:value="3789.12" calcext:value-type="float">
            <text:p>3789.12</text:p>
          </table:table-cell>
          <table:table-cell table:style-name="ce7" office:value-type="float" office:value="3780.96" calcext:value-type="float">
            <text:p>3780.96</text:p>
          </table:table-cell>
          <table:table-cell table:style-name="ce7" office:value-type="float" office:value="2950.72" calcext:value-type="float">
            <text:p>2950.72</text:p>
          </table:table-cell>
          <table:table-cell table:style-name="ce7" office:value-type="float" office:value="414.311" calcext:value-type="float">
            <text:p>414.31</text:p>
          </table:table-cell>
          <table:table-cell table:style-name="ce9"/>
          <table:table-cell table:style-name="ce12" table:formula="of:=([.B42]-[.C42])/[.B42]" office:value-type="percentage" office:value="0.162120108369115" calcext:value-type="percentage">
            <text:p>16.21%</text:p>
          </table:table-cell>
          <table:table-cell table:style-name="ce12" table:formula="of:=([.C42]-[.D42])/[.C42]" office:value-type="percentage" office:value="0.00472275485277508" calcext:value-type="percentage">
            <text:p>0.47%</text:p>
          </table:table-cell>
          <table:table-cell table:style-name="ce12" table:formula="of:=([.D42]-[.E42])/[.D42]" office:value-type="percentage" office:value="0.00215353432987075" calcext:value-type="percentage">
            <text:p>0.22%</text:p>
          </table:table-cell>
          <table:table-cell table:style-name="ce12" table:formula="of:=([.E42]-[.F42])/[.E42]" office:value-type="percentage" office:value="0.219584444162329" calcext:value-type="percentage">
            <text:p>21.96%</text:p>
          </table:table-cell>
          <table:table-cell table:style-name="ce16" table:formula="of:=([.F42]-[.G42])/[.F42]" office:value-type="percentage" office:value="0.859589862813144" calcext:value-type="percentage">
            <text:p>85.96%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cpu(node1_fixture|4)</text:p>
          </table:table-cell>
          <table:table-cell table:style-name="ce5" office:value-type="string" calcext:value-type="string">
            <text:p>cpu(node2_fixture|4)</text:p>
          </table:table-cell>
          <table:table-cell table:style-name="ce5" office:value-type="string" calcext:value-type="string">
            <text:p>cpu(node3_fixture|4)</text:p>
          </table:table-cell>
          <table:table-cell table:style-name="ce5" office:value-type="string" calcext:value-type="string">
            <text:p>cpu(node4_fixture|4)</text:p>
          </table:table-cell>
          <table:table-cell table:style-name="ce5" office:value-type="string" calcext:value-type="string">
            <text:p>cpu(node5_fixture|4)</text:p>
          </table:table-cell>
          <table:table-cell table:style-name="ce5" office:value-type="string" calcext:value-type="string">
            <text:p>cpu(node6_fixture|4)</text:p>
          </table:table-cell>
          <table:table-cell table:style-name="ce8"/>
          <table:table-cell table:style-name="ce10" office:value-type="string" calcext:value-type="string" table:number-columns-spanned="5" table:number-rows-spanned="1">
            <text:p>Relative diff</text:p>
          </table:table-cell>
          <table:covered-table-cell table:number-columns-repeated="3" table:style-name="ce8"/>
          <table:covered-table-cell table:style-name="ce17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7979.8" calcext:value-type="float">
            <text:p>57979.80</text:p>
          </table:table-cell>
          <table:table-cell office:value-type="float" office:value="48124.7" calcext:value-type="float">
            <text:p>48124.70</text:p>
          </table:table-cell>
          <table:table-cell office:value-type="float" office:value="47359.9" calcext:value-type="float">
            <text:p>47359.90</text:p>
          </table:table-cell>
          <table:table-cell office:value-type="float" office:value="46428.7" calcext:value-type="float">
            <text:p>46428.70</text:p>
          </table:table-cell>
          <table:table-cell office:value-type="float" office:value="38058" calcext:value-type="float">
            <text:p>38058.00</text:p>
          </table:table-cell>
          <table:table-cell office:value-type="float" office:value="4041.31" calcext:value-type="float">
            <text:p>4041.31</text:p>
          </table:table-cell>
          <table:table-cell/>
          <table:table-cell table:formula="of:=([.B44]-[.C44])/[.B44]" office:value-type="percentage" office:value="0.169974715331892" calcext:value-type="percentage">
            <text:p>17.00%</text:p>
          </table:table-cell>
          <table:table-cell table:formula="of:=([.C44]-[.D44])/[.C44]" office:value-type="percentage" office:value="0.0158920471192547" calcext:value-type="percentage">
            <text:p>1.59%</text:p>
          </table:table-cell>
          <table:table-cell table:formula="of:=([.D44]-[.E44])/[.D44]" office:value-type="percentage" office:value="0.0196622036786396" calcext:value-type="percentage">
            <text:p>1.97%</text:p>
          </table:table-cell>
          <table:table-cell table:formula="of:=([.E44]-[.F44])/[.E44]" office:value-type="percentage" office:value="0.180291500731229" calcext:value-type="percentage">
            <text:p>18.03%</text:p>
          </table:table-cell>
          <table:table-cell table:style-name="ce15" table:formula="of:=([.F44]-[.G44])/[.F44]" office:value-type="percentage" office:value="0.893811813547743" calcext:value-type="percentage">
            <text:p>89.38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67349.8" calcext:value-type="float">
            <text:p>67349.80</text:p>
          </table:table-cell>
          <table:table-cell office:value-type="float" office:value="48090.7" calcext:value-type="float">
            <text:p>48090.70</text:p>
          </table:table-cell>
          <table:table-cell office:value-type="float" office:value="46772.8" calcext:value-type="float">
            <text:p>46772.80</text:p>
          </table:table-cell>
          <table:table-cell office:value-type="float" office:value="47532.8" calcext:value-type="float">
            <text:p>47532.80</text:p>
          </table:table-cell>
          <table:table-cell office:value-type="float" office:value="38154" calcext:value-type="float">
            <text:p>38154.00</text:p>
          </table:table-cell>
          <table:table-cell office:value-type="float" office:value="4023.17" calcext:value-type="float">
            <text:p>4023.17</text:p>
          </table:table-cell>
          <table:table-cell/>
          <table:table-cell table:formula="of:=([.B45]-[.C45])/[.B45]" office:value-type="percentage" office:value="0.285956305735132" calcext:value-type="percentage">
            <text:p>28.60%</text:p>
          </table:table-cell>
          <table:table-cell table:formula="of:=([.C45]-[.D45])/[.C45]" office:value-type="percentage" office:value="0.0274044669759433" calcext:value-type="percentage">
            <text:p>2.74%</text:p>
          </table:table-cell>
          <table:table-cell table:formula="of:=([.D45]-[.E45])/[.D45]" office:value-type="percentage" office:value="-0.0162487599630554" calcext:value-type="percentage">
            <text:p>-1.62%</text:p>
          </table:table-cell>
          <table:table-cell table:formula="of:=([.E45]-[.F45])/[.E45]" office:value-type="percentage" office:value="0.197312171805574" calcext:value-type="percentage">
            <text:p>19.73%</text:p>
          </table:table-cell>
          <table:table-cell table:style-name="ce15" table:formula="of:=([.F45]-[.G45])/[.F45]" office:value-type="percentage" office:value="0.894554437280495" calcext:value-type="percentage">
            <text:p>89.46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6761.7" calcext:value-type="float">
            <text:p>56761.70</text:p>
          </table:table-cell>
          <table:table-cell office:value-type="float" office:value="48620.6" calcext:value-type="float">
            <text:p>48620.60</text:p>
          </table:table-cell>
          <table:table-cell office:value-type="float" office:value="47548.3" calcext:value-type="float">
            <text:p>47548.30</text:p>
          </table:table-cell>
          <table:table-cell office:value-type="float" office:value="47181.9" calcext:value-type="float">
            <text:p>47181.90</text:p>
          </table:table-cell>
          <table:table-cell office:value-type="float" office:value="38533.2" calcext:value-type="float">
            <text:p>38533.20</text:p>
          </table:table-cell>
          <table:table-cell office:value-type="float" office:value="4003" calcext:value-type="float">
            <text:p>4003.00</text:p>
          </table:table-cell>
          <table:table-cell/>
          <table:table-cell table:formula="of:=([.B46]-[.C46])/[.B46]" office:value-type="percentage" office:value="0.143425936855309" calcext:value-type="percentage">
            <text:p>14.34%</text:p>
          </table:table-cell>
          <table:table-cell table:formula="of:=([.C46]-[.D46])/[.C46]" office:value-type="percentage" office:value="0.0220544378308782" calcext:value-type="percentage">
            <text:p>2.21%</text:p>
          </table:table-cell>
          <table:table-cell table:formula="of:=([.D46]-[.E46])/[.D46]" office:value-type="percentage" office:value="0.0077058485792342" calcext:value-type="percentage">
            <text:p>0.77%</text:p>
          </table:table-cell>
          <table:table-cell table:formula="of:=([.E46]-[.F46])/[.E46]" office:value-type="percentage" office:value="0.183305462476077" calcext:value-type="percentage">
            <text:p>18.33%</text:p>
          </table:table-cell>
          <table:table-cell table:style-name="ce15" table:formula="of:=([.F46]-[.G46])/[.F46]" office:value-type="percentage" office:value="0.896115557493279" calcext:value-type="percentage">
            <text:p>89.61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64655.6" calcext:value-type="float">
            <text:p>64655.60</text:p>
          </table:table-cell>
          <table:table-cell office:value-type="float" office:value="48860.8" calcext:value-type="float">
            <text:p>48860.80</text:p>
          </table:table-cell>
          <table:table-cell office:value-type="float" office:value="47912.7" calcext:value-type="float">
            <text:p>47912.70</text:p>
          </table:table-cell>
          <table:table-cell office:value-type="float" office:value="47664" calcext:value-type="float">
            <text:p>47664.00</text:p>
          </table:table-cell>
          <table:table-cell office:value-type="float" office:value="38015.1" calcext:value-type="float">
            <text:p>38015.10</text:p>
          </table:table-cell>
          <table:table-cell office:value-type="float" office:value="4005.57" calcext:value-type="float">
            <text:p>4005.57</text:p>
          </table:table-cell>
          <table:table-cell/>
          <table:table-cell table:formula="of:=([.B47]-[.C47])/[.B47]" office:value-type="percentage" office:value="0.244291291086928" calcext:value-type="percentage">
            <text:p>24.43%</text:p>
          </table:table-cell>
          <table:table-cell table:formula="of:=([.C47]-[.D47])/[.C47]" office:value-type="percentage" office:value="0.0194041030846815" calcext:value-type="percentage">
            <text:p>1.94%</text:p>
          </table:table-cell>
          <table:table-cell table:formula="of:=([.D47]-[.E47])/[.D47]" office:value-type="percentage" office:value="0.00519069056847135" calcext:value-type="percentage">
            <text:p>0.52%</text:p>
          </table:table-cell>
          <table:table-cell table:formula="of:=([.E47]-[.F47])/[.E47]" office:value-type="percentage" office:value="0.20243580060423" calcext:value-type="percentage">
            <text:p>20.24%</text:p>
          </table:table-cell>
          <table:table-cell table:style-name="ce15" table:formula="of:=([.F47]-[.G47])/[.F47]" office:value-type="percentage" office:value="0.894632133020826" calcext:value-type="percentage">
            <text:p>89.46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54984.4" calcext:value-type="float">
            <text:p>54984.40</text:p>
          </table:table-cell>
          <table:table-cell office:value-type="float" office:value="48176.8" calcext:value-type="float">
            <text:p>48176.80</text:p>
          </table:table-cell>
          <table:table-cell office:value-type="float" office:value="46798.6" calcext:value-type="float">
            <text:p>46798.60</text:p>
          </table:table-cell>
          <table:table-cell office:value-type="float" office:value="46917.9" calcext:value-type="float">
            <text:p>46917.90</text:p>
          </table:table-cell>
          <table:table-cell office:value-type="float" office:value="37875.2" calcext:value-type="float">
            <text:p>37875.20</text:p>
          </table:table-cell>
          <table:table-cell office:value-type="float" office:value="3965.16" calcext:value-type="float">
            <text:p>3965.16</text:p>
          </table:table-cell>
          <table:table-cell/>
          <table:table-cell table:formula="of:=([.B48]-[.C48])/[.B48]" office:value-type="percentage" office:value="0.123809662376965" calcext:value-type="percentage">
            <text:p>12.38%</text:p>
          </table:table-cell>
          <table:table-cell table:formula="of:=([.C48]-[.D48])/[.C48]" office:value-type="percentage" office:value="0.0286071304030156" calcext:value-type="percentage">
            <text:p>2.86%</text:p>
          </table:table-cell>
          <table:table-cell table:formula="of:=([.D48]-[.E48])/[.D48]" office:value-type="percentage" office:value="-0.00254922155790991" calcext:value-type="percentage">
            <text:p>-0.25%</text:p>
          </table:table-cell>
          <table:table-cell table:formula="of:=([.E48]-[.F48])/[.E48]" office:value-type="percentage" office:value="0.192734542679873" calcext:value-type="percentage">
            <text:p>19.27%</text:p>
          </table:table-cell>
          <table:table-cell table:style-name="ce15" table:formula="of:=([.F48]-[.G48])/[.F48]" office:value-type="percentage" office:value="0.895309859749915" calcext:value-type="percentage">
            <text:p>89.53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54934.2" calcext:value-type="float">
            <text:p>54934.20</text:p>
          </table:table-cell>
          <table:table-cell office:value-type="float" office:value="48825.9" calcext:value-type="float">
            <text:p>48825.90</text:p>
          </table:table-cell>
          <table:table-cell office:value-type="float" office:value="46562.7" calcext:value-type="float">
            <text:p>46562.70</text:p>
          </table:table-cell>
          <table:table-cell office:value-type="float" office:value="47306.7" calcext:value-type="float">
            <text:p>47306.70</text:p>
          </table:table-cell>
          <table:table-cell office:value-type="float" office:value="37947.3" calcext:value-type="float">
            <text:p>37947.30</text:p>
          </table:table-cell>
          <table:table-cell office:value-type="float" office:value="4016" calcext:value-type="float">
            <text:p>4016.00</text:p>
          </table:table-cell>
          <table:table-cell/>
          <table:table-cell table:formula="of:=([.B49]-[.C49])/[.B49]" office:value-type="percentage" office:value="0.111193027294472" calcext:value-type="percentage">
            <text:p>11.12%</text:p>
          </table:table-cell>
          <table:table-cell table:formula="of:=([.C49]-[.D49])/[.C49]" office:value-type="percentage" office:value="0.0463524481883591" calcext:value-type="percentage">
            <text:p>4.64%</text:p>
          </table:table-cell>
          <table:table-cell table:formula="of:=([.D49]-[.E49])/[.D49]" office:value-type="percentage" office:value="-0.0159784548576436" calcext:value-type="percentage">
            <text:p>-1.60%</text:p>
          </table:table-cell>
          <table:table-cell table:formula="of:=([.E49]-[.F49])/[.E49]" office:value-type="percentage" office:value="0.197845125531901" calcext:value-type="percentage">
            <text:p>19.78%</text:p>
          </table:table-cell>
          <table:table-cell table:style-name="ce15" table:formula="of:=([.F49]-[.G49])/[.F49]" office:value-type="percentage" office:value="0.894169018612655" calcext:value-type="percentage">
            <text:p>89.42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62828.8" calcext:value-type="float">
            <text:p>62828.80</text:p>
          </table:table-cell>
          <table:table-cell office:value-type="float" office:value="48870.2" calcext:value-type="float">
            <text:p>48870.20</text:p>
          </table:table-cell>
          <table:table-cell office:value-type="float" office:value="46593.9" calcext:value-type="float">
            <text:p>46593.90</text:p>
          </table:table-cell>
          <table:table-cell office:value-type="float" office:value="46326.4" calcext:value-type="float">
            <text:p>46326.40</text:p>
          </table:table-cell>
          <table:table-cell office:value-type="float" office:value="37996.2" calcext:value-type="float">
            <text:p>37996.20</text:p>
          </table:table-cell>
          <table:table-cell office:value-type="float" office:value="4112.1" calcext:value-type="float">
            <text:p>4112.10</text:p>
          </table:table-cell>
          <table:table-cell/>
          <table:table-cell table:formula="of:=([.B50]-[.C50])/[.B50]" office:value-type="percentage" office:value="0.222168814301722" calcext:value-type="percentage">
            <text:p>22.22%</text:p>
          </table:table-cell>
          <table:table-cell table:formula="of:=([.C50]-[.D50])/[.C50]" office:value-type="percentage" office:value="0.046578487503632" calcext:value-type="percentage">
            <text:p>4.66%</text:p>
          </table:table-cell>
          <table:table-cell table:formula="of:=([.D50]-[.E50])/[.D50]" office:value-type="percentage" office:value="0.0057410948643492" calcext:value-type="percentage">
            <text:p>0.57%</text:p>
          </table:table-cell>
          <table:table-cell table:formula="of:=([.E50]-[.F50])/[.E50]" office:value-type="percentage" office:value="0.179815396836361" calcext:value-type="percentage">
            <text:p>17.98%</text:p>
          </table:table-cell>
          <table:table-cell table:style-name="ce15" table:formula="of:=([.F50]-[.G50])/[.F50]" office:value-type="percentage" office:value="0.891776019707234" calcext:value-type="percentage">
            <text:p>89.18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52361.9" calcext:value-type="float">
            <text:p>52361.90</text:p>
          </table:table-cell>
          <table:table-cell office:value-type="float" office:value="50081.5" calcext:value-type="float">
            <text:p>50081.50</text:p>
          </table:table-cell>
          <table:table-cell office:value-type="float" office:value="46649.3" calcext:value-type="float">
            <text:p>46649.30</text:p>
          </table:table-cell>
          <table:table-cell office:value-type="float" office:value="46708.4" calcext:value-type="float">
            <text:p>46708.40</text:p>
          </table:table-cell>
          <table:table-cell office:value-type="float" office:value="37871.8" calcext:value-type="float">
            <text:p>37871.80</text:p>
          </table:table-cell>
          <table:table-cell office:value-type="float" office:value="4023.2" calcext:value-type="float">
            <text:p>4023.20</text:p>
          </table:table-cell>
          <table:table-cell/>
          <table:table-cell table:formula="of:=([.B51]-[.C51])/[.B51]" office:value-type="percentage" office:value="0.0435507496863178" calcext:value-type="percentage">
            <text:p>4.36%</text:p>
          </table:table-cell>
          <table:table-cell table:formula="of:=([.C51]-[.D51])/[.C51]" office:value-type="percentage" office:value="0.0685322923634475" calcext:value-type="percentage">
            <text:p>6.85%</text:p>
          </table:table-cell>
          <table:table-cell table:formula="of:=([.D51]-[.E51])/[.D51]" office:value-type="percentage" office:value="-0.00126690003922885" calcext:value-type="percentage">
            <text:p>-0.13%</text:p>
          </table:table-cell>
          <table:table-cell table:formula="of:=([.E51]-[.F51])/[.E51]" office:value-type="percentage" office:value="0.189186527476856" calcext:value-type="percentage">
            <text:p>18.92%</text:p>
          </table:table-cell>
          <table:table-cell table:style-name="ce15" table:formula="of:=([.F51]-[.G51])/[.F51]" office:value-type="percentage" office:value="0.893767922306307" calcext:value-type="percentage">
            <text:p>89.38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64628.8" calcext:value-type="float">
            <text:p>64628.80</text:p>
          </table:table-cell>
          <table:table-cell office:value-type="float" office:value="48595.2" calcext:value-type="float">
            <text:p>48595.20</text:p>
          </table:table-cell>
          <table:table-cell office:value-type="float" office:value="46586.7" calcext:value-type="float">
            <text:p>46586.70</text:p>
          </table:table-cell>
          <table:table-cell office:value-type="float" office:value="46137.9" calcext:value-type="float">
            <text:p>46137.90</text:p>
          </table:table-cell>
          <table:table-cell office:value-type="float" office:value="38248.6" calcext:value-type="float">
            <text:p>38248.60</text:p>
          </table:table-cell>
          <table:table-cell office:value-type="float" office:value="4014.93" calcext:value-type="float">
            <text:p>4014.93</text:p>
          </table:table-cell>
          <table:table-cell/>
          <table:table-cell table:formula="of:=([.B52]-[.C52])/[.B52]" office:value-type="percentage" office:value="0.248087539920283" calcext:value-type="percentage">
            <text:p>24.81%</text:p>
          </table:table-cell>
          <table:table-cell table:formula="of:=([.C52]-[.D52])/[.C52]" office:value-type="percentage" office:value="0.0413312425918609" calcext:value-type="percentage">
            <text:p>4.13%</text:p>
          </table:table-cell>
          <table:table-cell table:formula="of:=([.D52]-[.E52])/[.D52]" office:value-type="percentage" office:value="0.00963365080591662" calcext:value-type="percentage">
            <text:p>0.96%</text:p>
          </table:table-cell>
          <table:table-cell table:formula="of:=([.E52]-[.F52])/[.E52]" office:value-type="percentage" office:value="0.170993911729836" calcext:value-type="percentage">
            <text:p>17.10%</text:p>
          </table:table-cell>
          <table:table-cell table:style-name="ce15" table:formula="of:=([.F52]-[.G52])/[.F52]" office:value-type="percentage" office:value="0.895030667789148" calcext:value-type="percentage">
            <text:p>89.50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54249" calcext:value-type="float">
            <text:p>54249.00</text:p>
          </table:table-cell>
          <table:table-cell office:value-type="float" office:value="48059.9" calcext:value-type="float">
            <text:p>48059.90</text:p>
          </table:table-cell>
          <table:table-cell office:value-type="float" office:value="47126.6" calcext:value-type="float">
            <text:p>47126.60</text:p>
          </table:table-cell>
          <table:table-cell office:value-type="float" office:value="47143.3" calcext:value-type="float">
            <text:p>47143.30</text:p>
          </table:table-cell>
          <table:table-cell office:value-type="float" office:value="37727.9" calcext:value-type="float">
            <text:p>37727.90</text:p>
          </table:table-cell>
          <table:table-cell office:value-type="float" office:value="4033.32" calcext:value-type="float">
            <text:p>4033.32</text:p>
          </table:table-cell>
          <table:table-cell/>
          <table:table-cell table:formula="of:=([.B53]-[.C53])/[.B53]" office:value-type="percentage" office:value="0.114086895610979" calcext:value-type="percentage">
            <text:p>11.41%</text:p>
          </table:table-cell>
          <table:table-cell table:formula="of:=([.C53]-[.D53])/[.C53]" office:value-type="percentage" office:value="0.0194195160622474" calcext:value-type="percentage">
            <text:p>1.94%</text:p>
          </table:table-cell>
          <table:table-cell table:formula="of:=([.D53]-[.E53])/[.D53]" office:value-type="percentage" office:value="-0.000354364626346997" calcext:value-type="percentage">
            <text:p>-0.04%</text:p>
          </table:table-cell>
          <table:table-cell table:formula="of:=([.E53]-[.F53])/[.E53]" office:value-type="percentage" office:value="0.199718729914961" calcext:value-type="percentage">
            <text:p>19.97%</text:p>
          </table:table-cell>
          <table:table-cell table:style-name="ce15" table:formula="of:=([.F53]-[.G53])/[.F53]" office:value-type="percentage" office:value="0.8930945003565" calcext:value-type="percentage">
            <text:p>89.31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60379.8" calcext:value-type="float">
            <text:p>60379.80</text:p>
          </table:table-cell>
          <table:table-cell office:value-type="float" office:value="49500.8" calcext:value-type="float">
            <text:p>49500.80</text:p>
          </table:table-cell>
          <table:table-cell office:value-type="float" office:value="47979.8" calcext:value-type="float">
            <text:p>47979.80</text:p>
          </table:table-cell>
          <table:table-cell office:value-type="float" office:value="46601.1" calcext:value-type="float">
            <text:p>46601.10</text:p>
          </table:table-cell>
          <table:table-cell office:value-type="float" office:value="37940.3" calcext:value-type="float">
            <text:p>37940.30</text:p>
          </table:table-cell>
          <table:table-cell office:value-type="float" office:value="4062.08" calcext:value-type="float">
            <text:p>4062.08</text:p>
          </table:table-cell>
          <table:table-cell/>
          <table:table-cell table:formula="of:=([.B54]-[.C54])/[.B54]" office:value-type="percentage" office:value="0.180176151626869" calcext:value-type="percentage">
            <text:p>18.02%</text:p>
          </table:table-cell>
          <table:table-cell table:formula="of:=([.C54]-[.D54])/[.C54]" office:value-type="percentage" office:value="0.030726776132911" calcext:value-type="percentage">
            <text:p>3.07%</text:p>
          </table:table-cell>
          <table:table-cell table:formula="of:=([.D54]-[.E54])/[.D54]" office:value-type="percentage" office:value="0.0287350093164207" calcext:value-type="percentage">
            <text:p>2.87%</text:p>
          </table:table-cell>
          <table:table-cell table:formula="of:=([.E54]-[.F54])/[.E54]" office:value-type="percentage" office:value="0.185849690243363" calcext:value-type="percentage">
            <text:p>18.58%</text:p>
          </table:table-cell>
          <table:table-cell table:style-name="ce15" table:formula="of:=([.F54]-[.G54])/[.F54]" office:value-type="percentage" office:value="0.892934953071009" calcext:value-type="percentage">
            <text:p>89.29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54338.7" calcext:value-type="float">
            <text:p>54338.70</text:p>
          </table:table-cell>
          <table:table-cell office:value-type="float" office:value="48511.6" calcext:value-type="float">
            <text:p>48511.60</text:p>
          </table:table-cell>
          <table:table-cell office:value-type="float" office:value="46693.2" calcext:value-type="float">
            <text:p>46693.20</text:p>
          </table:table-cell>
          <table:table-cell office:value-type="float" office:value="46670.4" calcext:value-type="float">
            <text:p>46670.40</text:p>
          </table:table-cell>
          <table:table-cell office:value-type="float" office:value="37891.1" calcext:value-type="float">
            <text:p>37891.10</text:p>
          </table:table-cell>
          <table:table-cell office:value-type="float" office:value="4022.6" calcext:value-type="float">
            <text:p>4022.60</text:p>
          </table:table-cell>
          <table:table-cell/>
          <table:table-cell table:formula="of:=([.B55]-[.C55])/[.B55]" office:value-type="percentage" office:value="0.107236647177794" calcext:value-type="percentage">
            <text:p>10.72%</text:p>
          </table:table-cell>
          <table:table-cell table:formula="of:=([.C55]-[.D55])/[.C55]" office:value-type="percentage" office:value="0.0374838183032512" calcext:value-type="percentage">
            <text:p>3.75%</text:p>
          </table:table-cell>
          <table:table-cell table:formula="of:=([.D55]-[.E55])/[.D55]" office:value-type="percentage" office:value="0.000488293798668663" calcext:value-type="percentage">
            <text:p>0.05%</text:p>
          </table:table-cell>
          <table:table-cell table:formula="of:=([.E55]-[.F55])/[.E55]" office:value-type="percentage" office:value="0.188112808118208" calcext:value-type="percentage">
            <text:p>18.81%</text:p>
          </table:table-cell>
          <table:table-cell table:style-name="ce15" table:formula="of:=([.F55]-[.G55])/[.F55]" office:value-type="percentage" office:value="0.89383786693973" calcext:value-type="percentage">
            <text:p>89.38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62919.3" calcext:value-type="float">
            <text:p>62919.30</text:p>
          </table:table-cell>
          <table:table-cell office:value-type="float" office:value="48694.5" calcext:value-type="float">
            <text:p>48694.50</text:p>
          </table:table-cell>
          <table:table-cell office:value-type="float" office:value="47327.7" calcext:value-type="float">
            <text:p>47327.70</text:p>
          </table:table-cell>
          <table:table-cell office:value-type="float" office:value="46284.5" calcext:value-type="float">
            <text:p>46284.50</text:p>
          </table:table-cell>
          <table:table-cell office:value-type="float" office:value="38157.2" calcext:value-type="float">
            <text:p>38157.20</text:p>
          </table:table-cell>
          <table:table-cell office:value-type="float" office:value="4021.43" calcext:value-type="float">
            <text:p>4021.43</text:p>
          </table:table-cell>
          <table:table-cell/>
          <table:table-cell table:formula="of:=([.B56]-[.C56])/[.B56]" office:value-type="percentage" office:value="0.226080073999552" calcext:value-type="percentage">
            <text:p>22.61%</text:p>
          </table:table-cell>
          <table:table-cell table:formula="of:=([.C56]-[.D56])/[.C56]" office:value-type="percentage" office:value="0.0280688784154269" calcext:value-type="percentage">
            <text:p>2.81%</text:p>
          </table:table-cell>
          <table:table-cell table:formula="of:=([.D56]-[.E56])/[.D56]" office:value-type="percentage" office:value="0.0220420599353021" calcext:value-type="percentage">
            <text:p>2.20%</text:p>
          </table:table-cell>
          <table:table-cell table:formula="of:=([.E56]-[.F56])/[.E56]" office:value-type="percentage" office:value="0.175594421458588" calcext:value-type="percentage">
            <text:p>17.56%</text:p>
          </table:table-cell>
          <table:table-cell table:style-name="ce15" table:formula="of:=([.F56]-[.G56])/[.F56]" office:value-type="percentage" office:value="0.894608881154802" calcext:value-type="percentage">
            <text:p>89.46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53521.4" calcext:value-type="float">
            <text:p>53521.40</text:p>
          </table:table-cell>
          <table:table-cell office:value-type="float" office:value="48481.3" calcext:value-type="float">
            <text:p>48481.30</text:p>
          </table:table-cell>
          <table:table-cell office:value-type="float" office:value="47113.9" calcext:value-type="float">
            <text:p>47113.90</text:p>
          </table:table-cell>
          <table:table-cell office:value-type="float" office:value="45896.6" calcext:value-type="float">
            <text:p>45896.60</text:p>
          </table:table-cell>
          <table:table-cell office:value-type="float" office:value="38077.7" calcext:value-type="float">
            <text:p>38077.70</text:p>
          </table:table-cell>
          <table:table-cell office:value-type="float" office:value="4042.1" calcext:value-type="float">
            <text:p>4042.10</text:p>
          </table:table-cell>
          <table:table-cell/>
          <table:table-cell table:formula="of:=([.B57]-[.C57])/[.B57]" office:value-type="percentage" office:value="0.0941698087120292" calcext:value-type="percentage">
            <text:p>9.42%</text:p>
          </table:table-cell>
          <table:table-cell table:formula="of:=([.C57]-[.D57])/[.C57]" office:value-type="percentage" office:value="0.0282046892306931" calcext:value-type="percentage">
            <text:p>2.82%</text:p>
          </table:table-cell>
          <table:table-cell table:formula="of:=([.D57]-[.E57])/[.D57]" office:value-type="percentage" office:value="0.0258373855698637" calcext:value-type="percentage">
            <text:p>2.58%</text:p>
          </table:table-cell>
          <table:table-cell table:formula="of:=([.E57]-[.F57])/[.E57]" office:value-type="percentage" office:value="0.170359024415752" calcext:value-type="percentage">
            <text:p>17.04%</text:p>
          </table:table-cell>
          <table:table-cell table:style-name="ce15" table:formula="of:=([.F57]-[.G57])/[.F57]" office:value-type="percentage" office:value="0.893846004354255" calcext:value-type="percentage">
            <text:p>89.38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63757.2" calcext:value-type="float">
            <text:p>63757.20</text:p>
          </table:table-cell>
          <table:table-cell office:value-type="float" office:value="48739.6" calcext:value-type="float">
            <text:p>48739.60</text:p>
          </table:table-cell>
          <table:table-cell office:value-type="float" office:value="46458.9" calcext:value-type="float">
            <text:p>46458.90</text:p>
          </table:table-cell>
          <table:table-cell office:value-type="float" office:value="47416.8" calcext:value-type="float">
            <text:p>47416.80</text:p>
          </table:table-cell>
          <table:table-cell office:value-type="float" office:value="37931.9" calcext:value-type="float">
            <text:p>37931.90</text:p>
          </table:table-cell>
          <table:table-cell office:value-type="float" office:value="4066.49" calcext:value-type="float">
            <text:p>4066.49</text:p>
          </table:table-cell>
          <table:table-cell/>
          <table:table-cell table:formula="of:=([.B58]-[.C58])/[.B58]" office:value-type="percentage" office:value="0.23554359350787" calcext:value-type="percentage">
            <text:p>23.55%</text:p>
          </table:table-cell>
          <table:table-cell table:formula="of:=([.C58]-[.D58])/[.C58]" office:value-type="percentage" office:value="0.0467935723723625" calcext:value-type="percentage">
            <text:p>4.68%</text:p>
          </table:table-cell>
          <table:table-cell table:formula="of:=([.D58]-[.E58])/[.D58]" office:value-type="percentage" office:value="-0.020618223849467" calcext:value-type="percentage">
            <text:p>-2.06%</text:p>
          </table:table-cell>
          <table:table-cell table:formula="of:=([.E58]-[.F58])/[.E58]" office:value-type="percentage" office:value="0.200032477940308" calcext:value-type="percentage">
            <text:p>20.00%</text:p>
          </table:table-cell>
          <table:table-cell table:style-name="ce15" table:formula="of:=([.F58]-[.G58])/[.F58]" office:value-type="percentage" office:value="0.892794982587215" calcext:value-type="percentage">
            <text:p>89.28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53978.2" calcext:value-type="float">
            <text:p>53978.20</text:p>
          </table:table-cell>
          <table:table-cell office:value-type="float" office:value="50012.7" calcext:value-type="float">
            <text:p>50012.70</text:p>
          </table:table-cell>
          <table:table-cell office:value-type="float" office:value="46503.4" calcext:value-type="float">
            <text:p>46503.40</text:p>
          </table:table-cell>
          <table:table-cell office:value-type="float" office:value="48018.8" calcext:value-type="float">
            <text:p>48018.80</text:p>
          </table:table-cell>
          <table:table-cell office:value-type="float" office:value="37698.4" calcext:value-type="float">
            <text:p>37698.40</text:p>
          </table:table-cell>
          <table:table-cell office:value-type="float" office:value="4044.64" calcext:value-type="float">
            <text:p>4044.64</text:p>
          </table:table-cell>
          <table:table-cell/>
          <table:table-cell table:formula="of:=([.B59]-[.C59])/[.B59]" office:value-type="percentage" office:value="0.0734648432144829" calcext:value-type="percentage">
            <text:p>7.35%</text:p>
          </table:table-cell>
          <table:table-cell table:formula="of:=([.C59]-[.D59])/[.C59]" office:value-type="percentage" office:value="0.07016817728297" calcext:value-type="percentage">
            <text:p>7.02%</text:p>
          </table:table-cell>
          <table:table-cell table:formula="of:=([.D59]-[.E59])/[.D59]" office:value-type="percentage" office:value="-0.0325868646163507" calcext:value-type="percentage">
            <text:p>-3.26%</text:p>
          </table:table-cell>
          <table:table-cell table:formula="of:=([.E59]-[.F59])/[.E59]" office:value-type="percentage" office:value="0.214924154706073" calcext:value-type="percentage">
            <text:p>21.49%</text:p>
          </table:table-cell>
          <table:table-cell table:style-name="ce15" table:formula="of:=([.F59]-[.G59])/[.F59]" office:value-type="percentage" office:value="0.892710565965664" calcext:value-type="percentage">
            <text:p>89.27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64937.6" calcext:value-type="float">
            <text:p>64937.60</text:p>
          </table:table-cell>
          <table:table-cell office:value-type="float" office:value="48023.3" calcext:value-type="float">
            <text:p>48023.30</text:p>
          </table:table-cell>
          <table:table-cell office:value-type="float" office:value="46465.2" calcext:value-type="float">
            <text:p>46465.20</text:p>
          </table:table-cell>
          <table:table-cell office:value-type="float" office:value="46878.3" calcext:value-type="float">
            <text:p>46878.30</text:p>
          </table:table-cell>
          <table:table-cell office:value-type="float" office:value="37717.5" calcext:value-type="float">
            <text:p>37717.50</text:p>
          </table:table-cell>
          <table:table-cell office:value-type="float" office:value="4062.1" calcext:value-type="float">
            <text:p>4062.10</text:p>
          </table:table-cell>
          <table:table-cell/>
          <table:table-cell table:formula="of:=([.B60]-[.C60])/[.B60]" office:value-type="percentage" office:value="0.260470051249199" calcext:value-type="percentage">
            <text:p>26.05%</text:p>
          </table:table-cell>
          <table:table-cell table:formula="of:=([.C60]-[.D60])/[.C60]" office:value-type="percentage" office:value="0.0324446674843254" calcext:value-type="percentage">
            <text:p>3.24%</text:p>
          </table:table-cell>
          <table:table-cell table:formula="of:=([.D60]-[.E60])/[.D60]" office:value-type="percentage" office:value="-0.00889052452157756" calcext:value-type="percentage">
            <text:p>-0.89%</text:p>
          </table:table-cell>
          <table:table-cell table:formula="of:=([.E60]-[.F60])/[.E60]" office:value-type="percentage" office:value="0.195416642668356" calcext:value-type="percentage">
            <text:p>19.54%</text:p>
          </table:table-cell>
          <table:table-cell table:style-name="ce15" table:formula="of:=([.F60]-[.G60])/[.F60]" office:value-type="percentage" office:value="0.892301981838669" calcext:value-type="percentage">
            <text:p>89.23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56989.2" calcext:value-type="float">
            <text:p>56989.20</text:p>
          </table:table-cell>
          <table:table-cell office:value-type="float" office:value="48093.8" calcext:value-type="float">
            <text:p>48093.80</text:p>
          </table:table-cell>
          <table:table-cell office:value-type="float" office:value="46561" calcext:value-type="float">
            <text:p>46561.00</text:p>
          </table:table-cell>
          <table:table-cell office:value-type="float" office:value="46247.2" calcext:value-type="float">
            <text:p>46247.20</text:p>
          </table:table-cell>
          <table:table-cell office:value-type="float" office:value="40112.7" calcext:value-type="float">
            <text:p>40112.70</text:p>
          </table:table-cell>
          <table:table-cell office:value-type="float" office:value="4048.94" calcext:value-type="float">
            <text:p>4048.94</text:p>
          </table:table-cell>
          <table:table-cell/>
          <table:table-cell table:formula="of:=([.B61]-[.C61])/[.B61]" office:value-type="percentage" office:value="0.156089223923129" calcext:value-type="percentage">
            <text:p>15.61%</text:p>
          </table:table-cell>
          <table:table-cell table:formula="of:=([.C61]-[.D61])/[.C61]" office:value-type="percentage" office:value="0.0318710519859109" calcext:value-type="percentage">
            <text:p>3.19%</text:p>
          </table:table-cell>
          <table:table-cell table:formula="of:=([.D61]-[.E61])/[.D61]" office:value-type="percentage" office:value="0.00673954597195084" calcext:value-type="percentage">
            <text:p>0.67%</text:p>
          </table:table-cell>
          <table:table-cell table:formula="of:=([.E61]-[.F61])/[.E61]" office:value-type="percentage" office:value="0.132645868290405" calcext:value-type="percentage">
            <text:p>13.26%</text:p>
          </table:table-cell>
          <table:table-cell table:style-name="ce15" table:formula="of:=([.F61]-[.G61])/[.F61]" office:value-type="percentage" office:value="0.899060895925729" calcext:value-type="percentage">
            <text:p>89.91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65131.1" calcext:value-type="float">
            <text:p>65131.10</text:p>
          </table:table-cell>
          <table:table-cell office:value-type="float" office:value="48235.3" calcext:value-type="float">
            <text:p>48235.30</text:p>
          </table:table-cell>
          <table:table-cell office:value-type="float" office:value="46488.9" calcext:value-type="float">
            <text:p>46488.90</text:p>
          </table:table-cell>
          <table:table-cell office:value-type="float" office:value="45838.2" calcext:value-type="float">
            <text:p>45838.20</text:p>
          </table:table-cell>
          <table:table-cell office:value-type="float" office:value="39626.7" calcext:value-type="float">
            <text:p>39626.70</text:p>
          </table:table-cell>
          <table:table-cell office:value-type="float" office:value="4007.93" calcext:value-type="float">
            <text:p>4007.93</text:p>
          </table:table-cell>
          <table:table-cell/>
          <table:table-cell table:formula="of:=([.B62]-[.C62])/[.B62]" office:value-type="percentage" office:value="0.259412170222827" calcext:value-type="percentage">
            <text:p>25.94%</text:p>
          </table:table-cell>
          <table:table-cell table:formula="of:=([.C62]-[.D62])/[.C62]" office:value-type="percentage" office:value="0.0362058492431891" calcext:value-type="percentage">
            <text:p>3.62%</text:p>
          </table:table-cell>
          <table:table-cell table:formula="of:=([.D62]-[.E62])/[.D62]" office:value-type="percentage" office:value="0.0139968895800934" calcext:value-type="percentage">
            <text:p>1.40%</text:p>
          </table:table-cell>
          <table:table-cell table:formula="of:=([.E62]-[.F62])/[.E62]" office:value-type="percentage" office:value="0.13550924774533" calcext:value-type="percentage">
            <text:p>13.55%</text:p>
          </table:table-cell>
          <table:table-cell table:style-name="ce15" table:formula="of:=([.F62]-[.G62])/[.F62]" office:value-type="percentage" office:value="0.898857840799259" calcext:value-type="percentage">
            <text:p>89.89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53717.4" calcext:value-type="float">
            <text:p>53717.40</text:p>
          </table:table-cell>
          <table:table-cell table:style-name="ce7" office:value-type="float" office:value="48094.6" calcext:value-type="float">
            <text:p>48094.60</text:p>
          </table:table-cell>
          <table:table-cell table:style-name="ce7" office:value-type="float" office:value="46595.3" calcext:value-type="float">
            <text:p>46595.30</text:p>
          </table:table-cell>
          <table:table-cell table:style-name="ce7" office:value-type="float" office:value="45710" calcext:value-type="float">
            <text:p>45710.00</text:p>
          </table:table-cell>
          <table:table-cell table:style-name="ce7" office:value-type="float" office:value="38897.7" calcext:value-type="float">
            <text:p>38897.70</text:p>
          </table:table-cell>
          <table:table-cell table:style-name="ce7" office:value-type="float" office:value="3987.93" calcext:value-type="float">
            <text:p>3987.93</text:p>
          </table:table-cell>
          <table:table-cell table:style-name="ce9"/>
          <table:table-cell table:style-name="ce12" table:formula="of:=([.B63]-[.C63])/[.B63]" office:value-type="percentage" office:value="0.104673718385477" calcext:value-type="percentage">
            <text:p>10.47%</text:p>
          </table:table-cell>
          <table:table-cell table:style-name="ce12" table:formula="of:=([.C63]-[.D63])/[.C63]" office:value-type="percentage" office:value="0.0311739779517866" calcext:value-type="percentage">
            <text:p>3.12%</text:p>
          </table:table-cell>
          <table:table-cell table:style-name="ce12" table:formula="of:=([.D63]-[.E63])/[.D63]" office:value-type="percentage" office:value="0.0189997703631054" calcext:value-type="percentage">
            <text:p>1.90%</text:p>
          </table:table-cell>
          <table:table-cell table:style-name="ce12" table:formula="of:=([.E63]-[.F63])/[.E63]" office:value-type="percentage" office:value="0.14903303434697" calcext:value-type="percentage">
            <text:p>14.90%</text:p>
          </table:table-cell>
          <table:table-cell table:style-name="ce16" table:formula="of:=([.F63]-[.G63])/[.F63]" office:value-type="percentage" office:value="0.89747645747692" calcext:value-type="percentage">
            <text:p>89.75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cpu(node1_fixture|5)</text:p>
          </table:table-cell>
          <table:table-cell table:style-name="ce5" office:value-type="string" calcext:value-type="string">
            <text:p>cpu(node2_fixture|5)</text:p>
          </table:table-cell>
          <table:table-cell table:style-name="ce5" office:value-type="string" calcext:value-type="string">
            <text:p>cpu(node3_fixture|5)</text:p>
          </table:table-cell>
          <table:table-cell table:style-name="ce5" office:value-type="string" calcext:value-type="string">
            <text:p>cpu(node4_fixture|5)</text:p>
          </table:table-cell>
          <table:table-cell table:style-name="ce5" office:value-type="string" calcext:value-type="string">
            <text:p>cpu(node5_fixture|5)</text:p>
          </table:table-cell>
          <table:table-cell table:style-name="ce5" office:value-type="string" calcext:value-type="string">
            <text:p>cpu(node6_fixture|5)</text:p>
          </table:table-cell>
          <table:table-cell table:style-name="ce5"/>
          <table:table-cell table:style-name="ce10" office:value-type="string" calcext:value-type="string" table:number-columns-spanned="5" table:number-rows-spanned="1">
            <text:p>Relative diff</text:p>
          </table:table-cell>
          <table:covered-table-cell table:number-columns-repeated="3" table:style-name="ce8"/>
          <table:covered-table-cell table:style-name="ce17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488300" calcext:value-type="float">
            <text:p>1488300.00</text:p>
          </table:table-cell>
          <table:table-cell office:value-type="float" office:value="1322060" calcext:value-type="float">
            <text:p>1322060.00</text:p>
          </table:table-cell>
          <table:table-cell office:value-type="float" office:value="1184720" calcext:value-type="float">
            <text:p>1184720.00</text:p>
          </table:table-cell>
          <table:table-cell office:value-type="float" office:value="1084440" calcext:value-type="float">
            <text:p>1084440.00</text:p>
          </table:table-cell>
          <table:table-cell office:value-type="float" office:value="808941" calcext:value-type="float">
            <text:p>808941.00</text:p>
          </table:table-cell>
          <table:table-cell office:value-type="float" office:value="66965.2" calcext:value-type="float">
            <text:p>66965.20</text:p>
          </table:table-cell>
          <table:table-cell table:style-name="ce6"/>
          <table:table-cell table:formula="of:=([.B65]-[.C65])/[.B65]" office:value-type="percentage" office:value="0.111697910367533" calcext:value-type="percentage">
            <text:p>11.17%</text:p>
          </table:table-cell>
          <table:table-cell table:formula="of:=([.C65]-[.D65])/[.C65]" office:value-type="percentage" office:value="0.103883333585465" calcext:value-type="percentage">
            <text:p>10.39%</text:p>
          </table:table-cell>
          <table:table-cell table:formula="of:=([.D65]-[.E65])/[.D65]" office:value-type="percentage" office:value="0.0846444729556351" calcext:value-type="percentage">
            <text:p>8.46%</text:p>
          </table:table-cell>
          <table:table-cell table:formula="of:=([.E65]-[.F65])/[.E65]" office:value-type="percentage" office:value="0.254047250193648" calcext:value-type="percentage">
            <text:p>25.40%</text:p>
          </table:table-cell>
          <table:table-cell table:style-name="ce15" table:formula="of:=([.F65]-[.G65])/[.F65]" office:value-type="percentage" office:value="0.917218684675397" calcext:value-type="percentage">
            <text:p>91.72%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273470" calcext:value-type="float">
            <text:p>1273470.00</text:p>
          </table:table-cell>
          <table:table-cell office:value-type="float" office:value="1250780" calcext:value-type="float">
            <text:p>1250780.00</text:p>
          </table:table-cell>
          <table:table-cell office:value-type="float" office:value="1183490" calcext:value-type="float">
            <text:p>1183490.00</text:p>
          </table:table-cell>
          <table:table-cell office:value-type="float" office:value="1090950" calcext:value-type="float">
            <text:p>1090950.00</text:p>
          </table:table-cell>
          <table:table-cell office:value-type="float" office:value="805586" calcext:value-type="float">
            <text:p>805586.00</text:p>
          </table:table-cell>
          <table:table-cell office:value-type="float" office:value="66880" calcext:value-type="float">
            <text:p>66880.00</text:p>
          </table:table-cell>
          <table:table-cell table:style-name="ce6"/>
          <table:table-cell table:formula="of:=([.B66]-[.C66])/[.B66]" office:value-type="percentage" office:value="0.0178174593826317" calcext:value-type="percentage">
            <text:p>1.78%</text:p>
          </table:table-cell>
          <table:table-cell table:formula="of:=([.C66]-[.D66])/[.C66]" office:value-type="percentage" office:value="0.0537984297798174" calcext:value-type="percentage">
            <text:p>5.38%</text:p>
          </table:table-cell>
          <table:table-cell table:formula="of:=([.D66]-[.E66])/[.D66]" office:value-type="percentage" office:value="0.0781924646596084" calcext:value-type="percentage">
            <text:p>7.82%</text:p>
          </table:table-cell>
          <table:table-cell table:formula="of:=([.E66]-[.F66])/[.E66]" office:value-type="percentage" office:value="0.261573857647005" calcext:value-type="percentage">
            <text:p>26.16%</text:p>
          </table:table-cell>
          <table:table-cell table:style-name="ce15" table:formula="of:=([.F66]-[.G66])/[.F66]" office:value-type="percentage" office:value="0.916979689319328" calcext:value-type="percentage">
            <text:p>91.70%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501960" calcext:value-type="float">
            <text:p>1501960.00</text:p>
          </table:table-cell>
          <table:table-cell office:value-type="float" office:value="1242880" calcext:value-type="float">
            <text:p>1242880.00</text:p>
          </table:table-cell>
          <table:table-cell office:value-type="float" office:value="1200500" calcext:value-type="float">
            <text:p>1200500.00</text:p>
          </table:table-cell>
          <table:table-cell office:value-type="float" office:value="1103580" calcext:value-type="float">
            <text:p>1103580.00</text:p>
          </table:table-cell>
          <table:table-cell office:value-type="float" office:value="890614" calcext:value-type="float">
            <text:p>890614.00</text:p>
          </table:table-cell>
          <table:table-cell office:value-type="float" office:value="66445.8" calcext:value-type="float">
            <text:p>66445.80</text:p>
          </table:table-cell>
          <table:table-cell table:style-name="ce6"/>
          <table:table-cell table:formula="of:=([.B67]-[.C67])/[.B67]" office:value-type="percentage" office:value="0.172494607046792" calcext:value-type="percentage">
            <text:p>17.25%</text:p>
          </table:table-cell>
          <table:table-cell table:formula="of:=([.C67]-[.D67])/[.C67]" office:value-type="percentage" office:value="0.0340982234809475" calcext:value-type="percentage">
            <text:p>3.41%</text:p>
          </table:table-cell>
          <table:table-cell table:formula="of:=([.D67]-[.E67])/[.D67]" office:value-type="percentage" office:value="0.0807330279050396" calcext:value-type="percentage">
            <text:p>8.07%</text:p>
          </table:table-cell>
          <table:table-cell table:formula="of:=([.E67]-[.F67])/[.E67]" office:value-type="percentage" office:value="0.192977400822777" calcext:value-type="percentage">
            <text:p>19.30%</text:p>
          </table:table-cell>
          <table:table-cell table:style-name="ce15" table:formula="of:=([.F67]-[.G67])/[.F67]" office:value-type="percentage" office:value="0.9253932680151" calcext:value-type="percentage">
            <text:p>92.54%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305140" calcext:value-type="float">
            <text:p>1305140.00</text:p>
          </table:table-cell>
          <table:table-cell office:value-type="float" office:value="1324040" calcext:value-type="float">
            <text:p>1324040.00</text:p>
          </table:table-cell>
          <table:table-cell office:value-type="float" office:value="1178530" calcext:value-type="float">
            <text:p>1178530.00</text:p>
          </table:table-cell>
          <table:table-cell office:value-type="float" office:value="1095750" calcext:value-type="float">
            <text:p>1095750.00</text:p>
          </table:table-cell>
          <table:table-cell office:value-type="float" office:value="819912" calcext:value-type="float">
            <text:p>819912.00</text:p>
          </table:table-cell>
          <table:table-cell office:value-type="float" office:value="66291.8" calcext:value-type="float">
            <text:p>66291.80</text:p>
          </table:table-cell>
          <table:table-cell table:style-name="ce6"/>
          <table:table-cell table:formula="of:=([.B68]-[.C68])/[.B68]" office:value-type="percentage" office:value="-0.0144812050814472" calcext:value-type="percentage">
            <text:p>-1.45%</text:p>
          </table:table-cell>
          <table:table-cell table:formula="of:=([.C68]-[.D68])/[.C68]" office:value-type="percentage" office:value="0.109898492492674" calcext:value-type="percentage">
            <text:p>10.99%</text:p>
          </table:table-cell>
          <table:table-cell table:formula="of:=([.D68]-[.E68])/[.D68]" office:value-type="percentage" office:value="0.0702400448015749" calcext:value-type="percentage">
            <text:p>7.02%</text:p>
          </table:table-cell>
          <table:table-cell table:formula="of:=([.E68]-[.F68])/[.E68]" office:value-type="percentage" office:value="0.251734428473648" calcext:value-type="percentage">
            <text:p>25.17%</text:p>
          </table:table-cell>
          <table:table-cell table:style-name="ce15" table:formula="of:=([.F68]-[.G68])/[.F68]" office:value-type="percentage" office:value="0.919147664627423" calcext:value-type="percentage">
            <text:p>91.91%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454550" calcext:value-type="float">
            <text:p>1454550.00</text:p>
          </table:table-cell>
          <table:table-cell office:value-type="float" office:value="1253710" calcext:value-type="float">
            <text:p>1253710.00</text:p>
          </table:table-cell>
          <table:table-cell office:value-type="float" office:value="1181410" calcext:value-type="float">
            <text:p>1181410.00</text:p>
          </table:table-cell>
          <table:table-cell office:value-type="float" office:value="1159030" calcext:value-type="float">
            <text:p>1159030.00</text:p>
          </table:table-cell>
          <table:table-cell office:value-type="float" office:value="857354" calcext:value-type="float">
            <text:p>857354.00</text:p>
          </table:table-cell>
          <table:table-cell office:value-type="float" office:value="67870.7" calcext:value-type="float">
            <text:p>67870.70</text:p>
          </table:table-cell>
          <table:table-cell table:style-name="ce6"/>
          <table:table-cell table:formula="of:=([.B69]-[.C69])/[.B69]" office:value-type="percentage" office:value="0.138077068509161" calcext:value-type="percentage">
            <text:p>13.81%</text:p>
          </table:table-cell>
          <table:table-cell table:formula="of:=([.C69]-[.D69])/[.C69]" office:value-type="percentage" office:value="0.0576688388861858" calcext:value-type="percentage">
            <text:p>5.77%</text:p>
          </table:table-cell>
          <table:table-cell table:formula="of:=([.D69]-[.E69])/[.D69]" office:value-type="percentage" office:value="0.0189434658585927" calcext:value-type="percentage">
            <text:p>1.89%</text:p>
          </table:table-cell>
          <table:table-cell table:formula="of:=([.E69]-[.F69])/[.E69]" office:value-type="percentage" office:value="0.260283167821368" calcext:value-type="percentage">
            <text:p>26.03%</text:p>
          </table:table-cell>
          <table:table-cell table:style-name="ce15" table:formula="of:=([.F69]-[.G69])/[.F69]" office:value-type="percentage" office:value="0.920837017148109" calcext:value-type="percentage">
            <text:p>92.08%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428590" calcext:value-type="float">
            <text:p>1428590.00</text:p>
          </table:table-cell>
          <table:table-cell office:value-type="float" office:value="1220510" calcext:value-type="float">
            <text:p>1220510.00</text:p>
          </table:table-cell>
          <table:table-cell office:value-type="float" office:value="1184330" calcext:value-type="float">
            <text:p>1184330.00</text:p>
          </table:table-cell>
          <table:table-cell office:value-type="float" office:value="1128550" calcext:value-type="float">
            <text:p>1128550.00</text:p>
          </table:table-cell>
          <table:table-cell office:value-type="float" office:value="835326" calcext:value-type="float">
            <text:p>835326.00</text:p>
          </table:table-cell>
          <table:table-cell office:value-type="float" office:value="67531.2" calcext:value-type="float">
            <text:p>67531.20</text:p>
          </table:table-cell>
          <table:table-cell table:style-name="ce6"/>
          <table:table-cell table:formula="of:=([.B70]-[.C70])/[.B70]" office:value-type="percentage" office:value="0.145654106496616" calcext:value-type="percentage">
            <text:p>14.57%</text:p>
          </table:table-cell>
          <table:table-cell table:formula="of:=([.C70]-[.D70])/[.C70]" office:value-type="percentage" office:value="0.0296433458144546" calcext:value-type="percentage">
            <text:p>2.96%</text:p>
          </table:table-cell>
          <table:table-cell table:formula="of:=([.D70]-[.E70])/[.D70]" office:value-type="percentage" office:value="0.0470983594099618" calcext:value-type="percentage">
            <text:p>4.71%</text:p>
          </table:table-cell>
          <table:table-cell table:formula="of:=([.E70]-[.F70])/[.E70]" office:value-type="percentage" office:value="0.259823667537991" calcext:value-type="percentage">
            <text:p>25.98%</text:p>
          </table:table-cell>
          <table:table-cell table:style-name="ce15" table:formula="of:=([.F70]-[.G70])/[.F70]" office:value-type="percentage" office:value="0.91915587447296" calcext:value-type="percentage">
            <text:p>91.92%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416100" calcext:value-type="float">
            <text:p>1416100.00</text:p>
          </table:table-cell>
          <table:table-cell office:value-type="float" office:value="1230650" calcext:value-type="float">
            <text:p>1230650.00</text:p>
          </table:table-cell>
          <table:table-cell office:value-type="float" office:value="1187620" calcext:value-type="float">
            <text:p>1187620.00</text:p>
          </table:table-cell>
          <table:table-cell office:value-type="float" office:value="1137800" calcext:value-type="float">
            <text:p>1137800.00</text:p>
          </table:table-cell>
          <table:table-cell office:value-type="float" office:value="887136" calcext:value-type="float">
            <text:p>887136.00</text:p>
          </table:table-cell>
          <table:table-cell office:value-type="float" office:value="66793.4" calcext:value-type="float">
            <text:p>66793.40</text:p>
          </table:table-cell>
          <table:table-cell table:style-name="ce6"/>
          <table:table-cell table:formula="of:=([.B71]-[.C71])/[.B71]" office:value-type="percentage" office:value="0.130958265659205" calcext:value-type="percentage">
            <text:p>13.10%</text:p>
          </table:table-cell>
          <table:table-cell table:formula="of:=([.C71]-[.D71])/[.C71]" office:value-type="percentage" office:value="0.0349652622597814" calcext:value-type="percentage">
            <text:p>3.50%</text:p>
          </table:table-cell>
          <table:table-cell table:formula="of:=([.D71]-[.E71])/[.D71]" office:value-type="percentage" office:value="0.0419494451087048" calcext:value-type="percentage">
            <text:p>4.19%</text:p>
          </table:table-cell>
          <table:table-cell table:formula="of:=([.E71]-[.F71])/[.E71]" office:value-type="percentage" office:value="0.220305853401301" calcext:value-type="percentage">
            <text:p>22.03%</text:p>
          </table:table-cell>
          <table:table-cell table:style-name="ce15" table:formula="of:=([.F71]-[.G71])/[.F71]" office:value-type="percentage" office:value="0.924708951051473" calcext:value-type="percentage">
            <text:p>92.47%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415280" calcext:value-type="float">
            <text:p>1415280.00</text:p>
          </table:table-cell>
          <table:table-cell office:value-type="float" office:value="1328800" calcext:value-type="float">
            <text:p>1328800.00</text:p>
          </table:table-cell>
          <table:table-cell office:value-type="float" office:value="1183250" calcext:value-type="float">
            <text:p>1183250.00</text:p>
          </table:table-cell>
          <table:table-cell office:value-type="float" office:value="1174730" calcext:value-type="float">
            <text:p>1174730.00</text:p>
          </table:table-cell>
          <table:table-cell office:value-type="float" office:value="812185" calcext:value-type="float">
            <text:p>812185.00</text:p>
          </table:table-cell>
          <table:table-cell office:value-type="float" office:value="71477.8" calcext:value-type="float">
            <text:p>71477.80</text:p>
          </table:table-cell>
          <table:table-cell table:style-name="ce6"/>
          <table:table-cell table:formula="of:=([.B72]-[.C72])/[.B72]" office:value-type="percentage" office:value="0.0611045164207789" calcext:value-type="percentage">
            <text:p>6.11%</text:p>
          </table:table-cell>
          <table:table-cell table:formula="of:=([.C72]-[.D72])/[.C72]" office:value-type="percentage" office:value="0.10953491872366" calcext:value-type="percentage">
            <text:p>10.95%</text:p>
          </table:table-cell>
          <table:table-cell table:formula="of:=([.D72]-[.E72])/[.D72]" office:value-type="percentage" office:value="0.00720050707796343" calcext:value-type="percentage">
            <text:p>0.72%</text:p>
          </table:table-cell>
          <table:table-cell table:formula="of:=([.E72]-[.F72])/[.E72]" office:value-type="percentage" office:value="0.308619853072621" calcext:value-type="percentage">
            <text:p>30.86%</text:p>
          </table:table-cell>
          <table:table-cell table:style-name="ce15" table:formula="of:=([.F72]-[.G72])/[.F72]" office:value-type="percentage" office:value="0.911993203518903" calcext:value-type="percentage">
            <text:p>91.20%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270080" calcext:value-type="float">
            <text:p>1270080.00</text:p>
          </table:table-cell>
          <table:table-cell office:value-type="float" office:value="1266140" calcext:value-type="float">
            <text:p>1266140.00</text:p>
          </table:table-cell>
          <table:table-cell office:value-type="float" office:value="1223720" calcext:value-type="float">
            <text:p>1223720.00</text:p>
          </table:table-cell>
          <table:table-cell office:value-type="float" office:value="1091070" calcext:value-type="float">
            <text:p>1091070.00</text:p>
          </table:table-cell>
          <table:table-cell office:value-type="float" office:value="877023" calcext:value-type="float">
            <text:p>877023.00</text:p>
          </table:table-cell>
          <table:table-cell office:value-type="float" office:value="66198.2" calcext:value-type="float">
            <text:p>66198.20</text:p>
          </table:table-cell>
          <table:table-cell table:style-name="ce6"/>
          <table:table-cell table:formula="of:=([.B73]-[.C73])/[.B73]" office:value-type="percentage" office:value="0.00310216679264298" calcext:value-type="percentage">
            <text:p>0.31%</text:p>
          </table:table-cell>
          <table:table-cell table:formula="of:=([.C73]-[.D73])/[.C73]" office:value-type="percentage" office:value="0.0335034040469456" calcext:value-type="percentage">
            <text:p>3.35%</text:p>
          </table:table-cell>
          <table:table-cell table:formula="of:=([.D73]-[.E73])/[.D73]" office:value-type="percentage" office:value="0.10839898015886" calcext:value-type="percentage">
            <text:p>10.84%</text:p>
          </table:table-cell>
          <table:table-cell table:formula="of:=([.E73]-[.F73])/[.E73]" office:value-type="percentage" office:value="0.196180813330034" calcext:value-type="percentage">
            <text:p>19.62%</text:p>
          </table:table-cell>
          <table:table-cell table:style-name="ce15" table:formula="of:=([.F73]-[.G73])/[.F73]" office:value-type="percentage" office:value="0.924519425374249" calcext:value-type="percentage">
            <text:p>92.45%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436680" calcext:value-type="float">
            <text:p>1436680.00</text:p>
          </table:table-cell>
          <table:table-cell office:value-type="float" office:value="1312160" calcext:value-type="float">
            <text:p>1312160.00</text:p>
          </table:table-cell>
          <table:table-cell office:value-type="float" office:value="1322870" calcext:value-type="float">
            <text:p>1322870.00</text:p>
          </table:table-cell>
          <table:table-cell office:value-type="float" office:value="1095250" calcext:value-type="float">
            <text:p>1095250.00</text:p>
          </table:table-cell>
          <table:table-cell office:value-type="float" office:value="823729" calcext:value-type="float">
            <text:p>823729.00</text:p>
          </table:table-cell>
          <table:table-cell office:value-type="float" office:value="66996.4" calcext:value-type="float">
            <text:p>66996.40</text:p>
          </table:table-cell>
          <table:table-cell table:style-name="ce6"/>
          <table:table-cell table:formula="of:=([.B74]-[.C74])/[.B74]" office:value-type="percentage" office:value="0.0866720494473369" calcext:value-type="percentage">
            <text:p>8.67%</text:p>
          </table:table-cell>
          <table:table-cell table:formula="of:=([.C74]-[.D74])/[.C74]" office:value-type="percentage" office:value="-0.00816211437629558" calcext:value-type="percentage">
            <text:p>-0.82%</text:p>
          </table:table-cell>
          <table:table-cell table:formula="of:=([.D74]-[.E74])/[.D74]" office:value-type="percentage" office:value="0.172065282302872" calcext:value-type="percentage">
            <text:p>17.21%</text:p>
          </table:table-cell>
          <table:table-cell table:formula="of:=([.E74]-[.F74])/[.E74]" office:value-type="percentage" office:value="0.247907783611048" calcext:value-type="percentage">
            <text:p>24.79%</text:p>
          </table:table-cell>
          <table:table-cell table:style-name="ce15" table:formula="of:=([.F74]-[.G74])/[.F74]" office:value-type="percentage" office:value="0.918666940219417" calcext:value-type="percentage">
            <text:p>91.87%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421950" calcext:value-type="float">
            <text:p>1421950.00</text:p>
          </table:table-cell>
          <table:table-cell office:value-type="float" office:value="1242040" calcext:value-type="float">
            <text:p>1242040.00</text:p>
          </table:table-cell>
          <table:table-cell office:value-type="float" office:value="1298370" calcext:value-type="float">
            <text:p>1298370.00</text:p>
          </table:table-cell>
          <table:table-cell office:value-type="float" office:value="1079550" calcext:value-type="float">
            <text:p>1079550.00</text:p>
          </table:table-cell>
          <table:table-cell office:value-type="float" office:value="761178" calcext:value-type="float">
            <text:p>761178.00</text:p>
          </table:table-cell>
          <table:table-cell office:value-type="float" office:value="66291.2" calcext:value-type="float">
            <text:p>66291.20</text:p>
          </table:table-cell>
          <table:table-cell table:style-name="ce6"/>
          <table:table-cell table:formula="of:=([.B75]-[.C75])/[.B75]" office:value-type="percentage" office:value="0.126523436126446" calcext:value-type="percentage">
            <text:p>12.65%</text:p>
          </table:table-cell>
          <table:table-cell table:formula="of:=([.C75]-[.D75])/[.C75]" office:value-type="percentage" office:value="-0.045352806672893" calcext:value-type="percentage">
            <text:p>-4.54%</text:p>
          </table:table-cell>
          <table:table-cell table:formula="of:=([.D75]-[.E75])/[.D75]" office:value-type="percentage" office:value="0.168534393123686" calcext:value-type="percentage">
            <text:p>16.85%</text:p>
          </table:table-cell>
          <table:table-cell table:formula="of:=([.E75]-[.F75])/[.E75]" office:value-type="percentage" office:value="0.294911768792552" calcext:value-type="percentage">
            <text:p>29.49%</text:p>
          </table:table-cell>
          <table:table-cell table:style-name="ce15" table:formula="of:=([.F75]-[.G75])/[.F75]" office:value-type="percentage" office:value="0.912909726765619" calcext:value-type="percentage">
            <text:p>91.29%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1138180" calcext:value-type="float">
            <text:p>1138180.00</text:p>
          </table:table-cell>
          <table:table-cell office:value-type="float" office:value="1221750" calcext:value-type="float">
            <text:p>1221750.00</text:p>
          </table:table-cell>
          <table:table-cell office:value-type="float" office:value="1299760" calcext:value-type="float">
            <text:p>1299760.00</text:p>
          </table:table-cell>
          <table:table-cell office:value-type="float" office:value="1140340" calcext:value-type="float">
            <text:p>1140340.00</text:p>
          </table:table-cell>
          <table:table-cell office:value-type="float" office:value="762475" calcext:value-type="float">
            <text:p>762475.00</text:p>
          </table:table-cell>
          <table:table-cell office:value-type="float" office:value="67138.5" calcext:value-type="float">
            <text:p>67138.50</text:p>
          </table:table-cell>
          <table:table-cell table:style-name="ce6"/>
          <table:table-cell table:formula="of:=([.B76]-[.C76])/[.B76]" office:value-type="percentage" office:value="-0.0734242386968669" calcext:value-type="percentage">
            <text:p>-7.34%</text:p>
          </table:table-cell>
          <table:table-cell table:formula="of:=([.C76]-[.D76])/[.C76]" office:value-type="percentage" office:value="-0.0638510333537958" calcext:value-type="percentage">
            <text:p>-6.39%</text:p>
          </table:table-cell>
          <table:table-cell table:formula="of:=([.D76]-[.E76])/[.D76]" office:value-type="percentage" office:value="0.122653412937773" calcext:value-type="percentage">
            <text:p>12.27%</text:p>
          </table:table-cell>
          <table:table-cell table:formula="of:=([.E76]-[.F76])/[.E76]" office:value-type="percentage" office:value="0.331361699142361" calcext:value-type="percentage">
            <text:p>33.14%</text:p>
          </table:table-cell>
          <table:table-cell table:style-name="ce15" table:formula="of:=([.F76]-[.G76])/[.F76]" office:value-type="percentage" office:value="0.911946621200695" calcext:value-type="percentage">
            <text:p>91.19%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1548310" calcext:value-type="float">
            <text:p>1548310.00</text:p>
          </table:table-cell>
          <table:table-cell office:value-type="float" office:value="1252360" calcext:value-type="float">
            <text:p>1252360.00</text:p>
          </table:table-cell>
          <table:table-cell office:value-type="float" office:value="1398410" calcext:value-type="float">
            <text:p>1398410.00</text:p>
          </table:table-cell>
          <table:table-cell office:value-type="float" office:value="1082850" calcext:value-type="float">
            <text:p>1082850.00</text:p>
          </table:table-cell>
          <table:table-cell office:value-type="float" office:value="764493" calcext:value-type="float">
            <text:p>764493.00</text:p>
          </table:table-cell>
          <table:table-cell office:value-type="float" office:value="66202.8" calcext:value-type="float">
            <text:p>66202.80</text:p>
          </table:table-cell>
          <table:table-cell table:style-name="ce6"/>
          <table:table-cell table:formula="of:=([.B77]-[.C77])/[.B77]" office:value-type="percentage" office:value="0.191143892372974" calcext:value-type="percentage">
            <text:p>19.11%</text:p>
          </table:table-cell>
          <table:table-cell table:formula="of:=([.C77]-[.D77])/[.C77]" office:value-type="percentage" office:value="-0.116619821776486" calcext:value-type="percentage">
            <text:p>-11.66%</text:p>
          </table:table-cell>
          <table:table-cell table:formula="of:=([.D77]-[.E77])/[.D77]" office:value-type="percentage" office:value="0.225656281062063" calcext:value-type="percentage">
            <text:p>22.57%</text:p>
          </table:table-cell>
          <table:table-cell table:formula="of:=([.E77]-[.F77])/[.E77]" office:value-type="percentage" office:value="0.293999168859953" calcext:value-type="percentage">
            <text:p>29.40%</text:p>
          </table:table-cell>
          <table:table-cell table:style-name="ce15" table:formula="of:=([.F77]-[.G77])/[.F77]" office:value-type="percentage" office:value="0.913403000419886" calcext:value-type="percentage">
            <text:p>91.34%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171800" calcext:value-type="float">
            <text:p>1171800.00</text:p>
          </table:table-cell>
          <table:table-cell office:value-type="float" office:value="1234250" calcext:value-type="float">
            <text:p>1234250.00</text:p>
          </table:table-cell>
          <table:table-cell office:value-type="float" office:value="1421850" calcext:value-type="float">
            <text:p>1421850.00</text:p>
          </table:table-cell>
          <table:table-cell office:value-type="float" office:value="1096060" calcext:value-type="float">
            <text:p>1096060.00</text:p>
          </table:table-cell>
          <table:table-cell office:value-type="float" office:value="782100" calcext:value-type="float">
            <text:p>782100.00</text:p>
          </table:table-cell>
          <table:table-cell office:value-type="float" office:value="65337.3" calcext:value-type="float">
            <text:p>65337.30</text:p>
          </table:table-cell>
          <table:table-cell table:style-name="ce6"/>
          <table:table-cell table:formula="of:=([.B78]-[.C78])/[.B78]" office:value-type="percentage" office:value="-0.0532940774876259" calcext:value-type="percentage">
            <text:p>-5.33%</text:p>
          </table:table-cell>
          <table:table-cell table:formula="of:=([.C78]-[.D78])/[.C78]" office:value-type="percentage" office:value="-0.151995138748228" calcext:value-type="percentage">
            <text:p>-15.20%</text:p>
          </table:table-cell>
          <table:table-cell table:formula="of:=([.D78]-[.E78])/[.D78]" office:value-type="percentage" office:value="0.22913106164504" calcext:value-type="percentage">
            <text:p>22.91%</text:p>
          </table:table-cell>
          <table:table-cell table:formula="of:=([.E78]-[.F78])/[.E78]" office:value-type="percentage" office:value="0.286444172764265" calcext:value-type="percentage">
            <text:p>28.64%</text:p>
          </table:table-cell>
          <table:table-cell table:style-name="ce15" table:formula="of:=([.F78]-[.G78])/[.F78]" office:value-type="percentage" office:value="0.91645914844649" calcext:value-type="percentage">
            <text:p>91.65%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1555800" calcext:value-type="float">
            <text:p>1555800.00</text:p>
          </table:table-cell>
          <table:table-cell office:value-type="float" office:value="1292440" calcext:value-type="float">
            <text:p>1292440.00</text:p>
          </table:table-cell>
          <table:table-cell office:value-type="float" office:value="1295620" calcext:value-type="float">
            <text:p>1295620.00</text:p>
          </table:table-cell>
          <table:table-cell office:value-type="float" office:value="1084900" calcext:value-type="float">
            <text:p>1084900.00</text:p>
          </table:table-cell>
          <table:table-cell office:value-type="float" office:value="722977" calcext:value-type="float">
            <text:p>722977.00</text:p>
          </table:table-cell>
          <table:table-cell office:value-type="float" office:value="66887.8" calcext:value-type="float">
            <text:p>66887.80</text:p>
          </table:table-cell>
          <table:table-cell table:style-name="ce6"/>
          <table:table-cell table:formula="of:=([.B79]-[.C79])/[.B79]" office:value-type="percentage" office:value="0.16927625658825" calcext:value-type="percentage">
            <text:p>16.93%</text:p>
          </table:table-cell>
          <table:table-cell table:formula="of:=([.C79]-[.D79])/[.C79]" office:value-type="percentage" office:value="-0.0024604623812324" calcext:value-type="percentage">
            <text:p>-0.25%</text:p>
          </table:table-cell>
          <table:table-cell table:formula="of:=([.D79]-[.E79])/[.D79]" office:value-type="percentage" office:value="0.162640280329109" calcext:value-type="percentage">
            <text:p>16.26%</text:p>
          </table:table-cell>
          <table:table-cell table:formula="of:=([.E79]-[.F79])/[.E79]" office:value-type="percentage" office:value="0.333600331827818" calcext:value-type="percentage">
            <text:p>33.36%</text:p>
          </table:table-cell>
          <table:table-cell table:style-name="ce15" table:formula="of:=([.F79]-[.G79])/[.F79]" office:value-type="percentage" office:value="0.907482810656494" calcext:value-type="percentage">
            <text:p>90.75%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238510" calcext:value-type="float">
            <text:p>1238510.00</text:p>
          </table:table-cell>
          <table:table-cell office:value-type="float" office:value="1307170" calcext:value-type="float">
            <text:p>1307170.00</text:p>
          </table:table-cell>
          <table:table-cell office:value-type="float" office:value="1260900" calcext:value-type="float">
            <text:p>1260900.00</text:p>
          </table:table-cell>
          <table:table-cell office:value-type="float" office:value="1083560" calcext:value-type="float">
            <text:p>1083560.00</text:p>
          </table:table-cell>
          <table:table-cell office:value-type="float" office:value="729097" calcext:value-type="float">
            <text:p>729097.00</text:p>
          </table:table-cell>
          <table:table-cell office:value-type="float" office:value="65280.1" calcext:value-type="float">
            <text:p>65280.10</text:p>
          </table:table-cell>
          <table:table-cell table:style-name="ce6"/>
          <table:table-cell table:formula="of:=([.B80]-[.C80])/[.B80]" office:value-type="percentage" office:value="-0.0554375822560981" calcext:value-type="percentage">
            <text:p>-5.54%</text:p>
          </table:table-cell>
          <table:table-cell table:formula="of:=([.C80]-[.D80])/[.C80]" office:value-type="percentage" office:value="0.0353970791863338" calcext:value-type="percentage">
            <text:p>3.54%</text:p>
          </table:table-cell>
          <table:table-cell table:formula="of:=([.D80]-[.E80])/[.D80]" office:value-type="percentage" office:value="0.140645570624157" calcext:value-type="percentage">
            <text:p>14.06%</text:p>
          </table:table-cell>
          <table:table-cell table:formula="of:=([.E80]-[.F80])/[.E80]" office:value-type="percentage" office:value="0.327128170105947" calcext:value-type="percentage">
            <text:p>32.71%</text:p>
          </table:table-cell>
          <table:table-cell table:style-name="ce15" table:formula="of:=([.F80]-[.G80])/[.F80]" office:value-type="percentage" office:value="0.910464451232141" calcext:value-type="percentage">
            <text:p>91.05%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1644080" calcext:value-type="float">
            <text:p>1644080.00</text:p>
          </table:table-cell>
          <table:table-cell office:value-type="float" office:value="1250170" calcext:value-type="float">
            <text:p>1250170.00</text:p>
          </table:table-cell>
          <table:table-cell office:value-type="float" office:value="1228060" calcext:value-type="float">
            <text:p>1228060.00</text:p>
          </table:table-cell>
          <table:table-cell office:value-type="float" office:value="1097870" calcext:value-type="float">
            <text:p>1097870.00</text:p>
          </table:table-cell>
          <table:table-cell office:value-type="float" office:value="746384" calcext:value-type="float">
            <text:p>746384.00</text:p>
          </table:table-cell>
          <table:table-cell office:value-type="float" office:value="64685" calcext:value-type="float">
            <text:p>64685.00</text:p>
          </table:table-cell>
          <table:table-cell table:style-name="ce6"/>
          <table:table-cell table:formula="of:=([.B81]-[.C81])/[.B81]" office:value-type="percentage" office:value="0.239592963846042" calcext:value-type="percentage">
            <text:p>23.96%</text:p>
          </table:table-cell>
          <table:table-cell table:formula="of:=([.C81]-[.D81])/[.C81]" office:value-type="percentage" office:value="0.0176855947591128" calcext:value-type="percentage">
            <text:p>1.77%</text:p>
          </table:table-cell>
          <table:table-cell table:formula="of:=([.D81]-[.E81])/[.D81]" office:value-type="percentage" office:value="0.106012735534094" calcext:value-type="percentage">
            <text:p>10.60%</text:p>
          </table:table-cell>
          <table:table-cell table:formula="of:=([.E81]-[.F81])/[.E81]" office:value-type="percentage" office:value="0.320152659240165" calcext:value-type="percentage">
            <text:p>32.02%</text:p>
          </table:table-cell>
          <table:table-cell table:style-name="ce15" table:formula="of:=([.F81]-[.G81])/[.F81]" office:value-type="percentage" office:value="0.913335494865913" calcext:value-type="percentage">
            <text:p>91.33%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446560" calcext:value-type="float">
            <text:p>1446560.00</text:p>
          </table:table-cell>
          <table:table-cell office:value-type="float" office:value="1247480" calcext:value-type="float">
            <text:p>1247480.00</text:p>
          </table:table-cell>
          <table:table-cell office:value-type="float" office:value="1222120" calcext:value-type="float">
            <text:p>1222120.00</text:p>
          </table:table-cell>
          <table:table-cell office:value-type="float" office:value="1103810" calcext:value-type="float">
            <text:p>1103810.00</text:p>
          </table:table-cell>
          <table:table-cell office:value-type="float" office:value="726478" calcext:value-type="float">
            <text:p>726478.00</text:p>
          </table:table-cell>
          <table:table-cell office:value-type="float" office:value="67232.9" calcext:value-type="float">
            <text:p>67232.90</text:p>
          </table:table-cell>
          <table:table-cell table:style-name="ce6"/>
          <table:table-cell table:formula="of:=([.B82]-[.C82])/[.B82]" office:value-type="percentage" office:value="0.137623050547506" calcext:value-type="percentage">
            <text:p>13.76%</text:p>
          </table:table-cell>
          <table:table-cell table:formula="of:=([.C82]-[.D82])/[.C82]" office:value-type="percentage" office:value="0.0203289832301921" calcext:value-type="percentage">
            <text:p>2.03%</text:p>
          </table:table-cell>
          <table:table-cell table:formula="of:=([.D82]-[.E82])/[.D82]" office:value-type="percentage" office:value="0.0968071875102281" calcext:value-type="percentage">
            <text:p>9.68%</text:p>
          </table:table-cell>
          <table:table-cell table:formula="of:=([.E82]-[.F82])/[.E82]" office:value-type="percentage" office:value="0.341845063914985" calcext:value-type="percentage">
            <text:p>34.18%</text:p>
          </table:table-cell>
          <table:table-cell table:style-name="ce15" table:formula="of:=([.F82]-[.G82])/[.F82]" office:value-type="percentage" office:value="0.907453632456867" calcext:value-type="percentage">
            <text:p>90.75%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1461060" calcext:value-type="float">
            <text:p>1461060.00</text:p>
          </table:table-cell>
          <table:table-cell office:value-type="float" office:value="1242870" calcext:value-type="float">
            <text:p>1242870.00</text:p>
          </table:table-cell>
          <table:table-cell office:value-type="float" office:value="1193230" calcext:value-type="float">
            <text:p>1193230.00</text:p>
          </table:table-cell>
          <table:table-cell office:value-type="float" office:value="1147580" calcext:value-type="float">
            <text:p>1147580.00</text:p>
          </table:table-cell>
          <table:table-cell office:value-type="float" office:value="756763" calcext:value-type="float">
            <text:p>756763.00</text:p>
          </table:table-cell>
          <table:table-cell office:value-type="float" office:value="67478.2" calcext:value-type="float">
            <text:p>67478.20</text:p>
          </table:table-cell>
          <table:table-cell table:style-name="ce6"/>
          <table:table-cell table:formula="of:=([.B83]-[.C83])/[.B83]" office:value-type="percentage" office:value="0.14933678288366" calcext:value-type="percentage">
            <text:p>14.93%</text:p>
          </table:table-cell>
          <table:table-cell table:formula="of:=([.C83]-[.D83])/[.C83]" office:value-type="percentage" office:value="0.0399398167145397" calcext:value-type="percentage">
            <text:p>3.99%</text:p>
          </table:table-cell>
          <table:table-cell table:formula="of:=([.D83]-[.E83])/[.D83]" office:value-type="percentage" office:value="0.0382575027446511" calcext:value-type="percentage">
            <text:p>3.83%</text:p>
          </table:table-cell>
          <table:table-cell table:formula="of:=([.E83]-[.F83])/[.E83]" office:value-type="percentage" office:value="0.340557521044284" calcext:value-type="percentage">
            <text:p>34.06%</text:p>
          </table:table-cell>
          <table:table-cell table:style-name="ce15" table:formula="of:=([.F83]-[.G83])/[.F83]" office:value-type="percentage" office:value="0.910833114198237" calcext:value-type="percentage">
            <text:p>91.08%</text:p>
          </table:table-cell>
          <table:table-cell table:number-columns-repeated="101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1125360" calcext:value-type="float">
            <text:p>1125360.00</text:p>
          </table:table-cell>
          <table:table-cell table:style-name="ce7" office:value-type="float" office:value="1245160" calcext:value-type="float">
            <text:p>1245160.00</text:p>
          </table:table-cell>
          <table:table-cell table:style-name="ce7" office:value-type="float" office:value="1220310" calcext:value-type="float">
            <text:p>1220310.00</text:p>
          </table:table-cell>
          <table:table-cell table:style-name="ce7" office:value-type="float" office:value="1138800" calcext:value-type="float">
            <text:p>1138800.00</text:p>
          </table:table-cell>
          <table:table-cell table:style-name="ce7" office:value-type="float" office:value="769655" calcext:value-type="float">
            <text:p>769655.00</text:p>
          </table:table-cell>
          <table:table-cell table:style-name="ce7" office:value-type="float" office:value="65412.2" calcext:value-type="float">
            <text:p>65412.20</text:p>
          </table:table-cell>
          <table:table-cell table:style-name="ce7"/>
          <table:table-cell table:style-name="ce12" table:formula="of:=([.B84]-[.C84])/[.B84]" office:value-type="percentage" office:value="-0.106454823345418" calcext:value-type="percentage">
            <text:p>-10.65%</text:p>
          </table:table-cell>
          <table:table-cell table:style-name="ce12" table:formula="of:=([.C84]-[.D84])/[.C84]" office:value-type="percentage" office:value="0.0199572745671239" calcext:value-type="percentage">
            <text:p>2.00%</text:p>
          </table:table-cell>
          <table:table-cell table:style-name="ce12" table:formula="of:=([.D84]-[.E84])/[.D84]" office:value-type="percentage" office:value="0.0667945030361138" calcext:value-type="percentage">
            <text:p>6.68%</text:p>
          </table:table-cell>
          <table:table-cell table:style-name="ce12" table:formula="of:=([.E84]-[.F84])/[.E84]" office:value-type="percentage" office:value="0.324152616789603" calcext:value-type="percentage">
            <text:p>32.42%</text:p>
          </table:table-cell>
          <table:table-cell table:style-name="ce16" table:formula="of:=([.F84]-[.G84])/[.F84]" office:value-type="percentage" office:value="0.915011011427198" calcext:value-type="percentage">
            <text:p>91.50%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cpu(node1_fixture|6)</text:p>
          </table:table-cell>
          <table:table-cell table:style-name="ce5" office:value-type="string" calcext:value-type="string">
            <text:p>cpu(node2_fixture|6)</text:p>
          </table:table-cell>
          <table:table-cell table:style-name="ce5" office:value-type="string" calcext:value-type="string">
            <text:p>cpu(node3_fixture|6)</text:p>
          </table:table-cell>
          <table:table-cell table:style-name="ce5" office:value-type="string" calcext:value-type="string">
            <text:p>cpu(node4_fixture|6)</text:p>
          </table:table-cell>
          <table:table-cell table:style-name="ce5" office:value-type="string" calcext:value-type="string">
            <text:p>cpu(node5_fixture|6)</text:p>
          </table:table-cell>
          <table:table-cell table:style-name="ce5" office:value-type="string" calcext:value-type="string">
            <text:p>cpu(node6_fixture|6)</text:p>
          </table:table-cell>
          <table:table-cell table:style-name="ce8"/>
          <table:table-cell table:style-name="ce10" office:value-type="string" calcext:value-type="string" table:number-columns-spanned="5" table:number-rows-spanned="1">
            <text:p>Relative diff</text:p>
          </table:table-cell>
          <table:covered-table-cell table:number-columns-repeated="3" table:style-name="ce8"/>
          <table:covered-table-cell table:style-name="ce17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6605700" calcext:value-type="float">
            <text:p>36605700.00</text:p>
          </table:table-cell>
          <table:table-cell office:value-type="float" office:value="22287400" calcext:value-type="float">
            <text:p>22287400.00</text:p>
          </table:table-cell>
          <table:table-cell office:value-type="float" office:value="22146300" calcext:value-type="float">
            <text:p>22146300.00</text:p>
          </table:table-cell>
          <table:table-cell office:value-type="float" office:value="21493400" calcext:value-type="float">
            <text:p>21493400.00</text:p>
          </table:table-cell>
          <table:table-cell office:value-type="float" office:value="17646500" calcext:value-type="float">
            <text:p>17646500.00</text:p>
          </table:table-cell>
          <table:table-cell office:value-type="float" office:value="2146160" calcext:value-type="float">
            <text:p>2146160.00</text:p>
          </table:table-cell>
          <table:table-cell/>
          <table:table-cell table:formula="of:=([.B86]-[.C86])/[.B86]" office:value-type="percentage" office:value="0.391149465793579" calcext:value-type="percentage">
            <text:p>39.11%</text:p>
          </table:table-cell>
          <table:table-cell table:formula="of:=([.C86]-[.D86])/[.C86]" office:value-type="percentage" office:value="0.00633093137826754" calcext:value-type="percentage">
            <text:p>0.63%</text:p>
          </table:table-cell>
          <table:table-cell table:formula="of:=([.D86]-[.E86])/[.D86]" office:value-type="percentage" office:value="0.0294812225970027" calcext:value-type="percentage">
            <text:p>2.95%</text:p>
          </table:table-cell>
          <table:table-cell table:formula="of:=([.E86]-[.F86])/[.E86]" office:value-type="percentage" office:value="0.178980524253957" calcext:value-type="percentage">
            <text:p>17.90%</text:p>
          </table:table-cell>
          <table:table-cell table:style-name="ce15" table:formula="of:=([.F86]-[.G86])/[.F86]" office:value-type="percentage" office:value="0.87838041537982" calcext:value-type="percentage">
            <text:p>87.84%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8485000" calcext:value-type="float">
            <text:p>18485000.00</text:p>
          </table:table-cell>
          <table:table-cell office:value-type="float" office:value="22351300" calcext:value-type="float">
            <text:p>22351300.00</text:p>
          </table:table-cell>
          <table:table-cell office:value-type="float" office:value="22107700" calcext:value-type="float">
            <text:p>22107700.00</text:p>
          </table:table-cell>
          <table:table-cell office:value-type="float" office:value="21572000" calcext:value-type="float">
            <text:p>21572000.00</text:p>
          </table:table-cell>
          <table:table-cell office:value-type="float" office:value="17813400" calcext:value-type="float">
            <text:p>17813400.00</text:p>
          </table:table-cell>
          <table:table-cell office:value-type="float" office:value="2044960" calcext:value-type="float">
            <text:p>2044960.00</text:p>
          </table:table-cell>
          <table:table-cell/>
          <table:table-cell table:formula="of:=([.B87]-[.C87])/[.B87]" office:value-type="percentage" office:value="-0.209158777387071" calcext:value-type="percentage">
            <text:p>-20.92%</text:p>
          </table:table-cell>
          <table:table-cell table:formula="of:=([.C87]-[.D87])/[.C87]" office:value-type="percentage" office:value="0.0108986949304962" calcext:value-type="percentage">
            <text:p>1.09%</text:p>
          </table:table-cell>
          <table:table-cell table:formula="of:=([.D87]-[.E87])/[.D87]" office:value-type="percentage" office:value="0.0242313763982685" calcext:value-type="percentage">
            <text:p>2.42%</text:p>
          </table:table-cell>
          <table:table-cell table:formula="of:=([.E87]-[.F87])/[.E87]" office:value-type="percentage" office:value="0.174235119599481" calcext:value-type="percentage">
            <text:p>17.42%</text:p>
          </table:table-cell>
          <table:table-cell table:style-name="ce15" table:formula="of:=([.F87]-[.G87])/[.F87]" office:value-type="percentage" office:value="0.885201028439265" calcext:value-type="percentage">
            <text:p>88.52%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7768100" calcext:value-type="float">
            <text:p>37768100.00</text:p>
          </table:table-cell>
          <table:table-cell office:value-type="float" office:value="22322700" calcext:value-type="float">
            <text:p>22322700.00</text:p>
          </table:table-cell>
          <table:table-cell office:value-type="float" office:value="21914600" calcext:value-type="float">
            <text:p>21914600.00</text:p>
          </table:table-cell>
          <table:table-cell office:value-type="float" office:value="21292500" calcext:value-type="float">
            <text:p>21292500.00</text:p>
          </table:table-cell>
          <table:table-cell office:value-type="float" office:value="18268600" calcext:value-type="float">
            <text:p>18268600.00</text:p>
          </table:table-cell>
          <table:table-cell office:value-type="float" office:value="2054270" calcext:value-type="float">
            <text:p>2054270.00</text:p>
          </table:table-cell>
          <table:table-cell/>
          <table:table-cell table:formula="of:=([.B88]-[.C88])/[.B88]" office:value-type="percentage" office:value="0.408953587816173" calcext:value-type="percentage">
            <text:p>40.90%</text:p>
          </table:table-cell>
          <table:table-cell table:formula="of:=([.C88]-[.D88])/[.C88]" office:value-type="percentage" office:value="0.0182818386664697" calcext:value-type="percentage">
            <text:p>1.83%</text:p>
          </table:table-cell>
          <table:table-cell table:formula="of:=([.D88]-[.E88])/[.D88]" office:value-type="percentage" office:value="0.0283874677155869" calcext:value-type="percentage">
            <text:p>2.84%</text:p>
          </table:table-cell>
          <table:table-cell table:formula="of:=([.E88]-[.F88])/[.E88]" office:value-type="percentage" office:value="0.142017142186216" calcext:value-type="percentage">
            <text:p>14.20%</text:p>
          </table:table-cell>
          <table:table-cell table:style-name="ce15" table:formula="of:=([.F88]-[.G88])/[.F88]" office:value-type="percentage" office:value="0.8875518649486" calcext:value-type="percentage">
            <text:p>88.76%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8594200" calcext:value-type="float">
            <text:p>18594200.00</text:p>
          </table:table-cell>
          <table:table-cell office:value-type="float" office:value="22308600" calcext:value-type="float">
            <text:p>22308600.00</text:p>
          </table:table-cell>
          <table:table-cell office:value-type="float" office:value="21835600" calcext:value-type="float">
            <text:p>21835600.00</text:p>
          </table:table-cell>
          <table:table-cell office:value-type="float" office:value="21330700" calcext:value-type="float">
            <text:p>21330700.00</text:p>
          </table:table-cell>
          <table:table-cell office:value-type="float" office:value="17950000" calcext:value-type="float">
            <text:p>17950000.00</text:p>
          </table:table-cell>
          <table:table-cell office:value-type="float" office:value="2103530" calcext:value-type="float">
            <text:p>2103530.00</text:p>
          </table:table-cell>
          <table:table-cell/>
          <table:table-cell table:formula="of:=([.B89]-[.C89])/[.B89]" office:value-type="percentage" office:value="-0.199761215863011" calcext:value-type="percentage">
            <text:p>-19.98%</text:p>
          </table:table-cell>
          <table:table-cell table:formula="of:=([.C89]-[.D89])/[.C89]" office:value-type="percentage" office:value="0.0212025855499673" calcext:value-type="percentage">
            <text:p>2.12%</text:p>
          </table:table-cell>
          <table:table-cell table:formula="of:=([.D89]-[.E89])/[.D89]" office:value-type="percentage" office:value="0.0231227903057392" calcext:value-type="percentage">
            <text:p>2.31%</text:p>
          </table:table-cell>
          <table:table-cell table:formula="of:=([.E89]-[.F89])/[.E89]" office:value-type="percentage" office:value="0.15848987609408" calcext:value-type="percentage">
            <text:p>15.85%</text:p>
          </table:table-cell>
          <table:table-cell table:style-name="ce15" table:formula="of:=([.F89]-[.G89])/[.F89]" office:value-type="percentage" office:value="0.882811699164345" calcext:value-type="percentage">
            <text:p>88.28%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38026800" calcext:value-type="float">
            <text:p>38026800.00</text:p>
          </table:table-cell>
          <table:table-cell office:value-type="float" office:value="22408300" calcext:value-type="float">
            <text:p>22408300.00</text:p>
          </table:table-cell>
          <table:table-cell office:value-type="float" office:value="21669000" calcext:value-type="float">
            <text:p>21669000.00</text:p>
          </table:table-cell>
          <table:table-cell office:value-type="float" office:value="21243900" calcext:value-type="float">
            <text:p>21243900.00</text:p>
          </table:table-cell>
          <table:table-cell office:value-type="float" office:value="18027900" calcext:value-type="float">
            <text:p>18027900.00</text:p>
          </table:table-cell>
          <table:table-cell office:value-type="float" office:value="2028200" calcext:value-type="float">
            <text:p>2028200.00</text:p>
          </table:table-cell>
          <table:table-cell/>
          <table:table-cell table:formula="of:=([.B90]-[.C90])/[.B90]" office:value-type="percentage" office:value="0.410723489749335" calcext:value-type="percentage">
            <text:p>41.07%</text:p>
          </table:table-cell>
          <table:table-cell table:formula="of:=([.C90]-[.D90])/[.C90]" office:value-type="percentage" office:value="0.0329922394826917" calcext:value-type="percentage">
            <text:p>3.30%</text:p>
          </table:table-cell>
          <table:table-cell table:formula="of:=([.D90]-[.E90])/[.D90]" office:value-type="percentage" office:value="0.0196178873044441" calcext:value-type="percentage">
            <text:p>1.96%</text:p>
          </table:table-cell>
          <table:table-cell table:formula="of:=([.E90]-[.F90])/[.E90]" office:value-type="percentage" office:value="0.15138463276517" calcext:value-type="percentage">
            <text:p>15.14%</text:p>
          </table:table-cell>
          <table:table-cell table:style-name="ce15" table:formula="of:=([.F90]-[.G90])/[.F90]" office:value-type="percentage" office:value="0.887496602488365" calcext:value-type="percentage">
            <text:p>88.75%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3864700" calcext:value-type="float">
            <text:p>23864700.00</text:p>
          </table:table-cell>
          <table:table-cell office:value-type="float" office:value="22777800" calcext:value-type="float">
            <text:p>22777800.00</text:p>
          </table:table-cell>
          <table:table-cell office:value-type="float" office:value="21791100" calcext:value-type="float">
            <text:p>21791100.00</text:p>
          </table:table-cell>
          <table:table-cell office:value-type="float" office:value="21546400" calcext:value-type="float">
            <text:p>21546400.00</text:p>
          </table:table-cell>
          <table:table-cell office:value-type="float" office:value="17915600" calcext:value-type="float">
            <text:p>17915600.00</text:p>
          </table:table-cell>
          <table:table-cell office:value-type="float" office:value="2045680" calcext:value-type="float">
            <text:p>2045680.00</text:p>
          </table:table-cell>
          <table:table-cell/>
          <table:table-cell table:formula="of:=([.B91]-[.C91])/[.B91]" office:value-type="percentage" office:value="0.0455442557417441" calcext:value-type="percentage">
            <text:p>4.55%</text:p>
          </table:table-cell>
          <table:table-cell table:formula="of:=([.C91]-[.D91])/[.C91]" office:value-type="percentage" office:value="0.0433184943234202" calcext:value-type="percentage">
            <text:p>4.33%</text:p>
          </table:table-cell>
          <table:table-cell table:formula="of:=([.D91]-[.E91])/[.D91]" office:value-type="percentage" office:value="0.0112293551036891" calcext:value-type="percentage">
            <text:p>1.12%</text:p>
          </table:table-cell>
          <table:table-cell table:formula="of:=([.E91]-[.F91])/[.E91]" office:value-type="percentage" office:value="0.168510748895407" calcext:value-type="percentage">
            <text:p>16.85%</text:p>
          </table:table-cell>
          <table:table-cell table:style-name="ce15" table:formula="of:=([.F91]-[.G91])/[.F91]" office:value-type="percentage" office:value="0.885815713679698" calcext:value-type="percentage">
            <text:p>88.58%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8834900" calcext:value-type="float">
            <text:p>38834900.00</text:p>
          </table:table-cell>
          <table:table-cell office:value-type="float" office:value="22472100" calcext:value-type="float">
            <text:p>22472100.00</text:p>
          </table:table-cell>
          <table:table-cell office:value-type="float" office:value="21960300" calcext:value-type="float">
            <text:p>21960300.00</text:p>
          </table:table-cell>
          <table:table-cell office:value-type="float" office:value="21540800" calcext:value-type="float">
            <text:p>21540800.00</text:p>
          </table:table-cell>
          <table:table-cell office:value-type="float" office:value="17943800" calcext:value-type="float">
            <text:p>17943800.00</text:p>
          </table:table-cell>
          <table:table-cell office:value-type="float" office:value="2101110" calcext:value-type="float">
            <text:p>2101110.00</text:p>
          </table:table-cell>
          <table:table-cell/>
          <table:table-cell table:formula="of:=([.B92]-[.C92])/[.B92]" office:value-type="percentage" office:value="0.421342658279022" calcext:value-type="percentage">
            <text:p>42.13%</text:p>
          </table:table-cell>
          <table:table-cell table:formula="of:=([.C92]-[.D92])/[.C92]" office:value-type="percentage" office:value="0.0227749075520312" calcext:value-type="percentage">
            <text:p>2.28%</text:p>
          </table:table-cell>
          <table:table-cell table:formula="of:=([.D92]-[.E92])/[.D92]" office:value-type="percentage" office:value="0.0191026534245889" calcext:value-type="percentage">
            <text:p>1.91%</text:p>
          </table:table-cell>
          <table:table-cell table:formula="of:=([.E92]-[.F92])/[.E92]" office:value-type="percentage" office:value="0.166985441580628" calcext:value-type="percentage">
            <text:p>16.70%</text:p>
          </table:table-cell>
          <table:table-cell table:style-name="ce15" table:formula="of:=([.F92]-[.G92])/[.F92]" office:value-type="percentage" office:value="0.882906073406971" calcext:value-type="percentage">
            <text:p>88.29%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4343900" calcext:value-type="float">
            <text:p>24343900.00</text:p>
          </table:table-cell>
          <table:table-cell office:value-type="float" office:value="22534300" calcext:value-type="float">
            <text:p>22534300.00</text:p>
          </table:table-cell>
          <table:table-cell office:value-type="float" office:value="21807900" calcext:value-type="float">
            <text:p>21807900.00</text:p>
          </table:table-cell>
          <table:table-cell office:value-type="float" office:value="21933100" calcext:value-type="float">
            <text:p>21933100.00</text:p>
          </table:table-cell>
          <table:table-cell office:value-type="float" office:value="17946600" calcext:value-type="float">
            <text:p>17946600.00</text:p>
          </table:table-cell>
          <table:table-cell office:value-type="float" office:value="2054400" calcext:value-type="float">
            <text:p>2054400.00</text:p>
          </table:table-cell>
          <table:table-cell/>
          <table:table-cell table:formula="of:=([.B93]-[.C93])/[.B93]" office:value-type="percentage" office:value="0.0743348436363935" calcext:value-type="percentage">
            <text:p>7.43%</text:p>
          </table:table-cell>
          <table:table-cell table:formula="of:=([.C93]-[.D93])/[.C93]" office:value-type="percentage" office:value="0.0322353035150859" calcext:value-type="percentage">
            <text:p>3.22%</text:p>
          </table:table-cell>
          <table:table-cell table:formula="of:=([.D93]-[.E93])/[.D93]" office:value-type="percentage" office:value="-0.00574103879786683" calcext:value-type="percentage">
            <text:p>-0.57%</text:p>
          </table:table-cell>
          <table:table-cell table:formula="of:=([.E93]-[.F93])/[.E93]" office:value-type="percentage" office:value="0.181757252736731" calcext:value-type="percentage">
            <text:p>18.18%</text:p>
          </table:table-cell>
          <table:table-cell table:style-name="ce15" table:formula="of:=([.F93]-[.G93])/[.F93]" office:value-type="percentage" office:value="0.885527063622079" calcext:value-type="percentage">
            <text:p>88.55%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41500600" calcext:value-type="float">
            <text:p>41500600.00</text:p>
          </table:table-cell>
          <table:table-cell office:value-type="float" office:value="22812000" calcext:value-type="float">
            <text:p>22812000.00</text:p>
          </table:table-cell>
          <table:table-cell office:value-type="float" office:value="21868700" calcext:value-type="float">
            <text:p>21868700.00</text:p>
          </table:table-cell>
          <table:table-cell office:value-type="float" office:value="21495200" calcext:value-type="float">
            <text:p>21495200.00</text:p>
          </table:table-cell>
          <table:table-cell office:value-type="float" office:value="17924200" calcext:value-type="float">
            <text:p>17924200.00</text:p>
          </table:table-cell>
          <table:table-cell office:value-type="float" office:value="2104680" calcext:value-type="float">
            <text:p>2104680.00</text:p>
          </table:table-cell>
          <table:table-cell/>
          <table:table-cell table:formula="of:=([.B94]-[.C94])/[.B94]" office:value-type="percentage" office:value="0.450321200175419" calcext:value-type="percentage">
            <text:p>45.03%</text:p>
          </table:table-cell>
          <table:table-cell table:formula="of:=([.C94]-[.D94])/[.C94]" office:value-type="percentage" office:value="0.0413510433105383" calcext:value-type="percentage">
            <text:p>4.14%</text:p>
          </table:table-cell>
          <table:table-cell table:formula="of:=([.D94]-[.E94])/[.D94]" office:value-type="percentage" office:value="0.017079204525189" calcext:value-type="percentage">
            <text:p>1.71%</text:p>
          </table:table-cell>
          <table:table-cell table:formula="of:=([.E94]-[.F94])/[.E94]" office:value-type="percentage" office:value="0.166130112769362" calcext:value-type="percentage">
            <text:p>16.61%</text:p>
          </table:table-cell>
          <table:table-cell table:style-name="ce15" table:formula="of:=([.F94]-[.G94])/[.F94]" office:value-type="percentage" office:value="0.882578859865433" calcext:value-type="percentage">
            <text:p>88.26%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3557300" calcext:value-type="float">
            <text:p>23557300.00</text:p>
          </table:table-cell>
          <table:table-cell office:value-type="float" office:value="22800600" calcext:value-type="float">
            <text:p>22800600.00</text:p>
          </table:table-cell>
          <table:table-cell office:value-type="float" office:value="21827300" calcext:value-type="float">
            <text:p>21827300.00</text:p>
          </table:table-cell>
          <table:table-cell office:value-type="float" office:value="21648800" calcext:value-type="float">
            <text:p>21648800.00</text:p>
          </table:table-cell>
          <table:table-cell office:value-type="float" office:value="17955000" calcext:value-type="float">
            <text:p>17955000.00</text:p>
          </table:table-cell>
          <table:table-cell office:value-type="float" office:value="2049300" calcext:value-type="float">
            <text:p>2049300.00</text:p>
          </table:table-cell>
          <table:table-cell/>
          <table:table-cell table:formula="of:=([.B95]-[.C95])/[.B95]" office:value-type="percentage" office:value="0.0321216777814094" calcext:value-type="percentage">
            <text:p>3.21%</text:p>
          </table:table-cell>
          <table:table-cell table:formula="of:=([.C95]-[.D95])/[.C95]" office:value-type="percentage" office:value="0.042687473136672" calcext:value-type="percentage">
            <text:p>4.27%</text:p>
          </table:table-cell>
          <table:table-cell table:formula="of:=([.D95]-[.E95])/[.D95]" office:value-type="percentage" office:value="0.00817783234756475" calcext:value-type="percentage">
            <text:p>0.82%</text:p>
          </table:table-cell>
          <table:table-cell table:formula="of:=([.E95]-[.F95])/[.E95]" office:value-type="percentage" office:value="0.170623775913677" calcext:value-type="percentage">
            <text:p>17.06%</text:p>
          </table:table-cell>
          <table:table-cell table:style-name="ce15" table:formula="of:=([.F95]-[.G95])/[.F95]" office:value-type="percentage" office:value="0.885864661654135" calcext:value-type="percentage">
            <text:p>88.59%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6449000" calcext:value-type="float">
            <text:p>36449000.00</text:p>
          </table:table-cell>
          <table:table-cell office:value-type="float" office:value="22638600" calcext:value-type="float">
            <text:p>22638600.00</text:p>
          </table:table-cell>
          <table:table-cell office:value-type="float" office:value="21932200" calcext:value-type="float">
            <text:p>21932200.00</text:p>
          </table:table-cell>
          <table:table-cell office:value-type="float" office:value="21386000" calcext:value-type="float">
            <text:p>21386000.00</text:p>
          </table:table-cell>
          <table:table-cell office:value-type="float" office:value="17886200" calcext:value-type="float">
            <text:p>17886200.00</text:p>
          </table:table-cell>
          <table:table-cell office:value-type="float" office:value="2046070" calcext:value-type="float">
            <text:p>2046070.00</text:p>
          </table:table-cell>
          <table:table-cell/>
          <table:table-cell table:formula="of:=([.B96]-[.C96])/[.B96]" office:value-type="percentage" office:value="0.378896540371478" calcext:value-type="percentage">
            <text:p>37.89%</text:p>
          </table:table-cell>
          <table:table-cell table:formula="of:=([.C96]-[.D96])/[.C96]" office:value-type="percentage" office:value="0.0312033429629042" calcext:value-type="percentage">
            <text:p>3.12%</text:p>
          </table:table-cell>
          <table:table-cell table:formula="of:=([.D96]-[.E96])/[.D96]" office:value-type="percentage" office:value="0.024904022396294" calcext:value-type="percentage">
            <text:p>2.49%</text:p>
          </table:table-cell>
          <table:table-cell table:formula="of:=([.E96]-[.F96])/[.E96]" office:value-type="percentage" office:value="0.163649116244272" calcext:value-type="percentage">
            <text:p>16.36%</text:p>
          </table:table-cell>
          <table:table-cell table:style-name="ce15" table:formula="of:=([.F96]-[.G96])/[.F96]" office:value-type="percentage" office:value="0.885606221556284" calcext:value-type="percentage">
            <text:p>88.56%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18127700" calcext:value-type="float">
            <text:p>18127700.00</text:p>
          </table:table-cell>
          <table:table-cell office:value-type="float" office:value="22451500" calcext:value-type="float">
            <text:p>22451500.00</text:p>
          </table:table-cell>
          <table:table-cell office:value-type="float" office:value="22015700" calcext:value-type="float">
            <text:p>22015700.00</text:p>
          </table:table-cell>
          <table:table-cell office:value-type="float" office:value="21494700" calcext:value-type="float">
            <text:p>21494700.00</text:p>
          </table:table-cell>
          <table:table-cell office:value-type="float" office:value="18019300" calcext:value-type="float">
            <text:p>18019300.00</text:p>
          </table:table-cell>
          <table:table-cell office:value-type="float" office:value="2108020" calcext:value-type="float">
            <text:p>2108020.00</text:p>
          </table:table-cell>
          <table:table-cell/>
          <table:table-cell table:formula="of:=([.B97]-[.C97])/[.B97]" office:value-type="percentage" office:value="-0.238518951659615" calcext:value-type="percentage">
            <text:p>-23.85%</text:p>
          </table:table-cell>
          <table:table-cell table:formula="of:=([.C97]-[.D97])/[.C97]" office:value-type="percentage" office:value="0.0194107297953366" calcext:value-type="percentage">
            <text:p>1.94%</text:p>
          </table:table-cell>
          <table:table-cell table:formula="of:=([.D97]-[.E97])/[.D97]" office:value-type="percentage" office:value="0.023664930027208" calcext:value-type="percentage">
            <text:p>2.37%</text:p>
          </table:table-cell>
          <table:table-cell table:formula="of:=([.E97]-[.F97])/[.E97]" office:value-type="percentage" office:value="0.161686369197988" calcext:value-type="percentage">
            <text:p>16.17%</text:p>
          </table:table-cell>
          <table:table-cell table:style-name="ce15" table:formula="of:=([.F97]-[.G97])/[.F97]" office:value-type="percentage" office:value="0.883013213609852" calcext:value-type="percentage">
            <text:p>88.30%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36677300" calcext:value-type="float">
            <text:p>36677300.00</text:p>
          </table:table-cell>
          <table:table-cell office:value-type="float" office:value="22942800" calcext:value-type="float">
            <text:p>22942800.00</text:p>
          </table:table-cell>
          <table:table-cell office:value-type="float" office:value="22012300" calcext:value-type="float">
            <text:p>22012300.00</text:p>
          </table:table-cell>
          <table:table-cell office:value-type="float" office:value="21666000" calcext:value-type="float">
            <text:p>21666000.00</text:p>
          </table:table-cell>
          <table:table-cell office:value-type="float" office:value="17928400" calcext:value-type="float">
            <text:p>17928400.00</text:p>
          </table:table-cell>
          <table:table-cell office:value-type="float" office:value="2074630" calcext:value-type="float">
            <text:p>2074630.00</text:p>
          </table:table-cell>
          <table:table-cell/>
          <table:table-cell table:formula="of:=([.B98]-[.C98])/[.B98]" office:value-type="percentage" office:value="0.374468676810998" calcext:value-type="percentage">
            <text:p>37.45%</text:p>
          </table:table-cell>
          <table:table-cell table:formula="of:=([.C98]-[.D98])/[.C98]" office:value-type="percentage" office:value="0.0405573861952335" calcext:value-type="percentage">
            <text:p>4.06%</text:p>
          </table:table-cell>
          <table:table-cell table:formula="of:=([.D98]-[.E98])/[.D98]" office:value-type="percentage" office:value="0.015732113409321" calcext:value-type="percentage">
            <text:p>1.57%</text:p>
          </table:table-cell>
          <table:table-cell table:formula="of:=([.E98]-[.F98])/[.E98]" office:value-type="percentage" office:value="0.172509923382258" calcext:value-type="percentage">
            <text:p>17.25%</text:p>
          </table:table-cell>
          <table:table-cell table:style-name="ce15" table:formula="of:=([.F98]-[.G98])/[.F98]" office:value-type="percentage" office:value="0.88428247919502" calcext:value-type="percentage">
            <text:p>88.43%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8943000" calcext:value-type="float">
            <text:p>18943000.00</text:p>
          </table:table-cell>
          <table:table-cell office:value-type="float" office:value="22824700" calcext:value-type="float">
            <text:p>22824700.00</text:p>
          </table:table-cell>
          <table:table-cell office:value-type="float" office:value="21615800" calcext:value-type="float">
            <text:p>21615800.00</text:p>
          </table:table-cell>
          <table:table-cell office:value-type="float" office:value="21713000" calcext:value-type="float">
            <text:p>21713000.00</text:p>
          </table:table-cell>
          <table:table-cell office:value-type="float" office:value="17977200" calcext:value-type="float">
            <text:p>17977200.00</text:p>
          </table:table-cell>
          <table:table-cell office:value-type="float" office:value="2023740" calcext:value-type="float">
            <text:p>2023740.00</text:p>
          </table:table-cell>
          <table:table-cell/>
          <table:table-cell table:formula="of:=([.B99]-[.C99])/[.B99]" office:value-type="percentage" office:value="-0.204914744232698" calcext:value-type="percentage">
            <text:p>-20.49%</text:p>
          </table:table-cell>
          <table:table-cell table:formula="of:=([.C99]-[.D99])/[.C99]" office:value-type="percentage" office:value="0.052964551560371" calcext:value-type="percentage">
            <text:p>5.30%</text:p>
          </table:table-cell>
          <table:table-cell table:formula="of:=([.D99]-[.E99])/[.D99]" office:value-type="percentage" office:value="-0.00449671073936657" calcext:value-type="percentage">
            <text:p>-0.45%</text:p>
          </table:table-cell>
          <table:table-cell table:formula="of:=([.E99]-[.F99])/[.E99]" office:value-type="percentage" office:value="0.172053608437342" calcext:value-type="percentage">
            <text:p>17.21%</text:p>
          </table:table-cell>
          <table:table-cell table:style-name="ce15" table:formula="of:=([.F99]-[.G99])/[.F99]" office:value-type="percentage" office:value="0.887427408050197" calcext:value-type="percentage">
            <text:p>88.74%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38065200" calcext:value-type="float">
            <text:p>38065200.00</text:p>
          </table:table-cell>
          <table:table-cell office:value-type="float" office:value="22685800" calcext:value-type="float">
            <text:p>22685800.00</text:p>
          </table:table-cell>
          <table:table-cell office:value-type="float" office:value="21545700" calcext:value-type="float">
            <text:p>21545700.00</text:p>
          </table:table-cell>
          <table:table-cell office:value-type="float" office:value="21422200" calcext:value-type="float">
            <text:p>21422200.00</text:p>
          </table:table-cell>
          <table:table-cell office:value-type="float" office:value="17906500" calcext:value-type="float">
            <text:p>17906500.00</text:p>
          </table:table-cell>
          <table:table-cell office:value-type="float" office:value="2090900" calcext:value-type="float">
            <text:p>2090900.00</text:p>
          </table:table-cell>
          <table:table-cell/>
          <table:table-cell table:formula="of:=([.B100]-[.C100])/[.B100]" office:value-type="percentage" office:value="0.404027825940754" calcext:value-type="percentage">
            <text:p>40.40%</text:p>
          </table:table-cell>
          <table:table-cell table:formula="of:=([.C100]-[.D100])/[.C100]" office:value-type="percentage" office:value="0.0502561073446826" calcext:value-type="percentage">
            <text:p>5.03%</text:p>
          </table:table-cell>
          <table:table-cell table:formula="of:=([.D100]-[.E100])/[.D100]" office:value-type="percentage" office:value="0.00573200220925753" calcext:value-type="percentage">
            <text:p>0.57%</text:p>
          </table:table-cell>
          <table:table-cell table:formula="of:=([.E100]-[.F100])/[.E100]" office:value-type="percentage" office:value="0.164114796799582" calcext:value-type="percentage">
            <text:p>16.41%</text:p>
          </table:table-cell>
          <table:table-cell table:style-name="ce15" table:formula="of:=([.F100]-[.G100])/[.F100]" office:value-type="percentage" office:value="0.883232345796219" calcext:value-type="percentage">
            <text:p>88.32%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19922300" calcext:value-type="float">
            <text:p>19922300.00</text:p>
          </table:table-cell>
          <table:table-cell office:value-type="float" office:value="22350700" calcext:value-type="float">
            <text:p>22350700.00</text:p>
          </table:table-cell>
          <table:table-cell office:value-type="float" office:value="21773600" calcext:value-type="float">
            <text:p>21773600.00</text:p>
          </table:table-cell>
          <table:table-cell office:value-type="float" office:value="21607200" calcext:value-type="float">
            <text:p>21607200.00</text:p>
          </table:table-cell>
          <table:table-cell office:value-type="float" office:value="17933100" calcext:value-type="float">
            <text:p>17933100.00</text:p>
          </table:table-cell>
          <table:table-cell office:value-type="float" office:value="2051000" calcext:value-type="float">
            <text:p>2051000.00</text:p>
          </table:table-cell>
          <table:table-cell/>
          <table:table-cell table:formula="of:=([.B101]-[.C101])/[.B101]" office:value-type="percentage" office:value="-0.121893556466874" calcext:value-type="percentage">
            <text:p>-12.19%</text:p>
          </table:table-cell>
          <table:table-cell table:formula="of:=([.C101]-[.D101])/[.C101]" office:value-type="percentage" office:value="0.0258202203957818" calcext:value-type="percentage">
            <text:p>2.58%</text:p>
          </table:table-cell>
          <table:table-cell table:formula="of:=([.D101]-[.E101])/[.D101]" office:value-type="percentage" office:value="0.00764228239703127" calcext:value-type="percentage">
            <text:p>0.76%</text:p>
          </table:table-cell>
          <table:table-cell table:formula="of:=([.E101]-[.F101])/[.E101]" office:value-type="percentage" office:value="0.170040542041542" calcext:value-type="percentage">
            <text:p>17.00%</text:p>
          </table:table-cell>
          <table:table-cell table:style-name="ce15" table:formula="of:=([.F101]-[.G101])/[.F101]" office:value-type="percentage" office:value="0.885630482180995" calcext:value-type="percentage">
            <text:p>88.56%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38527400" calcext:value-type="float">
            <text:p>38527400.00</text:p>
          </table:table-cell>
          <table:table-cell office:value-type="float" office:value="22227500" calcext:value-type="float">
            <text:p>22227500.00</text:p>
          </table:table-cell>
          <table:table-cell office:value-type="float" office:value="21688400" calcext:value-type="float">
            <text:p>21688400.00</text:p>
          </table:table-cell>
          <table:table-cell office:value-type="float" office:value="21687000" calcext:value-type="float">
            <text:p>21687000.00</text:p>
          </table:table-cell>
          <table:table-cell office:value-type="float" office:value="17993000" calcext:value-type="float">
            <text:p>17993000.00</text:p>
          </table:table-cell>
          <table:table-cell office:value-type="float" office:value="2070300" calcext:value-type="float">
            <text:p>2070300.00</text:p>
          </table:table-cell>
          <table:table-cell/>
          <table:table-cell table:formula="of:=([.B102]-[.C102])/[.B102]" office:value-type="percentage" office:value="0.423072929914814" calcext:value-type="percentage">
            <text:p>42.31%</text:p>
          </table:table-cell>
          <table:table-cell table:formula="of:=([.C102]-[.D102])/[.C102]" office:value-type="percentage" office:value="0.0242537397368125" calcext:value-type="percentage">
            <text:p>2.43%</text:p>
          </table:table-cell>
          <table:table-cell table:formula="of:=([.D102]-[.E102])/[.D102]" office:value-type="percentage" office:value="0.0000645506353626824" calcext:value-type="percentage">
            <text:p>0.01%</text:p>
          </table:table-cell>
          <table:table-cell table:formula="of:=([.E102]-[.F102])/[.E102]" office:value-type="percentage" office:value="0.170332457232443" calcext:value-type="percentage">
            <text:p>17.03%</text:p>
          </table:table-cell>
          <table:table-cell table:style-name="ce15" table:formula="of:=([.F102]-[.G102])/[.F102]" office:value-type="percentage" office:value="0.884938587228367" calcext:value-type="percentage">
            <text:p>88.49%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24415400" calcext:value-type="float">
            <text:p>24415400.00</text:p>
          </table:table-cell>
          <table:table-cell office:value-type="float" office:value="22301800" calcext:value-type="float">
            <text:p>22301800.00</text:p>
          </table:table-cell>
          <table:table-cell office:value-type="float" office:value="22100100" calcext:value-type="float">
            <text:p>22100100.00</text:p>
          </table:table-cell>
          <table:table-cell office:value-type="float" office:value="21570800" calcext:value-type="float">
            <text:p>21570800.00</text:p>
          </table:table-cell>
          <table:table-cell office:value-type="float" office:value="18041900" calcext:value-type="float">
            <text:p>18041900.00</text:p>
          </table:table-cell>
          <table:table-cell office:value-type="float" office:value="2081640" calcext:value-type="float">
            <text:p>2081640.00</text:p>
          </table:table-cell>
          <table:table-cell/>
          <table:table-cell table:formula="of:=([.B103]-[.C103])/[.B103]" office:value-type="percentage" office:value="0.0865683134415164" calcext:value-type="percentage">
            <text:p>8.66%</text:p>
          </table:table-cell>
          <table:table-cell table:formula="of:=([.C103]-[.D103])/[.C103]" office:value-type="percentage" office:value="0.00904411303123515" calcext:value-type="percentage">
            <text:p>0.90%</text:p>
          </table:table-cell>
          <table:table-cell table:formula="of:=([.D103]-[.E103])/[.D103]" office:value-type="percentage" office:value="0.0239501178727698" calcext:value-type="percentage">
            <text:p>2.40%</text:p>
          </table:table-cell>
          <table:table-cell table:formula="of:=([.E103]-[.F103])/[.E103]" office:value-type="percentage" office:value="0.163596157768836" calcext:value-type="percentage">
            <text:p>16.36%</text:p>
          </table:table-cell>
          <table:table-cell table:style-name="ce15" table:formula="of:=([.F103]-[.G103])/[.F103]" office:value-type="percentage" office:value="0.884621907892184" calcext:value-type="percentage">
            <text:p>88.46%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41958700" calcext:value-type="float">
            <text:p>41958700.00</text:p>
          </table:table-cell>
          <table:table-cell office:value-type="float" office:value="22285500" calcext:value-type="float">
            <text:p>22285500.00</text:p>
          </table:table-cell>
          <table:table-cell office:value-type="float" office:value="22074700" calcext:value-type="float">
            <text:p>22074700.00</text:p>
          </table:table-cell>
          <table:table-cell office:value-type="float" office:value="21513700" calcext:value-type="float">
            <text:p>21513700.00</text:p>
          </table:table-cell>
          <table:table-cell office:value-type="float" office:value="18032700" calcext:value-type="float">
            <text:p>18032700.00</text:p>
          </table:table-cell>
          <table:table-cell office:value-type="float" office:value="2059210" calcext:value-type="float">
            <text:p>2059210.00</text:p>
          </table:table-cell>
          <table:table-cell/>
          <table:table-cell table:formula="of:=([.B104]-[.C104])/[.B104]" office:value-type="percentage" office:value="0.468870579879739" calcext:value-type="percentage">
            <text:p>46.89%</text:p>
          </table:table-cell>
          <table:table-cell table:formula="of:=([.C104]-[.D104])/[.C104]" office:value-type="percentage" office:value="0.0094590653115256" calcext:value-type="percentage">
            <text:p>0.95%</text:p>
          </table:table-cell>
          <table:table-cell table:formula="of:=([.D104]-[.E104])/[.D104]" office:value-type="percentage" office:value="0.0254137089065763" calcext:value-type="percentage">
            <text:p>2.54%</text:p>
          </table:table-cell>
          <table:table-cell table:formula="of:=([.E104]-[.F104])/[.E104]" office:value-type="percentage" office:value="0.161803873810642" calcext:value-type="percentage">
            <text:p>16.18%</text:p>
          </table:table-cell>
          <table:table-cell table:style-name="ce15" table:formula="of:=([.F104]-[.G104])/[.F104]" office:value-type="percentage" office:value="0.885806895251404" calcext:value-type="percentage">
            <text:p>88.58%</text:p>
          </table:table-cell>
          <table:table-cell table:number-columns-repeated="101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18756900" calcext:value-type="float">
            <text:p>18756900.00</text:p>
          </table:table-cell>
          <table:table-cell table:style-name="ce7" office:value-type="float" office:value="22503700" calcext:value-type="float">
            <text:p>22503700.00</text:p>
          </table:table-cell>
          <table:table-cell table:style-name="ce7" office:value-type="float" office:value="22089200" calcext:value-type="float">
            <text:p>22089200.00</text:p>
          </table:table-cell>
          <table:table-cell table:style-name="ce7" office:value-type="float" office:value="21346000" calcext:value-type="float">
            <text:p>21346000.00</text:p>
          </table:table-cell>
          <table:table-cell table:style-name="ce7" office:value-type="float" office:value="18064900" calcext:value-type="float">
            <text:p>18064900.00</text:p>
          </table:table-cell>
          <table:table-cell table:style-name="ce7" office:value-type="float" office:value="2028370" calcext:value-type="float">
            <text:p>2028370.00</text:p>
          </table:table-cell>
          <table:table-cell table:style-name="ce9"/>
          <table:table-cell table:style-name="ce12" table:formula="of:=([.B105]-[.C105])/[.B105]" office:value-type="percentage" office:value="-0.199755823190399" calcext:value-type="percentage">
            <text:p>-19.98%</text:p>
          </table:table-cell>
          <table:table-cell table:style-name="ce12" table:formula="of:=([.C105]-[.D105])/[.C105]" office:value-type="percentage" office:value="0.018419193288215" calcext:value-type="percentage">
            <text:p>1.84%</text:p>
          </table:table-cell>
          <table:table-cell table:style-name="ce12" table:formula="of:=([.D105]-[.E105])/[.D105]" office:value-type="percentage" office:value="0.0336454013726165" calcext:value-type="percentage">
            <text:p>3.36%</text:p>
          </table:table-cell>
          <table:table-cell table:style-name="ce12" table:formula="of:=([.E105]-[.F105])/[.E105]" office:value-type="percentage" office:value="0.15371029701115" calcext:value-type="percentage">
            <text:p>15.37%</text:p>
          </table:table-cell>
          <table:table-cell table:style-name="ce16" table:formula="of:=([.F105]-[.G105])/[.F105]" office:value-type="percentage" office:value="0.887717618143472" calcext:value-type="percentage">
            <text:p>88.77%</text:p>
          </table:table-cell>
          <table:table-cell table:number-columns-repeated="1011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 2" table:style-name="ta1">
        <table:shapes>
          <draw:frame draw:z-index="0" draw:style-name="gr1" draw:text-style-name="P1" svg:width="540.23mm" svg:height="230mm" svg:x="0.01mm" svg:y="99.35mm">
            <loext:p draw:notify-on-update-of-ranges="'Dataset 2'.A1:'Dataset 2'.A1 'Dataset 2'.A2:'Dataset 2'.A21 'Dataset 2'.B1:'Dataset 2'.B1 'Dataset 2'.B2:'Dataset 2'.B21 'Dataset 2'.C1:'Dataset 2'.C1 'Dataset 2'.C2:'Dataset 2'.C21 'Dataset 2'.D1:'Dataset 2'.D1 'Dataset 2'.D2:'Dataset 2'.D21 'Dataset 2'.E1:'Dataset 2'.E1 'Dataset 2'.E2:'Dataset 2'.E21 'Dataset 2'.F1:'Dataset 2'.F1 'Dataset 2'.F2:'Dataset 2'.F21 'Dataset 2'.G1:'Dataset 2'.G1 'Dataset 2'.G2:'Dataset 2'.G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2"/>
        <table:table-column table:style-name="co2" table:number-columns-repeated="6" table:default-cell-style-name="ce6"/>
        <table:table-column table:style-name="co5" table:default-cell-style-name="Default"/>
        <table:table-column table:style-name="co5" table:number-columns-repeated="4" table:default-cell-style-name="ce11"/>
        <table:table-column table:style-name="co5" table:default-cell-style-name="ce15"/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cpu(node1_fixture|2)</text:p>
          </table:table-cell>
          <table:table-cell table:style-name="ce5" office:value-type="string" calcext:value-type="string">
            <text:p>cpu(node2_fixture|2)</text:p>
          </table:table-cell>
          <table:table-cell table:style-name="ce5" office:value-type="string" calcext:value-type="string">
            <text:p>cpu(node3_fixture|2)</text:p>
          </table:table-cell>
          <table:table-cell table:style-name="ce5" office:value-type="string" calcext:value-type="string">
            <text:p>cpu(node4_fixture|2)</text:p>
          </table:table-cell>
          <table:table-cell table:style-name="ce5" office:value-type="string" calcext:value-type="string">
            <text:p>cpu(node5_fixture|2)</text:p>
          </table:table-cell>
          <table:table-cell table:style-name="ce5" office:value-type="string" calcext:value-type="string">
            <text:p>cpu(node6_fixture|2)</text:p>
          </table:table-cell>
          <table:table-cell table:style-name="ce8"/>
          <table:table-cell table:style-name="ce10" office:value-type="string" calcext:value-type="string" table:number-columns-spanned="5" table:number-rows-spanned="1">
            <text:p>Relative diff</text:p>
          </table:table-cell>
          <table:covered-table-cell table:number-columns-repeated="3" table:style-name="ce13"/>
          <table:covered-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9.983" calcext:value-type="float">
            <text:p>599.98</text:p>
          </table:table-cell>
          <table:table-cell office:value-type="float" office:value="566.726" calcext:value-type="float">
            <text:p>566.73</text:p>
          </table:table-cell>
          <table:table-cell office:value-type="float" office:value="583.341" calcext:value-type="float">
            <text:p>583.34</text:p>
          </table:table-cell>
          <table:table-cell office:value-type="float" office:value="599.657" calcext:value-type="float">
            <text:p>599.66</text:p>
          </table:table-cell>
          <table:table-cell office:value-type="float" office:value="451.157" calcext:value-type="float">
            <text:p>451.16</text:p>
          </table:table-cell>
          <table:table-cell office:value-type="float" office:value="201.995" calcext:value-type="float">
            <text:p>202.00</text:p>
          </table:table-cell>
          <table:table-cell/>
          <table:table-cell table:formula="of:=([.B2]-[.C2])/[.B2]" office:value-type="percentage" office:value="0.0554299038472756" calcext:value-type="percentage">
            <text:p>5.54%</text:p>
          </table:table-cell>
          <table:table-cell table:formula="of:=([.C2]-[.D2])/[.C2]" office:value-type="percentage" office:value="-0.0293175185186492" calcext:value-type="percentage">
            <text:p>-2.93%</text:p>
          </table:table-cell>
          <table:table-cell table:formula="of:=([.D2]-[.E2])/[.D2]" office:value-type="percentage" office:value="-0.0279699181096478" calcext:value-type="percentage">
            <text:p>-2.80%</text:p>
          </table:table-cell>
          <table:table-cell table:formula="of:=([.E2]-[.F2])/[.E2]" office:value-type="percentage" office:value="0.247641568429953" calcext:value-type="percentage">
            <text:p>24.76%</text:p>
          </table:table-cell>
          <table:table-cell table:formula="of:=([.F2]-[.G2])/[.F2]" office:value-type="percentage" office:value="0.552273377117057" calcext:value-type="percentage">
            <text:p>55.2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.603" calcext:value-type="float">
            <text:p>632.60</text:p>
          </table:table-cell>
          <table:table-cell office:value-type="float" office:value="567.671" calcext:value-type="float">
            <text:p>567.67</text:p>
          </table:table-cell>
          <table:table-cell office:value-type="float" office:value="577.223" calcext:value-type="float">
            <text:p>577.22</text:p>
          </table:table-cell>
          <table:table-cell office:value-type="float" office:value="581.645" calcext:value-type="float">
            <text:p>581.65</text:p>
          </table:table-cell>
          <table:table-cell office:value-type="float" office:value="450.973" calcext:value-type="float">
            <text:p>450.97</text:p>
          </table:table-cell>
          <table:table-cell office:value-type="float" office:value="198.219" calcext:value-type="float">
            <text:p>198.22</text:p>
          </table:table-cell>
          <table:table-cell/>
          <table:table-cell table:formula="of:=([.B3]-[.C3])/[.B3]" office:value-type="percentage" office:value="0.102642573620422" calcext:value-type="percentage">
            <text:p>10.26%</text:p>
          </table:table-cell>
          <table:table-cell table:formula="of:=([.C3]-[.D3])/[.C3]" office:value-type="percentage" office:value="-0.0168266478294644" calcext:value-type="percentage">
            <text:p>-1.68%</text:p>
          </table:table-cell>
          <table:table-cell table:formula="of:=([.D3]-[.E3])/[.D3]" office:value-type="percentage" office:value="-0.00766081739639624" calcext:value-type="percentage">
            <text:p>-0.77%</text:p>
          </table:table-cell>
          <table:table-cell table:formula="of:=([.E3]-[.F3])/[.E3]" office:value-type="percentage" office:value="0.224659371265978" calcext:value-type="percentage">
            <text:p>22.47%</text:p>
          </table:table-cell>
          <table:table-cell table:formula="of:=([.F3]-[.G3])/[.F3]" office:value-type="percentage" office:value="0.560463708470352" calcext:value-type="percentage">
            <text:p>56.0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4.568" calcext:value-type="float">
            <text:p>624.57</text:p>
          </table:table-cell>
          <table:table-cell office:value-type="float" office:value="565.031" calcext:value-type="float">
            <text:p>565.03</text:p>
          </table:table-cell>
          <table:table-cell office:value-type="float" office:value="580.34" calcext:value-type="float">
            <text:p>580.34</text:p>
          </table:table-cell>
          <table:table-cell office:value-type="float" office:value="589.003" calcext:value-type="float">
            <text:p>589.00</text:p>
          </table:table-cell>
          <table:table-cell office:value-type="float" office:value="459.882" calcext:value-type="float">
            <text:p>459.88</text:p>
          </table:table-cell>
          <table:table-cell office:value-type="float" office:value="200.007" calcext:value-type="float">
            <text:p>200.01</text:p>
          </table:table-cell>
          <table:table-cell/>
          <table:table-cell table:formula="of:=([.B4]-[.C4])/[.B4]" office:value-type="percentage" office:value="0.0953250887013104" calcext:value-type="percentage">
            <text:p>9.53%</text:p>
          </table:table-cell>
          <table:table-cell table:formula="of:=([.C4]-[.D4])/[.C4]" office:value-type="percentage" office:value="-0.0270940886429242" calcext:value-type="percentage">
            <text:p>-2.71%</text:p>
          </table:table-cell>
          <table:table-cell table:formula="of:=([.D4]-[.E4])/[.D4]" office:value-type="percentage" office:value="-0.0149274563187097" calcext:value-type="percentage">
            <text:p>-1.49%</text:p>
          </table:table-cell>
          <table:table-cell table:formula="of:=([.E4]-[.F4])/[.E4]" office:value-type="percentage" office:value="0.219219596504602" calcext:value-type="percentage">
            <text:p>21.92%</text:p>
          </table:table-cell>
          <table:table-cell table:formula="of:=([.F4]-[.G4])/[.F4]" office:value-type="percentage" office:value="0.565090610200008" calcext:value-type="percentage">
            <text:p>56.5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6.773" calcext:value-type="float">
            <text:p>616.77</text:p>
          </table:table-cell>
          <table:table-cell office:value-type="float" office:value="565.06" calcext:value-type="float">
            <text:p>565.06</text:p>
          </table:table-cell>
          <table:table-cell office:value-type="float" office:value="582.395" calcext:value-type="float">
            <text:p>582.40</text:p>
          </table:table-cell>
          <table:table-cell office:value-type="float" office:value="585.757" calcext:value-type="float">
            <text:p>585.76</text:p>
          </table:table-cell>
          <table:table-cell office:value-type="float" office:value="456.681" calcext:value-type="float">
            <text:p>456.68</text:p>
          </table:table-cell>
          <table:table-cell office:value-type="float" office:value="200.144" calcext:value-type="float">
            <text:p>200.14</text:p>
          </table:table-cell>
          <table:table-cell/>
          <table:table-cell table:formula="of:=([.B5]-[.C5])/[.B5]" office:value-type="percentage" office:value="0.0838444614144914" calcext:value-type="percentage">
            <text:p>8.38%</text:p>
          </table:table-cell>
          <table:table-cell table:formula="of:=([.C5]-[.D5])/[.C5]" office:value-type="percentage" office:value="-0.0306781580717093" calcext:value-type="percentage">
            <text:p>-3.07%</text:p>
          </table:table-cell>
          <table:table-cell table:formula="of:=([.D5]-[.E5])/[.D5]" office:value-type="percentage" office:value="-0.0057727143948694" calcext:value-type="percentage">
            <text:p>-0.58%</text:p>
          </table:table-cell>
          <table:table-cell table:formula="of:=([.E5]-[.F5])/[.E5]" office:value-type="percentage" office:value="0.220357588556347" calcext:value-type="percentage">
            <text:p>22.04%</text:p>
          </table:table-cell>
          <table:table-cell table:formula="of:=([.F5]-[.G5])/[.F5]" office:value-type="percentage" office:value="0.561742222689361" calcext:value-type="percentage">
            <text:p>56.1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1.583" calcext:value-type="float">
            <text:p>641.58</text:p>
          </table:table-cell>
          <table:table-cell office:value-type="float" office:value="567.456" calcext:value-type="float">
            <text:p>567.46</text:p>
          </table:table-cell>
          <table:table-cell office:value-type="float" office:value="567.051" calcext:value-type="float">
            <text:p>567.05</text:p>
          </table:table-cell>
          <table:table-cell office:value-type="float" office:value="578.571" calcext:value-type="float">
            <text:p>578.57</text:p>
          </table:table-cell>
          <table:table-cell office:value-type="float" office:value="456.687" calcext:value-type="float">
            <text:p>456.69</text:p>
          </table:table-cell>
          <table:table-cell office:value-type="float" office:value="197.197" calcext:value-type="float">
            <text:p>197.20</text:p>
          </table:table-cell>
          <table:table-cell/>
          <table:table-cell table:formula="of:=([.B6]-[.C6])/[.B6]" office:value-type="percentage" office:value="0.115537662313372" calcext:value-type="percentage">
            <text:p>11.55%</text:p>
          </table:table-cell>
          <table:table-cell table:formula="of:=([.C6]-[.D6])/[.C6]" office:value-type="percentage" office:value="0.000713711723904537" calcext:value-type="percentage">
            <text:p>0.07%</text:p>
          </table:table-cell>
          <table:table-cell table:formula="of:=([.D6]-[.E6])/[.D6]" office:value-type="percentage" office:value="-0.0203156329853928" calcext:value-type="percentage">
            <text:p>-2.03%</text:p>
          </table:table-cell>
          <table:table-cell table:formula="of:=([.E6]-[.F6])/[.E6]" office:value-type="percentage" office:value="0.210663859751007" calcext:value-type="percentage">
            <text:p>21.07%</text:p>
          </table:table-cell>
          <table:table-cell table:formula="of:=([.F6]-[.G6])/[.F6]" office:value-type="percentage" office:value="0.568200977912662" calcext:value-type="percentage">
            <text:p>56.82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7.227" calcext:value-type="float">
            <text:p>617.23</text:p>
          </table:table-cell>
          <table:table-cell office:value-type="float" office:value="560.801" calcext:value-type="float">
            <text:p>560.80</text:p>
          </table:table-cell>
          <table:table-cell office:value-type="float" office:value="559.569" calcext:value-type="float">
            <text:p>559.57</text:p>
          </table:table-cell>
          <table:table-cell office:value-type="float" office:value="586.06" calcext:value-type="float">
            <text:p>586.06</text:p>
          </table:table-cell>
          <table:table-cell office:value-type="float" office:value="446.283" calcext:value-type="float">
            <text:p>446.28</text:p>
          </table:table-cell>
          <table:table-cell office:value-type="float" office:value="196.952" calcext:value-type="float">
            <text:p>196.95</text:p>
          </table:table-cell>
          <table:table-cell/>
          <table:table-cell table:formula="of:=([.B7]-[.C7])/[.B7]" office:value-type="percentage" office:value="0.0914185542758174" calcext:value-type="percentage">
            <text:p>9.14%</text:p>
          </table:table-cell>
          <table:table-cell table:formula="of:=([.C7]-[.D7])/[.C7]" office:value-type="percentage" office:value="0.00219685770888441" calcext:value-type="percentage">
            <text:p>0.22%</text:p>
          </table:table-cell>
          <table:table-cell table:formula="of:=([.D7]-[.E7])/[.D7]" office:value-type="percentage" office:value="-0.0473417934160041" calcext:value-type="percentage">
            <text:p>-4.73%</text:p>
          </table:table-cell>
          <table:table-cell table:formula="of:=([.E7]-[.F7])/[.E7]" office:value-type="percentage" office:value="0.238502883663789" calcext:value-type="percentage">
            <text:p>23.85%</text:p>
          </table:table-cell>
          <table:table-cell table:formula="of:=([.F7]-[.G7])/[.F7]" office:value-type="percentage" office:value="0.55868361555336" calcext:value-type="percentage">
            <text:p>55.8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6.235" calcext:value-type="float">
            <text:p>606.24</text:p>
          </table:table-cell>
          <table:table-cell office:value-type="float" office:value="562.632" calcext:value-type="float">
            <text:p>562.63</text:p>
          </table:table-cell>
          <table:table-cell office:value-type="float" office:value="574.889" calcext:value-type="float">
            <text:p>574.89</text:p>
          </table:table-cell>
          <table:table-cell office:value-type="float" office:value="615.442" calcext:value-type="float">
            <text:p>615.44</text:p>
          </table:table-cell>
          <table:table-cell office:value-type="float" office:value="448.815" calcext:value-type="float">
            <text:p>448.82</text:p>
          </table:table-cell>
          <table:table-cell office:value-type="float" office:value="191.878" calcext:value-type="float">
            <text:p>191.88</text:p>
          </table:table-cell>
          <table:table-cell/>
          <table:table-cell table:formula="of:=([.B8]-[.C8])/[.B8]" office:value-type="percentage" office:value="0.0719242537959703" calcext:value-type="percentage">
            <text:p>7.19%</text:p>
          </table:table-cell>
          <table:table-cell table:formula="of:=([.C8]-[.D8])/[.C8]" office:value-type="percentage" office:value="-0.0217851099830796" calcext:value-type="percentage">
            <text:p>-2.18%</text:p>
          </table:table-cell>
          <table:table-cell table:formula="of:=([.D8]-[.E8])/[.D8]" office:value-type="percentage" office:value="-0.0705405739194871" calcext:value-type="percentage">
            <text:p>-7.05%</text:p>
          </table:table-cell>
          <table:table-cell table:formula="of:=([.E8]-[.F8])/[.E8]" office:value-type="percentage" office:value="0.270743628156674" calcext:value-type="percentage">
            <text:p>27.07%</text:p>
          </table:table-cell>
          <table:table-cell table:formula="of:=([.F8]-[.G8])/[.F8]" office:value-type="percentage" office:value="0.572478638191683" calcext:value-type="percentage">
            <text:p>57.2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3.567" calcext:value-type="float">
            <text:p>593.57</text:p>
          </table:table-cell>
          <table:table-cell office:value-type="float" office:value="560.478" calcext:value-type="float">
            <text:p>560.48</text:p>
          </table:table-cell>
          <table:table-cell office:value-type="float" office:value="576.682" calcext:value-type="float">
            <text:p>576.68</text:p>
          </table:table-cell>
          <table:table-cell office:value-type="float" office:value="602.455" calcext:value-type="float">
            <text:p>602.46</text:p>
          </table:table-cell>
          <table:table-cell office:value-type="float" office:value="443.609" calcext:value-type="float">
            <text:p>443.61</text:p>
          </table:table-cell>
          <table:table-cell office:value-type="float" office:value="199.695" calcext:value-type="float">
            <text:p>199.70</text:p>
          </table:table-cell>
          <table:table-cell/>
          <table:table-cell table:formula="of:=([.B9]-[.C9])/[.B9]" office:value-type="percentage" office:value="0.0557460236165421" calcext:value-type="percentage">
            <text:p>5.57%</text:p>
          </table:table-cell>
          <table:table-cell table:formula="of:=([.C9]-[.D9])/[.C9]" office:value-type="percentage" office:value="-0.0289110366508588" calcext:value-type="percentage">
            <text:p>-2.89%</text:p>
          </table:table-cell>
          <table:table-cell table:formula="of:=([.D9]-[.E9])/[.D9]" office:value-type="percentage" office:value="-0.0446918752449357" calcext:value-type="percentage">
            <text:p>-4.47%</text:p>
          </table:table-cell>
          <table:table-cell table:formula="of:=([.E9]-[.F9])/[.E9]" office:value-type="percentage" office:value="0.263664506062694" calcext:value-type="percentage">
            <text:p>26.37%</text:p>
          </table:table-cell>
          <table:table-cell table:formula="of:=([.F9]-[.G9])/[.F9]" office:value-type="percentage" office:value="0.549840061856274" calcext:value-type="percentage">
            <text:p>54.98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3.3" calcext:value-type="float">
            <text:p>593.30</text:p>
          </table:table-cell>
          <table:table-cell office:value-type="float" office:value="563.352" calcext:value-type="float">
            <text:p>563.35</text:p>
          </table:table-cell>
          <table:table-cell office:value-type="float" office:value="559.405" calcext:value-type="float">
            <text:p>559.41</text:p>
          </table:table-cell>
          <table:table-cell office:value-type="float" office:value="593.225" calcext:value-type="float">
            <text:p>593.23</text:p>
          </table:table-cell>
          <table:table-cell office:value-type="float" office:value="442.244" calcext:value-type="float">
            <text:p>442.24</text:p>
          </table:table-cell>
          <table:table-cell office:value-type="float" office:value="200.093" calcext:value-type="float">
            <text:p>200.09</text:p>
          </table:table-cell>
          <table:table-cell/>
          <table:table-cell table:formula="of:=([.B10]-[.C10])/[.B10]" office:value-type="percentage" office:value="0.0504769930894994" calcext:value-type="percentage">
            <text:p>5.05%</text:p>
          </table:table-cell>
          <table:table-cell table:formula="of:=([.C10]-[.D10])/[.C10]" office:value-type="percentage" office:value="0.0070062767150911" calcext:value-type="percentage">
            <text:p>0.70%</text:p>
          </table:table-cell>
          <table:table-cell table:formula="of:=([.D10]-[.E10])/[.D10]" office:value-type="percentage" office:value="-0.0604570928039614" calcext:value-type="percentage">
            <text:p>-6.05%</text:p>
          </table:table-cell>
          <table:table-cell table:formula="of:=([.E10]-[.F10])/[.E10]" office:value-type="percentage" office:value="0.254508828859202" calcext:value-type="percentage">
            <text:p>25.45%</text:p>
          </table:table-cell>
          <table:table-cell table:formula="of:=([.F10]-[.G10])/[.F10]" office:value-type="percentage" office:value="0.547550673383924" calcext:value-type="percentage">
            <text:p>54.7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1.609" calcext:value-type="float">
            <text:p>601.61</text:p>
          </table:table-cell>
          <table:table-cell office:value-type="float" office:value="559.838" calcext:value-type="float">
            <text:p>559.84</text:p>
          </table:table-cell>
          <table:table-cell office:value-type="float" office:value="565.953" calcext:value-type="float">
            <text:p>565.95</text:p>
          </table:table-cell>
          <table:table-cell office:value-type="float" office:value="596.851" calcext:value-type="float">
            <text:p>596.85</text:p>
          </table:table-cell>
          <table:table-cell office:value-type="float" office:value="444.584" calcext:value-type="float">
            <text:p>444.58</text:p>
          </table:table-cell>
          <table:table-cell office:value-type="float" office:value="197.812" calcext:value-type="float">
            <text:p>197.81</text:p>
          </table:table-cell>
          <table:table-cell/>
          <table:table-cell table:formula="of:=([.B11]-[.C11])/[.B11]" office:value-type="percentage" office:value="0.0694321394792965" calcext:value-type="percentage">
            <text:p>6.94%</text:p>
          </table:table-cell>
          <table:table-cell table:formula="of:=([.C11]-[.D11])/[.C11]" office:value-type="percentage" office:value="-0.0109228026679147" calcext:value-type="percentage">
            <text:p>-1.09%</text:p>
          </table:table-cell>
          <table:table-cell table:formula="of:=([.D11]-[.E11])/[.D11]" office:value-type="percentage" office:value="-0.0545946394841975" calcext:value-type="percentage">
            <text:p>-5.46%</text:p>
          </table:table-cell>
          <table:table-cell table:formula="of:=([.E11]-[.F11])/[.E11]" office:value-type="percentage" office:value="0.255117273825461" calcext:value-type="percentage">
            <text:p>25.51%</text:p>
          </table:table-cell>
          <table:table-cell table:formula="of:=([.F11]-[.G11])/[.F11]" office:value-type="percentage" office:value="0.555062710308963" calcext:value-type="percentage">
            <text:p>55.51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7.801" calcext:value-type="float">
            <text:p>597.80</text:p>
          </table:table-cell>
          <table:table-cell office:value-type="float" office:value="559.864" calcext:value-type="float">
            <text:p>559.86</text:p>
          </table:table-cell>
          <table:table-cell office:value-type="float" office:value="562.877" calcext:value-type="float">
            <text:p>562.88</text:p>
          </table:table-cell>
          <table:table-cell office:value-type="float" office:value="592.328" calcext:value-type="float">
            <text:p>592.33</text:p>
          </table:table-cell>
          <table:table-cell office:value-type="float" office:value="454.014" calcext:value-type="float">
            <text:p>454.01</text:p>
          </table:table-cell>
          <table:table-cell office:value-type="float" office:value="197.351" calcext:value-type="float">
            <text:p>197.35</text:p>
          </table:table-cell>
          <table:table-cell/>
          <table:table-cell table:formula="of:=([.B12]-[.C12])/[.B12]" office:value-type="percentage" office:value="0.0634609175963239" calcext:value-type="percentage">
            <text:p>6.35%</text:p>
          </table:table-cell>
          <table:table-cell table:formula="of:=([.C12]-[.D12])/[.C12]" office:value-type="percentage" office:value="-0.00538166411842862" calcext:value-type="percentage">
            <text:p>-0.54%</text:p>
          </table:table-cell>
          <table:table-cell table:formula="of:=([.D12]-[.E12])/[.D12]" office:value-type="percentage" office:value="-0.0523222657880852" calcext:value-type="percentage">
            <text:p>-5.23%</text:p>
          </table:table-cell>
          <table:table-cell table:formula="of:=([.E12]-[.F12])/[.E12]" office:value-type="percentage" office:value="0.233509136829594" calcext:value-type="percentage">
            <text:p>23.35%</text:p>
          </table:table-cell>
          <table:table-cell table:formula="of:=([.F12]-[.G12])/[.F12]" office:value-type="percentage" office:value="0.565319571643165" calcext:value-type="percentage">
            <text:p>56.5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2.578" calcext:value-type="float">
            <text:p>602.58</text:p>
          </table:table-cell>
          <table:table-cell office:value-type="float" office:value="560.077" calcext:value-type="float">
            <text:p>560.08</text:p>
          </table:table-cell>
          <table:table-cell office:value-type="float" office:value="568.659" calcext:value-type="float">
            <text:p>568.66</text:p>
          </table:table-cell>
          <table:table-cell office:value-type="float" office:value="588.775" calcext:value-type="float">
            <text:p>588.78</text:p>
          </table:table-cell>
          <table:table-cell office:value-type="float" office:value="455.528" calcext:value-type="float">
            <text:p>455.53</text:p>
          </table:table-cell>
          <table:table-cell office:value-type="float" office:value="195.324" calcext:value-type="float">
            <text:p>195.32</text:p>
          </table:table-cell>
          <table:table-cell/>
          <table:table-cell table:formula="of:=([.B13]-[.C13])/[.B13]" office:value-type="percentage" office:value="0.070531947731248" calcext:value-type="percentage">
            <text:p>7.05%</text:p>
          </table:table-cell>
          <table:table-cell table:formula="of:=([.C13]-[.D13])/[.C13]" office:value-type="percentage" office:value="-0.0153228931021984" calcext:value-type="percentage">
            <text:p>-1.53%</text:p>
          </table:table-cell>
          <table:table-cell table:formula="of:=([.D13]-[.E13])/[.D13]" office:value-type="percentage" office:value="-0.0353744511209705" calcext:value-type="percentage">
            <text:p>-3.54%</text:p>
          </table:table-cell>
          <table:table-cell table:formula="of:=([.E13]-[.F13])/[.E13]" office:value-type="percentage" office:value="0.226312258502824" calcext:value-type="percentage">
            <text:p>22.63%</text:p>
          </table:table-cell>
          <table:table-cell table:formula="of:=([.F13]-[.G13])/[.F13]" office:value-type="percentage" office:value="0.571214063679949" calcext:value-type="percentage">
            <text:p>57.12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8.718" calcext:value-type="float">
            <text:p>598.72</text:p>
          </table:table-cell>
          <table:table-cell office:value-type="float" office:value="562.822" calcext:value-type="float">
            <text:p>562.82</text:p>
          </table:table-cell>
          <table:table-cell office:value-type="float" office:value="567.123" calcext:value-type="float">
            <text:p>567.12</text:p>
          </table:table-cell>
          <table:table-cell office:value-type="float" office:value="579.369" calcext:value-type="float">
            <text:p>579.37</text:p>
          </table:table-cell>
          <table:table-cell office:value-type="float" office:value="446.762" calcext:value-type="float">
            <text:p>446.76</text:p>
          </table:table-cell>
          <table:table-cell office:value-type="float" office:value="194.039" calcext:value-type="float">
            <text:p>194.04</text:p>
          </table:table-cell>
          <table:table-cell/>
          <table:table-cell table:formula="of:=([.B14]-[.C14])/[.B14]" office:value-type="percentage" office:value="0.0599547700252873" calcext:value-type="percentage">
            <text:p>6.00%</text:p>
          </table:table-cell>
          <table:table-cell table:formula="of:=([.C14]-[.D14])/[.C14]" office:value-type="percentage" office:value="-0.00764184768896746" calcext:value-type="percentage">
            <text:p>-0.76%</text:p>
          </table:table-cell>
          <table:table-cell table:formula="of:=([.D14]-[.E14])/[.D14]" office:value-type="percentage" office:value="-0.0215931993588692" calcext:value-type="percentage">
            <text:p>-2.16%</text:p>
          </table:table-cell>
          <table:table-cell table:formula="of:=([.E14]-[.F14])/[.E14]" office:value-type="percentage" office:value="0.228881766197363" calcext:value-type="percentage">
            <text:p>22.89%</text:p>
          </table:table-cell>
          <table:table-cell table:formula="of:=([.F14]-[.G14])/[.F14]" office:value-type="percentage" office:value="0.565677027141968" calcext:value-type="percentage">
            <text:p>56.57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4.903" calcext:value-type="float">
            <text:p>594.90</text:p>
          </table:table-cell>
          <table:table-cell office:value-type="float" office:value="559.257" calcext:value-type="float">
            <text:p>559.26</text:p>
          </table:table-cell>
          <table:table-cell office:value-type="float" office:value="578.802" calcext:value-type="float">
            <text:p>578.80</text:p>
          </table:table-cell>
          <table:table-cell office:value-type="float" office:value="577.755" calcext:value-type="float">
            <text:p>577.76</text:p>
          </table:table-cell>
          <table:table-cell office:value-type="float" office:value="447.873" calcext:value-type="float">
            <text:p>447.87</text:p>
          </table:table-cell>
          <table:table-cell office:value-type="float" office:value="193.96" calcext:value-type="float">
            <text:p>193.96</text:p>
          </table:table-cell>
          <table:table-cell/>
          <table:table-cell table:formula="of:=([.B15]-[.C15])/[.B15]" office:value-type="percentage" office:value="0.0599190120069996" calcext:value-type="percentage">
            <text:p>5.99%</text:p>
          </table:table-cell>
          <table:table-cell table:formula="of:=([.C15]-[.D15])/[.C15]" office:value-type="percentage" office:value="-0.0349481544263193" calcext:value-type="percentage">
            <text:p>-3.49%</text:p>
          </table:table-cell>
          <table:table-cell table:formula="of:=([.D15]-[.E15])/[.D15]" office:value-type="percentage" office:value="0.00180890874599608" calcext:value-type="percentage">
            <text:p>0.18%</text:p>
          </table:table-cell>
          <table:table-cell table:formula="of:=([.E15]-[.F15])/[.E15]" office:value-type="percentage" office:value="0.224804631721058" calcext:value-type="percentage">
            <text:p>22.48%</text:p>
          </table:table-cell>
          <table:table-cell table:formula="of:=([.F15]-[.G15])/[.F15]" office:value-type="percentage" office:value="0.566930804044897" calcext:value-type="percentage">
            <text:p>56.69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.957" calcext:value-type="float">
            <text:p>600.96</text:p>
          </table:table-cell>
          <table:table-cell office:value-type="float" office:value="559.586" calcext:value-type="float">
            <text:p>559.59</text:p>
          </table:table-cell>
          <table:table-cell office:value-type="float" office:value="584.797" calcext:value-type="float">
            <text:p>584.80</text:p>
          </table:table-cell>
          <table:table-cell office:value-type="float" office:value="578.257" calcext:value-type="float">
            <text:p>578.26</text:p>
          </table:table-cell>
          <table:table-cell office:value-type="float" office:value="448.473" calcext:value-type="float">
            <text:p>448.47</text:p>
          </table:table-cell>
          <table:table-cell office:value-type="float" office:value="193.109" calcext:value-type="float">
            <text:p>193.11</text:p>
          </table:table-cell>
          <table:table-cell/>
          <table:table-cell table:formula="of:=([.B16]-[.C16])/[.B16]" office:value-type="percentage" office:value="0.0688418638937561" calcext:value-type="percentage">
            <text:p>6.88%</text:p>
          </table:table-cell>
          <table:table-cell table:formula="of:=([.C16]-[.D16])/[.C16]" office:value-type="percentage" office:value="-0.0450529498593603" calcext:value-type="percentage">
            <text:p>-4.51%</text:p>
          </table:table-cell>
          <table:table-cell table:formula="of:=([.D16]-[.E16])/[.D16]" office:value-type="percentage" office:value="0.0111833679037343" calcext:value-type="percentage">
            <text:p>1.12%</text:p>
          </table:table-cell>
          <table:table-cell table:formula="of:=([.E16]-[.F16])/[.E16]" office:value-type="percentage" office:value="0.224439998132318" calcext:value-type="percentage">
            <text:p>22.44%</text:p>
          </table:table-cell>
          <table:table-cell table:formula="of:=([.F16]-[.G16])/[.F16]" office:value-type="percentage" office:value="0.569407745839772" calcext:value-type="percentage">
            <text:p>56.94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.247" calcext:value-type="float">
            <text:p>600.25</text:p>
          </table:table-cell>
          <table:table-cell office:value-type="float" office:value="563.961" calcext:value-type="float">
            <text:p>563.96</text:p>
          </table:table-cell>
          <table:table-cell office:value-type="float" office:value="584.15" calcext:value-type="float">
            <text:p>584.15</text:p>
          </table:table-cell>
          <table:table-cell office:value-type="float" office:value="578.966" calcext:value-type="float">
            <text:p>578.97</text:p>
          </table:table-cell>
          <table:table-cell office:value-type="float" office:value="449.404" calcext:value-type="float">
            <text:p>449.40</text:p>
          </table:table-cell>
          <table:table-cell office:value-type="float" office:value="193.126" calcext:value-type="float">
            <text:p>193.13</text:p>
          </table:table-cell>
          <table:table-cell/>
          <table:table-cell table:formula="of:=([.B17]-[.C17])/[.B17]" office:value-type="percentage" office:value="0.0604517806836185" calcext:value-type="percentage">
            <text:p>6.05%</text:p>
          </table:table-cell>
          <table:table-cell table:formula="of:=([.C17]-[.D17])/[.C17]" office:value-type="percentage" office:value="-0.0357985747241387" calcext:value-type="percentage">
            <text:p>-3.58%</text:p>
          </table:table-cell>
          <table:table-cell table:formula="of:=([.D17]-[.E17])/[.D17]" office:value-type="percentage" office:value="0.00887443293674565" calcext:value-type="percentage">
            <text:p>0.89%</text:p>
          </table:table-cell>
          <table:table-cell table:formula="of:=([.E17]-[.F17])/[.E17]" office:value-type="percentage" office:value="0.223781707388689" calcext:value-type="percentage">
            <text:p>22.38%</text:p>
          </table:table-cell>
          <table:table-cell table:formula="of:=([.F17]-[.G17])/[.F17]" office:value-type="percentage" office:value="0.570261946934162" calcext:value-type="percentage">
            <text:p>57.03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9.941" calcext:value-type="float">
            <text:p>599.94</text:p>
          </table:table-cell>
          <table:table-cell office:value-type="float" office:value="574.923" calcext:value-type="float">
            <text:p>574.92</text:p>
          </table:table-cell>
          <table:table-cell office:value-type="float" office:value="576.038" calcext:value-type="float">
            <text:p>576.04</text:p>
          </table:table-cell>
          <table:table-cell office:value-type="float" office:value="575.134" calcext:value-type="float">
            <text:p>575.13</text:p>
          </table:table-cell>
          <table:table-cell office:value-type="float" office:value="449.502" calcext:value-type="float">
            <text:p>449.50</text:p>
          </table:table-cell>
          <table:table-cell office:value-type="float" office:value="193.264" calcext:value-type="float">
            <text:p>193.26</text:p>
          </table:table-cell>
          <table:table-cell/>
          <table:table-cell table:formula="of:=([.B18]-[.C18])/[.B18]" office:value-type="percentage" office:value="0.0417007672421122" calcext:value-type="percentage">
            <text:p>4.17%</text:p>
          </table:table-cell>
          <table:table-cell table:formula="of:=([.C18]-[.D18])/[.C18]" office:value-type="percentage" office:value="-0.00193939014441936" calcext:value-type="percentage">
            <text:p>-0.19%</text:p>
          </table:table-cell>
          <table:table-cell table:formula="of:=([.D18]-[.E18])/[.D18]" office:value-type="percentage" office:value="0.00156934091153708" calcext:value-type="percentage">
            <text:p>0.16%</text:p>
          </table:table-cell>
          <table:table-cell table:formula="of:=([.E18]-[.F18])/[.E18]" office:value-type="percentage" office:value="0.21843952887501" calcext:value-type="percentage">
            <text:p>21.84%</text:p>
          </table:table-cell>
          <table:table-cell table:formula="of:=([.F18]-[.G18])/[.F18]" office:value-type="percentage" office:value="0.570048631596745" calcext:value-type="percentage">
            <text:p>57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7.298" calcext:value-type="float">
            <text:p>617.30</text:p>
          </table:table-cell>
          <table:table-cell office:value-type="float" office:value="588.763" calcext:value-type="float">
            <text:p>588.76</text:p>
          </table:table-cell>
          <table:table-cell office:value-type="float" office:value="561.308" calcext:value-type="float">
            <text:p>561.31</text:p>
          </table:table-cell>
          <table:table-cell office:value-type="float" office:value="587.507" calcext:value-type="float">
            <text:p>587.51</text:p>
          </table:table-cell>
          <table:table-cell office:value-type="float" office:value="452.161" calcext:value-type="float">
            <text:p>452.16</text:p>
          </table:table-cell>
          <table:table-cell office:value-type="float" office:value="193.629" calcext:value-type="float">
            <text:p>193.63</text:p>
          </table:table-cell>
          <table:table-cell/>
          <table:table-cell table:formula="of:=([.B19]-[.C19])/[.B19]" office:value-type="percentage" office:value="0.0462256479042537" calcext:value-type="percentage">
            <text:p>4.62%</text:p>
          </table:table-cell>
          <table:table-cell table:formula="of:=([.C19]-[.D19])/[.C19]" office:value-type="percentage" office:value="0.046631666731775" calcext:value-type="percentage">
            <text:p>4.66%</text:p>
          </table:table-cell>
          <table:table-cell table:formula="of:=([.D19]-[.E19])/[.D19]" office:value-type="percentage" office:value="-0.0466749093189478" calcext:value-type="percentage">
            <text:p>-4.67%</text:p>
          </table:table-cell>
          <table:table-cell table:formula="of:=([.E19]-[.F19])/[.E19]" office:value-type="percentage" office:value="0.230373425337911" calcext:value-type="percentage">
            <text:p>23.04%</text:p>
          </table:table-cell>
          <table:table-cell table:formula="of:=([.F19]-[.G19])/[.F19]" office:value-type="percentage" office:value="0.571769789964194" calcext:value-type="percentage">
            <text:p>57.18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2.118" calcext:value-type="float">
            <text:p>622.12</text:p>
          </table:table-cell>
          <table:table-cell office:value-type="float" office:value="572.883" calcext:value-type="float">
            <text:p>572.88</text:p>
          </table:table-cell>
          <table:table-cell office:value-type="float" office:value="562.501" calcext:value-type="float">
            <text:p>562.50</text:p>
          </table:table-cell>
          <table:table-cell office:value-type="float" office:value="586.783" calcext:value-type="float">
            <text:p>586.78</text:p>
          </table:table-cell>
          <table:table-cell office:value-type="float" office:value="461.647" calcext:value-type="float">
            <text:p>461.65</text:p>
          </table:table-cell>
          <table:table-cell office:value-type="float" office:value="195.558" calcext:value-type="float">
            <text:p>195.56</text:p>
          </table:table-cell>
          <table:table-cell/>
          <table:table-cell table:formula="of:=([.B20]-[.C20])/[.B20]" office:value-type="percentage" office:value="0.0791409346779872" calcext:value-type="percentage">
            <text:p>7.91%</text:p>
          </table:table-cell>
          <table:table-cell table:formula="of:=([.C20]-[.D20])/[.C20]" office:value-type="percentage" office:value="0.0181223740275066" calcext:value-type="percentage">
            <text:p>1.81%</text:p>
          </table:table-cell>
          <table:table-cell table:formula="of:=([.D20]-[.E20])/[.D20]" office:value-type="percentage" office:value="-0.0431679232570254" calcext:value-type="percentage">
            <text:p>-4.32%</text:p>
          </table:table-cell>
          <table:table-cell table:formula="of:=([.E20]-[.F20])/[.E20]" office:value-type="percentage" office:value="0.213257711965071" calcext:value-type="percentage">
            <text:p>21.33%</text:p>
          </table:table-cell>
          <table:table-cell table:formula="of:=([.F20]-[.G20])/[.F20]" office:value-type="percentage" office:value="0.576390618806144" calcext:value-type="percentage">
            <text:p>57.64%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617.023" calcext:value-type="float">
            <text:p>617.02</text:p>
          </table:table-cell>
          <table:table-cell table:style-name="ce7" office:value-type="float" office:value="570.573" calcext:value-type="float">
            <text:p>570.57</text:p>
          </table:table-cell>
          <table:table-cell table:style-name="ce7" office:value-type="float" office:value="560.632" calcext:value-type="float">
            <text:p>560.63</text:p>
          </table:table-cell>
          <table:table-cell table:style-name="ce7" office:value-type="float" office:value="574.914" calcext:value-type="float">
            <text:p>574.91</text:p>
          </table:table-cell>
          <table:table-cell table:style-name="ce7" office:value-type="float" office:value="459.573" calcext:value-type="float">
            <text:p>459.57</text:p>
          </table:table-cell>
          <table:table-cell table:style-name="ce7" office:value-type="float" office:value="199.13" calcext:value-type="float">
            <text:p>199.13</text:p>
          </table:table-cell>
          <table:table-cell table:style-name="ce9"/>
          <table:table-cell table:style-name="ce12" table:formula="of:=([.B21]-[.C21])/[.B21]" office:value-type="percentage" office:value="0.075280824215629" calcext:value-type="percentage">
            <text:p>7.53%</text:p>
          </table:table-cell>
          <table:table-cell table:style-name="ce12" table:formula="of:=([.C21]-[.D21])/[.C21]" office:value-type="percentage" office:value="0.0174228363417127" calcext:value-type="percentage">
            <text:p>1.74%</text:p>
          </table:table-cell>
          <table:table-cell table:style-name="ce12" table:formula="of:=([.D21]-[.E21])/[.D21]" office:value-type="percentage" office:value="-0.0254748212731347" calcext:value-type="percentage">
            <text:p>-2.55%</text:p>
          </table:table-cell>
          <table:table-cell table:style-name="ce12" table:formula="of:=([.E21]-[.F21])/[.E21]" office:value-type="percentage" office:value="0.200623049708304" calcext:value-type="percentage">
            <text:p>20.06%</text:p>
          </table:table-cell>
          <table:table-cell table:style-name="ce16" table:formula="of:=([.F21]-[.G21])/[.F21]" office:value-type="percentage" office:value="0.566706486238313" calcext:value-type="percentage">
            <text:p>56.67%</text:p>
          </table:table-cell>
        </table:table-row>
      </table:table>
      <table:table table:name="Dataset 3" table:style-name="ta1">
        <table:shapes>
          <draw:frame draw:z-index="0" draw:style-name="gr1" draw:text-style-name="P1" svg:width="540.23mm" svg:height="230mm" svg:x="0.01mm" svg:y="99.35mm">
            <loext:p draw:notify-on-update-of-ranges="'Dataset 3'.A1:'Dataset 3'.A1 'Dataset 3'.A2:'Dataset 3'.A21 'Dataset 3'.B1:'Dataset 3'.B1 'Dataset 3'.B2:'Dataset 3'.B21 'Dataset 3'.C1:'Dataset 3'.C1 'Dataset 3'.C2:'Dataset 3'.C21 'Dataset 3'.D1:'Dataset 3'.D1 'Dataset 3'.D2:'Dataset 3'.D21 'Dataset 3'.E1:'Dataset 3'.E1 'Dataset 3'.E2:'Dataset 3'.E21 'Dataset 3'.F1:'Dataset 3'.F1 'Dataset 3'.F2:'Dataset 3'.F21 'Dataset 3'.G1:'Dataset 3'.G1 'Dataset 3'.G2:'Dataset 3'.G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cpu(node1_fixture|3)</text:p>
          </table:table-cell>
          <table:table-cell table:style-name="ce5" office:value-type="string" calcext:value-type="string">
            <text:p>cpu(node2_fixture|3)</text:p>
          </table:table-cell>
          <table:table-cell table:style-name="ce5" office:value-type="string" calcext:value-type="string">
            <text:p>cpu(node3_fixture|3)</text:p>
          </table:table-cell>
          <table:table-cell table:style-name="ce5" office:value-type="string" calcext:value-type="string">
            <text:p>cpu(node4_fixture|3)</text:p>
          </table:table-cell>
          <table:table-cell table:style-name="ce5" office:value-type="string" calcext:value-type="string">
            <text:p>cpu(node5_fixture|3)</text:p>
          </table:table-cell>
          <table:table-cell table:style-name="ce5" office:value-type="string" calcext:value-type="string">
            <text:p>cpu(node6_fixture|3)</text:p>
          </table:table-cell>
          <table:table-cell table:style-name="ce8"/>
          <table:table-cell table:style-name="ce10" office:value-type="string" calcext:value-type="string" table:number-columns-spanned="5" table:number-rows-spanned="1">
            <text:p>Relative diff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4342.65" calcext:value-type="float">
            <text:p>4342.65</text:p>
          </table:table-cell>
          <table:table-cell table:style-name="ce6" office:value-type="float" office:value="3796.05" calcext:value-type="float">
            <text:p>3796.05</text:p>
          </table:table-cell>
          <table:table-cell table:style-name="ce6" office:value-type="float" office:value="3750.61" calcext:value-type="float">
            <text:p>3750.61</text:p>
          </table:table-cell>
          <table:table-cell table:style-name="ce6" office:value-type="float" office:value="3719.23" calcext:value-type="float">
            <text:p>3719.23</text:p>
          </table:table-cell>
          <table:table-cell table:style-name="ce6" office:value-type="float" office:value="2960.38" calcext:value-type="float">
            <text:p>2960.38</text:p>
          </table:table-cell>
          <table:table-cell table:style-name="ce6" office:value-type="float" office:value="410.56" calcext:value-type="float">
            <text:p>410.56</text:p>
          </table:table-cell>
          <table:table-cell/>
          <table:table-cell table:style-name="ce11" table:formula="of:=([.B2]-[.C2])/[.B2]" office:value-type="percentage" office:value="0.12586784567027" calcext:value-type="percentage">
            <text:p>12.59%</text:p>
          </table:table-cell>
          <table:table-cell table:style-name="ce11" table:formula="of:=([.C2]-[.D2])/[.C2]" office:value-type="percentage" office:value="0.0119703375877557" calcext:value-type="percentage">
            <text:p>1.20%</text:p>
          </table:table-cell>
          <table:table-cell table:style-name="ce11" table:formula="of:=([.D2]-[.E2])/[.D2]" office:value-type="percentage" office:value="0.00836663902671835" calcext:value-type="percentage">
            <text:p>0.84%</text:p>
          </table:table-cell>
          <table:table-cell table:style-name="ce11" table:formula="of:=([.E2]-[.F2])/[.E2]" office:value-type="percentage" office:value="0.204034168362806" calcext:value-type="percentage">
            <text:p>20.40%</text:p>
          </table:table-cell>
          <table:table-cell table:style-name="ce15" table:formula="of:=([.F2]-[.G2])/[.F2]" office:value-type="percentage" office:value="0.86131510143968" calcext:value-type="percentage">
            <text:p>86.13%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4846.67" calcext:value-type="float">
            <text:p>4846.67</text:p>
          </table:table-cell>
          <table:table-cell table:style-name="ce6" office:value-type="float" office:value="3808.88" calcext:value-type="float">
            <text:p>3808.88</text:p>
          </table:table-cell>
          <table:table-cell table:style-name="ce6" office:value-type="float" office:value="3756.33" calcext:value-type="float">
            <text:p>3756.33</text:p>
          </table:table-cell>
          <table:table-cell table:style-name="ce6" office:value-type="float" office:value="3766.63" calcext:value-type="float">
            <text:p>3766.63</text:p>
          </table:table-cell>
          <table:table-cell table:style-name="ce6" office:value-type="float" office:value="2927.89" calcext:value-type="float">
            <text:p>2927.89</text:p>
          </table:table-cell>
          <table:table-cell table:style-name="ce6" office:value-type="float" office:value="411.704" calcext:value-type="float">
            <text:p>411.70</text:p>
          </table:table-cell>
          <table:table-cell/>
          <table:table-cell table:style-name="ce11" table:formula="of:=([.B3]-[.C3])/[.B3]" office:value-type="percentage" office:value="0.214124336915862" calcext:value-type="percentage">
            <text:p>21.41%</text:p>
          </table:table-cell>
          <table:table-cell table:style-name="ce11" table:formula="of:=([.C3]-[.D3])/[.C3]" office:value-type="percentage" office:value="0.0137967066434228" calcext:value-type="percentage">
            <text:p>1.38%</text:p>
          </table:table-cell>
          <table:table-cell table:style-name="ce11" table:formula="of:=([.D3]-[.E3])/[.D3]" office:value-type="percentage" office:value="-0.00274203810634321" calcext:value-type="percentage">
            <text:p>-0.27%</text:p>
          </table:table-cell>
          <table:table-cell table:style-name="ce11" table:formula="of:=([.E3]-[.F3])/[.E3]" office:value-type="percentage" office:value="0.222676503930569" calcext:value-type="percentage">
            <text:p>22.27%</text:p>
          </table:table-cell>
          <table:table-cell table:style-name="ce15" table:formula="of:=([.F3]-[.G3])/[.F3]" office:value-type="percentage" office:value="0.859385427731233" calcext:value-type="percentage">
            <text:p>85.94%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4340.23" calcext:value-type="float">
            <text:p>4340.23</text:p>
          </table:table-cell>
          <table:table-cell table:style-name="ce6" office:value-type="float" office:value="3870.17" calcext:value-type="float">
            <text:p>3870.17</text:p>
          </table:table-cell>
          <table:table-cell table:style-name="ce6" office:value-type="float" office:value="3817.5" calcext:value-type="float">
            <text:p>3817.50</text:p>
          </table:table-cell>
          <table:table-cell table:style-name="ce6" office:value-type="float" office:value="3825.6" calcext:value-type="float">
            <text:p>3825.60</text:p>
          </table:table-cell>
          <table:table-cell table:style-name="ce6" office:value-type="float" office:value="2956.65" calcext:value-type="float">
            <text:p>2956.65</text:p>
          </table:table-cell>
          <table:table-cell table:style-name="ce6" office:value-type="float" office:value="404.972" calcext:value-type="float">
            <text:p>404.97</text:p>
          </table:table-cell>
          <table:table-cell/>
          <table:table-cell table:style-name="ce11" table:formula="of:=([.B4]-[.C4])/[.B4]" office:value-type="percentage" office:value="0.108303016199602" calcext:value-type="percentage">
            <text:p>10.83%</text:p>
          </table:table-cell>
          <table:table-cell table:style-name="ce11" table:formula="of:=([.C4]-[.D4])/[.C4]" office:value-type="percentage" office:value="0.0136092213003563" calcext:value-type="percentage">
            <text:p>1.36%</text:p>
          </table:table-cell>
          <table:table-cell table:style-name="ce11" table:formula="of:=([.D4]-[.E4])/[.D4]" office:value-type="percentage" office:value="-0.00212180746561884" calcext:value-type="percentage">
            <text:p>-0.21%</text:p>
          </table:table-cell>
          <table:table-cell table:style-name="ce11" table:formula="of:=([.E4]-[.F4])/[.E4]" office:value-type="percentage" office:value="0.227140840652447" calcext:value-type="percentage">
            <text:p>22.71%</text:p>
          </table:table-cell>
          <table:table-cell table:style-name="ce15" table:formula="of:=([.F4]-[.G4])/[.F4]" office:value-type="percentage" office:value="0.863030118546328" calcext:value-type="percentage">
            <text:p>86.30%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4895.08" calcext:value-type="float">
            <text:p>4895.08</text:p>
          </table:table-cell>
          <table:table-cell table:style-name="ce6" office:value-type="float" office:value="3810.78" calcext:value-type="float">
            <text:p>3810.78</text:p>
          </table:table-cell>
          <table:table-cell table:style-name="ce6" office:value-type="float" office:value="3773.29" calcext:value-type="float">
            <text:p>3773.29</text:p>
          </table:table-cell>
          <table:table-cell table:style-name="ce6" office:value-type="float" office:value="3723.13" calcext:value-type="float">
            <text:p>3723.13</text:p>
          </table:table-cell>
          <table:table-cell table:style-name="ce6" office:value-type="float" office:value="2950.2" calcext:value-type="float">
            <text:p>2950.20</text:p>
          </table:table-cell>
          <table:table-cell table:style-name="ce6" office:value-type="float" office:value="403.587" calcext:value-type="float">
            <text:p>403.59</text:p>
          </table:table-cell>
          <table:table-cell/>
          <table:table-cell table:style-name="ce11" table:formula="of:=([.B5]-[.C5])/[.B5]" office:value-type="percentage" office:value="0.221508126527043" calcext:value-type="percentage">
            <text:p>22.15%</text:p>
          </table:table-cell>
          <table:table-cell table:style-name="ce11" table:formula="of:=([.C5]-[.D5])/[.C5]" office:value-type="percentage" office:value="0.00983788095875391" calcext:value-type="percentage">
            <text:p>0.98%</text:p>
          </table:table-cell>
          <table:table-cell table:style-name="ce11" table:formula="of:=([.D5]-[.E5])/[.D5]" office:value-type="percentage" office:value="0.0132934388822486" calcext:value-type="percentage">
            <text:p>1.33%</text:p>
          </table:table-cell>
          <table:table-cell table:style-name="ce11" table:formula="of:=([.E5]-[.F5])/[.E5]" office:value-type="percentage" office:value="0.207602205671035" calcext:value-type="percentage">
            <text:p>20.76%</text:p>
          </table:table-cell>
          <table:table-cell table:style-name="ce15" table:formula="of:=([.F5]-[.G5])/[.F5]" office:value-type="percentage" office:value="0.863200122025625" calcext:value-type="percentage">
            <text:p>86.32%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4395.35" calcext:value-type="float">
            <text:p>4395.35</text:p>
          </table:table-cell>
          <table:table-cell table:style-name="ce6" office:value-type="float" office:value="3832.94" calcext:value-type="float">
            <text:p>3832.94</text:p>
          </table:table-cell>
          <table:table-cell table:style-name="ce6" office:value-type="float" office:value="3776.44" calcext:value-type="float">
            <text:p>3776.44</text:p>
          </table:table-cell>
          <table:table-cell table:style-name="ce6" office:value-type="float" office:value="3755.84" calcext:value-type="float">
            <text:p>3755.84</text:p>
          </table:table-cell>
          <table:table-cell table:style-name="ce6" office:value-type="float" office:value="2943.68" calcext:value-type="float">
            <text:p>2943.68</text:p>
          </table:table-cell>
          <table:table-cell table:style-name="ce6" office:value-type="float" office:value="405.879" calcext:value-type="float">
            <text:p>405.88</text:p>
          </table:table-cell>
          <table:table-cell/>
          <table:table-cell table:style-name="ce11" table:formula="of:=([.B6]-[.C6])/[.B6]" office:value-type="percentage" office:value="0.127955680435005" calcext:value-type="percentage">
            <text:p>12.80%</text:p>
          </table:table-cell>
          <table:table-cell table:style-name="ce11" table:formula="of:=([.C6]-[.D6])/[.C6]" office:value-type="percentage" office:value="0.0147406429529291" calcext:value-type="percentage">
            <text:p>1.47%</text:p>
          </table:table-cell>
          <table:table-cell table:style-name="ce11" table:formula="of:=([.D6]-[.E6])/[.D6]" office:value-type="percentage" office:value="0.00545487284320681" calcext:value-type="percentage">
            <text:p>0.55%</text:p>
          </table:table-cell>
          <table:table-cell table:style-name="ce11" table:formula="of:=([.E6]-[.F6])/[.E6]" office:value-type="percentage" office:value="0.21623924341825" calcext:value-type="percentage">
            <text:p>21.62%</text:p>
          </table:table-cell>
          <table:table-cell table:style-name="ce15" table:formula="of:=([.F6]-[.G6])/[.F6]" office:value-type="percentage" office:value="0.862118504728775" calcext:value-type="percentage">
            <text:p>86.21%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4324.04" calcext:value-type="float">
            <text:p>4324.04</text:p>
          </table:table-cell>
          <table:table-cell table:style-name="ce6" office:value-type="float" office:value="3873.5" calcext:value-type="float">
            <text:p>3873.50</text:p>
          </table:table-cell>
          <table:table-cell table:style-name="ce6" office:value-type="float" office:value="3785.05" calcext:value-type="float">
            <text:p>3785.05</text:p>
          </table:table-cell>
          <table:table-cell table:style-name="ce6" office:value-type="float" office:value="3730.55" calcext:value-type="float">
            <text:p>3730.55</text:p>
          </table:table-cell>
          <table:table-cell table:style-name="ce6" office:value-type="float" office:value="2940.52" calcext:value-type="float">
            <text:p>2940.52</text:p>
          </table:table-cell>
          <table:table-cell table:style-name="ce6" office:value-type="float" office:value="405.427" calcext:value-type="float">
            <text:p>405.43</text:p>
          </table:table-cell>
          <table:table-cell/>
          <table:table-cell table:style-name="ce11" table:formula="of:=([.B7]-[.C7])/[.B7]" office:value-type="percentage" office:value="0.104194225770344" calcext:value-type="percentage">
            <text:p>10.42%</text:p>
          </table:table-cell>
          <table:table-cell table:style-name="ce11" table:formula="of:=([.C7]-[.D7])/[.C7]" office:value-type="percentage" office:value="0.0228346456692913" calcext:value-type="percentage">
            <text:p>2.28%</text:p>
          </table:table-cell>
          <table:table-cell table:style-name="ce11" table:formula="of:=([.D7]-[.E7])/[.D7]" office:value-type="percentage" office:value="0.014398752988732" calcext:value-type="percentage">
            <text:p>1.44%</text:p>
          </table:table-cell>
          <table:table-cell table:style-name="ce11" table:formula="of:=([.E7]-[.F7])/[.E7]" office:value-type="percentage" office:value="0.211773062953184" calcext:value-type="percentage">
            <text:p>21.18%</text:p>
          </table:table-cell>
          <table:table-cell table:style-name="ce15" table:formula="of:=([.F7]-[.G7])/[.F7]" office:value-type="percentage" office:value="0.862124046087087" calcext:value-type="percentage">
            <text:p>86.21%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4909.01" calcext:value-type="float">
            <text:p>4909.01</text:p>
          </table:table-cell>
          <table:table-cell table:style-name="ce6" office:value-type="float" office:value="3823.74" calcext:value-type="float">
            <text:p>3823.74</text:p>
          </table:table-cell>
          <table:table-cell table:style-name="ce6" office:value-type="float" office:value="3767.9" calcext:value-type="float">
            <text:p>3767.90</text:p>
          </table:table-cell>
          <table:table-cell table:style-name="ce6" office:value-type="float" office:value="3722.47" calcext:value-type="float">
            <text:p>3722.47</text:p>
          </table:table-cell>
          <table:table-cell table:style-name="ce6" office:value-type="float" office:value="2975.15" calcext:value-type="float">
            <text:p>2975.15</text:p>
          </table:table-cell>
          <table:table-cell table:style-name="ce6" office:value-type="float" office:value="410.098" calcext:value-type="float">
            <text:p>410.10</text:p>
          </table:table-cell>
          <table:table-cell/>
          <table:table-cell table:style-name="ce11" table:formula="of:=([.B8]-[.C8])/[.B8]" office:value-type="percentage" office:value="0.221077162197673" calcext:value-type="percentage">
            <text:p>22.11%</text:p>
          </table:table-cell>
          <table:table-cell table:style-name="ce11" table:formula="of:=([.C8]-[.D8])/[.C8]" office:value-type="percentage" office:value="0.0146035033762755" calcext:value-type="percentage">
            <text:p>1.46%</text:p>
          </table:table-cell>
          <table:table-cell table:style-name="ce11" table:formula="of:=([.D8]-[.E8])/[.D8]" office:value-type="percentage" office:value="0.0120571140423048" calcext:value-type="percentage">
            <text:p>1.21%</text:p>
          </table:table-cell>
          <table:table-cell table:style-name="ce11" table:formula="of:=([.E8]-[.F8])/[.E8]" office:value-type="percentage" office:value="0.20075917334458" calcext:value-type="percentage">
            <text:p>20.08%</text:p>
          </table:table-cell>
          <table:table-cell table:style-name="ce15" table:formula="of:=([.F8]-[.G8])/[.F8]" office:value-type="percentage" office:value="0.862158882745408" calcext:value-type="percentage">
            <text:p>86.22%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4331.51" calcext:value-type="float">
            <text:p>4331.51</text:p>
          </table:table-cell>
          <table:table-cell table:style-name="ce6" office:value-type="float" office:value="3820.21" calcext:value-type="float">
            <text:p>3820.21</text:p>
          </table:table-cell>
          <table:table-cell table:style-name="ce6" office:value-type="float" office:value="3795.33" calcext:value-type="float">
            <text:p>3795.33</text:p>
          </table:table-cell>
          <table:table-cell table:style-name="ce6" office:value-type="float" office:value="3757.92" calcext:value-type="float">
            <text:p>3757.92</text:p>
          </table:table-cell>
          <table:table-cell table:style-name="ce6" office:value-type="float" office:value="3000.65" calcext:value-type="float">
            <text:p>3000.65</text:p>
          </table:table-cell>
          <table:table-cell table:style-name="ce6" office:value-type="float" office:value="407.606" calcext:value-type="float">
            <text:p>407.61</text:p>
          </table:table-cell>
          <table:table-cell/>
          <table:table-cell table:style-name="ce11" table:formula="of:=([.B9]-[.C9])/[.B9]" office:value-type="percentage" office:value="0.1180419761238" calcext:value-type="percentage">
            <text:p>11.80%</text:p>
          </table:table-cell>
          <table:table-cell table:style-name="ce11" table:formula="of:=([.C9]-[.D9])/[.C9]" office:value-type="percentage" office:value="0.00651273097552232" calcext:value-type="percentage">
            <text:p>0.65%</text:p>
          </table:table-cell>
          <table:table-cell table:style-name="ce11" table:formula="of:=([.D9]-[.E9])/[.D9]" office:value-type="percentage" office:value="0.00985685039245595" calcext:value-type="percentage">
            <text:p>0.99%</text:p>
          </table:table-cell>
          <table:table-cell table:style-name="ce11" table:formula="of:=([.E9]-[.F9])/[.E9]" office:value-type="percentage" office:value="0.201513071060587" calcext:value-type="percentage">
            <text:p>20.15%</text:p>
          </table:table-cell>
          <table:table-cell table:style-name="ce15" table:formula="of:=([.F9]-[.G9])/[.F9]" office:value-type="percentage" office:value="0.864160765167547" calcext:value-type="percentage">
            <text:p>86.42%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4847.78" calcext:value-type="float">
            <text:p>4847.78</text:p>
          </table:table-cell>
          <table:table-cell table:style-name="ce6" office:value-type="float" office:value="3802.51" calcext:value-type="float">
            <text:p>3802.51</text:p>
          </table:table-cell>
          <table:table-cell table:style-name="ce6" office:value-type="float" office:value="3768.36" calcext:value-type="float">
            <text:p>3768.36</text:p>
          </table:table-cell>
          <table:table-cell table:style-name="ce6" office:value-type="float" office:value="3761.81" calcext:value-type="float">
            <text:p>3761.81</text:p>
          </table:table-cell>
          <table:table-cell table:style-name="ce6" office:value-type="float" office:value="3007.79" calcext:value-type="float">
            <text:p>3007.79</text:p>
          </table:table-cell>
          <table:table-cell table:style-name="ce6" office:value-type="float" office:value="405.133" calcext:value-type="float">
            <text:p>405.13</text:p>
          </table:table-cell>
          <table:table-cell/>
          <table:table-cell table:style-name="ce11" table:formula="of:=([.B10]-[.C10])/[.B10]" office:value-type="percentage" office:value="0.215618283007892" calcext:value-type="percentage">
            <text:p>21.56%</text:p>
          </table:table-cell>
          <table:table-cell table:style-name="ce11" table:formula="of:=([.C10]-[.D10])/[.C10]" office:value-type="percentage" office:value="0.00898090997788305" calcext:value-type="percentage">
            <text:p>0.90%</text:p>
          </table:table-cell>
          <table:table-cell table:style-name="ce11" table:formula="of:=([.D10]-[.E10])/[.D10]" office:value-type="percentage" office:value="0.00173815665169999" calcext:value-type="percentage">
            <text:p>0.17%</text:p>
          </table:table-cell>
          <table:table-cell table:style-name="ce11" table:formula="of:=([.E10]-[.F10])/[.E10]" office:value-type="percentage" office:value="0.200440745279533" calcext:value-type="percentage">
            <text:p>20.04%</text:p>
          </table:table-cell>
          <table:table-cell table:style-name="ce15" table:formula="of:=([.F10]-[.G10])/[.F10]" office:value-type="percentage" office:value="0.865305423583428" calcext:value-type="percentage">
            <text:p>86.53%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4236.05" calcext:value-type="float">
            <text:p>4236.05</text:p>
          </table:table-cell>
          <table:table-cell table:style-name="ce6" office:value-type="float" office:value="3844.32" calcext:value-type="float">
            <text:p>3844.32</text:p>
          </table:table-cell>
          <table:table-cell table:style-name="ce6" office:value-type="float" office:value="3806.2" calcext:value-type="float">
            <text:p>3806.20</text:p>
          </table:table-cell>
          <table:table-cell table:style-name="ce6" office:value-type="float" office:value="3799.08" calcext:value-type="float">
            <text:p>3799.08</text:p>
          </table:table-cell>
          <table:table-cell table:style-name="ce6" office:value-type="float" office:value="3000.67" calcext:value-type="float">
            <text:p>3000.67</text:p>
          </table:table-cell>
          <table:table-cell table:style-name="ce6" office:value-type="float" office:value="409.092" calcext:value-type="float">
            <text:p>409.09</text:p>
          </table:table-cell>
          <table:table-cell/>
          <table:table-cell table:style-name="ce11" table:formula="of:=([.B11]-[.C11])/[.B11]" office:value-type="percentage" office:value="0.0924753012830349" calcext:value-type="percentage">
            <text:p>9.25%</text:p>
          </table:table-cell>
          <table:table-cell table:style-name="ce11" table:formula="of:=([.C11]-[.D11])/[.C11]" office:value-type="percentage" office:value="0.00991592791442969" calcext:value-type="percentage">
            <text:p>0.99%</text:p>
          </table:table-cell>
          <table:table-cell table:style-name="ce11" table:formula="of:=([.D11]-[.E11])/[.D11]" office:value-type="percentage" office:value="0.00187063212653037" calcext:value-type="percentage">
            <text:p>0.19%</text:p>
          </table:table-cell>
          <table:table-cell table:style-name="ce11" table:formula="of:=([.E11]-[.F11])/[.E11]" office:value-type="percentage" office:value="0.210158775282437" calcext:value-type="percentage">
            <text:p>21.02%</text:p>
          </table:table-cell>
          <table:table-cell table:style-name="ce15" table:formula="of:=([.F11]-[.G11])/[.F11]" office:value-type="percentage" office:value="0.863666447826652" calcext:value-type="percentage">
            <text:p>86.37%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4842.86" calcext:value-type="float">
            <text:p>4842.86</text:p>
          </table:table-cell>
          <table:table-cell table:style-name="ce6" office:value-type="float" office:value="3951.74" calcext:value-type="float">
            <text:p>3951.74</text:p>
          </table:table-cell>
          <table:table-cell table:style-name="ce6" office:value-type="float" office:value="3777.81" calcext:value-type="float">
            <text:p>3777.81</text:p>
          </table:table-cell>
          <table:table-cell table:style-name="ce6" office:value-type="float" office:value="3891.49" calcext:value-type="float">
            <text:p>3891.49</text:p>
          </table:table-cell>
          <table:table-cell table:style-name="ce6" office:value-type="float" office:value="3005.05" calcext:value-type="float">
            <text:p>3005.05</text:p>
          </table:table-cell>
          <table:table-cell table:style-name="ce6" office:value-type="float" office:value="404.544" calcext:value-type="float">
            <text:p>404.54</text:p>
          </table:table-cell>
          <table:table-cell/>
          <table:table-cell table:style-name="ce11" table:formula="of:=([.B12]-[.C12])/[.B12]" office:value-type="percentage" office:value="0.184006971087333" calcext:value-type="percentage">
            <text:p>18.40%</text:p>
          </table:table-cell>
          <table:table-cell table:style-name="ce11" table:formula="of:=([.C12]-[.D12])/[.C12]" office:value-type="percentage" office:value="0.0440135231568878" calcext:value-type="percentage">
            <text:p>4.40%</text:p>
          </table:table-cell>
          <table:table-cell table:style-name="ce11" table:formula="of:=([.D12]-[.E12])/[.D12]" office:value-type="percentage" office:value="-0.0300915080430196" calcext:value-type="percentage">
            <text:p>-3.01%</text:p>
          </table:table-cell>
          <table:table-cell table:style-name="ce11" table:formula="of:=([.E12]-[.F12])/[.E12]" office:value-type="percentage" office:value="0.227789355748055" calcext:value-type="percentage">
            <text:p>22.78%</text:p>
          </table:table-cell>
          <table:table-cell table:style-name="ce15" table:formula="of:=([.F12]-[.G12])/[.F12]" office:value-type="percentage" office:value="0.865378612668674" calcext:value-type="percentage">
            <text:p>86.54%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4359.19" calcext:value-type="float">
            <text:p>4359.19</text:p>
          </table:table-cell>
          <table:table-cell table:style-name="ce6" office:value-type="float" office:value="4049.54" calcext:value-type="float">
            <text:p>4049.54</text:p>
          </table:table-cell>
          <table:table-cell table:style-name="ce6" office:value-type="float" office:value="3784.95" calcext:value-type="float">
            <text:p>3784.95</text:p>
          </table:table-cell>
          <table:table-cell table:style-name="ce6" office:value-type="float" office:value="3894.38" calcext:value-type="float">
            <text:p>3894.38</text:p>
          </table:table-cell>
          <table:table-cell table:style-name="ce6" office:value-type="float" office:value="2981.62" calcext:value-type="float">
            <text:p>2981.62</text:p>
          </table:table-cell>
          <table:table-cell table:style-name="ce6" office:value-type="float" office:value="414.866" calcext:value-type="float">
            <text:p>414.87</text:p>
          </table:table-cell>
          <table:table-cell/>
          <table:table-cell table:style-name="ce11" table:formula="of:=([.B13]-[.C13])/[.B13]" office:value-type="percentage" office:value="0.0710338388553836" calcext:value-type="percentage">
            <text:p>7.10%</text:p>
          </table:table-cell>
          <table:table-cell table:style-name="ce11" table:formula="of:=([.C13]-[.D13])/[.C13]" office:value-type="percentage" office:value="0.0653382853361123" calcext:value-type="percentage">
            <text:p>6.53%</text:p>
          </table:table-cell>
          <table:table-cell table:style-name="ce11" table:formula="of:=([.D13]-[.E13])/[.D13]" office:value-type="percentage" office:value="-0.0289118746614883" calcext:value-type="percentage">
            <text:p>-2.89%</text:p>
          </table:table-cell>
          <table:table-cell table:style-name="ce11" table:formula="of:=([.E13]-[.F13])/[.E13]" office:value-type="percentage" office:value="0.234378771460412" calcext:value-type="percentage">
            <text:p>23.44%</text:p>
          </table:table-cell>
          <table:table-cell table:style-name="ce15" table:formula="of:=([.F13]-[.G13])/[.F13]" office:value-type="percentage" office:value="0.860858861960947" calcext:value-type="percentage">
            <text:p>86.09%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5101.52" calcext:value-type="float">
            <text:p>5101.52</text:p>
          </table:table-cell>
          <table:table-cell table:style-name="ce6" office:value-type="float" office:value="3866.22" calcext:value-type="float">
            <text:p>3866.22</text:p>
          </table:table-cell>
          <table:table-cell table:style-name="ce6" office:value-type="float" office:value="3773.11" calcext:value-type="float">
            <text:p>3773.11</text:p>
          </table:table-cell>
          <table:table-cell table:style-name="ce6" office:value-type="float" office:value="3777.53" calcext:value-type="float">
            <text:p>3777.53</text:p>
          </table:table-cell>
          <table:table-cell table:style-name="ce6" office:value-type="float" office:value="2954.68" calcext:value-type="float">
            <text:p>2954.68</text:p>
          </table:table-cell>
          <table:table-cell table:style-name="ce6" office:value-type="float" office:value="421.068" calcext:value-type="float">
            <text:p>421.07</text:p>
          </table:table-cell>
          <table:table-cell/>
          <table:table-cell table:style-name="ce11" table:formula="of:=([.B14]-[.C14])/[.B14]" office:value-type="percentage" office:value="0.242143518010319" calcext:value-type="percentage">
            <text:p>24.21%</text:p>
          </table:table-cell>
          <table:table-cell table:style-name="ce11" table:formula="of:=([.C14]-[.D14])/[.C14]" office:value-type="percentage" office:value="0.0240829544102508" calcext:value-type="percentage">
            <text:p>2.41%</text:p>
          </table:table-cell>
          <table:table-cell table:style-name="ce11" table:formula="of:=([.D14]-[.E14])/[.D14]" office:value-type="percentage" office:value="-0.00117144742665866" calcext:value-type="percentage">
            <text:p>-0.12%</text:p>
          </table:table-cell>
          <table:table-cell table:style-name="ce11" table:formula="of:=([.E14]-[.F14])/[.E14]" office:value-type="percentage" office:value="0.217827522216898" calcext:value-type="percentage">
            <text:p>21.78%</text:p>
          </table:table-cell>
          <table:table-cell table:style-name="ce15" table:formula="of:=([.F14]-[.G14])/[.F14]" office:value-type="percentage" office:value="0.857491166556108" calcext:value-type="percentage">
            <text:p>85.75%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4645.57" calcext:value-type="float">
            <text:p>4645.57</text:p>
          </table:table-cell>
          <table:table-cell table:style-name="ce6" office:value-type="float" office:value="3860.79" calcext:value-type="float">
            <text:p>3860.79</text:p>
          </table:table-cell>
          <table:table-cell table:style-name="ce6" office:value-type="float" office:value="3784.89" calcext:value-type="float">
            <text:p>3784.89</text:p>
          </table:table-cell>
          <table:table-cell table:style-name="ce6" office:value-type="float" office:value="3780.92" calcext:value-type="float">
            <text:p>3780.92</text:p>
          </table:table-cell>
          <table:table-cell table:style-name="ce6" office:value-type="float" office:value="2983.62" calcext:value-type="float">
            <text:p>2983.62</text:p>
          </table:table-cell>
          <table:table-cell table:style-name="ce6" office:value-type="float" office:value="418.015" calcext:value-type="float">
            <text:p>418.02</text:p>
          </table:table-cell>
          <table:table-cell/>
          <table:table-cell table:style-name="ce11" table:formula="of:=([.B15]-[.C15])/[.B15]" office:value-type="percentage" office:value="0.168930830877589" calcext:value-type="percentage">
            <text:p>16.89%</text:p>
          </table:table-cell>
          <table:table-cell table:style-name="ce11" table:formula="of:=([.C15]-[.D15])/[.C15]" office:value-type="percentage" office:value="0.0196591889224744" calcext:value-type="percentage">
            <text:p>1.97%</text:p>
          </table:table-cell>
          <table:table-cell table:style-name="ce11" table:formula="of:=([.D15]-[.E15])/[.D15]" office:value-type="percentage" office:value="0.00104890763007638" calcext:value-type="percentage">
            <text:p>0.10%</text:p>
          </table:table-cell>
          <table:table-cell table:style-name="ce11" table:formula="of:=([.E15]-[.F15])/[.E15]" office:value-type="percentage" office:value="0.210874601948732" calcext:value-type="percentage">
            <text:p>21.09%</text:p>
          </table:table-cell>
          <table:table-cell table:style-name="ce15" table:formula="of:=([.F15]-[.G15])/[.F15]" office:value-type="percentage" office:value="0.859896702663208" calcext:value-type="percentage">
            <text:p>85.99%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5276.81" calcext:value-type="float">
            <text:p>5276.81</text:p>
          </table:table-cell>
          <table:table-cell table:style-name="ce6" office:value-type="float" office:value="3843.15" calcext:value-type="float">
            <text:p>3843.15</text:p>
          </table:table-cell>
          <table:table-cell table:style-name="ce6" office:value-type="float" office:value="3775.96" calcext:value-type="float">
            <text:p>3775.96</text:p>
          </table:table-cell>
          <table:table-cell table:style-name="ce6" office:value-type="float" office:value="3812.85" calcext:value-type="float">
            <text:p>3812.85</text:p>
          </table:table-cell>
          <table:table-cell table:style-name="ce6" office:value-type="float" office:value="2951.45" calcext:value-type="float">
            <text:p>2951.45</text:p>
          </table:table-cell>
          <table:table-cell table:style-name="ce6" office:value-type="float" office:value="429.675" calcext:value-type="float">
            <text:p>429.68</text:p>
          </table:table-cell>
          <table:table-cell/>
          <table:table-cell table:style-name="ce11" table:formula="of:=([.B16]-[.C16])/[.B16]" office:value-type="percentage" office:value="0.271690661592894" calcext:value-type="percentage">
            <text:p>27.17%</text:p>
          </table:table-cell>
          <table:table-cell table:style-name="ce11" table:formula="of:=([.C16]-[.D16])/[.C16]" office:value-type="percentage" office:value="0.0174830542653813" calcext:value-type="percentage">
            <text:p>1.75%</text:p>
          </table:table-cell>
          <table:table-cell table:style-name="ce11" table:formula="of:=([.D16]-[.E16])/[.D16]" office:value-type="percentage" office:value="-0.0097697009502219" calcext:value-type="percentage">
            <text:p>-0.98%</text:p>
          </table:table-cell>
          <table:table-cell table:style-name="ce11" table:formula="of:=([.E16]-[.F16])/[.E16]" office:value-type="percentage" office:value="0.225920243387492" calcext:value-type="percentage">
            <text:p>22.59%</text:p>
          </table:table-cell>
          <table:table-cell table:style-name="ce15" table:formula="of:=([.F16]-[.G16])/[.F16]" office:value-type="percentage" office:value="0.854419014382761" calcext:value-type="percentage">
            <text:p>85.44%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4739.78" calcext:value-type="float">
            <text:p>4739.78</text:p>
          </table:table-cell>
          <table:table-cell table:style-name="ce6" office:value-type="float" office:value="3809.3" calcext:value-type="float">
            <text:p>3809.30</text:p>
          </table:table-cell>
          <table:table-cell table:style-name="ce6" office:value-type="float" office:value="3818.16" calcext:value-type="float">
            <text:p>3818.16</text:p>
          </table:table-cell>
          <table:table-cell table:style-name="ce6" office:value-type="float" office:value="3873.49" calcext:value-type="float">
            <text:p>3873.49</text:p>
          </table:table-cell>
          <table:table-cell table:style-name="ce6" office:value-type="float" office:value="2941.19" calcext:value-type="float">
            <text:p>2941.19</text:p>
          </table:table-cell>
          <table:table-cell table:style-name="ce6" office:value-type="float" office:value="406.577" calcext:value-type="float">
            <text:p>406.58</text:p>
          </table:table-cell>
          <table:table-cell/>
          <table:table-cell table:style-name="ce11" table:formula="of:=([.B17]-[.C17])/[.B17]" office:value-type="percentage" office:value="0.196312909037972" calcext:value-type="percentage">
            <text:p>19.63%</text:p>
          </table:table-cell>
          <table:table-cell table:style-name="ce11" table:formula="of:=([.C17]-[.D17])/[.C17]" office:value-type="percentage" office:value="-0.00232588664584036" calcext:value-type="percentage">
            <text:p>-0.23%</text:p>
          </table:table-cell>
          <table:table-cell table:style-name="ce11" table:formula="of:=([.D17]-[.E17])/[.D17]" office:value-type="percentage" office:value="-0.0144912732834664" calcext:value-type="percentage">
            <text:p>-1.45%</text:p>
          </table:table-cell>
          <table:table-cell table:style-name="ce11" table:formula="of:=([.E17]-[.F17])/[.E17]" office:value-type="percentage" office:value="0.240687338808155" calcext:value-type="percentage">
            <text:p>24.07%</text:p>
          </table:table-cell>
          <table:table-cell table:style-name="ce15" table:formula="of:=([.F17]-[.G17])/[.F17]" office:value-type="percentage" office:value="0.861764455883503" calcext:value-type="percentage">
            <text:p>86.18%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5442.45" calcext:value-type="float">
            <text:p>5442.45</text:p>
          </table:table-cell>
          <table:table-cell table:style-name="ce6" office:value-type="float" office:value="3813.68" calcext:value-type="float">
            <text:p>3813.68</text:p>
          </table:table-cell>
          <table:table-cell table:style-name="ce6" office:value-type="float" office:value="3871.09" calcext:value-type="float">
            <text:p>3871.09</text:p>
          </table:table-cell>
          <table:table-cell table:style-name="ce6" office:value-type="float" office:value="3911.19" calcext:value-type="float">
            <text:p>3911.19</text:p>
          </table:table-cell>
          <table:table-cell table:style-name="ce6" office:value-type="float" office:value="2948.22" calcext:value-type="float">
            <text:p>2948.22</text:p>
          </table:table-cell>
          <table:table-cell table:style-name="ce6" office:value-type="float" office:value="411.839" calcext:value-type="float">
            <text:p>411.84</text:p>
          </table:table-cell>
          <table:table-cell/>
          <table:table-cell table:style-name="ce11" table:formula="of:=([.B18]-[.C18])/[.B18]" office:value-type="percentage" office:value="0.299271467813209" calcext:value-type="percentage">
            <text:p>29.93%</text:p>
          </table:table-cell>
          <table:table-cell table:style-name="ce11" table:formula="of:=([.C18]-[.D18])/[.C18]" office:value-type="percentage" office:value="-0.0150537014117599" calcext:value-type="percentage">
            <text:p>-1.51%</text:p>
          </table:table-cell>
          <table:table-cell table:style-name="ce11" table:formula="of:=([.D18]-[.E18])/[.D18]" office:value-type="percentage" office:value="-0.0103588394999858" calcext:value-type="percentage">
            <text:p>-1.04%</text:p>
          </table:table-cell>
          <table:table-cell table:style-name="ce11" table:formula="of:=([.E18]-[.F18])/[.E18]" office:value-type="percentage" office:value="0.246208954308024" calcext:value-type="percentage">
            <text:p>24.62%</text:p>
          </table:table-cell>
          <table:table-cell table:style-name="ce15" table:formula="of:=([.F18]-[.G18])/[.F18]" office:value-type="percentage" office:value="0.860309271356954" calcext:value-type="percentage">
            <text:p>86.03%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4347.94" calcext:value-type="float">
            <text:p>4347.94</text:p>
          </table:table-cell>
          <table:table-cell table:style-name="ce6" office:value-type="float" office:value="3790.68" calcext:value-type="float">
            <text:p>3790.68</text:p>
          </table:table-cell>
          <table:table-cell table:style-name="ce6" office:value-type="float" office:value="3890.65" calcext:value-type="float">
            <text:p>3890.65</text:p>
          </table:table-cell>
          <table:table-cell table:style-name="ce6" office:value-type="float" office:value="3889.08" calcext:value-type="float">
            <text:p>3889.08</text:p>
          </table:table-cell>
          <table:table-cell table:style-name="ce6" office:value-type="float" office:value="2967.16" calcext:value-type="float">
            <text:p>2967.16</text:p>
          </table:table-cell>
          <table:table-cell table:style-name="ce6" office:value-type="float" office:value="417.855" calcext:value-type="float">
            <text:p>417.86</text:p>
          </table:table-cell>
          <table:table-cell/>
          <table:table-cell table:style-name="ce11" table:formula="of:=([.B19]-[.C19])/[.B19]" office:value-type="percentage" office:value="0.128166442039219" calcext:value-type="percentage">
            <text:p>12.82%</text:p>
          </table:table-cell>
          <table:table-cell table:style-name="ce11" table:formula="of:=([.C19]-[.D19])/[.C19]" office:value-type="percentage" office:value="-0.0263725769518926" calcext:value-type="percentage">
            <text:p>-2.64%</text:p>
          </table:table-cell>
          <table:table-cell table:style-name="ce11" table:formula="of:=([.D19]-[.E19])/[.D19]" office:value-type="percentage" office:value="0.000403531543572453" calcext:value-type="percentage">
            <text:p>0.04%</text:p>
          </table:table-cell>
          <table:table-cell table:style-name="ce11" table:formula="of:=([.E19]-[.F19])/[.E19]" office:value-type="percentage" office:value="0.237053493371183" calcext:value-type="percentage">
            <text:p>23.71%</text:p>
          </table:table-cell>
          <table:table-cell table:style-name="ce15" table:formula="of:=([.F19]-[.G19])/[.F19]" office:value-type="percentage" office:value="0.859173418352903" calcext:value-type="percentage">
            <text:p>85.92%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4893.86" calcext:value-type="float">
            <text:p>4893.86</text:p>
          </table:table-cell>
          <table:table-cell table:style-name="ce6" office:value-type="float" office:value="3813.99" calcext:value-type="float">
            <text:p>3813.99</text:p>
          </table:table-cell>
          <table:table-cell table:style-name="ce6" office:value-type="float" office:value="3844.74" calcext:value-type="float">
            <text:p>3844.74</text:p>
          </table:table-cell>
          <table:table-cell table:style-name="ce6" office:value-type="float" office:value="3802.61" calcext:value-type="float">
            <text:p>3802.61</text:p>
          </table:table-cell>
          <table:table-cell table:style-name="ce6" office:value-type="float" office:value="2969.87" calcext:value-type="float">
            <text:p>2969.87</text:p>
          </table:table-cell>
          <table:table-cell table:style-name="ce6" office:value-type="float" office:value="413.004" calcext:value-type="float">
            <text:p>413.00</text:p>
          </table:table-cell>
          <table:table-cell/>
          <table:table-cell table:style-name="ce11" table:formula="of:=([.B20]-[.C20])/[.B20]" office:value-type="percentage" office:value="0.220658130800636" calcext:value-type="percentage">
            <text:p>22.07%</text:p>
          </table:table-cell>
          <table:table-cell table:style-name="ce11" table:formula="of:=([.C20]-[.D20])/[.C20]" office:value-type="percentage" office:value="-0.00806242281704986" calcext:value-type="percentage">
            <text:p>-0.81%</text:p>
          </table:table-cell>
          <table:table-cell table:style-name="ce11" table:formula="of:=([.D20]-[.E20])/[.D20]" office:value-type="percentage" office:value="0.0109578280976086" calcext:value-type="percentage">
            <text:p>1.10%</text:p>
          </table:table-cell>
          <table:table-cell table:style-name="ce11" table:formula="of:=([.E20]-[.F20])/[.E20]" office:value-type="percentage" office:value="0.218991692548013" calcext:value-type="percentage">
            <text:p>21.90%</text:p>
          </table:table-cell>
          <table:table-cell table:style-name="ce15" table:formula="of:=([.F20]-[.G20])/[.F20]" office:value-type="percentage" office:value="0.860935327135531" calcext:value-type="percentage">
            <text:p>86.09%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4543.73" calcext:value-type="float">
            <text:p>4543.73</text:p>
          </table:table-cell>
          <table:table-cell table:style-name="ce7" office:value-type="float" office:value="3807.1" calcext:value-type="float">
            <text:p>3807.10</text:p>
          </table:table-cell>
          <table:table-cell table:style-name="ce7" office:value-type="float" office:value="3789.12" calcext:value-type="float">
            <text:p>3789.12</text:p>
          </table:table-cell>
          <table:table-cell table:style-name="ce7" office:value-type="float" office:value="3780.96" calcext:value-type="float">
            <text:p>3780.96</text:p>
          </table:table-cell>
          <table:table-cell table:style-name="ce7" office:value-type="float" office:value="2950.72" calcext:value-type="float">
            <text:p>2950.72</text:p>
          </table:table-cell>
          <table:table-cell table:style-name="ce7" office:value-type="float" office:value="414.311" calcext:value-type="float">
            <text:p>414.31</text:p>
          </table:table-cell>
          <table:table-cell table:style-name="ce9"/>
          <table:table-cell table:style-name="ce12" table:formula="of:=([.B21]-[.C21])/[.B21]" office:value-type="percentage" office:value="0.162120108369115" calcext:value-type="percentage">
            <text:p>16.21%</text:p>
          </table:table-cell>
          <table:table-cell table:style-name="ce12" table:formula="of:=([.C21]-[.D21])/[.C21]" office:value-type="percentage" office:value="0.00472275485277508" calcext:value-type="percentage">
            <text:p>0.47%</text:p>
          </table:table-cell>
          <table:table-cell table:style-name="ce12" table:formula="of:=([.D21]-[.E21])/[.D21]" office:value-type="percentage" office:value="0.00215353432987075" calcext:value-type="percentage">
            <text:p>0.22%</text:p>
          </table:table-cell>
          <table:table-cell table:style-name="ce12" table:formula="of:=([.E21]-[.F21])/[.E21]" office:value-type="percentage" office:value="0.219584444162329" calcext:value-type="percentage">
            <text:p>21.96%</text:p>
          </table:table-cell>
          <table:table-cell table:style-name="ce16" table:formula="of:=([.F21]-[.G21])/[.F21]" office:value-type="percentage" office:value="0.859589862813144" calcext:value-type="percentage">
            <text:p>85.96%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 table:number-rows-repeated="10">
          <table:table-cell table:number-columns-repeated="7"/>
          <table:table-cell table:style-name="ce18" table:number-columns-repeated="6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10">
          <table:table-cell table:number-columns-repeated="6"/>
          <table:table-cell table:style-name="ce18" table:number-columns-repeated="5"/>
          <table:table-cell table:number-columns-repeated="2"/>
        </table:table-row>
        <table:table-row table:style-name="ro1" table:number-rows-repeated="146"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18" table:number-columns-repeated="8"/>
        </table:table-row>
        <table:table-row table:style-name="ro1" table:number-rows-repeated="97">
          <table:table-cell/>
          <table:table-cell table:style-name="ce18" table:number-columns-repeated="2"/>
          <table:table-cell table:number-columns-repeated="2"/>
          <table:table-cell table:style-name="ce18" table:number-columns-repeated="8"/>
        </table:table-row>
        <table:table-row table:style-name="ro1" table:number-rows-repeated="89">
          <table:table-cell table:number-columns-repeated="13"/>
        </table:table-row>
        <table:table-row table:style-name="ro1" table:number-rows-repeated="11">
          <table:table-cell/>
          <table:table-cell table:style-name="ce18" table:number-columns-repeated="2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 table:number-rows-repeated="98">
          <table:table-cell/>
          <table:table-cell table:style-name="ce18" table:number-columns-repeated="10"/>
          <table:table-cell table:number-columns-repeated="2"/>
        </table:table-row>
        <table:table-row table:style-name="ro1">
          <table:table-cell/>
          <table:table-cell table:style-name="ce18" table:number-columns-repeated="10"/>
          <table:table-cell table:number-columns-repeated="2"/>
        </table:table-row>
      </table:table>
      <table:table table:name="Dataset 4" table:style-name="ta1">
        <table:shapes>
          <draw:frame draw:z-index="0" draw:style-name="gr1" draw:text-style-name="P1" svg:width="540.23mm" svg:height="230mm" svg:x="0.01mm" svg:y="99.35mm">
            <loext:p draw:notify-on-update-of-ranges="'Dataset 4'.A1:'Dataset 4'.A1 'Dataset 4'.A2:'Dataset 4'.A21 'Dataset 4'.B1:'Dataset 4'.B1 'Dataset 4'.B2:'Dataset 4'.B21 'Dataset 4'.C1:'Dataset 4'.C1 'Dataset 4'.C2:'Dataset 4'.C21 'Dataset 4'.D1:'Dataset 4'.D1 'Dataset 4'.D2:'Dataset 4'.D21 'Dataset 4'.E1:'Dataset 4'.E1 'Dataset 4'.E2:'Dataset 4'.E21 'Dataset 4'.F1:'Dataset 4'.F1 'Dataset 4'.F2:'Dataset 4'.F21 'Dataset 4'.G1:'Dataset 4'.G1 'Dataset 4'.G2:'Dataset 4'.G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ce2"/>
        <table:table-column table:style-name="co2" table:number-columns-repeated="6" table:default-cell-style-name="ce6"/>
        <table:table-column table:style-name="co5" table:default-cell-style-name="Default"/>
        <table:table-column table:style-name="co5" table:number-columns-repeated="4" table:default-cell-style-name="ce11"/>
        <table:table-column table:style-name="co5" table:default-cell-style-name="ce15"/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cpu(node1_fixture|4)</text:p>
          </table:table-cell>
          <table:table-cell table:style-name="ce5" office:value-type="string" calcext:value-type="string">
            <text:p>cpu(node2_fixture|4)</text:p>
          </table:table-cell>
          <table:table-cell table:style-name="ce5" office:value-type="string" calcext:value-type="string">
            <text:p>cpu(node3_fixture|4)</text:p>
          </table:table-cell>
          <table:table-cell table:style-name="ce5" office:value-type="string" calcext:value-type="string">
            <text:p>cpu(node4_fixture|4)</text:p>
          </table:table-cell>
          <table:table-cell table:style-name="ce5" office:value-type="string" calcext:value-type="string">
            <text:p>cpu(node5_fixture|4)</text:p>
          </table:table-cell>
          <table:table-cell table:style-name="ce5" office:value-type="string" calcext:value-type="string">
            <text:p>cpu(node6_fixture|4)</text:p>
          </table:table-cell>
          <table:table-cell table:style-name="ce8"/>
          <table:table-cell table:style-name="ce10" office:value-type="string" calcext:value-type="string" table:number-columns-spanned="5" table:number-rows-spanned="1">
            <text:p>Relative diff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79.8" calcext:value-type="float">
            <text:p>57979.80</text:p>
          </table:table-cell>
          <table:table-cell office:value-type="float" office:value="48124.7" calcext:value-type="float">
            <text:p>48124.70</text:p>
          </table:table-cell>
          <table:table-cell office:value-type="float" office:value="47359.9" calcext:value-type="float">
            <text:p>47359.90</text:p>
          </table:table-cell>
          <table:table-cell office:value-type="float" office:value="46428.7" calcext:value-type="float">
            <text:p>46428.70</text:p>
          </table:table-cell>
          <table:table-cell office:value-type="float" office:value="38058" calcext:value-type="float">
            <text:p>38058.00</text:p>
          </table:table-cell>
          <table:table-cell office:value-type="float" office:value="4041.31" calcext:value-type="float">
            <text:p>4041.31</text:p>
          </table:table-cell>
          <table:table-cell/>
          <table:table-cell table:formula="of:=([.B2]-[.C2])/[.B2]" office:value-type="percentage" office:value="0.169974715331892" calcext:value-type="percentage">
            <text:p>17.00%</text:p>
          </table:table-cell>
          <table:table-cell table:formula="of:=([.C2]-[.D2])/[.C2]" office:value-type="percentage" office:value="0.0158920471192547" calcext:value-type="percentage">
            <text:p>1.59%</text:p>
          </table:table-cell>
          <table:table-cell table:formula="of:=([.D2]-[.E2])/[.D2]" office:value-type="percentage" office:value="0.0196622036786396" calcext:value-type="percentage">
            <text:p>1.97%</text:p>
          </table:table-cell>
          <table:table-cell table:formula="of:=([.E2]-[.F2])/[.E2]" office:value-type="percentage" office:value="0.180291500731229" calcext:value-type="percentage">
            <text:p>18.03%</text:p>
          </table:table-cell>
          <table:table-cell table:formula="of:=([.F2]-[.G2])/[.F2]" office:value-type="percentage" office:value="0.893811813547743" calcext:value-type="percentage">
            <text:p>89.3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349.8" calcext:value-type="float">
            <text:p>67349.80</text:p>
          </table:table-cell>
          <table:table-cell office:value-type="float" office:value="48090.7" calcext:value-type="float">
            <text:p>48090.70</text:p>
          </table:table-cell>
          <table:table-cell office:value-type="float" office:value="46772.8" calcext:value-type="float">
            <text:p>46772.80</text:p>
          </table:table-cell>
          <table:table-cell office:value-type="float" office:value="47532.8" calcext:value-type="float">
            <text:p>47532.80</text:p>
          </table:table-cell>
          <table:table-cell office:value-type="float" office:value="38154" calcext:value-type="float">
            <text:p>38154.00</text:p>
          </table:table-cell>
          <table:table-cell office:value-type="float" office:value="4023.17" calcext:value-type="float">
            <text:p>4023.17</text:p>
          </table:table-cell>
          <table:table-cell/>
          <table:table-cell table:formula="of:=([.B3]-[.C3])/[.B3]" office:value-type="percentage" office:value="0.285956305735132" calcext:value-type="percentage">
            <text:p>28.60%</text:p>
          </table:table-cell>
          <table:table-cell table:formula="of:=([.C3]-[.D3])/[.C3]" office:value-type="percentage" office:value="0.0274044669759433" calcext:value-type="percentage">
            <text:p>2.74%</text:p>
          </table:table-cell>
          <table:table-cell table:formula="of:=([.D3]-[.E3])/[.D3]" office:value-type="percentage" office:value="-0.0162487599630554" calcext:value-type="percentage">
            <text:p>-1.62%</text:p>
          </table:table-cell>
          <table:table-cell table:formula="of:=([.E3]-[.F3])/[.E3]" office:value-type="percentage" office:value="0.197312171805574" calcext:value-type="percentage">
            <text:p>19.73%</text:p>
          </table:table-cell>
          <table:table-cell table:formula="of:=([.F3]-[.G3])/[.F3]" office:value-type="percentage" office:value="0.894554437280495" calcext:value-type="percentage">
            <text:p>89.4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761.7" calcext:value-type="float">
            <text:p>56761.70</text:p>
          </table:table-cell>
          <table:table-cell office:value-type="float" office:value="48620.6" calcext:value-type="float">
            <text:p>48620.60</text:p>
          </table:table-cell>
          <table:table-cell office:value-type="float" office:value="47548.3" calcext:value-type="float">
            <text:p>47548.30</text:p>
          </table:table-cell>
          <table:table-cell office:value-type="float" office:value="47181.9" calcext:value-type="float">
            <text:p>47181.90</text:p>
          </table:table-cell>
          <table:table-cell office:value-type="float" office:value="38533.2" calcext:value-type="float">
            <text:p>38533.20</text:p>
          </table:table-cell>
          <table:table-cell office:value-type="float" office:value="4003" calcext:value-type="float">
            <text:p>4003.00</text:p>
          </table:table-cell>
          <table:table-cell/>
          <table:table-cell table:formula="of:=([.B4]-[.C4])/[.B4]" office:value-type="percentage" office:value="0.143425936855309" calcext:value-type="percentage">
            <text:p>14.34%</text:p>
          </table:table-cell>
          <table:table-cell table:formula="of:=([.C4]-[.D4])/[.C4]" office:value-type="percentage" office:value="0.0220544378308782" calcext:value-type="percentage">
            <text:p>2.21%</text:p>
          </table:table-cell>
          <table:table-cell table:formula="of:=([.D4]-[.E4])/[.D4]" office:value-type="percentage" office:value="0.0077058485792342" calcext:value-type="percentage">
            <text:p>0.77%</text:p>
          </table:table-cell>
          <table:table-cell table:formula="of:=([.E4]-[.F4])/[.E4]" office:value-type="percentage" office:value="0.183305462476077" calcext:value-type="percentage">
            <text:p>18.33%</text:p>
          </table:table-cell>
          <table:table-cell table:formula="of:=([.F4]-[.G4])/[.F4]" office:value-type="percentage" office:value="0.896115557493279" calcext:value-type="percentage">
            <text:p>89.6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655.6" calcext:value-type="float">
            <text:p>64655.60</text:p>
          </table:table-cell>
          <table:table-cell office:value-type="float" office:value="48860.8" calcext:value-type="float">
            <text:p>48860.80</text:p>
          </table:table-cell>
          <table:table-cell office:value-type="float" office:value="47912.7" calcext:value-type="float">
            <text:p>47912.70</text:p>
          </table:table-cell>
          <table:table-cell office:value-type="float" office:value="47664" calcext:value-type="float">
            <text:p>47664.00</text:p>
          </table:table-cell>
          <table:table-cell office:value-type="float" office:value="38015.1" calcext:value-type="float">
            <text:p>38015.10</text:p>
          </table:table-cell>
          <table:table-cell office:value-type="float" office:value="4005.57" calcext:value-type="float">
            <text:p>4005.57</text:p>
          </table:table-cell>
          <table:table-cell/>
          <table:table-cell table:formula="of:=([.B5]-[.C5])/[.B5]" office:value-type="percentage" office:value="0.244291291086928" calcext:value-type="percentage">
            <text:p>24.43%</text:p>
          </table:table-cell>
          <table:table-cell table:formula="of:=([.C5]-[.D5])/[.C5]" office:value-type="percentage" office:value="0.0194041030846815" calcext:value-type="percentage">
            <text:p>1.94%</text:p>
          </table:table-cell>
          <table:table-cell table:formula="of:=([.D5]-[.E5])/[.D5]" office:value-type="percentage" office:value="0.00519069056847135" calcext:value-type="percentage">
            <text:p>0.52%</text:p>
          </table:table-cell>
          <table:table-cell table:formula="of:=([.E5]-[.F5])/[.E5]" office:value-type="percentage" office:value="0.20243580060423" calcext:value-type="percentage">
            <text:p>20.24%</text:p>
          </table:table-cell>
          <table:table-cell table:formula="of:=([.F5]-[.G5])/[.F5]" office:value-type="percentage" office:value="0.894632133020826" calcext:value-type="percentage">
            <text:p>89.4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984.4" calcext:value-type="float">
            <text:p>54984.40</text:p>
          </table:table-cell>
          <table:table-cell office:value-type="float" office:value="48176.8" calcext:value-type="float">
            <text:p>48176.80</text:p>
          </table:table-cell>
          <table:table-cell office:value-type="float" office:value="46798.6" calcext:value-type="float">
            <text:p>46798.60</text:p>
          </table:table-cell>
          <table:table-cell office:value-type="float" office:value="46917.9" calcext:value-type="float">
            <text:p>46917.90</text:p>
          </table:table-cell>
          <table:table-cell office:value-type="float" office:value="37875.2" calcext:value-type="float">
            <text:p>37875.20</text:p>
          </table:table-cell>
          <table:table-cell office:value-type="float" office:value="3965.16" calcext:value-type="float">
            <text:p>3965.16</text:p>
          </table:table-cell>
          <table:table-cell/>
          <table:table-cell table:formula="of:=([.B6]-[.C6])/[.B6]" office:value-type="percentage" office:value="0.123809662376965" calcext:value-type="percentage">
            <text:p>12.38%</text:p>
          </table:table-cell>
          <table:table-cell table:formula="of:=([.C6]-[.D6])/[.C6]" office:value-type="percentage" office:value="0.0286071304030156" calcext:value-type="percentage">
            <text:p>2.86%</text:p>
          </table:table-cell>
          <table:table-cell table:formula="of:=([.D6]-[.E6])/[.D6]" office:value-type="percentage" office:value="-0.00254922155790991" calcext:value-type="percentage">
            <text:p>-0.25%</text:p>
          </table:table-cell>
          <table:table-cell table:formula="of:=([.E6]-[.F6])/[.E6]" office:value-type="percentage" office:value="0.192734542679873" calcext:value-type="percentage">
            <text:p>19.27%</text:p>
          </table:table-cell>
          <table:table-cell table:formula="of:=([.F6]-[.G6])/[.F6]" office:value-type="percentage" office:value="0.895309859749915" calcext:value-type="percentage">
            <text:p>89.5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934.2" calcext:value-type="float">
            <text:p>54934.20</text:p>
          </table:table-cell>
          <table:table-cell office:value-type="float" office:value="48825.9" calcext:value-type="float">
            <text:p>48825.90</text:p>
          </table:table-cell>
          <table:table-cell office:value-type="float" office:value="46562.7" calcext:value-type="float">
            <text:p>46562.70</text:p>
          </table:table-cell>
          <table:table-cell office:value-type="float" office:value="47306.7" calcext:value-type="float">
            <text:p>47306.70</text:p>
          </table:table-cell>
          <table:table-cell office:value-type="float" office:value="37947.3" calcext:value-type="float">
            <text:p>37947.30</text:p>
          </table:table-cell>
          <table:table-cell office:value-type="float" office:value="4016" calcext:value-type="float">
            <text:p>4016.00</text:p>
          </table:table-cell>
          <table:table-cell/>
          <table:table-cell table:formula="of:=([.B7]-[.C7])/[.B7]" office:value-type="percentage" office:value="0.111193027294472" calcext:value-type="percentage">
            <text:p>11.12%</text:p>
          </table:table-cell>
          <table:table-cell table:formula="of:=([.C7]-[.D7])/[.C7]" office:value-type="percentage" office:value="0.0463524481883591" calcext:value-type="percentage">
            <text:p>4.64%</text:p>
          </table:table-cell>
          <table:table-cell table:formula="of:=([.D7]-[.E7])/[.D7]" office:value-type="percentage" office:value="-0.0159784548576436" calcext:value-type="percentage">
            <text:p>-1.60%</text:p>
          </table:table-cell>
          <table:table-cell table:formula="of:=([.E7]-[.F7])/[.E7]" office:value-type="percentage" office:value="0.197845125531901" calcext:value-type="percentage">
            <text:p>19.78%</text:p>
          </table:table-cell>
          <table:table-cell table:formula="of:=([.F7]-[.G7])/[.F7]" office:value-type="percentage" office:value="0.894169018612655" calcext:value-type="percentage">
            <text:p>89.42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828.8" calcext:value-type="float">
            <text:p>62828.80</text:p>
          </table:table-cell>
          <table:table-cell office:value-type="float" office:value="48870.2" calcext:value-type="float">
            <text:p>48870.20</text:p>
          </table:table-cell>
          <table:table-cell office:value-type="float" office:value="46593.9" calcext:value-type="float">
            <text:p>46593.90</text:p>
          </table:table-cell>
          <table:table-cell office:value-type="float" office:value="46326.4" calcext:value-type="float">
            <text:p>46326.40</text:p>
          </table:table-cell>
          <table:table-cell office:value-type="float" office:value="37996.2" calcext:value-type="float">
            <text:p>37996.20</text:p>
          </table:table-cell>
          <table:table-cell office:value-type="float" office:value="4112.1" calcext:value-type="float">
            <text:p>4112.10</text:p>
          </table:table-cell>
          <table:table-cell/>
          <table:table-cell table:formula="of:=([.B8]-[.C8])/[.B8]" office:value-type="percentage" office:value="0.222168814301722" calcext:value-type="percentage">
            <text:p>22.22%</text:p>
          </table:table-cell>
          <table:table-cell table:formula="of:=([.C8]-[.D8])/[.C8]" office:value-type="percentage" office:value="0.046578487503632" calcext:value-type="percentage">
            <text:p>4.66%</text:p>
          </table:table-cell>
          <table:table-cell table:formula="of:=([.D8]-[.E8])/[.D8]" office:value-type="percentage" office:value="0.0057410948643492" calcext:value-type="percentage">
            <text:p>0.57%</text:p>
          </table:table-cell>
          <table:table-cell table:formula="of:=([.E8]-[.F8])/[.E8]" office:value-type="percentage" office:value="0.179815396836361" calcext:value-type="percentage">
            <text:p>17.98%</text:p>
          </table:table-cell>
          <table:table-cell table:formula="of:=([.F8]-[.G8])/[.F8]" office:value-type="percentage" office:value="0.891776019707234" calcext:value-type="percentage">
            <text:p>89.18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361.9" calcext:value-type="float">
            <text:p>52361.90</text:p>
          </table:table-cell>
          <table:table-cell office:value-type="float" office:value="50081.5" calcext:value-type="float">
            <text:p>50081.50</text:p>
          </table:table-cell>
          <table:table-cell office:value-type="float" office:value="46649.3" calcext:value-type="float">
            <text:p>46649.30</text:p>
          </table:table-cell>
          <table:table-cell office:value-type="float" office:value="46708.4" calcext:value-type="float">
            <text:p>46708.40</text:p>
          </table:table-cell>
          <table:table-cell office:value-type="float" office:value="37871.8" calcext:value-type="float">
            <text:p>37871.80</text:p>
          </table:table-cell>
          <table:table-cell office:value-type="float" office:value="4023.2" calcext:value-type="float">
            <text:p>4023.20</text:p>
          </table:table-cell>
          <table:table-cell/>
          <table:table-cell table:formula="of:=([.B9]-[.C9])/[.B9]" office:value-type="percentage" office:value="0.0435507496863178" calcext:value-type="percentage">
            <text:p>4.36%</text:p>
          </table:table-cell>
          <table:table-cell table:formula="of:=([.C9]-[.D9])/[.C9]" office:value-type="percentage" office:value="0.0685322923634475" calcext:value-type="percentage">
            <text:p>6.85%</text:p>
          </table:table-cell>
          <table:table-cell table:formula="of:=([.D9]-[.E9])/[.D9]" office:value-type="percentage" office:value="-0.00126690003922885" calcext:value-type="percentage">
            <text:p>-0.13%</text:p>
          </table:table-cell>
          <table:table-cell table:formula="of:=([.E9]-[.F9])/[.E9]" office:value-type="percentage" office:value="0.189186527476856" calcext:value-type="percentage">
            <text:p>18.92%</text:p>
          </table:table-cell>
          <table:table-cell table:formula="of:=([.F9]-[.G9])/[.F9]" office:value-type="percentage" office:value="0.893767922306307" calcext:value-type="percentage">
            <text:p>89.38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628.8" calcext:value-type="float">
            <text:p>64628.80</text:p>
          </table:table-cell>
          <table:table-cell office:value-type="float" office:value="48595.2" calcext:value-type="float">
            <text:p>48595.20</text:p>
          </table:table-cell>
          <table:table-cell office:value-type="float" office:value="46586.7" calcext:value-type="float">
            <text:p>46586.70</text:p>
          </table:table-cell>
          <table:table-cell office:value-type="float" office:value="46137.9" calcext:value-type="float">
            <text:p>46137.90</text:p>
          </table:table-cell>
          <table:table-cell office:value-type="float" office:value="38248.6" calcext:value-type="float">
            <text:p>38248.60</text:p>
          </table:table-cell>
          <table:table-cell office:value-type="float" office:value="4014.93" calcext:value-type="float">
            <text:p>4014.93</text:p>
          </table:table-cell>
          <table:table-cell/>
          <table:table-cell table:formula="of:=([.B10]-[.C10])/[.B10]" office:value-type="percentage" office:value="0.248087539920283" calcext:value-type="percentage">
            <text:p>24.81%</text:p>
          </table:table-cell>
          <table:table-cell table:formula="of:=([.C10]-[.D10])/[.C10]" office:value-type="percentage" office:value="0.0413312425918609" calcext:value-type="percentage">
            <text:p>4.13%</text:p>
          </table:table-cell>
          <table:table-cell table:formula="of:=([.D10]-[.E10])/[.D10]" office:value-type="percentage" office:value="0.00963365080591662" calcext:value-type="percentage">
            <text:p>0.96%</text:p>
          </table:table-cell>
          <table:table-cell table:formula="of:=([.E10]-[.F10])/[.E10]" office:value-type="percentage" office:value="0.170993911729836" calcext:value-type="percentage">
            <text:p>17.10%</text:p>
          </table:table-cell>
          <table:table-cell table:formula="of:=([.F10]-[.G10])/[.F10]" office:value-type="percentage" office:value="0.895030667789148" calcext:value-type="percentage">
            <text:p>89.5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249" calcext:value-type="float">
            <text:p>54249.00</text:p>
          </table:table-cell>
          <table:table-cell office:value-type="float" office:value="48059.9" calcext:value-type="float">
            <text:p>48059.90</text:p>
          </table:table-cell>
          <table:table-cell office:value-type="float" office:value="47126.6" calcext:value-type="float">
            <text:p>47126.60</text:p>
          </table:table-cell>
          <table:table-cell office:value-type="float" office:value="47143.3" calcext:value-type="float">
            <text:p>47143.30</text:p>
          </table:table-cell>
          <table:table-cell office:value-type="float" office:value="37727.9" calcext:value-type="float">
            <text:p>37727.90</text:p>
          </table:table-cell>
          <table:table-cell office:value-type="float" office:value="4033.32" calcext:value-type="float">
            <text:p>4033.32</text:p>
          </table:table-cell>
          <table:table-cell/>
          <table:table-cell table:formula="of:=([.B11]-[.C11])/[.B11]" office:value-type="percentage" office:value="0.114086895610979" calcext:value-type="percentage">
            <text:p>11.41%</text:p>
          </table:table-cell>
          <table:table-cell table:formula="of:=([.C11]-[.D11])/[.C11]" office:value-type="percentage" office:value="0.0194195160622474" calcext:value-type="percentage">
            <text:p>1.94%</text:p>
          </table:table-cell>
          <table:table-cell table:formula="of:=([.D11]-[.E11])/[.D11]" office:value-type="percentage" office:value="-0.000354364626346997" calcext:value-type="percentage">
            <text:p>-0.04%</text:p>
          </table:table-cell>
          <table:table-cell table:formula="of:=([.E11]-[.F11])/[.E11]" office:value-type="percentage" office:value="0.199718729914961" calcext:value-type="percentage">
            <text:p>19.97%</text:p>
          </table:table-cell>
          <table:table-cell table:formula="of:=([.F11]-[.G11])/[.F11]" office:value-type="percentage" office:value="0.8930945003565" calcext:value-type="percentage">
            <text:p>89.31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379.8" calcext:value-type="float">
            <text:p>60379.80</text:p>
          </table:table-cell>
          <table:table-cell office:value-type="float" office:value="49500.8" calcext:value-type="float">
            <text:p>49500.80</text:p>
          </table:table-cell>
          <table:table-cell office:value-type="float" office:value="47979.8" calcext:value-type="float">
            <text:p>47979.80</text:p>
          </table:table-cell>
          <table:table-cell office:value-type="float" office:value="46601.1" calcext:value-type="float">
            <text:p>46601.10</text:p>
          </table:table-cell>
          <table:table-cell office:value-type="float" office:value="37940.3" calcext:value-type="float">
            <text:p>37940.30</text:p>
          </table:table-cell>
          <table:table-cell office:value-type="float" office:value="4062.08" calcext:value-type="float">
            <text:p>4062.08</text:p>
          </table:table-cell>
          <table:table-cell/>
          <table:table-cell table:formula="of:=([.B12]-[.C12])/[.B12]" office:value-type="percentage" office:value="0.180176151626869" calcext:value-type="percentage">
            <text:p>18.02%</text:p>
          </table:table-cell>
          <table:table-cell table:formula="of:=([.C12]-[.D12])/[.C12]" office:value-type="percentage" office:value="0.030726776132911" calcext:value-type="percentage">
            <text:p>3.07%</text:p>
          </table:table-cell>
          <table:table-cell table:formula="of:=([.D12]-[.E12])/[.D12]" office:value-type="percentage" office:value="0.0287350093164207" calcext:value-type="percentage">
            <text:p>2.87%</text:p>
          </table:table-cell>
          <table:table-cell table:formula="of:=([.E12]-[.F12])/[.E12]" office:value-type="percentage" office:value="0.185849690243363" calcext:value-type="percentage">
            <text:p>18.58%</text:p>
          </table:table-cell>
          <table:table-cell table:formula="of:=([.F12]-[.G12])/[.F12]" office:value-type="percentage" office:value="0.892934953071009" calcext:value-type="percentage">
            <text:p>89.2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338.7" calcext:value-type="float">
            <text:p>54338.70</text:p>
          </table:table-cell>
          <table:table-cell office:value-type="float" office:value="48511.6" calcext:value-type="float">
            <text:p>48511.60</text:p>
          </table:table-cell>
          <table:table-cell office:value-type="float" office:value="46693.2" calcext:value-type="float">
            <text:p>46693.20</text:p>
          </table:table-cell>
          <table:table-cell office:value-type="float" office:value="46670.4" calcext:value-type="float">
            <text:p>46670.40</text:p>
          </table:table-cell>
          <table:table-cell office:value-type="float" office:value="37891.1" calcext:value-type="float">
            <text:p>37891.10</text:p>
          </table:table-cell>
          <table:table-cell office:value-type="float" office:value="4022.6" calcext:value-type="float">
            <text:p>4022.60</text:p>
          </table:table-cell>
          <table:table-cell/>
          <table:table-cell table:formula="of:=([.B13]-[.C13])/[.B13]" office:value-type="percentage" office:value="0.107236647177794" calcext:value-type="percentage">
            <text:p>10.72%</text:p>
          </table:table-cell>
          <table:table-cell table:formula="of:=([.C13]-[.D13])/[.C13]" office:value-type="percentage" office:value="0.0374838183032512" calcext:value-type="percentage">
            <text:p>3.75%</text:p>
          </table:table-cell>
          <table:table-cell table:formula="of:=([.D13]-[.E13])/[.D13]" office:value-type="percentage" office:value="0.000488293798668663" calcext:value-type="percentage">
            <text:p>0.05%</text:p>
          </table:table-cell>
          <table:table-cell table:formula="of:=([.E13]-[.F13])/[.E13]" office:value-type="percentage" office:value="0.188112808118208" calcext:value-type="percentage">
            <text:p>18.81%</text:p>
          </table:table-cell>
          <table:table-cell table:formula="of:=([.F13]-[.G13])/[.F13]" office:value-type="percentage" office:value="0.89383786693973" calcext:value-type="percentage">
            <text:p>89.38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919.3" calcext:value-type="float">
            <text:p>62919.30</text:p>
          </table:table-cell>
          <table:table-cell office:value-type="float" office:value="48694.5" calcext:value-type="float">
            <text:p>48694.50</text:p>
          </table:table-cell>
          <table:table-cell office:value-type="float" office:value="47327.7" calcext:value-type="float">
            <text:p>47327.70</text:p>
          </table:table-cell>
          <table:table-cell office:value-type="float" office:value="46284.5" calcext:value-type="float">
            <text:p>46284.50</text:p>
          </table:table-cell>
          <table:table-cell office:value-type="float" office:value="38157.2" calcext:value-type="float">
            <text:p>38157.20</text:p>
          </table:table-cell>
          <table:table-cell office:value-type="float" office:value="4021.43" calcext:value-type="float">
            <text:p>4021.43</text:p>
          </table:table-cell>
          <table:table-cell/>
          <table:table-cell table:formula="of:=([.B14]-[.C14])/[.B14]" office:value-type="percentage" office:value="0.226080073999552" calcext:value-type="percentage">
            <text:p>22.61%</text:p>
          </table:table-cell>
          <table:table-cell table:formula="of:=([.C14]-[.D14])/[.C14]" office:value-type="percentage" office:value="0.0280688784154269" calcext:value-type="percentage">
            <text:p>2.81%</text:p>
          </table:table-cell>
          <table:table-cell table:formula="of:=([.D14]-[.E14])/[.D14]" office:value-type="percentage" office:value="0.0220420599353021" calcext:value-type="percentage">
            <text:p>2.20%</text:p>
          </table:table-cell>
          <table:table-cell table:formula="of:=([.E14]-[.F14])/[.E14]" office:value-type="percentage" office:value="0.175594421458588" calcext:value-type="percentage">
            <text:p>17.56%</text:p>
          </table:table-cell>
          <table:table-cell table:formula="of:=([.F14]-[.G14])/[.F14]" office:value-type="percentage" office:value="0.894608881154802" calcext:value-type="percentage">
            <text:p>89.46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521.4" calcext:value-type="float">
            <text:p>53521.40</text:p>
          </table:table-cell>
          <table:table-cell office:value-type="float" office:value="48481.3" calcext:value-type="float">
            <text:p>48481.30</text:p>
          </table:table-cell>
          <table:table-cell office:value-type="float" office:value="47113.9" calcext:value-type="float">
            <text:p>47113.90</text:p>
          </table:table-cell>
          <table:table-cell office:value-type="float" office:value="45896.6" calcext:value-type="float">
            <text:p>45896.60</text:p>
          </table:table-cell>
          <table:table-cell office:value-type="float" office:value="38077.7" calcext:value-type="float">
            <text:p>38077.70</text:p>
          </table:table-cell>
          <table:table-cell office:value-type="float" office:value="4042.1" calcext:value-type="float">
            <text:p>4042.10</text:p>
          </table:table-cell>
          <table:table-cell/>
          <table:table-cell table:formula="of:=([.B15]-[.C15])/[.B15]" office:value-type="percentage" office:value="0.0941698087120292" calcext:value-type="percentage">
            <text:p>9.42%</text:p>
          </table:table-cell>
          <table:table-cell table:formula="of:=([.C15]-[.D15])/[.C15]" office:value-type="percentage" office:value="0.0282046892306931" calcext:value-type="percentage">
            <text:p>2.82%</text:p>
          </table:table-cell>
          <table:table-cell table:formula="of:=([.D15]-[.E15])/[.D15]" office:value-type="percentage" office:value="0.0258373855698637" calcext:value-type="percentage">
            <text:p>2.58%</text:p>
          </table:table-cell>
          <table:table-cell table:formula="of:=([.E15]-[.F15])/[.E15]" office:value-type="percentage" office:value="0.170359024415752" calcext:value-type="percentage">
            <text:p>17.04%</text:p>
          </table:table-cell>
          <table:table-cell table:formula="of:=([.F15]-[.G15])/[.F15]" office:value-type="percentage" office:value="0.893846004354255" calcext:value-type="percentage">
            <text:p>89.38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757.2" calcext:value-type="float">
            <text:p>63757.20</text:p>
          </table:table-cell>
          <table:table-cell office:value-type="float" office:value="48739.6" calcext:value-type="float">
            <text:p>48739.60</text:p>
          </table:table-cell>
          <table:table-cell office:value-type="float" office:value="46458.9" calcext:value-type="float">
            <text:p>46458.90</text:p>
          </table:table-cell>
          <table:table-cell office:value-type="float" office:value="47416.8" calcext:value-type="float">
            <text:p>47416.80</text:p>
          </table:table-cell>
          <table:table-cell office:value-type="float" office:value="37931.9" calcext:value-type="float">
            <text:p>37931.90</text:p>
          </table:table-cell>
          <table:table-cell office:value-type="float" office:value="4066.49" calcext:value-type="float">
            <text:p>4066.49</text:p>
          </table:table-cell>
          <table:table-cell/>
          <table:table-cell table:formula="of:=([.B16]-[.C16])/[.B16]" office:value-type="percentage" office:value="0.23554359350787" calcext:value-type="percentage">
            <text:p>23.55%</text:p>
          </table:table-cell>
          <table:table-cell table:formula="of:=([.C16]-[.D16])/[.C16]" office:value-type="percentage" office:value="0.0467935723723625" calcext:value-type="percentage">
            <text:p>4.68%</text:p>
          </table:table-cell>
          <table:table-cell table:formula="of:=([.D16]-[.E16])/[.D16]" office:value-type="percentage" office:value="-0.020618223849467" calcext:value-type="percentage">
            <text:p>-2.06%</text:p>
          </table:table-cell>
          <table:table-cell table:formula="of:=([.E16]-[.F16])/[.E16]" office:value-type="percentage" office:value="0.200032477940308" calcext:value-type="percentage">
            <text:p>20.00%</text:p>
          </table:table-cell>
          <table:table-cell table:formula="of:=([.F16]-[.G16])/[.F16]" office:value-type="percentage" office:value="0.892794982587215" calcext:value-type="percentage">
            <text:p>89.28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978.2" calcext:value-type="float">
            <text:p>53978.20</text:p>
          </table:table-cell>
          <table:table-cell office:value-type="float" office:value="50012.7" calcext:value-type="float">
            <text:p>50012.70</text:p>
          </table:table-cell>
          <table:table-cell office:value-type="float" office:value="46503.4" calcext:value-type="float">
            <text:p>46503.40</text:p>
          </table:table-cell>
          <table:table-cell office:value-type="float" office:value="48018.8" calcext:value-type="float">
            <text:p>48018.80</text:p>
          </table:table-cell>
          <table:table-cell office:value-type="float" office:value="37698.4" calcext:value-type="float">
            <text:p>37698.40</text:p>
          </table:table-cell>
          <table:table-cell office:value-type="float" office:value="4044.64" calcext:value-type="float">
            <text:p>4044.64</text:p>
          </table:table-cell>
          <table:table-cell/>
          <table:table-cell table:formula="of:=([.B17]-[.C17])/[.B17]" office:value-type="percentage" office:value="0.0734648432144829" calcext:value-type="percentage">
            <text:p>7.35%</text:p>
          </table:table-cell>
          <table:table-cell table:formula="of:=([.C17]-[.D17])/[.C17]" office:value-type="percentage" office:value="0.07016817728297" calcext:value-type="percentage">
            <text:p>7.02%</text:p>
          </table:table-cell>
          <table:table-cell table:formula="of:=([.D17]-[.E17])/[.D17]" office:value-type="percentage" office:value="-0.0325868646163507" calcext:value-type="percentage">
            <text:p>-3.26%</text:p>
          </table:table-cell>
          <table:table-cell table:formula="of:=([.E17]-[.F17])/[.E17]" office:value-type="percentage" office:value="0.214924154706073" calcext:value-type="percentage">
            <text:p>21.49%</text:p>
          </table:table-cell>
          <table:table-cell table:formula="of:=([.F17]-[.G17])/[.F17]" office:value-type="percentage" office:value="0.892710565965664" calcext:value-type="percentage">
            <text:p>89.27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937.6" calcext:value-type="float">
            <text:p>64937.60</text:p>
          </table:table-cell>
          <table:table-cell office:value-type="float" office:value="48023.3" calcext:value-type="float">
            <text:p>48023.30</text:p>
          </table:table-cell>
          <table:table-cell office:value-type="float" office:value="46465.2" calcext:value-type="float">
            <text:p>46465.20</text:p>
          </table:table-cell>
          <table:table-cell office:value-type="float" office:value="46878.3" calcext:value-type="float">
            <text:p>46878.30</text:p>
          </table:table-cell>
          <table:table-cell office:value-type="float" office:value="37717.5" calcext:value-type="float">
            <text:p>37717.50</text:p>
          </table:table-cell>
          <table:table-cell office:value-type="float" office:value="4062.1" calcext:value-type="float">
            <text:p>4062.10</text:p>
          </table:table-cell>
          <table:table-cell/>
          <table:table-cell table:formula="of:=([.B18]-[.C18])/[.B18]" office:value-type="percentage" office:value="0.260470051249199" calcext:value-type="percentage">
            <text:p>26.05%</text:p>
          </table:table-cell>
          <table:table-cell table:formula="of:=([.C18]-[.D18])/[.C18]" office:value-type="percentage" office:value="0.0324446674843254" calcext:value-type="percentage">
            <text:p>3.24%</text:p>
          </table:table-cell>
          <table:table-cell table:formula="of:=([.D18]-[.E18])/[.D18]" office:value-type="percentage" office:value="-0.00889052452157756" calcext:value-type="percentage">
            <text:p>-0.89%</text:p>
          </table:table-cell>
          <table:table-cell table:formula="of:=([.E18]-[.F18])/[.E18]" office:value-type="percentage" office:value="0.195416642668356" calcext:value-type="percentage">
            <text:p>19.54%</text:p>
          </table:table-cell>
          <table:table-cell table:formula="of:=([.F18]-[.G18])/[.F18]" office:value-type="percentage" office:value="0.892301981838669" calcext:value-type="percentage">
            <text:p>89.23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989.2" calcext:value-type="float">
            <text:p>56989.20</text:p>
          </table:table-cell>
          <table:table-cell office:value-type="float" office:value="48093.8" calcext:value-type="float">
            <text:p>48093.80</text:p>
          </table:table-cell>
          <table:table-cell office:value-type="float" office:value="46561" calcext:value-type="float">
            <text:p>46561.00</text:p>
          </table:table-cell>
          <table:table-cell office:value-type="float" office:value="46247.2" calcext:value-type="float">
            <text:p>46247.20</text:p>
          </table:table-cell>
          <table:table-cell office:value-type="float" office:value="40112.7" calcext:value-type="float">
            <text:p>40112.70</text:p>
          </table:table-cell>
          <table:table-cell office:value-type="float" office:value="4048.94" calcext:value-type="float">
            <text:p>4048.94</text:p>
          </table:table-cell>
          <table:table-cell/>
          <table:table-cell table:formula="of:=([.B19]-[.C19])/[.B19]" office:value-type="percentage" office:value="0.156089223923129" calcext:value-type="percentage">
            <text:p>15.61%</text:p>
          </table:table-cell>
          <table:table-cell table:formula="of:=([.C19]-[.D19])/[.C19]" office:value-type="percentage" office:value="0.0318710519859109" calcext:value-type="percentage">
            <text:p>3.19%</text:p>
          </table:table-cell>
          <table:table-cell table:formula="of:=([.D19]-[.E19])/[.D19]" office:value-type="percentage" office:value="0.00673954597195084" calcext:value-type="percentage">
            <text:p>0.67%</text:p>
          </table:table-cell>
          <table:table-cell table:formula="of:=([.E19]-[.F19])/[.E19]" office:value-type="percentage" office:value="0.132645868290405" calcext:value-type="percentage">
            <text:p>13.26%</text:p>
          </table:table-cell>
          <table:table-cell table:formula="of:=([.F19]-[.G19])/[.F19]" office:value-type="percentage" office:value="0.899060895925729" calcext:value-type="percentage">
            <text:p>89.91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131.1" calcext:value-type="float">
            <text:p>65131.10</text:p>
          </table:table-cell>
          <table:table-cell office:value-type="float" office:value="48235.3" calcext:value-type="float">
            <text:p>48235.30</text:p>
          </table:table-cell>
          <table:table-cell office:value-type="float" office:value="46488.9" calcext:value-type="float">
            <text:p>46488.90</text:p>
          </table:table-cell>
          <table:table-cell office:value-type="float" office:value="45838.2" calcext:value-type="float">
            <text:p>45838.20</text:p>
          </table:table-cell>
          <table:table-cell office:value-type="float" office:value="39626.7" calcext:value-type="float">
            <text:p>39626.70</text:p>
          </table:table-cell>
          <table:table-cell office:value-type="float" office:value="4007.93" calcext:value-type="float">
            <text:p>4007.93</text:p>
          </table:table-cell>
          <table:table-cell/>
          <table:table-cell table:formula="of:=([.B20]-[.C20])/[.B20]" office:value-type="percentage" office:value="0.259412170222827" calcext:value-type="percentage">
            <text:p>25.94%</text:p>
          </table:table-cell>
          <table:table-cell table:formula="of:=([.C20]-[.D20])/[.C20]" office:value-type="percentage" office:value="0.0362058492431891" calcext:value-type="percentage">
            <text:p>3.62%</text:p>
          </table:table-cell>
          <table:table-cell table:formula="of:=([.D20]-[.E20])/[.D20]" office:value-type="percentage" office:value="0.0139968895800934" calcext:value-type="percentage">
            <text:p>1.40%</text:p>
          </table:table-cell>
          <table:table-cell table:formula="of:=([.E20]-[.F20])/[.E20]" office:value-type="percentage" office:value="0.13550924774533" calcext:value-type="percentage">
            <text:p>13.55%</text:p>
          </table:table-cell>
          <table:table-cell table:formula="of:=([.F20]-[.G20])/[.F20]" office:value-type="percentage" office:value="0.898857840799259" calcext:value-type="percentage">
            <text:p>89.89%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53717.4" calcext:value-type="float">
            <text:p>53717.40</text:p>
          </table:table-cell>
          <table:table-cell table:style-name="ce7" office:value-type="float" office:value="48094.6" calcext:value-type="float">
            <text:p>48094.60</text:p>
          </table:table-cell>
          <table:table-cell table:style-name="ce7" office:value-type="float" office:value="46595.3" calcext:value-type="float">
            <text:p>46595.30</text:p>
          </table:table-cell>
          <table:table-cell table:style-name="ce7" office:value-type="float" office:value="45710" calcext:value-type="float">
            <text:p>45710.00</text:p>
          </table:table-cell>
          <table:table-cell table:style-name="ce7" office:value-type="float" office:value="38897.7" calcext:value-type="float">
            <text:p>38897.70</text:p>
          </table:table-cell>
          <table:table-cell table:style-name="ce7" office:value-type="float" office:value="3987.93" calcext:value-type="float">
            <text:p>3987.93</text:p>
          </table:table-cell>
          <table:table-cell table:style-name="ce9"/>
          <table:table-cell table:style-name="ce12" table:formula="of:=([.B21]-[.C21])/[.B21]" office:value-type="percentage" office:value="0.104673718385477" calcext:value-type="percentage">
            <text:p>10.47%</text:p>
          </table:table-cell>
          <table:table-cell table:style-name="ce12" table:formula="of:=([.C21]-[.D21])/[.C21]" office:value-type="percentage" office:value="0.0311739779517866" calcext:value-type="percentage">
            <text:p>3.12%</text:p>
          </table:table-cell>
          <table:table-cell table:style-name="ce12" table:formula="of:=([.D21]-[.E21])/[.D21]" office:value-type="percentage" office:value="0.0189997703631054" calcext:value-type="percentage">
            <text:p>1.90%</text:p>
          </table:table-cell>
          <table:table-cell table:style-name="ce12" table:formula="of:=([.E21]-[.F21])/[.E21]" office:value-type="percentage" office:value="0.14903303434697" calcext:value-type="percentage">
            <text:p>14.90%</text:p>
          </table:table-cell>
          <table:table-cell table:style-name="ce16" table:formula="of:=([.F21]-[.G21])/[.F21]" office:value-type="percentage" office:value="0.89747645747692" calcext:value-type="percentage">
            <text:p>89.75%</text:p>
          </table:table-cell>
        </table:table-row>
      </table:table>
      <table:table table:name="Dataset 5" table:style-name="ta1">
        <table:shapes>
          <draw:frame draw:z-index="0" draw:style-name="gr1" draw:text-style-name="P1" svg:width="540.23mm" svg:height="230mm" svg:x="0.01mm" svg:y="99.35mm">
            <loext:p draw:notify-on-update-of-ranges="'Dataset 5'.A1:'Dataset 5'.A1 'Dataset 5'.A2:'Dataset 5'.A21 'Dataset 5'.B1:'Dataset 5'.B1 'Dataset 5'.B2:'Dataset 5'.B21 'Dataset 5'.C1:'Dataset 5'.C1 'Dataset 5'.C2:'Dataset 5'.C21 'Dataset 5'.D1:'Dataset 5'.D1 'Dataset 5'.D2:'Dataset 5'.D21 'Dataset 5'.E1:'Dataset 5'.E1 'Dataset 5'.E2:'Dataset 5'.E21 'Dataset 5'.F1:'Dataset 5'.F1 'Dataset 5'.F2:'Dataset 5'.F21 'Dataset 5'.G1:'Dataset 5'.G1 'Dataset 5'.G2:'Dataset 5'.G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2"/>
        <table:table-column table:style-name="co2" table:number-columns-repeated="6" table:default-cell-style-name="ce6"/>
        <table:table-column table:style-name="co5" table:default-cell-style-name="ce6"/>
        <table:table-column table:style-name="co5" table:number-columns-repeated="4" table:default-cell-style-name="ce11"/>
        <table:table-column table:style-name="co5" table:default-cell-style-name="ce15"/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cpu(node1_fixture|5)</text:p>
          </table:table-cell>
          <table:table-cell table:style-name="ce5" office:value-type="string" calcext:value-type="string">
            <text:p>cpu(node2_fixture|5)</text:p>
          </table:table-cell>
          <table:table-cell table:style-name="ce5" office:value-type="string" calcext:value-type="string">
            <text:p>cpu(node3_fixture|5)</text:p>
          </table:table-cell>
          <table:table-cell table:style-name="ce5" office:value-type="string" calcext:value-type="string">
            <text:p>cpu(node4_fixture|5)</text:p>
          </table:table-cell>
          <table:table-cell table:style-name="ce5" office:value-type="string" calcext:value-type="string">
            <text:p>cpu(node5_fixture|5)</text:p>
          </table:table-cell>
          <table:table-cell table:style-name="ce5" office:value-type="string" calcext:value-type="string">
            <text:p>cpu(node6_fixture|5)</text:p>
          </table:table-cell>
          <table:table-cell table:style-name="ce5"/>
          <table:table-cell table:style-name="ce10" office:value-type="string" calcext:value-type="string" table:number-columns-spanned="5" table:number-rows-spanned="1">
            <text:p>Relative diff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8300" calcext:value-type="float">
            <text:p>1488300.00</text:p>
          </table:table-cell>
          <table:table-cell office:value-type="float" office:value="1322060" calcext:value-type="float">
            <text:p>1322060.00</text:p>
          </table:table-cell>
          <table:table-cell office:value-type="float" office:value="1184720" calcext:value-type="float">
            <text:p>1184720.00</text:p>
          </table:table-cell>
          <table:table-cell office:value-type="float" office:value="1084440" calcext:value-type="float">
            <text:p>1084440.00</text:p>
          </table:table-cell>
          <table:table-cell office:value-type="float" office:value="808941" calcext:value-type="float">
            <text:p>808941.00</text:p>
          </table:table-cell>
          <table:table-cell office:value-type="float" office:value="66965.2" calcext:value-type="float">
            <text:p>66965.20</text:p>
          </table:table-cell>
          <table:table-cell/>
          <table:table-cell table:formula="of:=([.B2]-[.C2])/[.B2]" office:value-type="percentage" office:value="0.111697910367533" calcext:value-type="percentage">
            <text:p>11.17%</text:p>
          </table:table-cell>
          <table:table-cell table:formula="of:=([.C2]-[.D2])/[.C2]" office:value-type="percentage" office:value="0.103883333585465" calcext:value-type="percentage">
            <text:p>10.39%</text:p>
          </table:table-cell>
          <table:table-cell table:formula="of:=([.D2]-[.E2])/[.D2]" office:value-type="percentage" office:value="0.0846444729556351" calcext:value-type="percentage">
            <text:p>8.46%</text:p>
          </table:table-cell>
          <table:table-cell table:formula="of:=([.E2]-[.F2])/[.E2]" office:value-type="percentage" office:value="0.254047250193648" calcext:value-type="percentage">
            <text:p>25.40%</text:p>
          </table:table-cell>
          <table:table-cell table:formula="of:=([.F2]-[.G2])/[.F2]" office:value-type="percentage" office:value="0.917218684675397" calcext:value-type="percentage">
            <text:p>91.7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3470" calcext:value-type="float">
            <text:p>1273470.00</text:p>
          </table:table-cell>
          <table:table-cell office:value-type="float" office:value="1250780" calcext:value-type="float">
            <text:p>1250780.00</text:p>
          </table:table-cell>
          <table:table-cell office:value-type="float" office:value="1183490" calcext:value-type="float">
            <text:p>1183490.00</text:p>
          </table:table-cell>
          <table:table-cell office:value-type="float" office:value="1090950" calcext:value-type="float">
            <text:p>1090950.00</text:p>
          </table:table-cell>
          <table:table-cell office:value-type="float" office:value="805586" calcext:value-type="float">
            <text:p>805586.00</text:p>
          </table:table-cell>
          <table:table-cell office:value-type="float" office:value="66880" calcext:value-type="float">
            <text:p>66880.00</text:p>
          </table:table-cell>
          <table:table-cell/>
          <table:table-cell table:formula="of:=([.B3]-[.C3])/[.B3]" office:value-type="percentage" office:value="0.0178174593826317" calcext:value-type="percentage">
            <text:p>1.78%</text:p>
          </table:table-cell>
          <table:table-cell table:formula="of:=([.C3]-[.D3])/[.C3]" office:value-type="percentage" office:value="0.0537984297798174" calcext:value-type="percentage">
            <text:p>5.38%</text:p>
          </table:table-cell>
          <table:table-cell table:formula="of:=([.D3]-[.E3])/[.D3]" office:value-type="percentage" office:value="0.0781924646596084" calcext:value-type="percentage">
            <text:p>7.82%</text:p>
          </table:table-cell>
          <table:table-cell table:formula="of:=([.E3]-[.F3])/[.E3]" office:value-type="percentage" office:value="0.261573857647005" calcext:value-type="percentage">
            <text:p>26.16%</text:p>
          </table:table-cell>
          <table:table-cell table:formula="of:=([.F3]-[.G3])/[.F3]" office:value-type="percentage" office:value="0.916979689319328" calcext:value-type="percentage">
            <text:p>91.7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1960" calcext:value-type="float">
            <text:p>1501960.00</text:p>
          </table:table-cell>
          <table:table-cell office:value-type="float" office:value="1242880" calcext:value-type="float">
            <text:p>1242880.00</text:p>
          </table:table-cell>
          <table:table-cell office:value-type="float" office:value="1200500" calcext:value-type="float">
            <text:p>1200500.00</text:p>
          </table:table-cell>
          <table:table-cell office:value-type="float" office:value="1103580" calcext:value-type="float">
            <text:p>1103580.00</text:p>
          </table:table-cell>
          <table:table-cell office:value-type="float" office:value="890614" calcext:value-type="float">
            <text:p>890614.00</text:p>
          </table:table-cell>
          <table:table-cell office:value-type="float" office:value="66445.8" calcext:value-type="float">
            <text:p>66445.80</text:p>
          </table:table-cell>
          <table:table-cell/>
          <table:table-cell table:formula="of:=([.B4]-[.C4])/[.B4]" office:value-type="percentage" office:value="0.172494607046792" calcext:value-type="percentage">
            <text:p>17.25%</text:p>
          </table:table-cell>
          <table:table-cell table:formula="of:=([.C4]-[.D4])/[.C4]" office:value-type="percentage" office:value="0.0340982234809475" calcext:value-type="percentage">
            <text:p>3.41%</text:p>
          </table:table-cell>
          <table:table-cell table:formula="of:=([.D4]-[.E4])/[.D4]" office:value-type="percentage" office:value="0.0807330279050396" calcext:value-type="percentage">
            <text:p>8.07%</text:p>
          </table:table-cell>
          <table:table-cell table:formula="of:=([.E4]-[.F4])/[.E4]" office:value-type="percentage" office:value="0.192977400822777" calcext:value-type="percentage">
            <text:p>19.30%</text:p>
          </table:table-cell>
          <table:table-cell table:formula="of:=([.F4]-[.G4])/[.F4]" office:value-type="percentage" office:value="0.9253932680151" calcext:value-type="percentage">
            <text:p>92.5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5140" calcext:value-type="float">
            <text:p>1305140.00</text:p>
          </table:table-cell>
          <table:table-cell office:value-type="float" office:value="1324040" calcext:value-type="float">
            <text:p>1324040.00</text:p>
          </table:table-cell>
          <table:table-cell office:value-type="float" office:value="1178530" calcext:value-type="float">
            <text:p>1178530.00</text:p>
          </table:table-cell>
          <table:table-cell office:value-type="float" office:value="1095750" calcext:value-type="float">
            <text:p>1095750.00</text:p>
          </table:table-cell>
          <table:table-cell office:value-type="float" office:value="819912" calcext:value-type="float">
            <text:p>819912.00</text:p>
          </table:table-cell>
          <table:table-cell office:value-type="float" office:value="66291.8" calcext:value-type="float">
            <text:p>66291.80</text:p>
          </table:table-cell>
          <table:table-cell/>
          <table:table-cell table:formula="of:=([.B5]-[.C5])/[.B5]" office:value-type="percentage" office:value="-0.0144812050814472" calcext:value-type="percentage">
            <text:p>-1.45%</text:p>
          </table:table-cell>
          <table:table-cell table:formula="of:=([.C5]-[.D5])/[.C5]" office:value-type="percentage" office:value="0.109898492492674" calcext:value-type="percentage">
            <text:p>10.99%</text:p>
          </table:table-cell>
          <table:table-cell table:formula="of:=([.D5]-[.E5])/[.D5]" office:value-type="percentage" office:value="0.0702400448015749" calcext:value-type="percentage">
            <text:p>7.02%</text:p>
          </table:table-cell>
          <table:table-cell table:formula="of:=([.E5]-[.F5])/[.E5]" office:value-type="percentage" office:value="0.251734428473648" calcext:value-type="percentage">
            <text:p>25.17%</text:p>
          </table:table-cell>
          <table:table-cell table:formula="of:=([.F5]-[.G5])/[.F5]" office:value-type="percentage" office:value="0.919147664627423" calcext:value-type="percentage">
            <text:p>91.9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4550" calcext:value-type="float">
            <text:p>1454550.00</text:p>
          </table:table-cell>
          <table:table-cell office:value-type="float" office:value="1253710" calcext:value-type="float">
            <text:p>1253710.00</text:p>
          </table:table-cell>
          <table:table-cell office:value-type="float" office:value="1181410" calcext:value-type="float">
            <text:p>1181410.00</text:p>
          </table:table-cell>
          <table:table-cell office:value-type="float" office:value="1159030" calcext:value-type="float">
            <text:p>1159030.00</text:p>
          </table:table-cell>
          <table:table-cell office:value-type="float" office:value="857354" calcext:value-type="float">
            <text:p>857354.00</text:p>
          </table:table-cell>
          <table:table-cell office:value-type="float" office:value="67870.7" calcext:value-type="float">
            <text:p>67870.70</text:p>
          </table:table-cell>
          <table:table-cell/>
          <table:table-cell table:formula="of:=([.B6]-[.C6])/[.B6]" office:value-type="percentage" office:value="0.138077068509161" calcext:value-type="percentage">
            <text:p>13.81%</text:p>
          </table:table-cell>
          <table:table-cell table:formula="of:=([.C6]-[.D6])/[.C6]" office:value-type="percentage" office:value="0.0576688388861858" calcext:value-type="percentage">
            <text:p>5.77%</text:p>
          </table:table-cell>
          <table:table-cell table:formula="of:=([.D6]-[.E6])/[.D6]" office:value-type="percentage" office:value="0.0189434658585927" calcext:value-type="percentage">
            <text:p>1.89%</text:p>
          </table:table-cell>
          <table:table-cell table:formula="of:=([.E6]-[.F6])/[.E6]" office:value-type="percentage" office:value="0.260283167821368" calcext:value-type="percentage">
            <text:p>26.03%</text:p>
          </table:table-cell>
          <table:table-cell table:formula="of:=([.F6]-[.G6])/[.F6]" office:value-type="percentage" office:value="0.920837017148109" calcext:value-type="percentage">
            <text:p>92.0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8590" calcext:value-type="float">
            <text:p>1428590.00</text:p>
          </table:table-cell>
          <table:table-cell office:value-type="float" office:value="1220510" calcext:value-type="float">
            <text:p>1220510.00</text:p>
          </table:table-cell>
          <table:table-cell office:value-type="float" office:value="1184330" calcext:value-type="float">
            <text:p>1184330.00</text:p>
          </table:table-cell>
          <table:table-cell office:value-type="float" office:value="1128550" calcext:value-type="float">
            <text:p>1128550.00</text:p>
          </table:table-cell>
          <table:table-cell office:value-type="float" office:value="835326" calcext:value-type="float">
            <text:p>835326.00</text:p>
          </table:table-cell>
          <table:table-cell office:value-type="float" office:value="67531.2" calcext:value-type="float">
            <text:p>67531.20</text:p>
          </table:table-cell>
          <table:table-cell/>
          <table:table-cell table:formula="of:=([.B7]-[.C7])/[.B7]" office:value-type="percentage" office:value="0.145654106496616" calcext:value-type="percentage">
            <text:p>14.57%</text:p>
          </table:table-cell>
          <table:table-cell table:formula="of:=([.C7]-[.D7])/[.C7]" office:value-type="percentage" office:value="0.0296433458144546" calcext:value-type="percentage">
            <text:p>2.96%</text:p>
          </table:table-cell>
          <table:table-cell table:formula="of:=([.D7]-[.E7])/[.D7]" office:value-type="percentage" office:value="0.0470983594099618" calcext:value-type="percentage">
            <text:p>4.71%</text:p>
          </table:table-cell>
          <table:table-cell table:formula="of:=([.E7]-[.F7])/[.E7]" office:value-type="percentage" office:value="0.259823667537991" calcext:value-type="percentage">
            <text:p>25.98%</text:p>
          </table:table-cell>
          <table:table-cell table:formula="of:=([.F7]-[.G7])/[.F7]" office:value-type="percentage" office:value="0.91915587447296" calcext:value-type="percentage">
            <text:p>91.92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6100" calcext:value-type="float">
            <text:p>1416100.00</text:p>
          </table:table-cell>
          <table:table-cell office:value-type="float" office:value="1230650" calcext:value-type="float">
            <text:p>1230650.00</text:p>
          </table:table-cell>
          <table:table-cell office:value-type="float" office:value="1187620" calcext:value-type="float">
            <text:p>1187620.00</text:p>
          </table:table-cell>
          <table:table-cell office:value-type="float" office:value="1137800" calcext:value-type="float">
            <text:p>1137800.00</text:p>
          </table:table-cell>
          <table:table-cell office:value-type="float" office:value="887136" calcext:value-type="float">
            <text:p>887136.00</text:p>
          </table:table-cell>
          <table:table-cell office:value-type="float" office:value="66793.4" calcext:value-type="float">
            <text:p>66793.40</text:p>
          </table:table-cell>
          <table:table-cell/>
          <table:table-cell table:formula="of:=([.B8]-[.C8])/[.B8]" office:value-type="percentage" office:value="0.130958265659205" calcext:value-type="percentage">
            <text:p>13.10%</text:p>
          </table:table-cell>
          <table:table-cell table:formula="of:=([.C8]-[.D8])/[.C8]" office:value-type="percentage" office:value="0.0349652622597814" calcext:value-type="percentage">
            <text:p>3.50%</text:p>
          </table:table-cell>
          <table:table-cell table:formula="of:=([.D8]-[.E8])/[.D8]" office:value-type="percentage" office:value="0.0419494451087048" calcext:value-type="percentage">
            <text:p>4.19%</text:p>
          </table:table-cell>
          <table:table-cell table:formula="of:=([.E8]-[.F8])/[.E8]" office:value-type="percentage" office:value="0.220305853401301" calcext:value-type="percentage">
            <text:p>22.03%</text:p>
          </table:table-cell>
          <table:table-cell table:formula="of:=([.F8]-[.G8])/[.F8]" office:value-type="percentage" office:value="0.924708951051473" calcext:value-type="percentage">
            <text:p>92.4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5280" calcext:value-type="float">
            <text:p>1415280.00</text:p>
          </table:table-cell>
          <table:table-cell office:value-type="float" office:value="1328800" calcext:value-type="float">
            <text:p>1328800.00</text:p>
          </table:table-cell>
          <table:table-cell office:value-type="float" office:value="1183250" calcext:value-type="float">
            <text:p>1183250.00</text:p>
          </table:table-cell>
          <table:table-cell office:value-type="float" office:value="1174730" calcext:value-type="float">
            <text:p>1174730.00</text:p>
          </table:table-cell>
          <table:table-cell office:value-type="float" office:value="812185" calcext:value-type="float">
            <text:p>812185.00</text:p>
          </table:table-cell>
          <table:table-cell office:value-type="float" office:value="71477.8" calcext:value-type="float">
            <text:p>71477.80</text:p>
          </table:table-cell>
          <table:table-cell/>
          <table:table-cell table:formula="of:=([.B9]-[.C9])/[.B9]" office:value-type="percentage" office:value="0.0611045164207789" calcext:value-type="percentage">
            <text:p>6.11%</text:p>
          </table:table-cell>
          <table:table-cell table:formula="of:=([.C9]-[.D9])/[.C9]" office:value-type="percentage" office:value="0.10953491872366" calcext:value-type="percentage">
            <text:p>10.95%</text:p>
          </table:table-cell>
          <table:table-cell table:formula="of:=([.D9]-[.E9])/[.D9]" office:value-type="percentage" office:value="0.00720050707796343" calcext:value-type="percentage">
            <text:p>0.72%</text:p>
          </table:table-cell>
          <table:table-cell table:formula="of:=([.E9]-[.F9])/[.E9]" office:value-type="percentage" office:value="0.308619853072621" calcext:value-type="percentage">
            <text:p>30.86%</text:p>
          </table:table-cell>
          <table:table-cell table:formula="of:=([.F9]-[.G9])/[.F9]" office:value-type="percentage" office:value="0.911993203518903" calcext:value-type="percentage">
            <text:p>91.2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70080" calcext:value-type="float">
            <text:p>1270080.00</text:p>
          </table:table-cell>
          <table:table-cell office:value-type="float" office:value="1266140" calcext:value-type="float">
            <text:p>1266140.00</text:p>
          </table:table-cell>
          <table:table-cell office:value-type="float" office:value="1223720" calcext:value-type="float">
            <text:p>1223720.00</text:p>
          </table:table-cell>
          <table:table-cell office:value-type="float" office:value="1091070" calcext:value-type="float">
            <text:p>1091070.00</text:p>
          </table:table-cell>
          <table:table-cell office:value-type="float" office:value="877023" calcext:value-type="float">
            <text:p>877023.00</text:p>
          </table:table-cell>
          <table:table-cell office:value-type="float" office:value="66198.2" calcext:value-type="float">
            <text:p>66198.20</text:p>
          </table:table-cell>
          <table:table-cell/>
          <table:table-cell table:formula="of:=([.B10]-[.C10])/[.B10]" office:value-type="percentage" office:value="0.00310216679264298" calcext:value-type="percentage">
            <text:p>0.31%</text:p>
          </table:table-cell>
          <table:table-cell table:formula="of:=([.C10]-[.D10])/[.C10]" office:value-type="percentage" office:value="0.0335034040469456" calcext:value-type="percentage">
            <text:p>3.35%</text:p>
          </table:table-cell>
          <table:table-cell table:formula="of:=([.D10]-[.E10])/[.D10]" office:value-type="percentage" office:value="0.10839898015886" calcext:value-type="percentage">
            <text:p>10.84%</text:p>
          </table:table-cell>
          <table:table-cell table:formula="of:=([.E10]-[.F10])/[.E10]" office:value-type="percentage" office:value="0.196180813330034" calcext:value-type="percentage">
            <text:p>19.62%</text:p>
          </table:table-cell>
          <table:table-cell table:formula="of:=([.F10]-[.G10])/[.F10]" office:value-type="percentage" office:value="0.924519425374249" calcext:value-type="percentage">
            <text:p>92.45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6680" calcext:value-type="float">
            <text:p>1436680.00</text:p>
          </table:table-cell>
          <table:table-cell office:value-type="float" office:value="1312160" calcext:value-type="float">
            <text:p>1312160.00</text:p>
          </table:table-cell>
          <table:table-cell office:value-type="float" office:value="1322870" calcext:value-type="float">
            <text:p>1322870.00</text:p>
          </table:table-cell>
          <table:table-cell office:value-type="float" office:value="1095250" calcext:value-type="float">
            <text:p>1095250.00</text:p>
          </table:table-cell>
          <table:table-cell office:value-type="float" office:value="823729" calcext:value-type="float">
            <text:p>823729.00</text:p>
          </table:table-cell>
          <table:table-cell office:value-type="float" office:value="66996.4" calcext:value-type="float">
            <text:p>66996.40</text:p>
          </table:table-cell>
          <table:table-cell/>
          <table:table-cell table:formula="of:=([.B11]-[.C11])/[.B11]" office:value-type="percentage" office:value="0.0866720494473369" calcext:value-type="percentage">
            <text:p>8.67%</text:p>
          </table:table-cell>
          <table:table-cell table:formula="of:=([.C11]-[.D11])/[.C11]" office:value-type="percentage" office:value="-0.00816211437629558" calcext:value-type="percentage">
            <text:p>-0.82%</text:p>
          </table:table-cell>
          <table:table-cell table:formula="of:=([.D11]-[.E11])/[.D11]" office:value-type="percentage" office:value="0.172065282302872" calcext:value-type="percentage">
            <text:p>17.21%</text:p>
          </table:table-cell>
          <table:table-cell table:formula="of:=([.E11]-[.F11])/[.E11]" office:value-type="percentage" office:value="0.247907783611048" calcext:value-type="percentage">
            <text:p>24.79%</text:p>
          </table:table-cell>
          <table:table-cell table:formula="of:=([.F11]-[.G11])/[.F11]" office:value-type="percentage" office:value="0.918666940219417" calcext:value-type="percentage">
            <text:p>91.87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21950" calcext:value-type="float">
            <text:p>1421950.00</text:p>
          </table:table-cell>
          <table:table-cell office:value-type="float" office:value="1242040" calcext:value-type="float">
            <text:p>1242040.00</text:p>
          </table:table-cell>
          <table:table-cell office:value-type="float" office:value="1298370" calcext:value-type="float">
            <text:p>1298370.00</text:p>
          </table:table-cell>
          <table:table-cell office:value-type="float" office:value="1079550" calcext:value-type="float">
            <text:p>1079550.00</text:p>
          </table:table-cell>
          <table:table-cell office:value-type="float" office:value="761178" calcext:value-type="float">
            <text:p>761178.00</text:p>
          </table:table-cell>
          <table:table-cell office:value-type="float" office:value="66291.2" calcext:value-type="float">
            <text:p>66291.20</text:p>
          </table:table-cell>
          <table:table-cell/>
          <table:table-cell table:formula="of:=([.B12]-[.C12])/[.B12]" office:value-type="percentage" office:value="0.126523436126446" calcext:value-type="percentage">
            <text:p>12.65%</text:p>
          </table:table-cell>
          <table:table-cell table:formula="of:=([.C12]-[.D12])/[.C12]" office:value-type="percentage" office:value="-0.045352806672893" calcext:value-type="percentage">
            <text:p>-4.54%</text:p>
          </table:table-cell>
          <table:table-cell table:formula="of:=([.D12]-[.E12])/[.D12]" office:value-type="percentage" office:value="0.168534393123686" calcext:value-type="percentage">
            <text:p>16.85%</text:p>
          </table:table-cell>
          <table:table-cell table:formula="of:=([.E12]-[.F12])/[.E12]" office:value-type="percentage" office:value="0.294911768792552" calcext:value-type="percentage">
            <text:p>29.49%</text:p>
          </table:table-cell>
          <table:table-cell table:formula="of:=([.F12]-[.G12])/[.F12]" office:value-type="percentage" office:value="0.912909726765619" calcext:value-type="percentage">
            <text:p>91.2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38180" calcext:value-type="float">
            <text:p>1138180.00</text:p>
          </table:table-cell>
          <table:table-cell office:value-type="float" office:value="1221750" calcext:value-type="float">
            <text:p>1221750.00</text:p>
          </table:table-cell>
          <table:table-cell office:value-type="float" office:value="1299760" calcext:value-type="float">
            <text:p>1299760.00</text:p>
          </table:table-cell>
          <table:table-cell office:value-type="float" office:value="1140340" calcext:value-type="float">
            <text:p>1140340.00</text:p>
          </table:table-cell>
          <table:table-cell office:value-type="float" office:value="762475" calcext:value-type="float">
            <text:p>762475.00</text:p>
          </table:table-cell>
          <table:table-cell office:value-type="float" office:value="67138.5" calcext:value-type="float">
            <text:p>67138.50</text:p>
          </table:table-cell>
          <table:table-cell/>
          <table:table-cell table:formula="of:=([.B13]-[.C13])/[.B13]" office:value-type="percentage" office:value="-0.0734242386968669" calcext:value-type="percentage">
            <text:p>-7.34%</text:p>
          </table:table-cell>
          <table:table-cell table:formula="of:=([.C13]-[.D13])/[.C13]" office:value-type="percentage" office:value="-0.0638510333537958" calcext:value-type="percentage">
            <text:p>-6.39%</text:p>
          </table:table-cell>
          <table:table-cell table:formula="of:=([.D13]-[.E13])/[.D13]" office:value-type="percentage" office:value="0.122653412937773" calcext:value-type="percentage">
            <text:p>12.27%</text:p>
          </table:table-cell>
          <table:table-cell table:formula="of:=([.E13]-[.F13])/[.E13]" office:value-type="percentage" office:value="0.331361699142361" calcext:value-type="percentage">
            <text:p>33.14%</text:p>
          </table:table-cell>
          <table:table-cell table:formula="of:=([.F13]-[.G13])/[.F13]" office:value-type="percentage" office:value="0.911946621200695" calcext:value-type="percentage">
            <text:p>91.19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8310" calcext:value-type="float">
            <text:p>1548310.00</text:p>
          </table:table-cell>
          <table:table-cell office:value-type="float" office:value="1252360" calcext:value-type="float">
            <text:p>1252360.00</text:p>
          </table:table-cell>
          <table:table-cell office:value-type="float" office:value="1398410" calcext:value-type="float">
            <text:p>1398410.00</text:p>
          </table:table-cell>
          <table:table-cell office:value-type="float" office:value="1082850" calcext:value-type="float">
            <text:p>1082850.00</text:p>
          </table:table-cell>
          <table:table-cell office:value-type="float" office:value="764493" calcext:value-type="float">
            <text:p>764493.00</text:p>
          </table:table-cell>
          <table:table-cell office:value-type="float" office:value="66202.8" calcext:value-type="float">
            <text:p>66202.80</text:p>
          </table:table-cell>
          <table:table-cell/>
          <table:table-cell table:formula="of:=([.B14]-[.C14])/[.B14]" office:value-type="percentage" office:value="0.191143892372974" calcext:value-type="percentage">
            <text:p>19.11%</text:p>
          </table:table-cell>
          <table:table-cell table:formula="of:=([.C14]-[.D14])/[.C14]" office:value-type="percentage" office:value="-0.116619821776486" calcext:value-type="percentage">
            <text:p>-11.66%</text:p>
          </table:table-cell>
          <table:table-cell table:formula="of:=([.D14]-[.E14])/[.D14]" office:value-type="percentage" office:value="0.225656281062063" calcext:value-type="percentage">
            <text:p>22.57%</text:p>
          </table:table-cell>
          <table:table-cell table:formula="of:=([.E14]-[.F14])/[.E14]" office:value-type="percentage" office:value="0.293999168859953" calcext:value-type="percentage">
            <text:p>29.40%</text:p>
          </table:table-cell>
          <table:table-cell table:formula="of:=([.F14]-[.G14])/[.F14]" office:value-type="percentage" office:value="0.913403000419886" calcext:value-type="percentage">
            <text:p>91.34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1800" calcext:value-type="float">
            <text:p>1171800.00</text:p>
          </table:table-cell>
          <table:table-cell office:value-type="float" office:value="1234250" calcext:value-type="float">
            <text:p>1234250.00</text:p>
          </table:table-cell>
          <table:table-cell office:value-type="float" office:value="1421850" calcext:value-type="float">
            <text:p>1421850.00</text:p>
          </table:table-cell>
          <table:table-cell office:value-type="float" office:value="1096060" calcext:value-type="float">
            <text:p>1096060.00</text:p>
          </table:table-cell>
          <table:table-cell office:value-type="float" office:value="782100" calcext:value-type="float">
            <text:p>782100.00</text:p>
          </table:table-cell>
          <table:table-cell office:value-type="float" office:value="65337.3" calcext:value-type="float">
            <text:p>65337.30</text:p>
          </table:table-cell>
          <table:table-cell/>
          <table:table-cell table:formula="of:=([.B15]-[.C15])/[.B15]" office:value-type="percentage" office:value="-0.0532940774876259" calcext:value-type="percentage">
            <text:p>-5.33%</text:p>
          </table:table-cell>
          <table:table-cell table:formula="of:=([.C15]-[.D15])/[.C15]" office:value-type="percentage" office:value="-0.151995138748228" calcext:value-type="percentage">
            <text:p>-15.20%</text:p>
          </table:table-cell>
          <table:table-cell table:formula="of:=([.D15]-[.E15])/[.D15]" office:value-type="percentage" office:value="0.22913106164504" calcext:value-type="percentage">
            <text:p>22.91%</text:p>
          </table:table-cell>
          <table:table-cell table:formula="of:=([.E15]-[.F15])/[.E15]" office:value-type="percentage" office:value="0.286444172764265" calcext:value-type="percentage">
            <text:p>28.64%</text:p>
          </table:table-cell>
          <table:table-cell table:formula="of:=([.F15]-[.G15])/[.F15]" office:value-type="percentage" office:value="0.91645914844649" calcext:value-type="percentage">
            <text:p>91.65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5800" calcext:value-type="float">
            <text:p>1555800.00</text:p>
          </table:table-cell>
          <table:table-cell office:value-type="float" office:value="1292440" calcext:value-type="float">
            <text:p>1292440.00</text:p>
          </table:table-cell>
          <table:table-cell office:value-type="float" office:value="1295620" calcext:value-type="float">
            <text:p>1295620.00</text:p>
          </table:table-cell>
          <table:table-cell office:value-type="float" office:value="1084900" calcext:value-type="float">
            <text:p>1084900.00</text:p>
          </table:table-cell>
          <table:table-cell office:value-type="float" office:value="722977" calcext:value-type="float">
            <text:p>722977.00</text:p>
          </table:table-cell>
          <table:table-cell office:value-type="float" office:value="66887.8" calcext:value-type="float">
            <text:p>66887.80</text:p>
          </table:table-cell>
          <table:table-cell/>
          <table:table-cell table:formula="of:=([.B16]-[.C16])/[.B16]" office:value-type="percentage" office:value="0.16927625658825" calcext:value-type="percentage">
            <text:p>16.93%</text:p>
          </table:table-cell>
          <table:table-cell table:formula="of:=([.C16]-[.D16])/[.C16]" office:value-type="percentage" office:value="-0.0024604623812324" calcext:value-type="percentage">
            <text:p>-0.25%</text:p>
          </table:table-cell>
          <table:table-cell table:formula="of:=([.D16]-[.E16])/[.D16]" office:value-type="percentage" office:value="0.162640280329109" calcext:value-type="percentage">
            <text:p>16.26%</text:p>
          </table:table-cell>
          <table:table-cell table:formula="of:=([.E16]-[.F16])/[.E16]" office:value-type="percentage" office:value="0.333600331827818" calcext:value-type="percentage">
            <text:p>33.36%</text:p>
          </table:table-cell>
          <table:table-cell table:formula="of:=([.F16]-[.G16])/[.F16]" office:value-type="percentage" office:value="0.907482810656494" calcext:value-type="percentage">
            <text:p>90.75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8510" calcext:value-type="float">
            <text:p>1238510.00</text:p>
          </table:table-cell>
          <table:table-cell office:value-type="float" office:value="1307170" calcext:value-type="float">
            <text:p>1307170.00</text:p>
          </table:table-cell>
          <table:table-cell office:value-type="float" office:value="1260900" calcext:value-type="float">
            <text:p>1260900.00</text:p>
          </table:table-cell>
          <table:table-cell office:value-type="float" office:value="1083560" calcext:value-type="float">
            <text:p>1083560.00</text:p>
          </table:table-cell>
          <table:table-cell office:value-type="float" office:value="729097" calcext:value-type="float">
            <text:p>729097.00</text:p>
          </table:table-cell>
          <table:table-cell office:value-type="float" office:value="65280.1" calcext:value-type="float">
            <text:p>65280.10</text:p>
          </table:table-cell>
          <table:table-cell/>
          <table:table-cell table:formula="of:=([.B17]-[.C17])/[.B17]" office:value-type="percentage" office:value="-0.0554375822560981" calcext:value-type="percentage">
            <text:p>-5.54%</text:p>
          </table:table-cell>
          <table:table-cell table:formula="of:=([.C17]-[.D17])/[.C17]" office:value-type="percentage" office:value="0.0353970791863338" calcext:value-type="percentage">
            <text:p>3.54%</text:p>
          </table:table-cell>
          <table:table-cell table:formula="of:=([.D17]-[.E17])/[.D17]" office:value-type="percentage" office:value="0.140645570624157" calcext:value-type="percentage">
            <text:p>14.06%</text:p>
          </table:table-cell>
          <table:table-cell table:formula="of:=([.E17]-[.F17])/[.E17]" office:value-type="percentage" office:value="0.327128170105947" calcext:value-type="percentage">
            <text:p>32.71%</text:p>
          </table:table-cell>
          <table:table-cell table:formula="of:=([.F17]-[.G17])/[.F17]" office:value-type="percentage" office:value="0.910464451232141" calcext:value-type="percentage">
            <text:p>91.05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44080" calcext:value-type="float">
            <text:p>1644080.00</text:p>
          </table:table-cell>
          <table:table-cell office:value-type="float" office:value="1250170" calcext:value-type="float">
            <text:p>1250170.00</text:p>
          </table:table-cell>
          <table:table-cell office:value-type="float" office:value="1228060" calcext:value-type="float">
            <text:p>1228060.00</text:p>
          </table:table-cell>
          <table:table-cell office:value-type="float" office:value="1097870" calcext:value-type="float">
            <text:p>1097870.00</text:p>
          </table:table-cell>
          <table:table-cell office:value-type="float" office:value="746384" calcext:value-type="float">
            <text:p>746384.00</text:p>
          </table:table-cell>
          <table:table-cell office:value-type="float" office:value="64685" calcext:value-type="float">
            <text:p>64685.00</text:p>
          </table:table-cell>
          <table:table-cell/>
          <table:table-cell table:formula="of:=([.B18]-[.C18])/[.B18]" office:value-type="percentage" office:value="0.239592963846042" calcext:value-type="percentage">
            <text:p>23.96%</text:p>
          </table:table-cell>
          <table:table-cell table:formula="of:=([.C18]-[.D18])/[.C18]" office:value-type="percentage" office:value="0.0176855947591128" calcext:value-type="percentage">
            <text:p>1.77%</text:p>
          </table:table-cell>
          <table:table-cell table:formula="of:=([.D18]-[.E18])/[.D18]" office:value-type="percentage" office:value="0.106012735534094" calcext:value-type="percentage">
            <text:p>10.60%</text:p>
          </table:table-cell>
          <table:table-cell table:formula="of:=([.E18]-[.F18])/[.E18]" office:value-type="percentage" office:value="0.320152659240165" calcext:value-type="percentage">
            <text:p>32.02%</text:p>
          </table:table-cell>
          <table:table-cell table:formula="of:=([.F18]-[.G18])/[.F18]" office:value-type="percentage" office:value="0.913335494865913" calcext:value-type="percentage">
            <text:p>91.33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6560" calcext:value-type="float">
            <text:p>1446560.00</text:p>
          </table:table-cell>
          <table:table-cell office:value-type="float" office:value="1247480" calcext:value-type="float">
            <text:p>1247480.00</text:p>
          </table:table-cell>
          <table:table-cell office:value-type="float" office:value="1222120" calcext:value-type="float">
            <text:p>1222120.00</text:p>
          </table:table-cell>
          <table:table-cell office:value-type="float" office:value="1103810" calcext:value-type="float">
            <text:p>1103810.00</text:p>
          </table:table-cell>
          <table:table-cell office:value-type="float" office:value="726478" calcext:value-type="float">
            <text:p>726478.00</text:p>
          </table:table-cell>
          <table:table-cell office:value-type="float" office:value="67232.9" calcext:value-type="float">
            <text:p>67232.90</text:p>
          </table:table-cell>
          <table:table-cell/>
          <table:table-cell table:formula="of:=([.B19]-[.C19])/[.B19]" office:value-type="percentage" office:value="0.137623050547506" calcext:value-type="percentage">
            <text:p>13.76%</text:p>
          </table:table-cell>
          <table:table-cell table:formula="of:=([.C19]-[.D19])/[.C19]" office:value-type="percentage" office:value="0.0203289832301921" calcext:value-type="percentage">
            <text:p>2.03%</text:p>
          </table:table-cell>
          <table:table-cell table:formula="of:=([.D19]-[.E19])/[.D19]" office:value-type="percentage" office:value="0.0968071875102281" calcext:value-type="percentage">
            <text:p>9.68%</text:p>
          </table:table-cell>
          <table:table-cell table:formula="of:=([.E19]-[.F19])/[.E19]" office:value-type="percentage" office:value="0.341845063914985" calcext:value-type="percentage">
            <text:p>34.18%</text:p>
          </table:table-cell>
          <table:table-cell table:formula="of:=([.F19]-[.G19])/[.F19]" office:value-type="percentage" office:value="0.907453632456867" calcext:value-type="percentage">
            <text:p>90.75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1060" calcext:value-type="float">
            <text:p>1461060.00</text:p>
          </table:table-cell>
          <table:table-cell office:value-type="float" office:value="1242870" calcext:value-type="float">
            <text:p>1242870.00</text:p>
          </table:table-cell>
          <table:table-cell office:value-type="float" office:value="1193230" calcext:value-type="float">
            <text:p>1193230.00</text:p>
          </table:table-cell>
          <table:table-cell office:value-type="float" office:value="1147580" calcext:value-type="float">
            <text:p>1147580.00</text:p>
          </table:table-cell>
          <table:table-cell office:value-type="float" office:value="756763" calcext:value-type="float">
            <text:p>756763.00</text:p>
          </table:table-cell>
          <table:table-cell office:value-type="float" office:value="67478.2" calcext:value-type="float">
            <text:p>67478.20</text:p>
          </table:table-cell>
          <table:table-cell/>
          <table:table-cell table:formula="of:=([.B20]-[.C20])/[.B20]" office:value-type="percentage" office:value="0.14933678288366" calcext:value-type="percentage">
            <text:p>14.93%</text:p>
          </table:table-cell>
          <table:table-cell table:formula="of:=([.C20]-[.D20])/[.C20]" office:value-type="percentage" office:value="0.0399398167145397" calcext:value-type="percentage">
            <text:p>3.99%</text:p>
          </table:table-cell>
          <table:table-cell table:formula="of:=([.D20]-[.E20])/[.D20]" office:value-type="percentage" office:value="0.0382575027446511" calcext:value-type="percentage">
            <text:p>3.83%</text:p>
          </table:table-cell>
          <table:table-cell table:formula="of:=([.E20]-[.F20])/[.E20]" office:value-type="percentage" office:value="0.340557521044284" calcext:value-type="percentage">
            <text:p>34.06%</text:p>
          </table:table-cell>
          <table:table-cell table:formula="of:=([.F20]-[.G20])/[.F20]" office:value-type="percentage" office:value="0.910833114198237" calcext:value-type="percentage">
            <text:p>91.08%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1125360" calcext:value-type="float">
            <text:p>1125360.00</text:p>
          </table:table-cell>
          <table:table-cell table:style-name="ce7" office:value-type="float" office:value="1245160" calcext:value-type="float">
            <text:p>1245160.00</text:p>
          </table:table-cell>
          <table:table-cell table:style-name="ce7" office:value-type="float" office:value="1220310" calcext:value-type="float">
            <text:p>1220310.00</text:p>
          </table:table-cell>
          <table:table-cell table:style-name="ce7" office:value-type="float" office:value="1138800" calcext:value-type="float">
            <text:p>1138800.00</text:p>
          </table:table-cell>
          <table:table-cell table:style-name="ce7" office:value-type="float" office:value="769655" calcext:value-type="float">
            <text:p>769655.00</text:p>
          </table:table-cell>
          <table:table-cell table:style-name="ce7" office:value-type="float" office:value="65412.2" calcext:value-type="float">
            <text:p>65412.20</text:p>
          </table:table-cell>
          <table:table-cell table:style-name="ce7"/>
          <table:table-cell table:style-name="ce12" table:formula="of:=([.B21]-[.C21])/[.B21]" office:value-type="percentage" office:value="-0.106454823345418" calcext:value-type="percentage">
            <text:p>-10.65%</text:p>
          </table:table-cell>
          <table:table-cell table:style-name="ce12" table:formula="of:=([.C21]-[.D21])/[.C21]" office:value-type="percentage" office:value="0.0199572745671239" calcext:value-type="percentage">
            <text:p>2.00%</text:p>
          </table:table-cell>
          <table:table-cell table:style-name="ce12" table:formula="of:=([.D21]-[.E21])/[.D21]" office:value-type="percentage" office:value="0.0667945030361138" calcext:value-type="percentage">
            <text:p>6.68%</text:p>
          </table:table-cell>
          <table:table-cell table:style-name="ce12" table:formula="of:=([.E21]-[.F21])/[.E21]" office:value-type="percentage" office:value="0.324152616789603" calcext:value-type="percentage">
            <text:p>32.42%</text:p>
          </table:table-cell>
          <table:table-cell table:style-name="ce16" table:formula="of:=([.F21]-[.G21])/[.F21]" office:value-type="percentage" office:value="0.915011011427198" calcext:value-type="percentage">
            <text:p>91.50%</text:p>
          </table:table-cell>
        </table:table-row>
      </table:table>
      <table:table table:name="Dataset 6" table:style-name="ta1">
        <table:shapes>
          <draw:frame draw:z-index="0" draw:style-name="gr1" draw:text-style-name="P1" svg:width="540.23mm" svg:height="230mm" svg:x="7.92mm" svg:y="97.54mm">
            <loext:p draw:notify-on-update-of-ranges="'Dataset 6'.A1:'Dataset 6'.A1 'Dataset 6'.A2:'Dataset 6'.A21 'Dataset 6'.B1:'Dataset 6'.B1 'Dataset 6'.B2:'Dataset 6'.B21 'Dataset 6'.C1:'Dataset 6'.C1 'Dataset 6'.C2:'Dataset 6'.C21 'Dataset 6'.D1:'Dataset 6'.D1 'Dataset 6'.D2:'Dataset 6'.D21 'Dataset 6'.E1:'Dataset 6'.E1 'Dataset 6'.E2:'Dataset 6'.E21 'Dataset 6'.F1:'Dataset 6'.F1 'Dataset 6'.F2:'Dataset 6'.F21 'Dataset 6'.G1:'Dataset 6'.G1 'Dataset 6'.G2:'Dataset 6'.G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2"/>
        <table:table-column table:style-name="co2" table:number-columns-repeated="6" table:default-cell-style-name="ce6"/>
        <table:table-column table:style-name="co5" table:default-cell-style-name="Default"/>
        <table:table-column table:style-name="co5" table:number-columns-repeated="4" table:default-cell-style-name="ce11"/>
        <table:table-column table:style-name="co5" table:default-cell-style-name="ce15"/>
        <table:table-row table:style-name="ro1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cpu(node1_fixture|6)</text:p>
          </table:table-cell>
          <table:table-cell table:style-name="ce5" office:value-type="string" calcext:value-type="string">
            <text:p>cpu(node2_fixture|6)</text:p>
          </table:table-cell>
          <table:table-cell table:style-name="ce5" office:value-type="string" calcext:value-type="string">
            <text:p>cpu(node3_fixture|6)</text:p>
          </table:table-cell>
          <table:table-cell table:style-name="ce5" office:value-type="string" calcext:value-type="string">
            <text:p>cpu(node4_fixture|6)</text:p>
          </table:table-cell>
          <table:table-cell table:style-name="ce5" office:value-type="string" calcext:value-type="string">
            <text:p>cpu(node5_fixture|6)</text:p>
          </table:table-cell>
          <table:table-cell table:style-name="ce5" office:value-type="string" calcext:value-type="string">
            <text:p>cpu(node6_fixture|6)</text:p>
          </table:table-cell>
          <table:table-cell table:style-name="ce8"/>
          <table:table-cell table:style-name="ce10" office:value-type="string" calcext:value-type="string" table:number-columns-spanned="5" table:number-rows-spanned="1">
            <text:p>Relative diff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05700" calcext:value-type="float">
            <text:p>36605700.00</text:p>
          </table:table-cell>
          <table:table-cell office:value-type="float" office:value="22287400" calcext:value-type="float">
            <text:p>22287400.00</text:p>
          </table:table-cell>
          <table:table-cell office:value-type="float" office:value="22146300" calcext:value-type="float">
            <text:p>22146300.00</text:p>
          </table:table-cell>
          <table:table-cell office:value-type="float" office:value="21493400" calcext:value-type="float">
            <text:p>21493400.00</text:p>
          </table:table-cell>
          <table:table-cell office:value-type="float" office:value="17646500" calcext:value-type="float">
            <text:p>17646500.00</text:p>
          </table:table-cell>
          <table:table-cell office:value-type="float" office:value="2146160" calcext:value-type="float">
            <text:p>2146160.00</text:p>
          </table:table-cell>
          <table:table-cell/>
          <table:table-cell table:formula="of:=([.B2]-[.C2])/[.B2]" office:value-type="percentage" office:value="0.391149465793579" calcext:value-type="percentage">
            <text:p>39.11%</text:p>
          </table:table-cell>
          <table:table-cell table:formula="of:=([.C2]-[.D2])/[.C2]" office:value-type="percentage" office:value="0.00633093137826754" calcext:value-type="percentage">
            <text:p>0.63%</text:p>
          </table:table-cell>
          <table:table-cell table:formula="of:=([.D2]-[.E2])/[.D2]" office:value-type="percentage" office:value="0.0294812225970027" calcext:value-type="percentage">
            <text:p>2.95%</text:p>
          </table:table-cell>
          <table:table-cell table:formula="of:=([.E2]-[.F2])/[.E2]" office:value-type="percentage" office:value="0.178980524253957" calcext:value-type="percentage">
            <text:p>17.90%</text:p>
          </table:table-cell>
          <table:table-cell table:formula="of:=([.F2]-[.G2])/[.F2]" office:value-type="percentage" office:value="0.87838041537982" calcext:value-type="percentage">
            <text:p>87.8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85000" calcext:value-type="float">
            <text:p>18485000.00</text:p>
          </table:table-cell>
          <table:table-cell office:value-type="float" office:value="22351300" calcext:value-type="float">
            <text:p>22351300.00</text:p>
          </table:table-cell>
          <table:table-cell office:value-type="float" office:value="22107700" calcext:value-type="float">
            <text:p>22107700.00</text:p>
          </table:table-cell>
          <table:table-cell office:value-type="float" office:value="21572000" calcext:value-type="float">
            <text:p>21572000.00</text:p>
          </table:table-cell>
          <table:table-cell office:value-type="float" office:value="17813400" calcext:value-type="float">
            <text:p>17813400.00</text:p>
          </table:table-cell>
          <table:table-cell office:value-type="float" office:value="2044960" calcext:value-type="float">
            <text:p>2044960.00</text:p>
          </table:table-cell>
          <table:table-cell/>
          <table:table-cell table:formula="of:=([.B3]-[.C3])/[.B3]" office:value-type="percentage" office:value="-0.209158777387071" calcext:value-type="percentage">
            <text:p>-20.92%</text:p>
          </table:table-cell>
          <table:table-cell table:formula="of:=([.C3]-[.D3])/[.C3]" office:value-type="percentage" office:value="0.0108986949304962" calcext:value-type="percentage">
            <text:p>1.09%</text:p>
          </table:table-cell>
          <table:table-cell table:formula="of:=([.D3]-[.E3])/[.D3]" office:value-type="percentage" office:value="0.0242313763982685" calcext:value-type="percentage">
            <text:p>2.42%</text:p>
          </table:table-cell>
          <table:table-cell table:formula="of:=([.E3]-[.F3])/[.E3]" office:value-type="percentage" office:value="0.174235119599481" calcext:value-type="percentage">
            <text:p>17.42%</text:p>
          </table:table-cell>
          <table:table-cell table:formula="of:=([.F3]-[.G3])/[.F3]" office:value-type="percentage" office:value="0.885201028439265" calcext:value-type="percentage">
            <text:p>88.5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768100" calcext:value-type="float">
            <text:p>37768100.00</text:p>
          </table:table-cell>
          <table:table-cell office:value-type="float" office:value="22322700" calcext:value-type="float">
            <text:p>22322700.00</text:p>
          </table:table-cell>
          <table:table-cell office:value-type="float" office:value="21914600" calcext:value-type="float">
            <text:p>21914600.00</text:p>
          </table:table-cell>
          <table:table-cell office:value-type="float" office:value="21292500" calcext:value-type="float">
            <text:p>21292500.00</text:p>
          </table:table-cell>
          <table:table-cell office:value-type="float" office:value="18268600" calcext:value-type="float">
            <text:p>18268600.00</text:p>
          </table:table-cell>
          <table:table-cell office:value-type="float" office:value="2054270" calcext:value-type="float">
            <text:p>2054270.00</text:p>
          </table:table-cell>
          <table:table-cell/>
          <table:table-cell table:formula="of:=([.B4]-[.C4])/[.B4]" office:value-type="percentage" office:value="0.408953587816173" calcext:value-type="percentage">
            <text:p>40.90%</text:p>
          </table:table-cell>
          <table:table-cell table:formula="of:=([.C4]-[.D4])/[.C4]" office:value-type="percentage" office:value="0.0182818386664697" calcext:value-type="percentage">
            <text:p>1.83%</text:p>
          </table:table-cell>
          <table:table-cell table:formula="of:=([.D4]-[.E4])/[.D4]" office:value-type="percentage" office:value="0.0283874677155869" calcext:value-type="percentage">
            <text:p>2.84%</text:p>
          </table:table-cell>
          <table:table-cell table:formula="of:=([.E4]-[.F4])/[.E4]" office:value-type="percentage" office:value="0.142017142186216" calcext:value-type="percentage">
            <text:p>14.20%</text:p>
          </table:table-cell>
          <table:table-cell table:formula="of:=([.F4]-[.G4])/[.F4]" office:value-type="percentage" office:value="0.8875518649486" calcext:value-type="percentage">
            <text:p>88.7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94200" calcext:value-type="float">
            <text:p>18594200.00</text:p>
          </table:table-cell>
          <table:table-cell office:value-type="float" office:value="22308600" calcext:value-type="float">
            <text:p>22308600.00</text:p>
          </table:table-cell>
          <table:table-cell office:value-type="float" office:value="21835600" calcext:value-type="float">
            <text:p>21835600.00</text:p>
          </table:table-cell>
          <table:table-cell office:value-type="float" office:value="21330700" calcext:value-type="float">
            <text:p>21330700.00</text:p>
          </table:table-cell>
          <table:table-cell office:value-type="float" office:value="17950000" calcext:value-type="float">
            <text:p>17950000.00</text:p>
          </table:table-cell>
          <table:table-cell office:value-type="float" office:value="2103530" calcext:value-type="float">
            <text:p>2103530.00</text:p>
          </table:table-cell>
          <table:table-cell/>
          <table:table-cell table:formula="of:=([.B5]-[.C5])/[.B5]" office:value-type="percentage" office:value="-0.199761215863011" calcext:value-type="percentage">
            <text:p>-19.98%</text:p>
          </table:table-cell>
          <table:table-cell table:formula="of:=([.C5]-[.D5])/[.C5]" office:value-type="percentage" office:value="0.0212025855499673" calcext:value-type="percentage">
            <text:p>2.12%</text:p>
          </table:table-cell>
          <table:table-cell table:formula="of:=([.D5]-[.E5])/[.D5]" office:value-type="percentage" office:value="0.0231227903057392" calcext:value-type="percentage">
            <text:p>2.31%</text:p>
          </table:table-cell>
          <table:table-cell table:formula="of:=([.E5]-[.F5])/[.E5]" office:value-type="percentage" office:value="0.15848987609408" calcext:value-type="percentage">
            <text:p>15.85%</text:p>
          </table:table-cell>
          <table:table-cell table:formula="of:=([.F5]-[.G5])/[.F5]" office:value-type="percentage" office:value="0.882811699164345" calcext:value-type="percentage">
            <text:p>88.2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026800" calcext:value-type="float">
            <text:p>38026800.00</text:p>
          </table:table-cell>
          <table:table-cell office:value-type="float" office:value="22408300" calcext:value-type="float">
            <text:p>22408300.00</text:p>
          </table:table-cell>
          <table:table-cell office:value-type="float" office:value="21669000" calcext:value-type="float">
            <text:p>21669000.00</text:p>
          </table:table-cell>
          <table:table-cell office:value-type="float" office:value="21243900" calcext:value-type="float">
            <text:p>21243900.00</text:p>
          </table:table-cell>
          <table:table-cell office:value-type="float" office:value="18027900" calcext:value-type="float">
            <text:p>18027900.00</text:p>
          </table:table-cell>
          <table:table-cell office:value-type="float" office:value="2028200" calcext:value-type="float">
            <text:p>2028200.00</text:p>
          </table:table-cell>
          <table:table-cell/>
          <table:table-cell table:formula="of:=([.B6]-[.C6])/[.B6]" office:value-type="percentage" office:value="0.410723489749335" calcext:value-type="percentage">
            <text:p>41.07%</text:p>
          </table:table-cell>
          <table:table-cell table:formula="of:=([.C6]-[.D6])/[.C6]" office:value-type="percentage" office:value="0.0329922394826917" calcext:value-type="percentage">
            <text:p>3.30%</text:p>
          </table:table-cell>
          <table:table-cell table:formula="of:=([.D6]-[.E6])/[.D6]" office:value-type="percentage" office:value="0.0196178873044441" calcext:value-type="percentage">
            <text:p>1.96%</text:p>
          </table:table-cell>
          <table:table-cell table:formula="of:=([.E6]-[.F6])/[.E6]" office:value-type="percentage" office:value="0.15138463276517" calcext:value-type="percentage">
            <text:p>15.14%</text:p>
          </table:table-cell>
          <table:table-cell table:formula="of:=([.F6]-[.G6])/[.F6]" office:value-type="percentage" office:value="0.887496602488365" calcext:value-type="percentage">
            <text:p>88.7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64700" calcext:value-type="float">
            <text:p>23864700.00</text:p>
          </table:table-cell>
          <table:table-cell office:value-type="float" office:value="22777800" calcext:value-type="float">
            <text:p>22777800.00</text:p>
          </table:table-cell>
          <table:table-cell office:value-type="float" office:value="21791100" calcext:value-type="float">
            <text:p>21791100.00</text:p>
          </table:table-cell>
          <table:table-cell office:value-type="float" office:value="21546400" calcext:value-type="float">
            <text:p>21546400.00</text:p>
          </table:table-cell>
          <table:table-cell office:value-type="float" office:value="17915600" calcext:value-type="float">
            <text:p>17915600.00</text:p>
          </table:table-cell>
          <table:table-cell office:value-type="float" office:value="2045680" calcext:value-type="float">
            <text:p>2045680.00</text:p>
          </table:table-cell>
          <table:table-cell/>
          <table:table-cell table:formula="of:=([.B7]-[.C7])/[.B7]" office:value-type="percentage" office:value="0.0455442557417441" calcext:value-type="percentage">
            <text:p>4.55%</text:p>
          </table:table-cell>
          <table:table-cell table:formula="of:=([.C7]-[.D7])/[.C7]" office:value-type="percentage" office:value="0.0433184943234202" calcext:value-type="percentage">
            <text:p>4.33%</text:p>
          </table:table-cell>
          <table:table-cell table:formula="of:=([.D7]-[.E7])/[.D7]" office:value-type="percentage" office:value="0.0112293551036891" calcext:value-type="percentage">
            <text:p>1.12%</text:p>
          </table:table-cell>
          <table:table-cell table:formula="of:=([.E7]-[.F7])/[.E7]" office:value-type="percentage" office:value="0.168510748895407" calcext:value-type="percentage">
            <text:p>16.85%</text:p>
          </table:table-cell>
          <table:table-cell table:formula="of:=([.F7]-[.G7])/[.F7]" office:value-type="percentage" office:value="0.885815713679698" calcext:value-type="percentage">
            <text:p>88.58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834900" calcext:value-type="float">
            <text:p>38834900.00</text:p>
          </table:table-cell>
          <table:table-cell office:value-type="float" office:value="22472100" calcext:value-type="float">
            <text:p>22472100.00</text:p>
          </table:table-cell>
          <table:table-cell office:value-type="float" office:value="21960300" calcext:value-type="float">
            <text:p>21960300.00</text:p>
          </table:table-cell>
          <table:table-cell office:value-type="float" office:value="21540800" calcext:value-type="float">
            <text:p>21540800.00</text:p>
          </table:table-cell>
          <table:table-cell office:value-type="float" office:value="17943800" calcext:value-type="float">
            <text:p>17943800.00</text:p>
          </table:table-cell>
          <table:table-cell office:value-type="float" office:value="2101110" calcext:value-type="float">
            <text:p>2101110.00</text:p>
          </table:table-cell>
          <table:table-cell/>
          <table:table-cell table:formula="of:=([.B8]-[.C8])/[.B8]" office:value-type="percentage" office:value="0.421342658279022" calcext:value-type="percentage">
            <text:p>42.13%</text:p>
          </table:table-cell>
          <table:table-cell table:formula="of:=([.C8]-[.D8])/[.C8]" office:value-type="percentage" office:value="0.0227749075520312" calcext:value-type="percentage">
            <text:p>2.28%</text:p>
          </table:table-cell>
          <table:table-cell table:formula="of:=([.D8]-[.E8])/[.D8]" office:value-type="percentage" office:value="0.0191026534245889" calcext:value-type="percentage">
            <text:p>1.91%</text:p>
          </table:table-cell>
          <table:table-cell table:formula="of:=([.E8]-[.F8])/[.E8]" office:value-type="percentage" office:value="0.166985441580628" calcext:value-type="percentage">
            <text:p>16.70%</text:p>
          </table:table-cell>
          <table:table-cell table:formula="of:=([.F8]-[.G8])/[.F8]" office:value-type="percentage" office:value="0.882906073406971" calcext:value-type="percentage">
            <text:p>88.29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43900" calcext:value-type="float">
            <text:p>24343900.00</text:p>
          </table:table-cell>
          <table:table-cell office:value-type="float" office:value="22534300" calcext:value-type="float">
            <text:p>22534300.00</text:p>
          </table:table-cell>
          <table:table-cell office:value-type="float" office:value="21807900" calcext:value-type="float">
            <text:p>21807900.00</text:p>
          </table:table-cell>
          <table:table-cell office:value-type="float" office:value="21933100" calcext:value-type="float">
            <text:p>21933100.00</text:p>
          </table:table-cell>
          <table:table-cell office:value-type="float" office:value="17946600" calcext:value-type="float">
            <text:p>17946600.00</text:p>
          </table:table-cell>
          <table:table-cell office:value-type="float" office:value="2054400" calcext:value-type="float">
            <text:p>2054400.00</text:p>
          </table:table-cell>
          <table:table-cell/>
          <table:table-cell table:formula="of:=([.B9]-[.C9])/[.B9]" office:value-type="percentage" office:value="0.0743348436363935" calcext:value-type="percentage">
            <text:p>7.43%</text:p>
          </table:table-cell>
          <table:table-cell table:formula="of:=([.C9]-[.D9])/[.C9]" office:value-type="percentage" office:value="0.0322353035150859" calcext:value-type="percentage">
            <text:p>3.22%</text:p>
          </table:table-cell>
          <table:table-cell table:formula="of:=([.D9]-[.E9])/[.D9]" office:value-type="percentage" office:value="-0.00574103879786683" calcext:value-type="percentage">
            <text:p>-0.57%</text:p>
          </table:table-cell>
          <table:table-cell table:formula="of:=([.E9]-[.F9])/[.E9]" office:value-type="percentage" office:value="0.181757252736731" calcext:value-type="percentage">
            <text:p>18.18%</text:p>
          </table:table-cell>
          <table:table-cell table:formula="of:=([.F9]-[.G9])/[.F9]" office:value-type="percentage" office:value="0.885527063622079" calcext:value-type="percentage">
            <text:p>88.5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500600" calcext:value-type="float">
            <text:p>41500600.00</text:p>
          </table:table-cell>
          <table:table-cell office:value-type="float" office:value="22812000" calcext:value-type="float">
            <text:p>22812000.00</text:p>
          </table:table-cell>
          <table:table-cell office:value-type="float" office:value="21868700" calcext:value-type="float">
            <text:p>21868700.00</text:p>
          </table:table-cell>
          <table:table-cell office:value-type="float" office:value="21495200" calcext:value-type="float">
            <text:p>21495200.00</text:p>
          </table:table-cell>
          <table:table-cell office:value-type="float" office:value="17924200" calcext:value-type="float">
            <text:p>17924200.00</text:p>
          </table:table-cell>
          <table:table-cell office:value-type="float" office:value="2104680" calcext:value-type="float">
            <text:p>2104680.00</text:p>
          </table:table-cell>
          <table:table-cell/>
          <table:table-cell table:formula="of:=([.B10]-[.C10])/[.B10]" office:value-type="percentage" office:value="0.450321200175419" calcext:value-type="percentage">
            <text:p>45.03%</text:p>
          </table:table-cell>
          <table:table-cell table:formula="of:=([.C10]-[.D10])/[.C10]" office:value-type="percentage" office:value="0.0413510433105383" calcext:value-type="percentage">
            <text:p>4.14%</text:p>
          </table:table-cell>
          <table:table-cell table:formula="of:=([.D10]-[.E10])/[.D10]" office:value-type="percentage" office:value="0.017079204525189" calcext:value-type="percentage">
            <text:p>1.71%</text:p>
          </table:table-cell>
          <table:table-cell table:formula="of:=([.E10]-[.F10])/[.E10]" office:value-type="percentage" office:value="0.166130112769362" calcext:value-type="percentage">
            <text:p>16.61%</text:p>
          </table:table-cell>
          <table:table-cell table:formula="of:=([.F10]-[.G10])/[.F10]" office:value-type="percentage" office:value="0.882578859865433" calcext:value-type="percentage">
            <text:p>88.2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557300" calcext:value-type="float">
            <text:p>23557300.00</text:p>
          </table:table-cell>
          <table:table-cell office:value-type="float" office:value="22800600" calcext:value-type="float">
            <text:p>22800600.00</text:p>
          </table:table-cell>
          <table:table-cell office:value-type="float" office:value="21827300" calcext:value-type="float">
            <text:p>21827300.00</text:p>
          </table:table-cell>
          <table:table-cell office:value-type="float" office:value="21648800" calcext:value-type="float">
            <text:p>21648800.00</text:p>
          </table:table-cell>
          <table:table-cell office:value-type="float" office:value="17955000" calcext:value-type="float">
            <text:p>17955000.00</text:p>
          </table:table-cell>
          <table:table-cell office:value-type="float" office:value="2049300" calcext:value-type="float">
            <text:p>2049300.00</text:p>
          </table:table-cell>
          <table:table-cell/>
          <table:table-cell table:formula="of:=([.B11]-[.C11])/[.B11]" office:value-type="percentage" office:value="0.0321216777814094" calcext:value-type="percentage">
            <text:p>3.21%</text:p>
          </table:table-cell>
          <table:table-cell table:formula="of:=([.C11]-[.D11])/[.C11]" office:value-type="percentage" office:value="0.042687473136672" calcext:value-type="percentage">
            <text:p>4.27%</text:p>
          </table:table-cell>
          <table:table-cell table:formula="of:=([.D11]-[.E11])/[.D11]" office:value-type="percentage" office:value="0.00817783234756475" calcext:value-type="percentage">
            <text:p>0.82%</text:p>
          </table:table-cell>
          <table:table-cell table:formula="of:=([.E11]-[.F11])/[.E11]" office:value-type="percentage" office:value="0.170623775913677" calcext:value-type="percentage">
            <text:p>17.06%</text:p>
          </table:table-cell>
          <table:table-cell table:formula="of:=([.F11]-[.G11])/[.F11]" office:value-type="percentage" office:value="0.885864661654135" calcext:value-type="percentage">
            <text:p>88.59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449000" calcext:value-type="float">
            <text:p>36449000.00</text:p>
          </table:table-cell>
          <table:table-cell office:value-type="float" office:value="22638600" calcext:value-type="float">
            <text:p>22638600.00</text:p>
          </table:table-cell>
          <table:table-cell office:value-type="float" office:value="21932200" calcext:value-type="float">
            <text:p>21932200.00</text:p>
          </table:table-cell>
          <table:table-cell office:value-type="float" office:value="21386000" calcext:value-type="float">
            <text:p>21386000.00</text:p>
          </table:table-cell>
          <table:table-cell office:value-type="float" office:value="17886200" calcext:value-type="float">
            <text:p>17886200.00</text:p>
          </table:table-cell>
          <table:table-cell office:value-type="float" office:value="2046070" calcext:value-type="float">
            <text:p>2046070.00</text:p>
          </table:table-cell>
          <table:table-cell/>
          <table:table-cell table:formula="of:=([.B12]-[.C12])/[.B12]" office:value-type="percentage" office:value="0.378896540371478" calcext:value-type="percentage">
            <text:p>37.89%</text:p>
          </table:table-cell>
          <table:table-cell table:formula="of:=([.C12]-[.D12])/[.C12]" office:value-type="percentage" office:value="0.0312033429629042" calcext:value-type="percentage">
            <text:p>3.12%</text:p>
          </table:table-cell>
          <table:table-cell table:formula="of:=([.D12]-[.E12])/[.D12]" office:value-type="percentage" office:value="0.024904022396294" calcext:value-type="percentage">
            <text:p>2.49%</text:p>
          </table:table-cell>
          <table:table-cell table:formula="of:=([.E12]-[.F12])/[.E12]" office:value-type="percentage" office:value="0.163649116244272" calcext:value-type="percentage">
            <text:p>16.36%</text:p>
          </table:table-cell>
          <table:table-cell table:formula="of:=([.F12]-[.G12])/[.F12]" office:value-type="percentage" office:value="0.885606221556284" calcext:value-type="percentage">
            <text:p>88.56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127700" calcext:value-type="float">
            <text:p>18127700.00</text:p>
          </table:table-cell>
          <table:table-cell office:value-type="float" office:value="22451500" calcext:value-type="float">
            <text:p>22451500.00</text:p>
          </table:table-cell>
          <table:table-cell office:value-type="float" office:value="22015700" calcext:value-type="float">
            <text:p>22015700.00</text:p>
          </table:table-cell>
          <table:table-cell office:value-type="float" office:value="21494700" calcext:value-type="float">
            <text:p>21494700.00</text:p>
          </table:table-cell>
          <table:table-cell office:value-type="float" office:value="18019300" calcext:value-type="float">
            <text:p>18019300.00</text:p>
          </table:table-cell>
          <table:table-cell office:value-type="float" office:value="2108020" calcext:value-type="float">
            <text:p>2108020.00</text:p>
          </table:table-cell>
          <table:table-cell/>
          <table:table-cell table:formula="of:=([.B13]-[.C13])/[.B13]" office:value-type="percentage" office:value="-0.238518951659615" calcext:value-type="percentage">
            <text:p>-23.85%</text:p>
          </table:table-cell>
          <table:table-cell table:formula="of:=([.C13]-[.D13])/[.C13]" office:value-type="percentage" office:value="0.0194107297953366" calcext:value-type="percentage">
            <text:p>1.94%</text:p>
          </table:table-cell>
          <table:table-cell table:formula="of:=([.D13]-[.E13])/[.D13]" office:value-type="percentage" office:value="0.023664930027208" calcext:value-type="percentage">
            <text:p>2.37%</text:p>
          </table:table-cell>
          <table:table-cell table:formula="of:=([.E13]-[.F13])/[.E13]" office:value-type="percentage" office:value="0.161686369197988" calcext:value-type="percentage">
            <text:p>16.17%</text:p>
          </table:table-cell>
          <table:table-cell table:formula="of:=([.F13]-[.G13])/[.F13]" office:value-type="percentage" office:value="0.883013213609852" calcext:value-type="percentage">
            <text:p>88.3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677300" calcext:value-type="float">
            <text:p>36677300.00</text:p>
          </table:table-cell>
          <table:table-cell office:value-type="float" office:value="22942800" calcext:value-type="float">
            <text:p>22942800.00</text:p>
          </table:table-cell>
          <table:table-cell office:value-type="float" office:value="22012300" calcext:value-type="float">
            <text:p>22012300.00</text:p>
          </table:table-cell>
          <table:table-cell office:value-type="float" office:value="21666000" calcext:value-type="float">
            <text:p>21666000.00</text:p>
          </table:table-cell>
          <table:table-cell office:value-type="float" office:value="17928400" calcext:value-type="float">
            <text:p>17928400.00</text:p>
          </table:table-cell>
          <table:table-cell office:value-type="float" office:value="2074630" calcext:value-type="float">
            <text:p>2074630.00</text:p>
          </table:table-cell>
          <table:table-cell/>
          <table:table-cell table:formula="of:=([.B14]-[.C14])/[.B14]" office:value-type="percentage" office:value="0.374468676810998" calcext:value-type="percentage">
            <text:p>37.45%</text:p>
          </table:table-cell>
          <table:table-cell table:formula="of:=([.C14]-[.D14])/[.C14]" office:value-type="percentage" office:value="0.0405573861952335" calcext:value-type="percentage">
            <text:p>4.06%</text:p>
          </table:table-cell>
          <table:table-cell table:formula="of:=([.D14]-[.E14])/[.D14]" office:value-type="percentage" office:value="0.015732113409321" calcext:value-type="percentage">
            <text:p>1.57%</text:p>
          </table:table-cell>
          <table:table-cell table:formula="of:=([.E14]-[.F14])/[.E14]" office:value-type="percentage" office:value="0.172509923382258" calcext:value-type="percentage">
            <text:p>17.25%</text:p>
          </table:table-cell>
          <table:table-cell table:formula="of:=([.F14]-[.G14])/[.F14]" office:value-type="percentage" office:value="0.88428247919502" calcext:value-type="percentage">
            <text:p>88.43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943000" calcext:value-type="float">
            <text:p>18943000.00</text:p>
          </table:table-cell>
          <table:table-cell office:value-type="float" office:value="22824700" calcext:value-type="float">
            <text:p>22824700.00</text:p>
          </table:table-cell>
          <table:table-cell office:value-type="float" office:value="21615800" calcext:value-type="float">
            <text:p>21615800.00</text:p>
          </table:table-cell>
          <table:table-cell office:value-type="float" office:value="21713000" calcext:value-type="float">
            <text:p>21713000.00</text:p>
          </table:table-cell>
          <table:table-cell office:value-type="float" office:value="17977200" calcext:value-type="float">
            <text:p>17977200.00</text:p>
          </table:table-cell>
          <table:table-cell office:value-type="float" office:value="2023740" calcext:value-type="float">
            <text:p>2023740.00</text:p>
          </table:table-cell>
          <table:table-cell/>
          <table:table-cell table:formula="of:=([.B15]-[.C15])/[.B15]" office:value-type="percentage" office:value="-0.204914744232698" calcext:value-type="percentage">
            <text:p>-20.49%</text:p>
          </table:table-cell>
          <table:table-cell table:formula="of:=([.C15]-[.D15])/[.C15]" office:value-type="percentage" office:value="0.052964551560371" calcext:value-type="percentage">
            <text:p>5.30%</text:p>
          </table:table-cell>
          <table:table-cell table:formula="of:=([.D15]-[.E15])/[.D15]" office:value-type="percentage" office:value="-0.00449671073936657" calcext:value-type="percentage">
            <text:p>-0.45%</text:p>
          </table:table-cell>
          <table:table-cell table:formula="of:=([.E15]-[.F15])/[.E15]" office:value-type="percentage" office:value="0.172053608437342" calcext:value-type="percentage">
            <text:p>17.21%</text:p>
          </table:table-cell>
          <table:table-cell table:formula="of:=([.F15]-[.G15])/[.F15]" office:value-type="percentage" office:value="0.887427408050197" calcext:value-type="percentage">
            <text:p>88.74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065200" calcext:value-type="float">
            <text:p>38065200.00</text:p>
          </table:table-cell>
          <table:table-cell office:value-type="float" office:value="22685800" calcext:value-type="float">
            <text:p>22685800.00</text:p>
          </table:table-cell>
          <table:table-cell office:value-type="float" office:value="21545700" calcext:value-type="float">
            <text:p>21545700.00</text:p>
          </table:table-cell>
          <table:table-cell office:value-type="float" office:value="21422200" calcext:value-type="float">
            <text:p>21422200.00</text:p>
          </table:table-cell>
          <table:table-cell office:value-type="float" office:value="17906500" calcext:value-type="float">
            <text:p>17906500.00</text:p>
          </table:table-cell>
          <table:table-cell office:value-type="float" office:value="2090900" calcext:value-type="float">
            <text:p>2090900.00</text:p>
          </table:table-cell>
          <table:table-cell/>
          <table:table-cell table:formula="of:=([.B16]-[.C16])/[.B16]" office:value-type="percentage" office:value="0.404027825940754" calcext:value-type="percentage">
            <text:p>40.40%</text:p>
          </table:table-cell>
          <table:table-cell table:formula="of:=([.C16]-[.D16])/[.C16]" office:value-type="percentage" office:value="0.0502561073446826" calcext:value-type="percentage">
            <text:p>5.03%</text:p>
          </table:table-cell>
          <table:table-cell table:formula="of:=([.D16]-[.E16])/[.D16]" office:value-type="percentage" office:value="0.00573200220925753" calcext:value-type="percentage">
            <text:p>0.57%</text:p>
          </table:table-cell>
          <table:table-cell table:formula="of:=([.E16]-[.F16])/[.E16]" office:value-type="percentage" office:value="0.164114796799582" calcext:value-type="percentage">
            <text:p>16.41%</text:p>
          </table:table-cell>
          <table:table-cell table:formula="of:=([.F16]-[.G16])/[.F16]" office:value-type="percentage" office:value="0.883232345796219" calcext:value-type="percentage">
            <text:p>88.32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22300" calcext:value-type="float">
            <text:p>19922300.00</text:p>
          </table:table-cell>
          <table:table-cell office:value-type="float" office:value="22350700" calcext:value-type="float">
            <text:p>22350700.00</text:p>
          </table:table-cell>
          <table:table-cell office:value-type="float" office:value="21773600" calcext:value-type="float">
            <text:p>21773600.00</text:p>
          </table:table-cell>
          <table:table-cell office:value-type="float" office:value="21607200" calcext:value-type="float">
            <text:p>21607200.00</text:p>
          </table:table-cell>
          <table:table-cell office:value-type="float" office:value="17933100" calcext:value-type="float">
            <text:p>17933100.00</text:p>
          </table:table-cell>
          <table:table-cell office:value-type="float" office:value="2051000" calcext:value-type="float">
            <text:p>2051000.00</text:p>
          </table:table-cell>
          <table:table-cell/>
          <table:table-cell table:formula="of:=([.B17]-[.C17])/[.B17]" office:value-type="percentage" office:value="-0.121893556466874" calcext:value-type="percentage">
            <text:p>-12.19%</text:p>
          </table:table-cell>
          <table:table-cell table:formula="of:=([.C17]-[.D17])/[.C17]" office:value-type="percentage" office:value="0.0258202203957818" calcext:value-type="percentage">
            <text:p>2.58%</text:p>
          </table:table-cell>
          <table:table-cell table:formula="of:=([.D17]-[.E17])/[.D17]" office:value-type="percentage" office:value="0.00764228239703127" calcext:value-type="percentage">
            <text:p>0.76%</text:p>
          </table:table-cell>
          <table:table-cell table:formula="of:=([.E17]-[.F17])/[.E17]" office:value-type="percentage" office:value="0.170040542041542" calcext:value-type="percentage">
            <text:p>17.00%</text:p>
          </table:table-cell>
          <table:table-cell table:formula="of:=([.F17]-[.G17])/[.F17]" office:value-type="percentage" office:value="0.885630482180995" calcext:value-type="percentage">
            <text:p>88.56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527400" calcext:value-type="float">
            <text:p>38527400.00</text:p>
          </table:table-cell>
          <table:table-cell office:value-type="float" office:value="22227500" calcext:value-type="float">
            <text:p>22227500.00</text:p>
          </table:table-cell>
          <table:table-cell office:value-type="float" office:value="21688400" calcext:value-type="float">
            <text:p>21688400.00</text:p>
          </table:table-cell>
          <table:table-cell office:value-type="float" office:value="21687000" calcext:value-type="float">
            <text:p>21687000.00</text:p>
          </table:table-cell>
          <table:table-cell office:value-type="float" office:value="17993000" calcext:value-type="float">
            <text:p>17993000.00</text:p>
          </table:table-cell>
          <table:table-cell office:value-type="float" office:value="2070300" calcext:value-type="float">
            <text:p>2070300.00</text:p>
          </table:table-cell>
          <table:table-cell/>
          <table:table-cell table:formula="of:=([.B18]-[.C18])/[.B18]" office:value-type="percentage" office:value="0.423072929914814" calcext:value-type="percentage">
            <text:p>42.31%</text:p>
          </table:table-cell>
          <table:table-cell table:formula="of:=([.C18]-[.D18])/[.C18]" office:value-type="percentage" office:value="0.0242537397368125" calcext:value-type="percentage">
            <text:p>2.43%</text:p>
          </table:table-cell>
          <table:table-cell table:formula="of:=([.D18]-[.E18])/[.D18]" office:value-type="percentage" office:value="0.0000645506353626824" calcext:value-type="percentage">
            <text:p>0.01%</text:p>
          </table:table-cell>
          <table:table-cell table:formula="of:=([.E18]-[.F18])/[.E18]" office:value-type="percentage" office:value="0.170332457232443" calcext:value-type="percentage">
            <text:p>17.03%</text:p>
          </table:table-cell>
          <table:table-cell table:formula="of:=([.F18]-[.G18])/[.F18]" office:value-type="percentage" office:value="0.884938587228367" calcext:value-type="percentage">
            <text:p>88.49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415400" calcext:value-type="float">
            <text:p>24415400.00</text:p>
          </table:table-cell>
          <table:table-cell office:value-type="float" office:value="22301800" calcext:value-type="float">
            <text:p>22301800.00</text:p>
          </table:table-cell>
          <table:table-cell office:value-type="float" office:value="22100100" calcext:value-type="float">
            <text:p>22100100.00</text:p>
          </table:table-cell>
          <table:table-cell office:value-type="float" office:value="21570800" calcext:value-type="float">
            <text:p>21570800.00</text:p>
          </table:table-cell>
          <table:table-cell office:value-type="float" office:value="18041900" calcext:value-type="float">
            <text:p>18041900.00</text:p>
          </table:table-cell>
          <table:table-cell office:value-type="float" office:value="2081640" calcext:value-type="float">
            <text:p>2081640.00</text:p>
          </table:table-cell>
          <table:table-cell/>
          <table:table-cell table:formula="of:=([.B19]-[.C19])/[.B19]" office:value-type="percentage" office:value="0.0865683134415164" calcext:value-type="percentage">
            <text:p>8.66%</text:p>
          </table:table-cell>
          <table:table-cell table:formula="of:=([.C19]-[.D19])/[.C19]" office:value-type="percentage" office:value="0.00904411303123515" calcext:value-type="percentage">
            <text:p>0.90%</text:p>
          </table:table-cell>
          <table:table-cell table:formula="of:=([.D19]-[.E19])/[.D19]" office:value-type="percentage" office:value="0.0239501178727698" calcext:value-type="percentage">
            <text:p>2.40%</text:p>
          </table:table-cell>
          <table:table-cell table:formula="of:=([.E19]-[.F19])/[.E19]" office:value-type="percentage" office:value="0.163596157768836" calcext:value-type="percentage">
            <text:p>16.36%</text:p>
          </table:table-cell>
          <table:table-cell table:formula="of:=([.F19]-[.G19])/[.F19]" office:value-type="percentage" office:value="0.884621907892184" calcext:value-type="percentage">
            <text:p>88.46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958700" calcext:value-type="float">
            <text:p>41958700.00</text:p>
          </table:table-cell>
          <table:table-cell office:value-type="float" office:value="22285500" calcext:value-type="float">
            <text:p>22285500.00</text:p>
          </table:table-cell>
          <table:table-cell office:value-type="float" office:value="22074700" calcext:value-type="float">
            <text:p>22074700.00</text:p>
          </table:table-cell>
          <table:table-cell office:value-type="float" office:value="21513700" calcext:value-type="float">
            <text:p>21513700.00</text:p>
          </table:table-cell>
          <table:table-cell office:value-type="float" office:value="18032700" calcext:value-type="float">
            <text:p>18032700.00</text:p>
          </table:table-cell>
          <table:table-cell office:value-type="float" office:value="2059210" calcext:value-type="float">
            <text:p>2059210.00</text:p>
          </table:table-cell>
          <table:table-cell/>
          <table:table-cell table:formula="of:=([.B20]-[.C20])/[.B20]" office:value-type="percentage" office:value="0.468870579879739" calcext:value-type="percentage">
            <text:p>46.89%</text:p>
          </table:table-cell>
          <table:table-cell table:formula="of:=([.C20]-[.D20])/[.C20]" office:value-type="percentage" office:value="0.0094590653115256" calcext:value-type="percentage">
            <text:p>0.95%</text:p>
          </table:table-cell>
          <table:table-cell table:formula="of:=([.D20]-[.E20])/[.D20]" office:value-type="percentage" office:value="0.0254137089065763" calcext:value-type="percentage">
            <text:p>2.54%</text:p>
          </table:table-cell>
          <table:table-cell table:formula="of:=([.E20]-[.F20])/[.E20]" office:value-type="percentage" office:value="0.161803873810642" calcext:value-type="percentage">
            <text:p>16.18%</text:p>
          </table:table-cell>
          <table:table-cell table:formula="of:=([.F20]-[.G20])/[.F20]" office:value-type="percentage" office:value="0.885806895251404" calcext:value-type="percentage">
            <text:p>88.58%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18756900" calcext:value-type="float">
            <text:p>18756900.00</text:p>
          </table:table-cell>
          <table:table-cell table:style-name="ce7" office:value-type="float" office:value="22503700" calcext:value-type="float">
            <text:p>22503700.00</text:p>
          </table:table-cell>
          <table:table-cell table:style-name="ce7" office:value-type="float" office:value="22089200" calcext:value-type="float">
            <text:p>22089200.00</text:p>
          </table:table-cell>
          <table:table-cell table:style-name="ce7" office:value-type="float" office:value="21346000" calcext:value-type="float">
            <text:p>21346000.00</text:p>
          </table:table-cell>
          <table:table-cell table:style-name="ce7" office:value-type="float" office:value="18064900" calcext:value-type="float">
            <text:p>18064900.00</text:p>
          </table:table-cell>
          <table:table-cell table:style-name="ce7" office:value-type="float" office:value="2028370" calcext:value-type="float">
            <text:p>2028370.00</text:p>
          </table:table-cell>
          <table:table-cell table:style-name="ce9"/>
          <table:table-cell table:style-name="ce12" table:formula="of:=([.B21]-[.C21])/[.B21]" office:value-type="percentage" office:value="-0.199755823190399" calcext:value-type="percentage">
            <text:p>-19.98%</text:p>
          </table:table-cell>
          <table:table-cell table:style-name="ce12" table:formula="of:=([.C21]-[.D21])/[.C21]" office:value-type="percentage" office:value="0.018419193288215" calcext:value-type="percentage">
            <text:p>1.84%</text:p>
          </table:table-cell>
          <table:table-cell table:style-name="ce12" table:formula="of:=([.D21]-[.E21])/[.D21]" office:value-type="percentage" office:value="0.0336454013726165" calcext:value-type="percentage">
            <text:p>3.36%</text:p>
          </table:table-cell>
          <table:table-cell table:style-name="ce12" table:formula="of:=([.E21]-[.F21])/[.E21]" office:value-type="percentage" office:value="0.15371029701115" calcext:value-type="percentage">
            <text:p>15.37%</text:p>
          </table:table-cell>
          <table:table-cell table:style-name="ce16" table:formula="of:=([.F21]-[.G21])/[.F21]" office:value-type="percentage" office:value="0.887717618143472" calcext:value-type="percentage">
            <text:p>88.7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8:37:42.576489857</meta:creation-date>
    <dc:date>2017-05-14T20:14:34.507729141</dc:date>
    <meta:editing-duration>PT4M5S</meta:editing-duration>
    <meta:editing-cycles>1</meta:editing-cycles>
    <meta:document-statistic meta:table-count="6" meta:cell-count="2480" meta:object-count="5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4.024cm" svg:height="23.001cm" xlink:href=".." xlink:type="simple" chart:class="chart:line" chart:style-name="ch1">
        <chart:legend chart:legend-position="end" svg:x="49.584cm" svg:y="10.115cm" style:legend-expansion="high" chart:style-name="ch2"/>
        <chart:plot-area chart:style-name="ch3" table:cell-range-address="'Dataset 6'.A1:'Dataset 6'.G21" chart:data-source-has-labels="both" svg:x="1.08cm" svg:y="0.46cm" svg:width="47.424cm" svg:height="22.081cm">
          <chartooo:coordinate-region svg:x="3.289cm" svg:y="0.633cm" svg:width="45.028cm" svg:height="21.314cm"/>
          <chart:axis chart:dimension="x" chart:name="primary-x" chart:style-name="ch4" chartooo:axis-type="auto">
            <chartooo:date-scale/>
            <chart:categories table:cell-range-address="'Dataset 6'.A2:'Dataset 6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 6'.B2:'Dataset 6'.B21" chart:label-cell-address="'Dataset 6'.B1:'Dataset 6'.B1" chart:class="chart:line">
            <chart:data-point chart:repeated="20"/>
          </chart:series>
          <chart:series chart:style-name="ch8" chart:values-cell-range-address="'Dataset 6'.C2:'Dataset 6'.C21" chart:label-cell-address="'Dataset 6'.C1:'Dataset 6'.C1" chart:class="chart:line">
            <chart:data-point chart:repeated="20"/>
          </chart:series>
          <chart:series chart:style-name="ch9" chart:values-cell-range-address="'Dataset 6'.D2:'Dataset 6'.D21" chart:label-cell-address="'Dataset 6'.D1:'Dataset 6'.D1" chart:class="chart:line">
            <chart:data-point chart:repeated="20"/>
          </chart:series>
          <chart:series chart:style-name="ch10" chart:values-cell-range-address="'Dataset 6'.E2:'Dataset 6'.E21" chart:label-cell-address="'Dataset 6'.E1:'Dataset 6'.E1" chart:class="chart:line">
            <chart:data-point chart:repeated="20"/>
          </chart:series>
          <chart:series chart:style-name="ch11" chart:values-cell-range-address="'Dataset 6'.F2:'Dataset 6'.F21" chart:label-cell-address="'Dataset 6'.F1:'Dataset 6'.F1" chart:class="chart:line">
            <chart:data-point chart:repeated="20"/>
          </chart:series>
          <chart:series chart:style-name="ch12" chart:values-cell-range-address="'Dataset 6'.G2:'Dataset 6'.G21" chart:label-cell-address="'Dataset 6'.G1:'Dataset 6'.G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node1_fixture|6)</text:p>
                <draw:g>
                  <svg:desc>'Dataset 6'.B1:'Dataset 6'.B1</svg:desc>
                </draw:g>
              </table:table-cell>
              <table:table-cell office:value-type="string">
                <text:p>cpu(node2_fixture|6)</text:p>
                <draw:g>
                  <svg:desc>'Dataset 6'.C1:'Dataset 6'.C1</svg:desc>
                </draw:g>
              </table:table-cell>
              <table:table-cell office:value-type="string">
                <text:p>cpu(node3_fixture|6)</text:p>
                <draw:g>
                  <svg:desc>'Dataset 6'.D1:'Dataset 6'.D1</svg:desc>
                </draw:g>
              </table:table-cell>
              <table:table-cell office:value-type="string">
                <text:p>cpu(node4_fixture|6)</text:p>
                <draw:g>
                  <svg:desc>'Dataset 6'.E1:'Dataset 6'.E1</svg:desc>
                </draw:g>
              </table:table-cell>
              <table:table-cell office:value-type="string">
                <text:p>cpu(node5_fixture|6)</text:p>
                <draw:g>
                  <svg:desc>'Dataset 6'.F1:'Dataset 6'.F1</svg:desc>
                </draw:g>
              </table:table-cell>
              <table:table-cell office:value-type="string">
                <text:p>cpu(node6_fixture|6)</text:p>
                <draw:g>
                  <svg:desc>'Dataset 6'.G1:'Dataset 6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set 6'.A2:'Dataset 6'.A21</svg:desc>
                </draw:g>
              </table:table-cell>
              <table:table-cell office:value-type="float" office:value="36605700">
                <text:p>36605700</text:p>
                <draw:g>
                  <svg:desc>'Dataset 6'.B2:'Dataset 6'.B21</svg:desc>
                </draw:g>
              </table:table-cell>
              <table:table-cell office:value-type="float" office:value="22287400">
                <text:p>22287400</text:p>
                <draw:g>
                  <svg:desc>'Dataset 6'.C2:'Dataset 6'.C21</svg:desc>
                </draw:g>
              </table:table-cell>
              <table:table-cell office:value-type="float" office:value="22146300">
                <text:p>22146300</text:p>
                <draw:g>
                  <svg:desc>'Dataset 6'.D2:'Dataset 6'.D21</svg:desc>
                </draw:g>
              </table:table-cell>
              <table:table-cell office:value-type="float" office:value="21493400">
                <text:p>21493400</text:p>
                <draw:g>
                  <svg:desc>'Dataset 6'.E2:'Dataset 6'.E21</svg:desc>
                </draw:g>
              </table:table-cell>
              <table:table-cell office:value-type="float" office:value="17646500">
                <text:p>17646500</text:p>
                <draw:g>
                  <svg:desc>'Dataset 6'.F2:'Dataset 6'.F21</svg:desc>
                </draw:g>
              </table:table-cell>
              <table:table-cell office:value-type="float" office:value="2146160">
                <text:p>2146160</text:p>
                <draw:g>
                  <svg:desc>'Dataset 6'.G2:'Dataset 6'.G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485000">
                <text:p>18485000</text:p>
              </table:table-cell>
              <table:table-cell office:value-type="float" office:value="22351300">
                <text:p>22351300</text:p>
              </table:table-cell>
              <table:table-cell office:value-type="float" office:value="22107700">
                <text:p>22107700</text:p>
              </table:table-cell>
              <table:table-cell office:value-type="float" office:value="21572000">
                <text:p>21572000</text:p>
              </table:table-cell>
              <table:table-cell office:value-type="float" office:value="17813400">
                <text:p>17813400</text:p>
              </table:table-cell>
              <table:table-cell office:value-type="float" office:value="2044960">
                <text:p>20449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7768100">
                <text:p>37768100</text:p>
              </table:table-cell>
              <table:table-cell office:value-type="float" office:value="22322700">
                <text:p>22322700</text:p>
              </table:table-cell>
              <table:table-cell office:value-type="float" office:value="21914600">
                <text:p>21914600</text:p>
              </table:table-cell>
              <table:table-cell office:value-type="float" office:value="21292500">
                <text:p>21292500</text:p>
              </table:table-cell>
              <table:table-cell office:value-type="float" office:value="18268600">
                <text:p>18268600</text:p>
              </table:table-cell>
              <table:table-cell office:value-type="float" office:value="2054270">
                <text:p>20542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594200">
                <text:p>18594200</text:p>
              </table:table-cell>
              <table:table-cell office:value-type="float" office:value="22308600">
                <text:p>22308600</text:p>
              </table:table-cell>
              <table:table-cell office:value-type="float" office:value="21835600">
                <text:p>21835600</text:p>
              </table:table-cell>
              <table:table-cell office:value-type="float" office:value="21330700">
                <text:p>21330700</text:p>
              </table:table-cell>
              <table:table-cell office:value-type="float" office:value="17950000">
                <text:p>17950000</text:p>
              </table:table-cell>
              <table:table-cell office:value-type="float" office:value="2103530">
                <text:p>210353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026800">
                <text:p>38026800</text:p>
              </table:table-cell>
              <table:table-cell office:value-type="float" office:value="22408300">
                <text:p>22408300</text:p>
              </table:table-cell>
              <table:table-cell office:value-type="float" office:value="21669000">
                <text:p>21669000</text:p>
              </table:table-cell>
              <table:table-cell office:value-type="float" office:value="21243900">
                <text:p>21243900</text:p>
              </table:table-cell>
              <table:table-cell office:value-type="float" office:value="18027900">
                <text:p>18027900</text:p>
              </table:table-cell>
              <table:table-cell office:value-type="float" office:value="2028200">
                <text:p>20282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864700">
                <text:p>23864700</text:p>
              </table:table-cell>
              <table:table-cell office:value-type="float" office:value="22777800">
                <text:p>22777800</text:p>
              </table:table-cell>
              <table:table-cell office:value-type="float" office:value="21791100">
                <text:p>21791100</text:p>
              </table:table-cell>
              <table:table-cell office:value-type="float" office:value="21546400">
                <text:p>21546400</text:p>
              </table:table-cell>
              <table:table-cell office:value-type="float" office:value="17915600">
                <text:p>17915600</text:p>
              </table:table-cell>
              <table:table-cell office:value-type="float" office:value="2045680">
                <text:p>204568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8834900">
                <text:p>38834900</text:p>
              </table:table-cell>
              <table:table-cell office:value-type="float" office:value="22472100">
                <text:p>22472100</text:p>
              </table:table-cell>
              <table:table-cell office:value-type="float" office:value="21960300">
                <text:p>21960300</text:p>
              </table:table-cell>
              <table:table-cell office:value-type="float" office:value="21540800">
                <text:p>21540800</text:p>
              </table:table-cell>
              <table:table-cell office:value-type="float" office:value="17943800">
                <text:p>17943800</text:p>
              </table:table-cell>
              <table:table-cell office:value-type="float" office:value="2101110">
                <text:p>21011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343900">
                <text:p>24343900</text:p>
              </table:table-cell>
              <table:table-cell office:value-type="float" office:value="22534300">
                <text:p>22534300</text:p>
              </table:table-cell>
              <table:table-cell office:value-type="float" office:value="21807900">
                <text:p>21807900</text:p>
              </table:table-cell>
              <table:table-cell office:value-type="float" office:value="21933100">
                <text:p>21933100</text:p>
              </table:table-cell>
              <table:table-cell office:value-type="float" office:value="17946600">
                <text:p>17946600</text:p>
              </table:table-cell>
              <table:table-cell office:value-type="float" office:value="2054400">
                <text:p>20544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1500600">
                <text:p>41500600</text:p>
              </table:table-cell>
              <table:table-cell office:value-type="float" office:value="22812000">
                <text:p>22812000</text:p>
              </table:table-cell>
              <table:table-cell office:value-type="float" office:value="21868700">
                <text:p>21868700</text:p>
              </table:table-cell>
              <table:table-cell office:value-type="float" office:value="21495200">
                <text:p>21495200</text:p>
              </table:table-cell>
              <table:table-cell office:value-type="float" office:value="17924200">
                <text:p>17924200</text:p>
              </table:table-cell>
              <table:table-cell office:value-type="float" office:value="2104680">
                <text:p>210468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557300">
                <text:p>23557300</text:p>
              </table:table-cell>
              <table:table-cell office:value-type="float" office:value="22800600">
                <text:p>22800600</text:p>
              </table:table-cell>
              <table:table-cell office:value-type="float" office:value="21827300">
                <text:p>21827300</text:p>
              </table:table-cell>
              <table:table-cell office:value-type="float" office:value="21648800">
                <text:p>21648800</text:p>
              </table:table-cell>
              <table:table-cell office:value-type="float" office:value="17955000">
                <text:p>17955000</text:p>
              </table:table-cell>
              <table:table-cell office:value-type="float" office:value="2049300">
                <text:p>20493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449000">
                <text:p>36449000</text:p>
              </table:table-cell>
              <table:table-cell office:value-type="float" office:value="22638600">
                <text:p>22638600</text:p>
              </table:table-cell>
              <table:table-cell office:value-type="float" office:value="21932200">
                <text:p>21932200</text:p>
              </table:table-cell>
              <table:table-cell office:value-type="float" office:value="21386000">
                <text:p>21386000</text:p>
              </table:table-cell>
              <table:table-cell office:value-type="float" office:value="17886200">
                <text:p>17886200</text:p>
              </table:table-cell>
              <table:table-cell office:value-type="float" office:value="2046070">
                <text:p>204607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127700">
                <text:p>18127700</text:p>
              </table:table-cell>
              <table:table-cell office:value-type="float" office:value="22451500">
                <text:p>22451500</text:p>
              </table:table-cell>
              <table:table-cell office:value-type="float" office:value="22015700">
                <text:p>22015700</text:p>
              </table:table-cell>
              <table:table-cell office:value-type="float" office:value="21494700">
                <text:p>21494700</text:p>
              </table:table-cell>
              <table:table-cell office:value-type="float" office:value="18019300">
                <text:p>18019300</text:p>
              </table:table-cell>
              <table:table-cell office:value-type="float" office:value="2108020">
                <text:p>21080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677300">
                <text:p>36677300</text:p>
              </table:table-cell>
              <table:table-cell office:value-type="float" office:value="22942800">
                <text:p>22942800</text:p>
              </table:table-cell>
              <table:table-cell office:value-type="float" office:value="22012300">
                <text:p>22012300</text:p>
              </table:table-cell>
              <table:table-cell office:value-type="float" office:value="21666000">
                <text:p>21666000</text:p>
              </table:table-cell>
              <table:table-cell office:value-type="float" office:value="17928400">
                <text:p>17928400</text:p>
              </table:table-cell>
              <table:table-cell office:value-type="float" office:value="2074630">
                <text:p>207463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943000">
                <text:p>18943000</text:p>
              </table:table-cell>
              <table:table-cell office:value-type="float" office:value="22824700">
                <text:p>22824700</text:p>
              </table:table-cell>
              <table:table-cell office:value-type="float" office:value="21615800">
                <text:p>21615800</text:p>
              </table:table-cell>
              <table:table-cell office:value-type="float" office:value="21713000">
                <text:p>21713000</text:p>
              </table:table-cell>
              <table:table-cell office:value-type="float" office:value="17977200">
                <text:p>17977200</text:p>
              </table:table-cell>
              <table:table-cell office:value-type="float" office:value="2023740">
                <text:p>20237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065200">
                <text:p>38065200</text:p>
              </table:table-cell>
              <table:table-cell office:value-type="float" office:value="22685800">
                <text:p>22685800</text:p>
              </table:table-cell>
              <table:table-cell office:value-type="float" office:value="21545700">
                <text:p>21545700</text:p>
              </table:table-cell>
              <table:table-cell office:value-type="float" office:value="21422200">
                <text:p>21422200</text:p>
              </table:table-cell>
              <table:table-cell office:value-type="float" office:value="17906500">
                <text:p>17906500</text:p>
              </table:table-cell>
              <table:table-cell office:value-type="float" office:value="2090900">
                <text:p>20909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922300">
                <text:p>19922300</text:p>
              </table:table-cell>
              <table:table-cell office:value-type="float" office:value="22350700">
                <text:p>22350700</text:p>
              </table:table-cell>
              <table:table-cell office:value-type="float" office:value="21773600">
                <text:p>21773600</text:p>
              </table:table-cell>
              <table:table-cell office:value-type="float" office:value="21607200">
                <text:p>21607200</text:p>
              </table:table-cell>
              <table:table-cell office:value-type="float" office:value="17933100">
                <text:p>17933100</text:p>
              </table:table-cell>
              <table:table-cell office:value-type="float" office:value="2051000">
                <text:p>20510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527400">
                <text:p>38527400</text:p>
              </table:table-cell>
              <table:table-cell office:value-type="float" office:value="22227500">
                <text:p>22227500</text:p>
              </table:table-cell>
              <table:table-cell office:value-type="float" office:value="21688400">
                <text:p>21688400</text:p>
              </table:table-cell>
              <table:table-cell office:value-type="float" office:value="21687000">
                <text:p>21687000</text:p>
              </table:table-cell>
              <table:table-cell office:value-type="float" office:value="17993000">
                <text:p>17993000</text:p>
              </table:table-cell>
              <table:table-cell office:value-type="float" office:value="2070300">
                <text:p>20703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415400">
                <text:p>24415400</text:p>
              </table:table-cell>
              <table:table-cell office:value-type="float" office:value="22301800">
                <text:p>22301800</text:p>
              </table:table-cell>
              <table:table-cell office:value-type="float" office:value="22100100">
                <text:p>22100100</text:p>
              </table:table-cell>
              <table:table-cell office:value-type="float" office:value="21570800">
                <text:p>21570800</text:p>
              </table:table-cell>
              <table:table-cell office:value-type="float" office:value="18041900">
                <text:p>18041900</text:p>
              </table:table-cell>
              <table:table-cell office:value-type="float" office:value="2081640">
                <text:p>208164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1958700">
                <text:p>41958700</text:p>
              </table:table-cell>
              <table:table-cell office:value-type="float" office:value="22285500">
                <text:p>22285500</text:p>
              </table:table-cell>
              <table:table-cell office:value-type="float" office:value="22074700">
                <text:p>22074700</text:p>
              </table:table-cell>
              <table:table-cell office:value-type="float" office:value="21513700">
                <text:p>21513700</text:p>
              </table:table-cell>
              <table:table-cell office:value-type="float" office:value="18032700">
                <text:p>18032700</text:p>
              </table:table-cell>
              <table:table-cell office:value-type="float" office:value="2059210">
                <text:p>20592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756900">
                <text:p>18756900</text:p>
              </table:table-cell>
              <table:table-cell office:value-type="float" office:value="22503700">
                <text:p>22503700</text:p>
              </table:table-cell>
              <table:table-cell office:value-type="float" office:value="22089200">
                <text:p>22089200</text:p>
              </table:table-cell>
              <table:table-cell office:value-type="float" office:value="21346000">
                <text:p>21346000</text:p>
              </table:table-cell>
              <table:table-cell office:value-type="float" office:value="18064900">
                <text:p>18064900</text:p>
              </table:table-cell>
              <table:table-cell office:value-type="float" office:value="2028370">
                <text:p>20283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4.024cm" svg:height="23.001cm" xlink:href=".." xlink:type="simple" chart:class="chart:line" chart:style-name="ch1">
        <chart:legend chart:legend-position="end" svg:x="49.584cm" svg:y="10.115cm" style:legend-expansion="high" chart:style-name="ch2"/>
        <chart:plot-area chart:style-name="ch3" table:cell-range-address="'Dataset 5'.A1:'Dataset 5'.G21" chart:data-source-has-labels="both" svg:x="1.08cm" svg:y="0.46cm" svg:width="47.424cm" svg:height="22.081cm">
          <chartooo:coordinate-region svg:x="2.919cm" svg:y="0.633cm" svg:width="45.213cm" svg:height="21.314cm"/>
          <chart:axis chart:dimension="x" chart:name="primary-x" chart:style-name="ch4" chartooo:axis-type="auto">
            <chartooo:date-scale/>
            <chart:categories table:cell-range-address="'Dataset 5'.A2:'Dataset 5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 5'.B2:'Dataset 5'.B21" chart:label-cell-address="'Dataset 5'.B1:'Dataset 5'.B1" chart:class="chart:line">
            <chart:data-point chart:repeated="20"/>
          </chart:series>
          <chart:series chart:style-name="ch8" chart:values-cell-range-address="'Dataset 5'.C2:'Dataset 5'.C21" chart:label-cell-address="'Dataset 5'.C1:'Dataset 5'.C1" chart:class="chart:line">
            <chart:data-point chart:repeated="20"/>
          </chart:series>
          <chart:series chart:style-name="ch9" chart:values-cell-range-address="'Dataset 5'.D2:'Dataset 5'.D21" chart:label-cell-address="'Dataset 5'.D1:'Dataset 5'.D1" chart:class="chart:line">
            <chart:data-point chart:repeated="20"/>
          </chart:series>
          <chart:series chart:style-name="ch10" chart:values-cell-range-address="'Dataset 5'.E2:'Dataset 5'.E21" chart:label-cell-address="'Dataset 5'.E1:'Dataset 5'.E1" chart:class="chart:line">
            <chart:data-point chart:repeated="20"/>
          </chart:series>
          <chart:series chart:style-name="ch11" chart:values-cell-range-address="'Dataset 5'.F2:'Dataset 5'.F21" chart:label-cell-address="'Dataset 5'.F1:'Dataset 5'.F1" chart:class="chart:line">
            <chart:data-point chart:repeated="20"/>
          </chart:series>
          <chart:series chart:style-name="ch12" chart:values-cell-range-address="'Dataset 5'.G2:'Dataset 5'.G21" chart:label-cell-address="'Dataset 5'.G1:'Dataset 5'.G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node1_fixture|5)</text:p>
                <draw:g>
                  <svg:desc>'Dataset 5'.B1:'Dataset 5'.B1</svg:desc>
                </draw:g>
              </table:table-cell>
              <table:table-cell office:value-type="string">
                <text:p>cpu(node2_fixture|5)</text:p>
                <draw:g>
                  <svg:desc>'Dataset 5'.C1:'Dataset 5'.C1</svg:desc>
                </draw:g>
              </table:table-cell>
              <table:table-cell office:value-type="string">
                <text:p>cpu(node3_fixture|5)</text:p>
                <draw:g>
                  <svg:desc>'Dataset 5'.D1:'Dataset 5'.D1</svg:desc>
                </draw:g>
              </table:table-cell>
              <table:table-cell office:value-type="string">
                <text:p>cpu(node4_fixture|5)</text:p>
                <draw:g>
                  <svg:desc>'Dataset 5'.E1:'Dataset 5'.E1</svg:desc>
                </draw:g>
              </table:table-cell>
              <table:table-cell office:value-type="string">
                <text:p>cpu(node5_fixture|5)</text:p>
                <draw:g>
                  <svg:desc>'Dataset 5'.F1:'Dataset 5'.F1</svg:desc>
                </draw:g>
              </table:table-cell>
              <table:table-cell office:value-type="string">
                <text:p>cpu(node6_fixture|5)</text:p>
                <draw:g>
                  <svg:desc>'Dataset 5'.G1:'Dataset 5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set 5'.A2:'Dataset 5'.A21</svg:desc>
                </draw:g>
              </table:table-cell>
              <table:table-cell office:value-type="float" office:value="1488300">
                <text:p>1488300</text:p>
                <draw:g>
                  <svg:desc>'Dataset 5'.B2:'Dataset 5'.B21</svg:desc>
                </draw:g>
              </table:table-cell>
              <table:table-cell office:value-type="float" office:value="1322060">
                <text:p>1322060</text:p>
                <draw:g>
                  <svg:desc>'Dataset 5'.C2:'Dataset 5'.C21</svg:desc>
                </draw:g>
              </table:table-cell>
              <table:table-cell office:value-type="float" office:value="1184720">
                <text:p>1184720</text:p>
                <draw:g>
                  <svg:desc>'Dataset 5'.D2:'Dataset 5'.D21</svg:desc>
                </draw:g>
              </table:table-cell>
              <table:table-cell office:value-type="float" office:value="1084440">
                <text:p>1084440</text:p>
                <draw:g>
                  <svg:desc>'Dataset 5'.E2:'Dataset 5'.E21</svg:desc>
                </draw:g>
              </table:table-cell>
              <table:table-cell office:value-type="float" office:value="808941">
                <text:p>808941</text:p>
                <draw:g>
                  <svg:desc>'Dataset 5'.F2:'Dataset 5'.F21</svg:desc>
                </draw:g>
              </table:table-cell>
              <table:table-cell office:value-type="float" office:value="66965.2">
                <text:p>66965.2</text:p>
                <draw:g>
                  <svg:desc>'Dataset 5'.G2:'Dataset 5'.G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73470">
                <text:p>1273470</text:p>
              </table:table-cell>
              <table:table-cell office:value-type="float" office:value="1250780">
                <text:p>1250780</text:p>
              </table:table-cell>
              <table:table-cell office:value-type="float" office:value="1183490">
                <text:p>1183490</text:p>
              </table:table-cell>
              <table:table-cell office:value-type="float" office:value="1090950">
                <text:p>1090950</text:p>
              </table:table-cell>
              <table:table-cell office:value-type="float" office:value="805586">
                <text:p>805586</text:p>
              </table:table-cell>
              <table:table-cell office:value-type="float" office:value="66880">
                <text:p>668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01960">
                <text:p>1501960</text:p>
              </table:table-cell>
              <table:table-cell office:value-type="float" office:value="1242880">
                <text:p>1242880</text:p>
              </table:table-cell>
              <table:table-cell office:value-type="float" office:value="1200500">
                <text:p>1200500</text:p>
              </table:table-cell>
              <table:table-cell office:value-type="float" office:value="1103580">
                <text:p>1103580</text:p>
              </table:table-cell>
              <table:table-cell office:value-type="float" office:value="890614">
                <text:p>890614</text:p>
              </table:table-cell>
              <table:table-cell office:value-type="float" office:value="66445.8">
                <text:p>66445.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05140">
                <text:p>1305140</text:p>
              </table:table-cell>
              <table:table-cell office:value-type="float" office:value="1324040">
                <text:p>1324040</text:p>
              </table:table-cell>
              <table:table-cell office:value-type="float" office:value="1178530">
                <text:p>1178530</text:p>
              </table:table-cell>
              <table:table-cell office:value-type="float" office:value="1095750">
                <text:p>1095750</text:p>
              </table:table-cell>
              <table:table-cell office:value-type="float" office:value="819912">
                <text:p>819912</text:p>
              </table:table-cell>
              <table:table-cell office:value-type="float" office:value="66291.8">
                <text:p>6629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54550">
                <text:p>1454550</text:p>
              </table:table-cell>
              <table:table-cell office:value-type="float" office:value="1253710">
                <text:p>1253710</text:p>
              </table:table-cell>
              <table:table-cell office:value-type="float" office:value="1181410">
                <text:p>1181410</text:p>
              </table:table-cell>
              <table:table-cell office:value-type="float" office:value="1159030">
                <text:p>1159030</text:p>
              </table:table-cell>
              <table:table-cell office:value-type="float" office:value="857354">
                <text:p>857354</text:p>
              </table:table-cell>
              <table:table-cell office:value-type="float" office:value="67870.7">
                <text:p>67870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8590">
                <text:p>1428590</text:p>
              </table:table-cell>
              <table:table-cell office:value-type="float" office:value="1220510">
                <text:p>1220510</text:p>
              </table:table-cell>
              <table:table-cell office:value-type="float" office:value="1184330">
                <text:p>1184330</text:p>
              </table:table-cell>
              <table:table-cell office:value-type="float" office:value="1128550">
                <text:p>1128550</text:p>
              </table:table-cell>
              <table:table-cell office:value-type="float" office:value="835326">
                <text:p>835326</text:p>
              </table:table-cell>
              <table:table-cell office:value-type="float" office:value="67531.2">
                <text:p>67531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16100">
                <text:p>1416100</text:p>
              </table:table-cell>
              <table:table-cell office:value-type="float" office:value="1230650">
                <text:p>1230650</text:p>
              </table:table-cell>
              <table:table-cell office:value-type="float" office:value="1187620">
                <text:p>1187620</text:p>
              </table:table-cell>
              <table:table-cell office:value-type="float" office:value="1137800">
                <text:p>1137800</text:p>
              </table:table-cell>
              <table:table-cell office:value-type="float" office:value="887136">
                <text:p>887136</text:p>
              </table:table-cell>
              <table:table-cell office:value-type="float" office:value="66793.4">
                <text:p>66793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15280">
                <text:p>1415280</text:p>
              </table:table-cell>
              <table:table-cell office:value-type="float" office:value="1328800">
                <text:p>1328800</text:p>
              </table:table-cell>
              <table:table-cell office:value-type="float" office:value="1183250">
                <text:p>1183250</text:p>
              </table:table-cell>
              <table:table-cell office:value-type="float" office:value="1174730">
                <text:p>1174730</text:p>
              </table:table-cell>
              <table:table-cell office:value-type="float" office:value="812185">
                <text:p>812185</text:p>
              </table:table-cell>
              <table:table-cell office:value-type="float" office:value="71477.8">
                <text:p>71477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70080">
                <text:p>1270080</text:p>
              </table:table-cell>
              <table:table-cell office:value-type="float" office:value="1266140">
                <text:p>1266140</text:p>
              </table:table-cell>
              <table:table-cell office:value-type="float" office:value="1223720">
                <text:p>1223720</text:p>
              </table:table-cell>
              <table:table-cell office:value-type="float" office:value="1091070">
                <text:p>1091070</text:p>
              </table:table-cell>
              <table:table-cell office:value-type="float" office:value="877023">
                <text:p>877023</text:p>
              </table:table-cell>
              <table:table-cell office:value-type="float" office:value="66198.2">
                <text:p>66198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36680">
                <text:p>1436680</text:p>
              </table:table-cell>
              <table:table-cell office:value-type="float" office:value="1312160">
                <text:p>1312160</text:p>
              </table:table-cell>
              <table:table-cell office:value-type="float" office:value="1322870">
                <text:p>1322870</text:p>
              </table:table-cell>
              <table:table-cell office:value-type="float" office:value="1095250">
                <text:p>1095250</text:p>
              </table:table-cell>
              <table:table-cell office:value-type="float" office:value="823729">
                <text:p>823729</text:p>
              </table:table-cell>
              <table:table-cell office:value-type="float" office:value="66996.4">
                <text:p>66996.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21950">
                <text:p>1421950</text:p>
              </table:table-cell>
              <table:table-cell office:value-type="float" office:value="1242040">
                <text:p>1242040</text:p>
              </table:table-cell>
              <table:table-cell office:value-type="float" office:value="1298370">
                <text:p>1298370</text:p>
              </table:table-cell>
              <table:table-cell office:value-type="float" office:value="1079550">
                <text:p>1079550</text:p>
              </table:table-cell>
              <table:table-cell office:value-type="float" office:value="761178">
                <text:p>761178</text:p>
              </table:table-cell>
              <table:table-cell office:value-type="float" office:value="66291.2">
                <text:p>66291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38180">
                <text:p>1138180</text:p>
              </table:table-cell>
              <table:table-cell office:value-type="float" office:value="1221750">
                <text:p>1221750</text:p>
              </table:table-cell>
              <table:table-cell office:value-type="float" office:value="1299760">
                <text:p>1299760</text:p>
              </table:table-cell>
              <table:table-cell office:value-type="float" office:value="1140340">
                <text:p>1140340</text:p>
              </table:table-cell>
              <table:table-cell office:value-type="float" office:value="762475">
                <text:p>762475</text:p>
              </table:table-cell>
              <table:table-cell office:value-type="float" office:value="67138.5">
                <text:p>67138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48310">
                <text:p>1548310</text:p>
              </table:table-cell>
              <table:table-cell office:value-type="float" office:value="1252360">
                <text:p>1252360</text:p>
              </table:table-cell>
              <table:table-cell office:value-type="float" office:value="1398410">
                <text:p>1398410</text:p>
              </table:table-cell>
              <table:table-cell office:value-type="float" office:value="1082850">
                <text:p>1082850</text:p>
              </table:table-cell>
              <table:table-cell office:value-type="float" office:value="764493">
                <text:p>764493</text:p>
              </table:table-cell>
              <table:table-cell office:value-type="float" office:value="66202.8">
                <text:p>66202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71800">
                <text:p>1171800</text:p>
              </table:table-cell>
              <table:table-cell office:value-type="float" office:value="1234250">
                <text:p>1234250</text:p>
              </table:table-cell>
              <table:table-cell office:value-type="float" office:value="1421850">
                <text:p>1421850</text:p>
              </table:table-cell>
              <table:table-cell office:value-type="float" office:value="1096060">
                <text:p>1096060</text:p>
              </table:table-cell>
              <table:table-cell office:value-type="float" office:value="782100">
                <text:p>782100</text:p>
              </table:table-cell>
              <table:table-cell office:value-type="float" office:value="65337.3">
                <text:p>65337.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55800">
                <text:p>1555800</text:p>
              </table:table-cell>
              <table:table-cell office:value-type="float" office:value="1292440">
                <text:p>1292440</text:p>
              </table:table-cell>
              <table:table-cell office:value-type="float" office:value="1295620">
                <text:p>1295620</text:p>
              </table:table-cell>
              <table:table-cell office:value-type="float" office:value="1084900">
                <text:p>1084900</text:p>
              </table:table-cell>
              <table:table-cell office:value-type="float" office:value="722977">
                <text:p>722977</text:p>
              </table:table-cell>
              <table:table-cell office:value-type="float" office:value="66887.8">
                <text:p>66887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38510">
                <text:p>1238510</text:p>
              </table:table-cell>
              <table:table-cell office:value-type="float" office:value="1307170">
                <text:p>1307170</text:p>
              </table:table-cell>
              <table:table-cell office:value-type="float" office:value="1260900">
                <text:p>1260900</text:p>
              </table:table-cell>
              <table:table-cell office:value-type="float" office:value="1083560">
                <text:p>1083560</text:p>
              </table:table-cell>
              <table:table-cell office:value-type="float" office:value="729097">
                <text:p>729097</text:p>
              </table:table-cell>
              <table:table-cell office:value-type="float" office:value="65280.1">
                <text:p>65280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44080">
                <text:p>1644080</text:p>
              </table:table-cell>
              <table:table-cell office:value-type="float" office:value="1250170">
                <text:p>1250170</text:p>
              </table:table-cell>
              <table:table-cell office:value-type="float" office:value="1228060">
                <text:p>1228060</text:p>
              </table:table-cell>
              <table:table-cell office:value-type="float" office:value="1097870">
                <text:p>1097870</text:p>
              </table:table-cell>
              <table:table-cell office:value-type="float" office:value="746384">
                <text:p>746384</text:p>
              </table:table-cell>
              <table:table-cell office:value-type="float" office:value="64685">
                <text:p>646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46560">
                <text:p>1446560</text:p>
              </table:table-cell>
              <table:table-cell office:value-type="float" office:value="1247480">
                <text:p>1247480</text:p>
              </table:table-cell>
              <table:table-cell office:value-type="float" office:value="1222120">
                <text:p>1222120</text:p>
              </table:table-cell>
              <table:table-cell office:value-type="float" office:value="1103810">
                <text:p>1103810</text:p>
              </table:table-cell>
              <table:table-cell office:value-type="float" office:value="726478">
                <text:p>726478</text:p>
              </table:table-cell>
              <table:table-cell office:value-type="float" office:value="67232.9">
                <text:p>67232.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61060">
                <text:p>1461060</text:p>
              </table:table-cell>
              <table:table-cell office:value-type="float" office:value="1242870">
                <text:p>1242870</text:p>
              </table:table-cell>
              <table:table-cell office:value-type="float" office:value="1193230">
                <text:p>1193230</text:p>
              </table:table-cell>
              <table:table-cell office:value-type="float" office:value="1147580">
                <text:p>1147580</text:p>
              </table:table-cell>
              <table:table-cell office:value-type="float" office:value="756763">
                <text:p>756763</text:p>
              </table:table-cell>
              <table:table-cell office:value-type="float" office:value="67478.2">
                <text:p>67478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25360">
                <text:p>1125360</text:p>
              </table:table-cell>
              <table:table-cell office:value-type="float" office:value="1245160">
                <text:p>1245160</text:p>
              </table:table-cell>
              <table:table-cell office:value-type="float" office:value="1220310">
                <text:p>1220310</text:p>
              </table:table-cell>
              <table:table-cell office:value-type="float" office:value="1138800">
                <text:p>1138800</text:p>
              </table:table-cell>
              <table:table-cell office:value-type="float" office:value="769655">
                <text:p>769655</text:p>
              </table:table-cell>
              <table:table-cell office:value-type="float" office:value="65412.2">
                <text:p>6541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4.024cm" svg:height="23.001cm" xlink:href=".." xlink:type="simple" chart:class="chart:line" chart:style-name="ch1">
        <chart:legend chart:legend-position="end" svg:x="49.584cm" svg:y="10.115cm" style:legend-expansion="high" chart:style-name="ch2"/>
        <chart:plot-area chart:style-name="ch3" table:cell-range-address="'Dataset 4'.A1:'Dataset 4'.G21" chart:data-source-has-labels="both" svg:x="1.08cm" svg:y="0.46cm" svg:width="47.424cm" svg:height="22.081cm">
          <chartooo:coordinate-region svg:x="2.733cm" svg:y="0.633cm" svg:width="45.585cm" svg:height="21.314cm"/>
          <chart:axis chart:dimension="x" chart:name="primary-x" chart:style-name="ch4" chartooo:axis-type="auto">
            <chartooo:date-scale/>
            <chart:categories table:cell-range-address="'Dataset 4'.A2:'Dataset 4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 4'.B2:'Dataset 4'.B21" chart:label-cell-address="'Dataset 4'.B1:'Dataset 4'.B1" chart:class="chart:line">
            <chart:data-point chart:repeated="20"/>
          </chart:series>
          <chart:series chart:style-name="ch8" chart:values-cell-range-address="'Dataset 4'.C2:'Dataset 4'.C21" chart:label-cell-address="'Dataset 4'.C1:'Dataset 4'.C1" chart:class="chart:line">
            <chart:data-point chart:repeated="20"/>
          </chart:series>
          <chart:series chart:style-name="ch9" chart:values-cell-range-address="'Dataset 4'.D2:'Dataset 4'.D21" chart:label-cell-address="'Dataset 4'.D1:'Dataset 4'.D1" chart:class="chart:line">
            <chart:data-point chart:repeated="20"/>
          </chart:series>
          <chart:series chart:style-name="ch10" chart:values-cell-range-address="'Dataset 4'.E2:'Dataset 4'.E21" chart:label-cell-address="'Dataset 4'.E1:'Dataset 4'.E1" chart:class="chart:line">
            <chart:data-point chart:repeated="20"/>
          </chart:series>
          <chart:series chart:style-name="ch11" chart:values-cell-range-address="'Dataset 4'.F2:'Dataset 4'.F21" chart:label-cell-address="'Dataset 4'.F1:'Dataset 4'.F1" chart:class="chart:line">
            <chart:data-point chart:repeated="20"/>
          </chart:series>
          <chart:series chart:style-name="ch12" chart:values-cell-range-address="'Dataset 4'.G2:'Dataset 4'.G21" chart:label-cell-address="'Dataset 4'.G1:'Dataset 4'.G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node1_fixture|4)</text:p>
                <draw:g>
                  <svg:desc>'Dataset 4'.B1:'Dataset 4'.B1</svg:desc>
                </draw:g>
              </table:table-cell>
              <table:table-cell office:value-type="string">
                <text:p>cpu(node2_fixture|4)</text:p>
                <draw:g>
                  <svg:desc>'Dataset 4'.C1:'Dataset 4'.C1</svg:desc>
                </draw:g>
              </table:table-cell>
              <table:table-cell office:value-type="string">
                <text:p>cpu(node3_fixture|4)</text:p>
                <draw:g>
                  <svg:desc>'Dataset 4'.D1:'Dataset 4'.D1</svg:desc>
                </draw:g>
              </table:table-cell>
              <table:table-cell office:value-type="string">
                <text:p>cpu(node4_fixture|4)</text:p>
                <draw:g>
                  <svg:desc>'Dataset 4'.E1:'Dataset 4'.E1</svg:desc>
                </draw:g>
              </table:table-cell>
              <table:table-cell office:value-type="string">
                <text:p>cpu(node5_fixture|4)</text:p>
                <draw:g>
                  <svg:desc>'Dataset 4'.F1:'Dataset 4'.F1</svg:desc>
                </draw:g>
              </table:table-cell>
              <table:table-cell office:value-type="string">
                <text:p>cpu(node6_fixture|4)</text:p>
                <draw:g>
                  <svg:desc>'Dataset 4'.G1:'Dataset 4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set 4'.A2:'Dataset 4'.A21</svg:desc>
                </draw:g>
              </table:table-cell>
              <table:table-cell office:value-type="float" office:value="57979.8">
                <text:p>57979.8</text:p>
                <draw:g>
                  <svg:desc>'Dataset 4'.B2:'Dataset 4'.B21</svg:desc>
                </draw:g>
              </table:table-cell>
              <table:table-cell office:value-type="float" office:value="48124.7">
                <text:p>48124.7</text:p>
                <draw:g>
                  <svg:desc>'Dataset 4'.C2:'Dataset 4'.C21</svg:desc>
                </draw:g>
              </table:table-cell>
              <table:table-cell office:value-type="float" office:value="47359.9">
                <text:p>47359.9</text:p>
                <draw:g>
                  <svg:desc>'Dataset 4'.D2:'Dataset 4'.D21</svg:desc>
                </draw:g>
              </table:table-cell>
              <table:table-cell office:value-type="float" office:value="46428.7">
                <text:p>46428.7</text:p>
                <draw:g>
                  <svg:desc>'Dataset 4'.E2:'Dataset 4'.E21</svg:desc>
                </draw:g>
              </table:table-cell>
              <table:table-cell office:value-type="float" office:value="38058">
                <text:p>38058</text:p>
                <draw:g>
                  <svg:desc>'Dataset 4'.F2:'Dataset 4'.F21</svg:desc>
                </draw:g>
              </table:table-cell>
              <table:table-cell office:value-type="float" office:value="4041.31">
                <text:p>4041.31</text:p>
                <draw:g>
                  <svg:desc>'Dataset 4'.G2:'Dataset 4'.G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349.8">
                <text:p>67349.8</text:p>
              </table:table-cell>
              <table:table-cell office:value-type="float" office:value="48090.7">
                <text:p>48090.7</text:p>
              </table:table-cell>
              <table:table-cell office:value-type="float" office:value="46772.8">
                <text:p>46772.8</text:p>
              </table:table-cell>
              <table:table-cell office:value-type="float" office:value="47532.8">
                <text:p>47532.8</text:p>
              </table:table-cell>
              <table:table-cell office:value-type="float" office:value="38154">
                <text:p>38154</text:p>
              </table:table-cell>
              <table:table-cell office:value-type="float" office:value="4023.17">
                <text:p>4023.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761.7">
                <text:p>56761.7</text:p>
              </table:table-cell>
              <table:table-cell office:value-type="float" office:value="48620.6">
                <text:p>48620.6</text:p>
              </table:table-cell>
              <table:table-cell office:value-type="float" office:value="47548.3">
                <text:p>47548.3</text:p>
              </table:table-cell>
              <table:table-cell office:value-type="float" office:value="47181.9">
                <text:p>47181.9</text:p>
              </table:table-cell>
              <table:table-cell office:value-type="float" office:value="38533.2">
                <text:p>38533.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655.6">
                <text:p>64655.6</text:p>
              </table:table-cell>
              <table:table-cell office:value-type="float" office:value="48860.8">
                <text:p>48860.8</text:p>
              </table:table-cell>
              <table:table-cell office:value-type="float" office:value="47912.7">
                <text:p>47912.7</text:p>
              </table:table-cell>
              <table:table-cell office:value-type="float" office:value="47664">
                <text:p>47664</text:p>
              </table:table-cell>
              <table:table-cell office:value-type="float" office:value="38015.1">
                <text:p>38015.1</text:p>
              </table:table-cell>
              <table:table-cell office:value-type="float" office:value="4005.57">
                <text:p>4005.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984.4">
                <text:p>54984.4</text:p>
              </table:table-cell>
              <table:table-cell office:value-type="float" office:value="48176.8">
                <text:p>48176.8</text:p>
              </table:table-cell>
              <table:table-cell office:value-type="float" office:value="46798.6">
                <text:p>46798.6</text:p>
              </table:table-cell>
              <table:table-cell office:value-type="float" office:value="46917.9">
                <text:p>46917.9</text:p>
              </table:table-cell>
              <table:table-cell office:value-type="float" office:value="37875.2">
                <text:p>37875.2</text:p>
              </table:table-cell>
              <table:table-cell office:value-type="float" office:value="3965.16">
                <text:p>3965.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4934.2">
                <text:p>54934.2</text:p>
              </table:table-cell>
              <table:table-cell office:value-type="float" office:value="48825.9">
                <text:p>48825.9</text:p>
              </table:table-cell>
              <table:table-cell office:value-type="float" office:value="46562.7">
                <text:p>46562.7</text:p>
              </table:table-cell>
              <table:table-cell office:value-type="float" office:value="47306.7">
                <text:p>47306.7</text:p>
              </table:table-cell>
              <table:table-cell office:value-type="float" office:value="37947.3">
                <text:p>37947.3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2828.8">
                <text:p>62828.8</text:p>
              </table:table-cell>
              <table:table-cell office:value-type="float" office:value="48870.2">
                <text:p>48870.2</text:p>
              </table:table-cell>
              <table:table-cell office:value-type="float" office:value="46593.9">
                <text:p>46593.9</text:p>
              </table:table-cell>
              <table:table-cell office:value-type="float" office:value="46326.4">
                <text:p>46326.4</text:p>
              </table:table-cell>
              <table:table-cell office:value-type="float" office:value="37996.2">
                <text:p>37996.2</text:p>
              </table:table-cell>
              <table:table-cell office:value-type="float" office:value="4112.1">
                <text:p>4112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361.9">
                <text:p>52361.9</text:p>
              </table:table-cell>
              <table:table-cell office:value-type="float" office:value="50081.5">
                <text:p>50081.5</text:p>
              </table:table-cell>
              <table:table-cell office:value-type="float" office:value="46649.3">
                <text:p>46649.3</text:p>
              </table:table-cell>
              <table:table-cell office:value-type="float" office:value="46708.4">
                <text:p>46708.4</text:p>
              </table:table-cell>
              <table:table-cell office:value-type="float" office:value="37871.8">
                <text:p>37871.8</text:p>
              </table:table-cell>
              <table:table-cell office:value-type="float" office:value="4023.2">
                <text:p>4023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4628.8">
                <text:p>64628.8</text:p>
              </table:table-cell>
              <table:table-cell office:value-type="float" office:value="48595.2">
                <text:p>48595.2</text:p>
              </table:table-cell>
              <table:table-cell office:value-type="float" office:value="46586.7">
                <text:p>46586.7</text:p>
              </table:table-cell>
              <table:table-cell office:value-type="float" office:value="46137.9">
                <text:p>46137.9</text:p>
              </table:table-cell>
              <table:table-cell office:value-type="float" office:value="38248.6">
                <text:p>38248.6</text:p>
              </table:table-cell>
              <table:table-cell office:value-type="float" office:value="4014.93">
                <text:p>4014.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249">
                <text:p>54249</text:p>
              </table:table-cell>
              <table:table-cell office:value-type="float" office:value="48059.9">
                <text:p>48059.9</text:p>
              </table:table-cell>
              <table:table-cell office:value-type="float" office:value="47126.6">
                <text:p>47126.6</text:p>
              </table:table-cell>
              <table:table-cell office:value-type="float" office:value="47143.3">
                <text:p>47143.3</text:p>
              </table:table-cell>
              <table:table-cell office:value-type="float" office:value="37727.9">
                <text:p>37727.9</text:p>
              </table:table-cell>
              <table:table-cell office:value-type="float" office:value="4033.32">
                <text:p>4033.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0379.8">
                <text:p>60379.8</text:p>
              </table:table-cell>
              <table:table-cell office:value-type="float" office:value="49500.8">
                <text:p>49500.8</text:p>
              </table:table-cell>
              <table:table-cell office:value-type="float" office:value="47979.8">
                <text:p>47979.8</text:p>
              </table:table-cell>
              <table:table-cell office:value-type="float" office:value="46601.1">
                <text:p>46601.1</text:p>
              </table:table-cell>
              <table:table-cell office:value-type="float" office:value="37940.3">
                <text:p>37940.3</text:p>
              </table:table-cell>
              <table:table-cell office:value-type="float" office:value="4062.08">
                <text:p>4062.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4338.7">
                <text:p>54338.7</text:p>
              </table:table-cell>
              <table:table-cell office:value-type="float" office:value="48511.6">
                <text:p>48511.6</text:p>
              </table:table-cell>
              <table:table-cell office:value-type="float" office:value="46693.2">
                <text:p>46693.2</text:p>
              </table:table-cell>
              <table:table-cell office:value-type="float" office:value="46670.4">
                <text:p>46670.4</text:p>
              </table:table-cell>
              <table:table-cell office:value-type="float" office:value="37891.1">
                <text:p>37891.1</text:p>
              </table:table-cell>
              <table:table-cell office:value-type="float" office:value="4022.6">
                <text:p>4022.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919.3">
                <text:p>62919.3</text:p>
              </table:table-cell>
              <table:table-cell office:value-type="float" office:value="48694.5">
                <text:p>48694.5</text:p>
              </table:table-cell>
              <table:table-cell office:value-type="float" office:value="47327.7">
                <text:p>47327.7</text:p>
              </table:table-cell>
              <table:table-cell office:value-type="float" office:value="46284.5">
                <text:p>46284.5</text:p>
              </table:table-cell>
              <table:table-cell office:value-type="float" office:value="38157.2">
                <text:p>38157.2</text:p>
              </table:table-cell>
              <table:table-cell office:value-type="float" office:value="4021.43">
                <text:p>4021.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521.4">
                <text:p>53521.4</text:p>
              </table:table-cell>
              <table:table-cell office:value-type="float" office:value="48481.3">
                <text:p>48481.3</text:p>
              </table:table-cell>
              <table:table-cell office:value-type="float" office:value="47113.9">
                <text:p>47113.9</text:p>
              </table:table-cell>
              <table:table-cell office:value-type="float" office:value="45896.6">
                <text:p>45896.6</text:p>
              </table:table-cell>
              <table:table-cell office:value-type="float" office:value="38077.7">
                <text:p>38077.7</text:p>
              </table:table-cell>
              <table:table-cell office:value-type="float" office:value="4042.1">
                <text:p>4042.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757.2">
                <text:p>63757.2</text:p>
              </table:table-cell>
              <table:table-cell office:value-type="float" office:value="48739.6">
                <text:p>48739.6</text:p>
              </table:table-cell>
              <table:table-cell office:value-type="float" office:value="46458.9">
                <text:p>46458.9</text:p>
              </table:table-cell>
              <table:table-cell office:value-type="float" office:value="47416.8">
                <text:p>47416.8</text:p>
              </table:table-cell>
              <table:table-cell office:value-type="float" office:value="37931.9">
                <text:p>37931.9</text:p>
              </table:table-cell>
              <table:table-cell office:value-type="float" office:value="4066.49">
                <text:p>4066.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3978.2">
                <text:p>53978.2</text:p>
              </table:table-cell>
              <table:table-cell office:value-type="float" office:value="50012.7">
                <text:p>50012.7</text:p>
              </table:table-cell>
              <table:table-cell office:value-type="float" office:value="46503.4">
                <text:p>46503.4</text:p>
              </table:table-cell>
              <table:table-cell office:value-type="float" office:value="48018.8">
                <text:p>48018.8</text:p>
              </table:table-cell>
              <table:table-cell office:value-type="float" office:value="37698.4">
                <text:p>37698.4</text:p>
              </table:table-cell>
              <table:table-cell office:value-type="float" office:value="4044.64">
                <text:p>4044.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4937.6">
                <text:p>64937.6</text:p>
              </table:table-cell>
              <table:table-cell office:value-type="float" office:value="48023.3">
                <text:p>48023.3</text:p>
              </table:table-cell>
              <table:table-cell office:value-type="float" office:value="46465.2">
                <text:p>46465.2</text:p>
              </table:table-cell>
              <table:table-cell office:value-type="float" office:value="46878.3">
                <text:p>46878.3</text:p>
              </table:table-cell>
              <table:table-cell office:value-type="float" office:value="37717.5">
                <text:p>37717.5</text:p>
              </table:table-cell>
              <table:table-cell office:value-type="float" office:value="4062.1">
                <text:p>4062.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6989.2">
                <text:p>56989.2</text:p>
              </table:table-cell>
              <table:table-cell office:value-type="float" office:value="48093.8">
                <text:p>48093.8</text:p>
              </table:table-cell>
              <table:table-cell office:value-type="float" office:value="46561">
                <text:p>46561</text:p>
              </table:table-cell>
              <table:table-cell office:value-type="float" office:value="46247.2">
                <text:p>46247.2</text:p>
              </table:table-cell>
              <table:table-cell office:value-type="float" office:value="40112.7">
                <text:p>40112.7</text:p>
              </table:table-cell>
              <table:table-cell office:value-type="float" office:value="4048.94">
                <text:p>4048.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5131.1">
                <text:p>65131.1</text:p>
              </table:table-cell>
              <table:table-cell office:value-type="float" office:value="48235.3">
                <text:p>48235.3</text:p>
              </table:table-cell>
              <table:table-cell office:value-type="float" office:value="46488.9">
                <text:p>46488.9</text:p>
              </table:table-cell>
              <table:table-cell office:value-type="float" office:value="45838.2">
                <text:p>45838.2</text:p>
              </table:table-cell>
              <table:table-cell office:value-type="float" office:value="39626.7">
                <text:p>39626.7</text:p>
              </table:table-cell>
              <table:table-cell office:value-type="float" office:value="4007.93">
                <text:p>4007.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17.4">
                <text:p>53717.4</text:p>
              </table:table-cell>
              <table:table-cell office:value-type="float" office:value="48094.6">
                <text:p>48094.6</text:p>
              </table:table-cell>
              <table:table-cell office:value-type="float" office:value="46595.3">
                <text:p>46595.3</text:p>
              </table:table-cell>
              <table:table-cell office:value-type="float" office:value="45710">
                <text:p>45710</text:p>
              </table:table-cell>
              <table:table-cell office:value-type="float" office:value="38897.7">
                <text:p>38897.7</text:p>
              </table:table-cell>
              <table:table-cell office:value-type="float" office:value="3987.93">
                <text:p>3987.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4.024cm" svg:height="23.001cm" xlink:href=".." xlink:type="simple" chart:class="chart:line" chart:style-name="ch1">
        <chart:legend chart:legend-position="end" svg:x="49.584cm" svg:y="10.115cm" style:legend-expansion="high" chart:style-name="ch2"/>
        <chart:plot-area chart:style-name="ch3" table:cell-range-address="'Dataset 3'.A1:'Dataset 3'.G21" chart:data-source-has-labels="both" svg:x="1.08cm" svg:y="0.46cm" svg:width="47.424cm" svg:height="22.081cm">
          <chartooo:coordinate-region svg:x="2.548cm" svg:y="0.633cm" svg:width="45.769cm" svg:height="21.314cm"/>
          <chart:axis chart:dimension="x" chart:name="primary-x" chart:style-name="ch4" chartooo:axis-type="auto">
            <chartooo:date-scale/>
            <chart:categories table:cell-range-address="'Dataset 3'.A2:'Dataset 3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 3'.B2:'Dataset 3'.B21" chart:label-cell-address="'Dataset 3'.B1:'Dataset 3'.B1" chart:class="chart:line">
            <chart:data-point chart:repeated="20"/>
          </chart:series>
          <chart:series chart:style-name="ch8" chart:values-cell-range-address="'Dataset 3'.C2:'Dataset 3'.C21" chart:label-cell-address="'Dataset 3'.C1:'Dataset 3'.C1" chart:class="chart:line">
            <chart:data-point chart:repeated="20"/>
          </chart:series>
          <chart:series chart:style-name="ch9" chart:values-cell-range-address="'Dataset 3'.D2:'Dataset 3'.D21" chart:label-cell-address="'Dataset 3'.D1:'Dataset 3'.D1" chart:class="chart:line">
            <chart:data-point chart:repeated="20"/>
          </chart:series>
          <chart:series chart:style-name="ch10" chart:values-cell-range-address="'Dataset 3'.E2:'Dataset 3'.E21" chart:label-cell-address="'Dataset 3'.E1:'Dataset 3'.E1" chart:class="chart:line">
            <chart:data-point chart:repeated="20"/>
          </chart:series>
          <chart:series chart:style-name="ch11" chart:values-cell-range-address="'Dataset 3'.F2:'Dataset 3'.F21" chart:label-cell-address="'Dataset 3'.F1:'Dataset 3'.F1" chart:class="chart:line">
            <chart:data-point chart:repeated="20"/>
          </chart:series>
          <chart:series chart:style-name="ch12" chart:values-cell-range-address="'Dataset 3'.G2:'Dataset 3'.G21" chart:label-cell-address="'Dataset 3'.G1:'Dataset 3'.G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node1_fixture|3)</text:p>
                <draw:g>
                  <svg:desc>'Dataset 3'.B1:'Dataset 3'.B1</svg:desc>
                </draw:g>
              </table:table-cell>
              <table:table-cell office:value-type="string">
                <text:p>cpu(node2_fixture|3)</text:p>
                <draw:g>
                  <svg:desc>'Dataset 3'.C1:'Dataset 3'.C1</svg:desc>
                </draw:g>
              </table:table-cell>
              <table:table-cell office:value-type="string">
                <text:p>cpu(node3_fixture|3)</text:p>
                <draw:g>
                  <svg:desc>'Dataset 3'.D1:'Dataset 3'.D1</svg:desc>
                </draw:g>
              </table:table-cell>
              <table:table-cell office:value-type="string">
                <text:p>cpu(node4_fixture|3)</text:p>
                <draw:g>
                  <svg:desc>'Dataset 3'.E1:'Dataset 3'.E1</svg:desc>
                </draw:g>
              </table:table-cell>
              <table:table-cell office:value-type="string">
                <text:p>cpu(node5_fixture|3)</text:p>
                <draw:g>
                  <svg:desc>'Dataset 3'.F1:'Dataset 3'.F1</svg:desc>
                </draw:g>
              </table:table-cell>
              <table:table-cell office:value-type="string">
                <text:p>cpu(node6_fixture|3)</text:p>
                <draw:g>
                  <svg:desc>'Dataset 3'.G1:'Dataset 3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set 3'.A2:'Dataset 3'.A21</svg:desc>
                </draw:g>
              </table:table-cell>
              <table:table-cell office:value-type="float" office:value="4342.65">
                <text:p>4342.65</text:p>
                <draw:g>
                  <svg:desc>'Dataset 3'.B2:'Dataset 3'.B21</svg:desc>
                </draw:g>
              </table:table-cell>
              <table:table-cell office:value-type="float" office:value="3796.05">
                <text:p>3796.05</text:p>
                <draw:g>
                  <svg:desc>'Dataset 3'.C2:'Dataset 3'.C21</svg:desc>
                </draw:g>
              </table:table-cell>
              <table:table-cell office:value-type="float" office:value="3750.61">
                <text:p>3750.61</text:p>
                <draw:g>
                  <svg:desc>'Dataset 3'.D2:'Dataset 3'.D21</svg:desc>
                </draw:g>
              </table:table-cell>
              <table:table-cell office:value-type="float" office:value="3719.23">
                <text:p>3719.23</text:p>
                <draw:g>
                  <svg:desc>'Dataset 3'.E2:'Dataset 3'.E21</svg:desc>
                </draw:g>
              </table:table-cell>
              <table:table-cell office:value-type="float" office:value="2960.38">
                <text:p>2960.38</text:p>
                <draw:g>
                  <svg:desc>'Dataset 3'.F2:'Dataset 3'.F21</svg:desc>
                </draw:g>
              </table:table-cell>
              <table:table-cell office:value-type="float" office:value="410.56">
                <text:p>410.56</text:p>
                <draw:g>
                  <svg:desc>'Dataset 3'.G2:'Dataset 3'.G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846.67">
                <text:p>4846.67</text:p>
              </table:table-cell>
              <table:table-cell office:value-type="float" office:value="3808.88">
                <text:p>3808.88</text:p>
              </table:table-cell>
              <table:table-cell office:value-type="float" office:value="3756.33">
                <text:p>3756.33</text:p>
              </table:table-cell>
              <table:table-cell office:value-type="float" office:value="3766.63">
                <text:p>3766.63</text:p>
              </table:table-cell>
              <table:table-cell office:value-type="float" office:value="2927.89">
                <text:p>2927.89</text:p>
              </table:table-cell>
              <table:table-cell office:value-type="float" office:value="411.704">
                <text:p>411.7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40.23">
                <text:p>4340.23</text:p>
              </table:table-cell>
              <table:table-cell office:value-type="float" office:value="3870.17">
                <text:p>3870.17</text:p>
              </table:table-cell>
              <table:table-cell office:value-type="float" office:value="3817.5">
                <text:p>3817.5</text:p>
              </table:table-cell>
              <table:table-cell office:value-type="float" office:value="3825.6">
                <text:p>3825.6</text:p>
              </table:table-cell>
              <table:table-cell office:value-type="float" office:value="2956.65">
                <text:p>2956.65</text:p>
              </table:table-cell>
              <table:table-cell office:value-type="float" office:value="404.972">
                <text:p>404.9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95.08">
                <text:p>4895.08</text:p>
              </table:table-cell>
              <table:table-cell office:value-type="float" office:value="3810.78">
                <text:p>3810.78</text:p>
              </table:table-cell>
              <table:table-cell office:value-type="float" office:value="3773.29">
                <text:p>3773.29</text:p>
              </table:table-cell>
              <table:table-cell office:value-type="float" office:value="3723.13">
                <text:p>3723.13</text:p>
              </table:table-cell>
              <table:table-cell office:value-type="float" office:value="2950.2">
                <text:p>2950.2</text:p>
              </table:table-cell>
              <table:table-cell office:value-type="float" office:value="403.587">
                <text:p>403.5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95.35">
                <text:p>4395.35</text:p>
              </table:table-cell>
              <table:table-cell office:value-type="float" office:value="3832.94">
                <text:p>3832.94</text:p>
              </table:table-cell>
              <table:table-cell office:value-type="float" office:value="3776.44">
                <text:p>3776.44</text:p>
              </table:table-cell>
              <table:table-cell office:value-type="float" office:value="3755.84">
                <text:p>3755.84</text:p>
              </table:table-cell>
              <table:table-cell office:value-type="float" office:value="2943.68">
                <text:p>2943.68</text:p>
              </table:table-cell>
              <table:table-cell office:value-type="float" office:value="405.879">
                <text:p>405.8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24.04">
                <text:p>4324.04</text:p>
              </table:table-cell>
              <table:table-cell office:value-type="float" office:value="3873.5">
                <text:p>3873.5</text:p>
              </table:table-cell>
              <table:table-cell office:value-type="float" office:value="3785.05">
                <text:p>3785.05</text:p>
              </table:table-cell>
              <table:table-cell office:value-type="float" office:value="3730.55">
                <text:p>3730.55</text:p>
              </table:table-cell>
              <table:table-cell office:value-type="float" office:value="2940.52">
                <text:p>2940.52</text:p>
              </table:table-cell>
              <table:table-cell office:value-type="float" office:value="405.427">
                <text:p>405.4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09.01">
                <text:p>4909.01</text:p>
              </table:table-cell>
              <table:table-cell office:value-type="float" office:value="3823.74">
                <text:p>3823.74</text:p>
              </table:table-cell>
              <table:table-cell office:value-type="float" office:value="3767.9">
                <text:p>3767.9</text:p>
              </table:table-cell>
              <table:table-cell office:value-type="float" office:value="3722.47">
                <text:p>3722.47</text:p>
              </table:table-cell>
              <table:table-cell office:value-type="float" office:value="2975.15">
                <text:p>2975.15</text:p>
              </table:table-cell>
              <table:table-cell office:value-type="float" office:value="410.098">
                <text:p>410.0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31.51">
                <text:p>4331.51</text:p>
              </table:table-cell>
              <table:table-cell office:value-type="float" office:value="3820.21">
                <text:p>3820.21</text:p>
              </table:table-cell>
              <table:table-cell office:value-type="float" office:value="3795.33">
                <text:p>3795.33</text:p>
              </table:table-cell>
              <table:table-cell office:value-type="float" office:value="3757.92">
                <text:p>3757.92</text:p>
              </table:table-cell>
              <table:table-cell office:value-type="float" office:value="3000.65">
                <text:p>3000.65</text:p>
              </table:table-cell>
              <table:table-cell office:value-type="float" office:value="407.606">
                <text:p>407.6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47.78">
                <text:p>4847.78</text:p>
              </table:table-cell>
              <table:table-cell office:value-type="float" office:value="3802.51">
                <text:p>3802.51</text:p>
              </table:table-cell>
              <table:table-cell office:value-type="float" office:value="3768.36">
                <text:p>3768.36</text:p>
              </table:table-cell>
              <table:table-cell office:value-type="float" office:value="3761.81">
                <text:p>3761.81</text:p>
              </table:table-cell>
              <table:table-cell office:value-type="float" office:value="3007.79">
                <text:p>3007.79</text:p>
              </table:table-cell>
              <table:table-cell office:value-type="float" office:value="405.133">
                <text:p>405.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36.05">
                <text:p>4236.05</text:p>
              </table:table-cell>
              <table:table-cell office:value-type="float" office:value="3844.32">
                <text:p>3844.32</text:p>
              </table:table-cell>
              <table:table-cell office:value-type="float" office:value="3806.2">
                <text:p>3806.2</text:p>
              </table:table-cell>
              <table:table-cell office:value-type="float" office:value="3799.08">
                <text:p>3799.08</text:p>
              </table:table-cell>
              <table:table-cell office:value-type="float" office:value="3000.67">
                <text:p>3000.67</text:p>
              </table:table-cell>
              <table:table-cell office:value-type="float" office:value="409.092">
                <text:p>409.0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842.86">
                <text:p>4842.86</text:p>
              </table:table-cell>
              <table:table-cell office:value-type="float" office:value="3951.74">
                <text:p>3951.74</text:p>
              </table:table-cell>
              <table:table-cell office:value-type="float" office:value="3777.81">
                <text:p>3777.81</text:p>
              </table:table-cell>
              <table:table-cell office:value-type="float" office:value="3891.49">
                <text:p>3891.49</text:p>
              </table:table-cell>
              <table:table-cell office:value-type="float" office:value="3005.05">
                <text:p>3005.05</text:p>
              </table:table-cell>
              <table:table-cell office:value-type="float" office:value="404.544">
                <text:p>404.5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359.19">
                <text:p>4359.19</text:p>
              </table:table-cell>
              <table:table-cell office:value-type="float" office:value="4049.54">
                <text:p>4049.54</text:p>
              </table:table-cell>
              <table:table-cell office:value-type="float" office:value="3784.95">
                <text:p>3784.95</text:p>
              </table:table-cell>
              <table:table-cell office:value-type="float" office:value="3894.38">
                <text:p>3894.38</text:p>
              </table:table-cell>
              <table:table-cell office:value-type="float" office:value="2981.62">
                <text:p>2981.62</text:p>
              </table:table-cell>
              <table:table-cell office:value-type="float" office:value="414.866">
                <text:p>414.8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01.52">
                <text:p>5101.52</text:p>
              </table:table-cell>
              <table:table-cell office:value-type="float" office:value="3866.22">
                <text:p>3866.22</text:p>
              </table:table-cell>
              <table:table-cell office:value-type="float" office:value="3773.11">
                <text:p>3773.11</text:p>
              </table:table-cell>
              <table:table-cell office:value-type="float" office:value="3777.53">
                <text:p>3777.53</text:p>
              </table:table-cell>
              <table:table-cell office:value-type="float" office:value="2954.68">
                <text:p>2954.68</text:p>
              </table:table-cell>
              <table:table-cell office:value-type="float" office:value="421.068">
                <text:p>421.0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45.57">
                <text:p>4645.57</text:p>
              </table:table-cell>
              <table:table-cell office:value-type="float" office:value="3860.79">
                <text:p>3860.79</text:p>
              </table:table-cell>
              <table:table-cell office:value-type="float" office:value="3784.89">
                <text:p>3784.89</text:p>
              </table:table-cell>
              <table:table-cell office:value-type="float" office:value="3780.92">
                <text:p>3780.92</text:p>
              </table:table-cell>
              <table:table-cell office:value-type="float" office:value="2983.62">
                <text:p>2983.62</text:p>
              </table:table-cell>
              <table:table-cell office:value-type="float" office:value="418.015">
                <text:p>418.0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276.81">
                <text:p>5276.81</text:p>
              </table:table-cell>
              <table:table-cell office:value-type="float" office:value="3843.15">
                <text:p>3843.15</text:p>
              </table:table-cell>
              <table:table-cell office:value-type="float" office:value="3775.96">
                <text:p>3775.96</text:p>
              </table:table-cell>
              <table:table-cell office:value-type="float" office:value="3812.85">
                <text:p>3812.85</text:p>
              </table:table-cell>
              <table:table-cell office:value-type="float" office:value="2951.45">
                <text:p>2951.45</text:p>
              </table:table-cell>
              <table:table-cell office:value-type="float" office:value="429.675">
                <text:p>429.6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39.78">
                <text:p>4739.78</text:p>
              </table:table-cell>
              <table:table-cell office:value-type="float" office:value="3809.3">
                <text:p>3809.3</text:p>
              </table:table-cell>
              <table:table-cell office:value-type="float" office:value="3818.16">
                <text:p>3818.16</text:p>
              </table:table-cell>
              <table:table-cell office:value-type="float" office:value="3873.49">
                <text:p>3873.49</text:p>
              </table:table-cell>
              <table:table-cell office:value-type="float" office:value="2941.19">
                <text:p>2941.19</text:p>
              </table:table-cell>
              <table:table-cell office:value-type="float" office:value="406.577">
                <text:p>406.5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442.45">
                <text:p>5442.45</text:p>
              </table:table-cell>
              <table:table-cell office:value-type="float" office:value="3813.68">
                <text:p>3813.68</text:p>
              </table:table-cell>
              <table:table-cell office:value-type="float" office:value="3871.09">
                <text:p>3871.09</text:p>
              </table:table-cell>
              <table:table-cell office:value-type="float" office:value="3911.19">
                <text:p>3911.19</text:p>
              </table:table-cell>
              <table:table-cell office:value-type="float" office:value="2948.22">
                <text:p>2948.22</text:p>
              </table:table-cell>
              <table:table-cell office:value-type="float" office:value="411.839">
                <text:p>411.8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347.94">
                <text:p>4347.94</text:p>
              </table:table-cell>
              <table:table-cell office:value-type="float" office:value="3790.68">
                <text:p>3790.68</text:p>
              </table:table-cell>
              <table:table-cell office:value-type="float" office:value="3890.65">
                <text:p>3890.65</text:p>
              </table:table-cell>
              <table:table-cell office:value-type="float" office:value="3889.08">
                <text:p>3889.08</text:p>
              </table:table-cell>
              <table:table-cell office:value-type="float" office:value="2967.16">
                <text:p>2967.16</text:p>
              </table:table-cell>
              <table:table-cell office:value-type="float" office:value="417.855">
                <text:p>417.8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893.86">
                <text:p>4893.86</text:p>
              </table:table-cell>
              <table:table-cell office:value-type="float" office:value="3813.99">
                <text:p>3813.99</text:p>
              </table:table-cell>
              <table:table-cell office:value-type="float" office:value="3844.74">
                <text:p>3844.74</text:p>
              </table:table-cell>
              <table:table-cell office:value-type="float" office:value="3802.61">
                <text:p>3802.61</text:p>
              </table:table-cell>
              <table:table-cell office:value-type="float" office:value="2969.87">
                <text:p>2969.87</text:p>
              </table:table-cell>
              <table:table-cell office:value-type="float" office:value="413.004">
                <text:p>413.0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43.73">
                <text:p>4543.73</text:p>
              </table:table-cell>
              <table:table-cell office:value-type="float" office:value="3807.1">
                <text:p>3807.1</text:p>
              </table:table-cell>
              <table:table-cell office:value-type="float" office:value="3789.12">
                <text:p>3789.12</text:p>
              </table:table-cell>
              <table:table-cell office:value-type="float" office:value="3780.96">
                <text:p>3780.96</text:p>
              </table:table-cell>
              <table:table-cell office:value-type="float" office:value="2950.72">
                <text:p>2950.72</text:p>
              </table:table-cell>
              <table:table-cell office:value-type="float" office:value="414.311">
                <text:p>414.3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4.024cm" svg:height="23.001cm" xlink:href=".." xlink:type="simple" chart:class="chart:line" chart:style-name="ch1">
        <chart:legend chart:legend-position="end" svg:x="49.584cm" svg:y="10.115cm" style:legend-expansion="high" chart:style-name="ch2"/>
        <chart:plot-area chart:style-name="ch3" table:cell-range-address="'Dataset 2'.A1:'Dataset 2'.G21" chart:data-source-has-labels="both" svg:x="1.08cm" svg:y="0.46cm" svg:width="47.424cm" svg:height="22.081cm">
          <chartooo:coordinate-region svg:x="2.363cm" svg:y="0.633cm" svg:width="45.955cm" svg:height="21.314cm"/>
          <chart:axis chart:dimension="x" chart:name="primary-x" chart:style-name="ch4" chartooo:axis-type="auto">
            <chartooo:date-scale/>
            <chart:categories table:cell-range-address="'Dataset 2'.A2:'Dataset 2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 2'.B2:'Dataset 2'.B21" chart:label-cell-address="'Dataset 2'.B1:'Dataset 2'.B1" chart:class="chart:line">
            <chart:data-point chart:repeated="20"/>
          </chart:series>
          <chart:series chart:style-name="ch8" chart:values-cell-range-address="'Dataset 2'.C2:'Dataset 2'.C21" chart:label-cell-address="'Dataset 2'.C1:'Dataset 2'.C1" chart:class="chart:line">
            <chart:data-point chart:repeated="20"/>
          </chart:series>
          <chart:series chart:style-name="ch9" chart:values-cell-range-address="'Dataset 2'.D2:'Dataset 2'.D21" chart:label-cell-address="'Dataset 2'.D1:'Dataset 2'.D1" chart:class="chart:line">
            <chart:data-point chart:repeated="20"/>
          </chart:series>
          <chart:series chart:style-name="ch10" chart:values-cell-range-address="'Dataset 2'.E2:'Dataset 2'.E21" chart:label-cell-address="'Dataset 2'.E1:'Dataset 2'.E1" chart:class="chart:line">
            <chart:data-point chart:repeated="20"/>
          </chart:series>
          <chart:series chart:style-name="ch11" chart:values-cell-range-address="'Dataset 2'.F2:'Dataset 2'.F21" chart:label-cell-address="'Dataset 2'.F1:'Dataset 2'.F1" chart:class="chart:line">
            <chart:data-point chart:repeated="20"/>
          </chart:series>
          <chart:series chart:style-name="ch12" chart:values-cell-range-address="'Dataset 2'.G2:'Dataset 2'.G21" chart:label-cell-address="'Dataset 2'.G1:'Dataset 2'.G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node1_fixture|2)</text:p>
                <draw:g>
                  <svg:desc>'Dataset 2'.B1:'Dataset 2'.B1</svg:desc>
                </draw:g>
              </table:table-cell>
              <table:table-cell office:value-type="string">
                <text:p>cpu(node2_fixture|2)</text:p>
                <draw:g>
                  <svg:desc>'Dataset 2'.C1:'Dataset 2'.C1</svg:desc>
                </draw:g>
              </table:table-cell>
              <table:table-cell office:value-type="string">
                <text:p>cpu(node3_fixture|2)</text:p>
                <draw:g>
                  <svg:desc>'Dataset 2'.D1:'Dataset 2'.D1</svg:desc>
                </draw:g>
              </table:table-cell>
              <table:table-cell office:value-type="string">
                <text:p>cpu(node4_fixture|2)</text:p>
                <draw:g>
                  <svg:desc>'Dataset 2'.E1:'Dataset 2'.E1</svg:desc>
                </draw:g>
              </table:table-cell>
              <table:table-cell office:value-type="string">
                <text:p>cpu(node5_fixture|2)</text:p>
                <draw:g>
                  <svg:desc>'Dataset 2'.F1:'Dataset 2'.F1</svg:desc>
                </draw:g>
              </table:table-cell>
              <table:table-cell office:value-type="string">
                <text:p>cpu(node6_fixture|2)</text:p>
                <draw:g>
                  <svg:desc>'Dataset 2'.G1:'Dataset 2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set 2'.A2:'Dataset 2'.A21</svg:desc>
                </draw:g>
              </table:table-cell>
              <table:table-cell office:value-type="float" office:value="599.983">
                <text:p>599.983</text:p>
                <draw:g>
                  <svg:desc>'Dataset 2'.B2:'Dataset 2'.B21</svg:desc>
                </draw:g>
              </table:table-cell>
              <table:table-cell office:value-type="float" office:value="566.726">
                <text:p>566.726</text:p>
                <draw:g>
                  <svg:desc>'Dataset 2'.C2:'Dataset 2'.C21</svg:desc>
                </draw:g>
              </table:table-cell>
              <table:table-cell office:value-type="float" office:value="583.341">
                <text:p>583.341</text:p>
                <draw:g>
                  <svg:desc>'Dataset 2'.D2:'Dataset 2'.D21</svg:desc>
                </draw:g>
              </table:table-cell>
              <table:table-cell office:value-type="float" office:value="599.657">
                <text:p>599.657</text:p>
                <draw:g>
                  <svg:desc>'Dataset 2'.E2:'Dataset 2'.E21</svg:desc>
                </draw:g>
              </table:table-cell>
              <table:table-cell office:value-type="float" office:value="451.157">
                <text:p>451.157</text:p>
                <draw:g>
                  <svg:desc>'Dataset 2'.F2:'Dataset 2'.F21</svg:desc>
                </draw:g>
              </table:table-cell>
              <table:table-cell office:value-type="float" office:value="201.995">
                <text:p>201.995</text:p>
                <draw:g>
                  <svg:desc>'Dataset 2'.G2:'Dataset 2'.G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2.603">
                <text:p>632.603</text:p>
              </table:table-cell>
              <table:table-cell office:value-type="float" office:value="567.671">
                <text:p>567.671</text:p>
              </table:table-cell>
              <table:table-cell office:value-type="float" office:value="577.223">
                <text:p>577.223</text:p>
              </table:table-cell>
              <table:table-cell office:value-type="float" office:value="581.645">
                <text:p>581.645</text:p>
              </table:table-cell>
              <table:table-cell office:value-type="float" office:value="450.973">
                <text:p>450.973</text:p>
              </table:table-cell>
              <table:table-cell office:value-type="float" office:value="198.219">
                <text:p>198.2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24.568">
                <text:p>624.568</text:p>
              </table:table-cell>
              <table:table-cell office:value-type="float" office:value="565.031">
                <text:p>565.031</text:p>
              </table:table-cell>
              <table:table-cell office:value-type="float" office:value="580.34">
                <text:p>580.34</text:p>
              </table:table-cell>
              <table:table-cell office:value-type="float" office:value="589.003">
                <text:p>589.003</text:p>
              </table:table-cell>
              <table:table-cell office:value-type="float" office:value="459.882">
                <text:p>459.882</text:p>
              </table:table-cell>
              <table:table-cell office:value-type="float" office:value="200.007">
                <text:p>200.0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16.773">
                <text:p>616.773</text:p>
              </table:table-cell>
              <table:table-cell office:value-type="float" office:value="565.06">
                <text:p>565.06</text:p>
              </table:table-cell>
              <table:table-cell office:value-type="float" office:value="582.395">
                <text:p>582.395</text:p>
              </table:table-cell>
              <table:table-cell office:value-type="float" office:value="585.757">
                <text:p>585.757</text:p>
              </table:table-cell>
              <table:table-cell office:value-type="float" office:value="456.681">
                <text:p>456.681</text:p>
              </table:table-cell>
              <table:table-cell office:value-type="float" office:value="200.144">
                <text:p>200.1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1.583">
                <text:p>641.583</text:p>
              </table:table-cell>
              <table:table-cell office:value-type="float" office:value="567.456">
                <text:p>567.456</text:p>
              </table:table-cell>
              <table:table-cell office:value-type="float" office:value="567.051">
                <text:p>567.051</text:p>
              </table:table-cell>
              <table:table-cell office:value-type="float" office:value="578.571">
                <text:p>578.571</text:p>
              </table:table-cell>
              <table:table-cell office:value-type="float" office:value="456.687">
                <text:p>456.687</text:p>
              </table:table-cell>
              <table:table-cell office:value-type="float" office:value="197.197">
                <text:p>197.1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7.227">
                <text:p>617.227</text:p>
              </table:table-cell>
              <table:table-cell office:value-type="float" office:value="560.801">
                <text:p>560.801</text:p>
              </table:table-cell>
              <table:table-cell office:value-type="float" office:value="559.569">
                <text:p>559.569</text:p>
              </table:table-cell>
              <table:table-cell office:value-type="float" office:value="586.06">
                <text:p>586.06</text:p>
              </table:table-cell>
              <table:table-cell office:value-type="float" office:value="446.283">
                <text:p>446.283</text:p>
              </table:table-cell>
              <table:table-cell office:value-type="float" office:value="196.952">
                <text:p>196.9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06.235">
                <text:p>606.235</text:p>
              </table:table-cell>
              <table:table-cell office:value-type="float" office:value="562.632">
                <text:p>562.632</text:p>
              </table:table-cell>
              <table:table-cell office:value-type="float" office:value="574.889">
                <text:p>574.889</text:p>
              </table:table-cell>
              <table:table-cell office:value-type="float" office:value="615.442">
                <text:p>615.442</text:p>
              </table:table-cell>
              <table:table-cell office:value-type="float" office:value="448.815">
                <text:p>448.815</text:p>
              </table:table-cell>
              <table:table-cell office:value-type="float" office:value="191.878">
                <text:p>191.8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3.567">
                <text:p>593.567</text:p>
              </table:table-cell>
              <table:table-cell office:value-type="float" office:value="560.478">
                <text:p>560.478</text:p>
              </table:table-cell>
              <table:table-cell office:value-type="float" office:value="576.682">
                <text:p>576.682</text:p>
              </table:table-cell>
              <table:table-cell office:value-type="float" office:value="602.455">
                <text:p>602.455</text:p>
              </table:table-cell>
              <table:table-cell office:value-type="float" office:value="443.609">
                <text:p>443.609</text:p>
              </table:table-cell>
              <table:table-cell office:value-type="float" office:value="199.695">
                <text:p>199.6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3.3">
                <text:p>593.3</text:p>
              </table:table-cell>
              <table:table-cell office:value-type="float" office:value="563.352">
                <text:p>563.352</text:p>
              </table:table-cell>
              <table:table-cell office:value-type="float" office:value="559.405">
                <text:p>559.405</text:p>
              </table:table-cell>
              <table:table-cell office:value-type="float" office:value="593.225">
                <text:p>593.225</text:p>
              </table:table-cell>
              <table:table-cell office:value-type="float" office:value="442.244">
                <text:p>442.244</text:p>
              </table:table-cell>
              <table:table-cell office:value-type="float" office:value="200.093">
                <text:p>200.0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1.609">
                <text:p>601.609</text:p>
              </table:table-cell>
              <table:table-cell office:value-type="float" office:value="559.838">
                <text:p>559.838</text:p>
              </table:table-cell>
              <table:table-cell office:value-type="float" office:value="565.953">
                <text:p>565.953</text:p>
              </table:table-cell>
              <table:table-cell office:value-type="float" office:value="596.851">
                <text:p>596.851</text:p>
              </table:table-cell>
              <table:table-cell office:value-type="float" office:value="444.584">
                <text:p>444.584</text:p>
              </table:table-cell>
              <table:table-cell office:value-type="float" office:value="197.812">
                <text:p>197.8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97.801">
                <text:p>597.801</text:p>
              </table:table-cell>
              <table:table-cell office:value-type="float" office:value="559.864">
                <text:p>559.864</text:p>
              </table:table-cell>
              <table:table-cell office:value-type="float" office:value="562.877">
                <text:p>562.877</text:p>
              </table:table-cell>
              <table:table-cell office:value-type="float" office:value="592.328">
                <text:p>592.328</text:p>
              </table:table-cell>
              <table:table-cell office:value-type="float" office:value="454.014">
                <text:p>454.014</text:p>
              </table:table-cell>
              <table:table-cell office:value-type="float" office:value="197.351">
                <text:p>197.3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02.578">
                <text:p>602.578</text:p>
              </table:table-cell>
              <table:table-cell office:value-type="float" office:value="560.077">
                <text:p>560.077</text:p>
              </table:table-cell>
              <table:table-cell office:value-type="float" office:value="568.659">
                <text:p>568.659</text:p>
              </table:table-cell>
              <table:table-cell office:value-type="float" office:value="588.775">
                <text:p>588.775</text:p>
              </table:table-cell>
              <table:table-cell office:value-type="float" office:value="455.528">
                <text:p>455.528</text:p>
              </table:table-cell>
              <table:table-cell office:value-type="float" office:value="195.324">
                <text:p>195.3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8.718">
                <text:p>598.718</text:p>
              </table:table-cell>
              <table:table-cell office:value-type="float" office:value="562.822">
                <text:p>562.822</text:p>
              </table:table-cell>
              <table:table-cell office:value-type="float" office:value="567.123">
                <text:p>567.123</text:p>
              </table:table-cell>
              <table:table-cell office:value-type="float" office:value="579.369">
                <text:p>579.369</text:p>
              </table:table-cell>
              <table:table-cell office:value-type="float" office:value="446.762">
                <text:p>446.762</text:p>
              </table:table-cell>
              <table:table-cell office:value-type="float" office:value="194.039">
                <text:p>194.0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4.903">
                <text:p>594.903</text:p>
              </table:table-cell>
              <table:table-cell office:value-type="float" office:value="559.257">
                <text:p>559.257</text:p>
              </table:table-cell>
              <table:table-cell office:value-type="float" office:value="578.802">
                <text:p>578.802</text:p>
              </table:table-cell>
              <table:table-cell office:value-type="float" office:value="577.755">
                <text:p>577.755</text:p>
              </table:table-cell>
              <table:table-cell office:value-type="float" office:value="447.873">
                <text:p>447.873</text:p>
              </table:table-cell>
              <table:table-cell office:value-type="float" office:value="193.96">
                <text:p>193.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00.957">
                <text:p>600.957</text:p>
              </table:table-cell>
              <table:table-cell office:value-type="float" office:value="559.586">
                <text:p>559.586</text:p>
              </table:table-cell>
              <table:table-cell office:value-type="float" office:value="584.797">
                <text:p>584.797</text:p>
              </table:table-cell>
              <table:table-cell office:value-type="float" office:value="578.257">
                <text:p>578.257</text:p>
              </table:table-cell>
              <table:table-cell office:value-type="float" office:value="448.473">
                <text:p>448.473</text:p>
              </table:table-cell>
              <table:table-cell office:value-type="float" office:value="193.109">
                <text:p>193.1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00.247">
                <text:p>600.247</text:p>
              </table:table-cell>
              <table:table-cell office:value-type="float" office:value="563.961">
                <text:p>563.961</text:p>
              </table:table-cell>
              <table:table-cell office:value-type="float" office:value="584.15">
                <text:p>584.15</text:p>
              </table:table-cell>
              <table:table-cell office:value-type="float" office:value="578.966">
                <text:p>578.966</text:p>
              </table:table-cell>
              <table:table-cell office:value-type="float" office:value="449.404">
                <text:p>449.404</text:p>
              </table:table-cell>
              <table:table-cell office:value-type="float" office:value="193.126">
                <text:p>193.1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99.941">
                <text:p>599.941</text:p>
              </table:table-cell>
              <table:table-cell office:value-type="float" office:value="574.923">
                <text:p>574.923</text:p>
              </table:table-cell>
              <table:table-cell office:value-type="float" office:value="576.038">
                <text:p>576.038</text:p>
              </table:table-cell>
              <table:table-cell office:value-type="float" office:value="575.134">
                <text:p>575.134</text:p>
              </table:table-cell>
              <table:table-cell office:value-type="float" office:value="449.502">
                <text:p>449.502</text:p>
              </table:table-cell>
              <table:table-cell office:value-type="float" office:value="193.264">
                <text:p>193.2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17.298">
                <text:p>617.298</text:p>
              </table:table-cell>
              <table:table-cell office:value-type="float" office:value="588.763">
                <text:p>588.763</text:p>
              </table:table-cell>
              <table:table-cell office:value-type="float" office:value="561.308">
                <text:p>561.308</text:p>
              </table:table-cell>
              <table:table-cell office:value-type="float" office:value="587.507">
                <text:p>587.507</text:p>
              </table:table-cell>
              <table:table-cell office:value-type="float" office:value="452.161">
                <text:p>452.161</text:p>
              </table:table-cell>
              <table:table-cell office:value-type="float" office:value="193.629">
                <text:p>193.6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22.118">
                <text:p>622.118</text:p>
              </table:table-cell>
              <table:table-cell office:value-type="float" office:value="572.883">
                <text:p>572.883</text:p>
              </table:table-cell>
              <table:table-cell office:value-type="float" office:value="562.501">
                <text:p>562.501</text:p>
              </table:table-cell>
              <table:table-cell office:value-type="float" office:value="586.783">
                <text:p>586.783</text:p>
              </table:table-cell>
              <table:table-cell office:value-type="float" office:value="461.647">
                <text:p>461.647</text:p>
              </table:table-cell>
              <table:table-cell office:value-type="float" office:value="195.558">
                <text:p>195.5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7.023">
                <text:p>617.023</text:p>
              </table:table-cell>
              <table:table-cell office:value-type="float" office:value="570.573">
                <text:p>570.573</text:p>
              </table:table-cell>
              <table:table-cell office:value-type="float" office:value="560.632">
                <text:p>560.632</text:p>
              </table:table-cell>
              <table:table-cell office:value-type="float" office:value="574.914">
                <text:p>574.914</text:p>
              </table:table-cell>
              <table:table-cell office:value-type="float" office:value="459.573">
                <text:p>459.573</text:p>
              </table:table-cell>
              <table:table-cell office:value-type="float" office:value="199.13">
                <text:p>199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